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Taula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.A" style:family="table-column">
      <style:table-column-properties style:column-width="2.404cm"/>
    </style:style>
    <style:style style:name="Taula6.B" style:family="table-column">
      <style:table-column-properties style:column-width="3.307cm"/>
    </style:style>
    <style:style style:name="Taula6.C" style:family="table-column">
      <style:table-column-properties style:column-width="0.882cm"/>
    </style:style>
    <style:style style:name="Taula6.D" style:family="table-column">
      <style:table-column-properties style:column-width="6.502cm"/>
    </style:style>
    <style:style style:name="Taula6.E" style:family="table-column">
      <style:table-column-properties style:column-width="3.918cm"/>
    </style:style>
    <style:style style:name="Tau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.3" style:family="table-row">
      <style:table-row-properties fo:background-color="transparent" fo:keep-together="auto">
        <style:background-image/>
      </style:table-row-properties>
    </style:style>
    <style:style style:name="Tau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6.B4" style:family="table-cell">
      <style:table-cell-properties fo:padding="0.101cm" fo:border-left="0.05pt solid #000000" fo:border-right="none" fo:border-top="none" fo:border-bottom="0.05pt solid #000000"/>
    </style:style>
    <style:style style:name="Taula6.C4" style:family="table-cell">
      <style:table-cell-properties fo:padding="0.101cm" fo:border-left="0.05pt solid #000000" fo:border-right="none" fo:border-top="none" fo:border-bottom="0.05pt solid #000000"/>
    </style:style>
    <style:style style:name="Taula6.D4" style:family="table-cell">
      <style:table-cell-properties fo:padding="0.101cm" fo:border-left="0.05pt solid #000000" fo:border-right="none" fo:border-top="none" fo:border-bottom="0.05pt solid #000000"/>
    </style:style>
    <style:style style:name="Taula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5" style:family="table-cell">
      <style:table-cell-properties fo:padding="0.101cm" fo:border-left="0.05pt solid #000000" fo:border-right="none" fo:border-top="none" fo:border-bottom="0.05pt solid #000000"/>
    </style:style>
    <style:style style:name="Taula6.C5" style:family="table-cell">
      <style:table-cell-properties fo:padding="0.101cm" fo:border-left="0.05pt solid #000000" fo:border-right="none" fo:border-top="none" fo:border-bottom="0.05pt solid #000000"/>
    </style:style>
    <style:style style:name="Taula6.D5" style:family="table-cell">
      <style:table-cell-properties fo:padding="0.101cm" fo:border-left="0.05pt solid #000000" fo:border-right="none" fo:border-top="none" fo:border-bottom="0.05pt solid #000000"/>
    </style:style>
    <style:style style:name="Taula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6" style:family="table-cell">
      <style:table-cell-properties fo:padding="0.101cm" fo:border-left="0.05pt solid #000000" fo:border-right="none" fo:border-top="none" fo:border-bottom="0.05pt solid #000000"/>
    </style:style>
    <style:style style:name="Taula6.C6" style:family="table-cell">
      <style:table-cell-properties fo:padding="0.101cm" fo:border-left="0.05pt solid #000000" fo:border-right="none" fo:border-top="none" fo:border-bottom="0.05pt solid #000000"/>
    </style:style>
    <style:style style:name="Taula6.D6" style:family="table-cell">
      <style:table-cell-properties fo:padding="0.101cm" fo:border-left="0.05pt solid #000000" fo:border-right="none" fo:border-top="none" fo:border-bottom="0.05pt solid #000000"/>
    </style:style>
    <style:style style:name="Taula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.B7" style:family="table-cell">
      <style:table-cell-properties fo:padding="0.101cm" fo:border-left="0.05pt solid #000000" fo:border-right="none" fo:border-top="none" fo:border-bottom="0.05pt solid #000000"/>
    </style:style>
    <style:style style:name="Taula6.C7" style:family="table-cell">
      <style:table-cell-properties fo:padding="0.101cm" fo:border-left="0.05pt solid #000000" fo:border-right="none" fo:border-top="none" fo:border-bottom="0.05pt solid #000000"/>
    </style:style>
    <style:style style:name="Taula6.D7" style:family="table-cell">
      <style:table-cell-properties fo:padding="0.101cm" fo:border-left="0.05pt solid #000000" fo:border-right="none" fo:border-top="none" fo:border-bottom="0.05pt solid #000000"/>
    </style:style>
    <style:style style:name="Taula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8" style:family="table">
      <style:table-properties style:width="17.013cm" fo:margin-left="0cm" table:align="left"/>
    </style:style>
    <style:style style:name="Taula8.A" style:family="table-column">
      <style:table-column-properties style:column-width="17.013cm"/>
    </style:style>
    <style:style style:name="Taula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7.013cm"/>
    </style:style>
    <style:style style:name="Taula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2.205cm"/>
    </style:style>
    <style:style style:name="Taula12.B" style:family="table-column">
      <style:table-column-properties style:column-width="3.903cm"/>
    </style:style>
    <style:style style:name="Taula12.C" style:family="table-column">
      <style:table-column-properties style:column-width="0.882cm"/>
    </style:style>
    <style:style style:name="Taula12.D" style:family="table-column">
      <style:table-column-properties style:column-width="6.105cm"/>
    </style:style>
    <style:style style:name="Taula12.E" style:family="table-column">
      <style:table-column-properties style:column-width="3.918cm"/>
    </style:style>
    <style:style style:name="Taula12.1" style:family="table-row">
      <style:table-row-properties fo:background-color="transparent" fo:keep-together="auto">
        <style:background-image/>
      </style:table-row-properties>
    </style:style>
    <style:style style:name="Taula12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2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12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2.B2" style:family="table-cell">
      <style:table-cell-properties fo:padding="0.101cm" fo:border-left="0.05pt solid #000000" fo:border-right="none" fo:border-top="none" fo:border-bottom="0.05pt solid #000000"/>
    </style:style>
    <style:style style:name="Taula12.C2" style:family="table-cell">
      <style:table-cell-properties fo:padding="0.101cm" fo:border-left="0.05pt solid #000000" fo:border-right="none" fo:border-top="none" fo:border-bottom="0.05pt solid #000000"/>
    </style:style>
    <style:style style:name="Taula12.D2" style:family="table-cell">
      <style:table-cell-properties fo:padding="0.101cm" fo:border-left="0.05pt solid #000000" fo:border-right="none" fo:border-top="none" fo:border-bottom="0.05pt solid #000000"/>
    </style:style>
    <style:style style:name="Taula12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3" style:family="table-cell">
      <style:table-cell-properties fo:padding="0.101cm" fo:border-left="0.05pt solid #000000" fo:border-right="none" fo:border-top="none" fo:border-bottom="0.05pt solid #000000"/>
    </style:style>
    <style:style style:name="Taula12.C3" style:family="table-cell">
      <style:table-cell-properties fo:padding="0.101cm" fo:border-left="0.05pt solid #000000" fo:border-right="none" fo:border-top="none" fo:border-bottom="0.05pt solid #000000"/>
    </style:style>
    <style:style style:name="Taula12.D3" style:family="table-cell">
      <style:table-cell-properties fo:padding="0.101cm" fo:border-left="0.05pt solid #000000" fo:border-right="none" fo:border-top="none" fo:border-bottom="0.05pt solid #000000"/>
    </style:style>
    <style:style style:name="Taula12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4" style:family="table-cell">
      <style:table-cell-properties fo:padding="0.101cm" fo:border-left="0.05pt solid #000000" fo:border-right="none" fo:border-top="none" fo:border-bottom="0.05pt solid #000000"/>
    </style:style>
    <style:style style:name="Taula12.C4" style:family="table-cell">
      <style:table-cell-properties fo:padding="0.101cm" fo:border-left="0.05pt solid #000000" fo:border-right="none" fo:border-top="none" fo:border-bottom="0.05pt solid #000000"/>
    </style:style>
    <style:style style:name="Taula12.D4" style:family="table-cell">
      <style:table-cell-properties fo:padding="0.101cm" fo:border-left="0.05pt solid #000000" fo:border-right="none" fo:border-top="none" fo:border-bottom="0.05pt solid #000000"/>
    </style:style>
    <style:style style:name="Taula1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5" style:family="table-cell">
      <style:table-cell-properties fo:padding="0.101cm" fo:border-left="0.05pt solid #000000" fo:border-right="none" fo:border-top="none" fo:border-bottom="0.05pt solid #000000"/>
    </style:style>
    <style:style style:name="Taula12.C5" style:family="table-cell">
      <style:table-cell-properties fo:padding="0.101cm" fo:border-left="0.05pt solid #000000" fo:border-right="none" fo:border-top="none" fo:border-bottom="0.05pt solid #000000"/>
    </style:style>
    <style:style style:name="Taula12.D5" style:family="table-cell">
      <style:table-cell-properties fo:padding="0.101cm" fo:border-left="0.05pt solid #000000" fo:border-right="none" fo:border-top="none" fo:border-bottom="0.05pt solid #000000"/>
    </style:style>
    <style:style style:name="Taula1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6" style:family="table-cell">
      <style:table-cell-properties fo:padding="0.101cm" fo:border-left="0.05pt solid #000000" fo:border-right="none" fo:border-top="none" fo:border-bottom="0.05pt solid #000000"/>
    </style:style>
    <style:style style:name="Taula12.C6" style:family="table-cell">
      <style:table-cell-properties fo:padding="0.101cm" fo:border-left="0.05pt solid #000000" fo:border-right="none" fo:border-top="none" fo:border-bottom="0.05pt solid #000000"/>
    </style:style>
    <style:style style:name="Taula12.D6" style:family="table-cell">
      <style:table-cell-properties fo:padding="0.101cm" fo:border-left="0.05pt solid #000000" fo:border-right="none" fo:border-top="none" fo:border-bottom="0.05pt solid #000000"/>
    </style:style>
    <style:style style:name="Taula1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2.B7" style:family="table-cell">
      <style:table-cell-properties fo:padding="0.101cm" fo:border-left="0.05pt solid #000000" fo:border-right="none" fo:border-top="none" fo:border-bottom="0.05pt solid #000000"/>
    </style:style>
    <style:style style:name="Taula12.C7" style:family="table-cell">
      <style:table-cell-properties fo:padding="0.101cm" fo:border-left="0.05pt solid #000000" fo:border-right="none" fo:border-top="none" fo:border-bottom="0.05pt solid #000000"/>
    </style:style>
    <style:style style:name="Taula12.D7" style:family="table-cell">
      <style:table-cell-properties fo:padding="0.101cm" fo:border-left="0.05pt solid #000000" fo:border-right="none" fo:border-top="none" fo:border-bottom="0.05pt solid #000000"/>
    </style:style>
    <style:style style:name="Taula1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3" style:family="table">
      <style:table-properties style:width="17.013cm" fo:margin-left="0cm" table:align="left"/>
    </style:style>
    <style:style style:name="Taula13.A" style:family="table-column">
      <style:table-column-properties style:column-width="17.013cm"/>
    </style:style>
    <style:style style:name="Taula1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2.205cm"/>
    </style:style>
    <style:style style:name="Taula16.B" style:family="table-column">
      <style:table-column-properties style:column-width="3.903cm"/>
    </style:style>
    <style:style style:name="Taula16.C" style:family="table-column">
      <style:table-column-properties style:column-width="0.882cm"/>
    </style:style>
    <style:style style:name="Taula16.D" style:family="table-column">
      <style:table-column-properties style:column-width="6.105cm"/>
    </style:style>
    <style:style style:name="Taula16.E" style:family="table-column">
      <style:table-column-properties style:column-width="3.918cm"/>
    </style:style>
    <style:style style:name="Taula1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6.B3" style:family="table-cell">
      <style:table-cell-properties fo:padding="0.101cm" fo:border-left="0.05pt solid #000000" fo:border-right="none" fo:border-top="none" fo:border-bottom="0.05pt solid #000000"/>
    </style:style>
    <style:style style:name="Taula16.C3" style:family="table-cell">
      <style:table-cell-properties fo:padding="0.101cm" fo:border-left="0.05pt solid #000000" fo:border-right="none" fo:border-top="none" fo:border-bottom="0.05pt solid #000000"/>
    </style:style>
    <style:style style:name="Taula16.D3" style:family="table-cell">
      <style:table-cell-properties fo:padding="0.101cm" fo:border-left="0.05pt solid #000000" fo:border-right="none" fo:border-top="none" fo:border-bottom="0.05pt solid #000000"/>
    </style:style>
    <style:style style:name="Taula16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4" style:family="table-cell">
      <style:table-cell-properties fo:padding="0.101cm" fo:border-left="0.05pt solid #000000" fo:border-right="none" fo:border-top="none" fo:border-bottom="0.05pt solid #000000"/>
    </style:style>
    <style:style style:name="Taula16.C4" style:family="table-cell">
      <style:table-cell-properties fo:padding="0.101cm" fo:border-left="0.05pt solid #000000" fo:border-right="none" fo:border-top="none" fo:border-bottom="0.05pt solid #000000"/>
    </style:style>
    <style:style style:name="Taula16.D4" style:family="table-cell">
      <style:table-cell-properties fo:padding="0.101cm" fo:border-left="0.05pt solid #000000" fo:border-right="none" fo:border-top="none" fo:border-bottom="0.05pt solid #000000"/>
    </style:style>
    <style:style style:name="Taula1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6.B5" style:family="table-cell">
      <style:table-cell-properties fo:padding="0.101cm" fo:border-left="0.05pt solid #000000" fo:border-right="none" fo:border-top="none" fo:border-bottom="0.05pt solid #000000"/>
    </style:style>
    <style:style style:name="Taula16.C5" style:family="table-cell">
      <style:table-cell-properties fo:padding="0.101cm" fo:border-left="0.05pt solid #000000" fo:border-right="none" fo:border-top="none" fo:border-bottom="0.05pt solid #000000"/>
    </style:style>
    <style:style style:name="Taula16.D5" style:family="table-cell">
      <style:table-cell-properties fo:padding="0.101cm" fo:border-left="0.05pt solid #000000" fo:border-right="none" fo:border-top="none" fo:border-bottom="0.05pt solid #000000"/>
    </style:style>
    <style:style style:name="Taula1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198cm"/>
    </style:style>
    <style:style style:name="Taula1.B" style:family="table-column">
      <style:table-column-properties style:column-width="2.006cm"/>
    </style:style>
    <style:style style:name="Taula1.C" style:family="table-column">
      <style:table-column-properties style:column-width="0.794cm"/>
    </style:style>
    <style:style style:name="Taula1.D" style:family="table-column">
      <style:table-column-properties style:column-width="6.703cm"/>
    </style:style>
    <style:style style:name="Taula1.E" style:family="table-column">
      <style:table-column-properties style:column-width="4.313cm"/>
    </style:style>
    <style:style style:name="Tau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B4" style:family="table-cell">
      <style:table-cell-properties fo:padding="0.101cm" fo:border-left="0.05pt solid #000000" fo:border-right="none" fo:border-top="none" fo:border-bottom="0.05pt solid #000000"/>
    </style:style>
    <style:style style:name="Taula1.C4" style:family="table-cell">
      <style:table-cell-properties fo:padding="0.101cm" fo:border-left="0.05pt solid #000000" fo:border-right="none" fo:border-top="none" fo:border-bottom="0.05pt solid #000000"/>
    </style:style>
    <style:style style:name="Taula1.D4" style:family="table-cell">
      <style:table-cell-properties fo:padding="0.101cm" fo:border-left="0.05pt solid #000000" fo:border-right="none" fo:border-top="none" fo:border-bottom="0.05pt solid #000000"/>
    </style:style>
    <style:style style:name="Taula1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5" style:family="table-cell">
      <style:table-cell-properties fo:padding="0.101cm" fo:border-left="0.05pt solid #000000" fo:border-right="none" fo:border-top="none" fo:border-bottom="0.05pt solid #000000"/>
    </style:style>
    <style:style style:name="Taula1.C5" style:family="table-cell">
      <style:table-cell-properties fo:padding="0.101cm" fo:border-left="0.05pt solid #000000" fo:border-right="none" fo:border-top="none" fo:border-bottom="0.05pt solid #000000"/>
    </style:style>
    <style:style style:name="Taula1.D5" style:family="table-cell">
      <style:table-cell-properties fo:padding="0.101cm" fo:border-left="0.05pt solid #000000" fo:border-right="none" fo:border-top="none" fo:border-bottom="0.05pt solid #000000"/>
    </style:style>
    <style:style style:name="Taula1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6" style:family="table-cell">
      <style:table-cell-properties fo:padding="0.101cm" fo:border-left="0.05pt solid #000000" fo:border-right="none" fo:border-top="none" fo:border-bottom="0.05pt solid #000000"/>
    </style:style>
    <style:style style:name="Taula1.C6" style:family="table-cell">
      <style:table-cell-properties fo:padding="0.101cm" fo:border-left="0.05pt solid #000000" fo:border-right="none" fo:border-top="none" fo:border-bottom="0.05pt solid #000000"/>
    </style:style>
    <style:style style:name="Taula1.D6" style:family="table-cell">
      <style:table-cell-properties fo:padding="0.101cm" fo:border-left="0.05pt solid #000000" fo:border-right="none" fo:border-top="none" fo:border-bottom="0.05pt solid #000000"/>
    </style:style>
    <style:style style:name="Taula1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7" style:family="table-cell">
      <style:table-cell-properties fo:padding="0.101cm" fo:border-left="0.05pt solid #000000" fo:border-right="none" fo:border-top="none" fo:border-bottom="0.05pt solid #000000"/>
    </style:style>
    <style:style style:name="Taula1.C7" style:family="table-cell">
      <style:table-cell-properties fo:padding="0.101cm" fo:border-left="0.05pt solid #000000" fo:border-right="none" fo:border-top="none" fo:border-bottom="0.05pt solid #000000"/>
    </style:style>
    <style:style style:name="Taula1.D7" style:family="table-cell">
      <style:table-cell-properties fo:padding="0.101cm" fo:border-left="0.05pt solid #000000" fo:border-right="none" fo:border-top="none" fo:border-bottom="0.05pt solid #000000"/>
    </style:style>
    <style:style style:name="Taula1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8" style:family="table-cell">
      <style:table-cell-properties fo:padding="0.101cm" fo:border-left="0.05pt solid #000000" fo:border-right="none" fo:border-top="none" fo:border-bottom="0.05pt solid #000000"/>
    </style:style>
    <style:style style:name="Taula1.C8" style:family="table-cell">
      <style:table-cell-properties fo:padding="0.101cm" fo:border-left="0.05pt solid #000000" fo:border-right="none" fo:border-top="none" fo:border-bottom="0.05pt solid #000000"/>
    </style:style>
    <style:style style:name="Taula1.D8" style:family="table-cell">
      <style:table-cell-properties fo:padding="0.101cm" fo:border-left="0.05pt solid #000000" fo:border-right="none" fo:border-top="none" fo:border-bottom="0.05pt solid #000000"/>
    </style:style>
    <style:style style:name="Taula1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9" style:family="table-cell">
      <style:table-cell-properties fo:padding="0.101cm" fo:border-left="0.05pt solid #000000" fo:border-right="none" fo:border-top="none" fo:border-bottom="0.05pt solid #000000"/>
    </style:style>
    <style:style style:name="Taula1.C9" style:family="table-cell">
      <style:table-cell-properties fo:padding="0.101cm" fo:border-left="0.05pt solid #000000" fo:border-right="none" fo:border-top="none" fo:border-bottom="0.05pt solid #000000"/>
    </style:style>
    <style:style style:name="Taula1.D9" style:family="table-cell">
      <style:table-cell-properties fo:padding="0.101cm" fo:border-left="0.05pt solid #000000" fo:border-right="none" fo:border-top="none" fo:border-bottom="0.05pt solid #000000"/>
    </style:style>
    <style:style style:name="Taula1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0" style:family="table-cell">
      <style:table-cell-properties fo:padding="0.101cm" fo:border-left="0.05pt solid #000000" fo:border-right="none" fo:border-top="none" fo:border-bottom="0.05pt solid #000000"/>
    </style:style>
    <style:style style:name="Taula1.C10" style:family="table-cell">
      <style:table-cell-properties fo:padding="0.101cm" fo:border-left="0.05pt solid #000000" fo:border-right="none" fo:border-top="none" fo:border-bottom="0.05pt solid #000000"/>
    </style:style>
    <style:style style:name="Taula1.D10" style:family="table-cell">
      <style:table-cell-properties fo:padding="0.101cm" fo:border-left="0.05pt solid #000000" fo:border-right="none" fo:border-top="none" fo:border-bottom="0.05pt solid #000000"/>
    </style:style>
    <style:style style:name="Taula1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1" style:family="table-cell">
      <style:table-cell-properties fo:padding="0.101cm" fo:border-left="0.05pt solid #000000" fo:border-right="none" fo:border-top="none" fo:border-bottom="0.05pt solid #000000"/>
    </style:style>
    <style:style style:name="Taula1.C11" style:family="table-cell">
      <style:table-cell-properties fo:padding="0.101cm" fo:border-left="0.05pt solid #000000" fo:border-right="none" fo:border-top="none" fo:border-bottom="0.05pt solid #000000"/>
    </style:style>
    <style:style style:name="Taula1.D11" style:family="table-cell">
      <style:table-cell-properties fo:padding="0.101cm" fo:border-left="0.05pt solid #000000" fo:border-right="none" fo:border-top="none" fo:border-bottom="0.05pt solid #000000"/>
    </style:style>
    <style:style style:name="Taula1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2" style:family="table-cell">
      <style:table-cell-properties fo:padding="0.101cm" fo:border-left="0.05pt solid #000000" fo:border-right="none" fo:border-top="none" fo:border-bottom="0.05pt solid #000000"/>
    </style:style>
    <style:style style:name="Taula1.C12" style:family="table-cell">
      <style:table-cell-properties fo:padding="0.101cm" fo:border-left="0.05pt solid #000000" fo:border-right="none" fo:border-top="none" fo:border-bottom="0.05pt solid #000000"/>
    </style:style>
    <style:style style:name="Taula1.D12" style:family="table-cell">
      <style:table-cell-properties fo:padding="0.101cm" fo:border-left="0.05pt solid #000000" fo:border-right="none" fo:border-top="none" fo:border-bottom="0.05pt solid #000000"/>
    </style:style>
    <style:style style:name="Taula1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1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.B13" style:family="table-cell">
      <style:table-cell-properties fo:padding="0.101cm" fo:border-left="0.05pt solid #000000" fo:border-right="none" fo:border-top="none" fo:border-bottom="0.05pt solid #000000"/>
    </style:style>
    <style:style style:name="Taula1.C13" style:family="table-cell">
      <style:table-cell-properties fo:padding="0.101cm" fo:border-left="0.05pt solid #000000" fo:border-right="none" fo:border-top="none" fo:border-bottom="0.05pt solid #000000"/>
    </style:style>
    <style:style style:name="Taula1.D13" style:family="table-cell">
      <style:table-cell-properties fo:padding="0.101cm" fo:border-left="0.05pt solid #000000" fo:border-right="none" fo:border-top="none" fo:border-bottom="0.05pt solid #000000"/>
    </style:style>
    <style:style style:name="Taula1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.A" style:family="table-column">
      <style:table-column-properties style:column-width="3.198cm"/>
    </style:style>
    <style:style style:name="Taula3.B" style:family="table-column">
      <style:table-column-properties style:column-width="2.006cm"/>
    </style:style>
    <style:style style:name="Taula3.C" style:family="table-column">
      <style:table-column-properties style:column-width="0.794cm"/>
    </style:style>
    <style:style style:name="Taula3.D" style:family="table-column">
      <style:table-column-properties style:column-width="6.306cm"/>
    </style:style>
    <style:style style:name="Taula3.E" style:family="table-column">
      <style:table-column-properties style:column-width="4.71cm"/>
    </style:style>
    <style:style style:name="Tau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.3" style:family="table-row">
      <style:table-row-properties fo:background-color="transparent" fo:keep-together="auto">
        <style:background-image/>
      </style:table-row-properties>
    </style:style>
    <style:style style:name="Tau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.B4" style:family="table-cell">
      <style:table-cell-properties fo:padding="0.101cm" fo:border-left="0.05pt solid #000000" fo:border-right="none" fo:border-top="none" fo:border-bottom="0.05pt solid #000000"/>
    </style:style>
    <style:style style:name="Taula3.C4" style:family="table-cell">
      <style:table-cell-properties fo:padding="0.101cm" fo:border-left="0.05pt solid #000000" fo:border-right="none" fo:border-top="none" fo:border-bottom="0.05pt solid #000000"/>
    </style:style>
    <style:style style:name="Taula3.D4" style:family="table-cell">
      <style:table-cell-properties fo:padding="0.101cm" fo:border-left="0.05pt solid #000000" fo:border-right="none" fo:border-top="none" fo:border-bottom="0.05pt solid #000000"/>
    </style:style>
    <style:style style:name="Taula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5" style:family="table-cell">
      <style:table-cell-properties fo:padding="0.101cm" fo:border-left="0.05pt solid #000000" fo:border-right="none" fo:border-top="none" fo:border-bottom="0.05pt solid #000000"/>
    </style:style>
    <style:style style:name="Taula3.C5" style:family="table-cell">
      <style:table-cell-properties fo:padding="0.101cm" fo:border-left="0.05pt solid #000000" fo:border-right="none" fo:border-top="none" fo:border-bottom="0.05pt solid #000000"/>
    </style:style>
    <style:style style:name="Taula3.D5" style:family="table-cell">
      <style:table-cell-properties fo:padding="0.101cm" fo:border-left="0.05pt solid #000000" fo:border-right="none" fo:border-top="none" fo:border-bottom="0.05pt solid #000000"/>
    </style:style>
    <style:style style:name="Taula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6" style:family="table-cell">
      <style:table-cell-properties fo:padding="0.101cm" fo:border-left="0.05pt solid #000000" fo:border-right="none" fo:border-top="none" fo:border-bottom="0.05pt solid #000000"/>
    </style:style>
    <style:style style:name="Taula3.C6" style:family="table-cell">
      <style:table-cell-properties fo:padding="0.101cm" fo:border-left="0.05pt solid #000000" fo:border-right="none" fo:border-top="none" fo:border-bottom="0.05pt solid #000000"/>
    </style:style>
    <style:style style:name="Taula3.D6" style:family="table-cell">
      <style:table-cell-properties fo:padding="0.101cm" fo:border-left="0.05pt solid #000000" fo:border-right="none" fo:border-top="none" fo:border-bottom="0.05pt solid #000000"/>
    </style:style>
    <style:style style:name="Taula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7" style:family="table-cell">
      <style:table-cell-properties fo:padding="0.101cm" fo:border-left="0.05pt solid #000000" fo:border-right="none" fo:border-top="none" fo:border-bottom="0.05pt solid #000000"/>
    </style:style>
    <style:style style:name="Taula3.C7" style:family="table-cell">
      <style:table-cell-properties fo:padding="0.101cm" fo:border-left="0.05pt solid #000000" fo:border-right="none" fo:border-top="none" fo:border-bottom="0.05pt solid #000000"/>
    </style:style>
    <style:style style:name="Taula3.D7" style:family="table-cell">
      <style:table-cell-properties fo:padding="0.101cm" fo:border-left="0.05pt solid #000000" fo:border-right="none" fo:border-top="none" fo:border-bottom="0.05pt solid #000000"/>
    </style:style>
    <style:style style:name="Taula3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8" style:family="table-cell">
      <style:table-cell-properties fo:padding="0.101cm" fo:border-left="0.05pt solid #000000" fo:border-right="none" fo:border-top="none" fo:border-bottom="0.05pt solid #000000"/>
    </style:style>
    <style:style style:name="Taula3.C8" style:family="table-cell">
      <style:table-cell-properties fo:padding="0.101cm" fo:border-left="0.05pt solid #000000" fo:border-right="none" fo:border-top="none" fo:border-bottom="0.05pt solid #000000"/>
    </style:style>
    <style:style style:name="Taula3.D8" style:family="table-cell">
      <style:table-cell-properties fo:padding="0.101cm" fo:border-left="0.05pt solid #000000" fo:border-right="none" fo:border-top="none" fo:border-bottom="0.05pt solid #000000"/>
    </style:style>
    <style:style style:name="Taula3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9" style:family="table-cell">
      <style:table-cell-properties fo:padding="0.101cm" fo:border-left="0.05pt solid #000000" fo:border-right="none" fo:border-top="none" fo:border-bottom="0.05pt solid #000000"/>
    </style:style>
    <style:style style:name="Taula3.C9" style:family="table-cell">
      <style:table-cell-properties fo:padding="0.101cm" fo:border-left="0.05pt solid #000000" fo:border-right="none" fo:border-top="none" fo:border-bottom="0.05pt solid #000000"/>
    </style:style>
    <style:style style:name="Taula3.D9" style:family="table-cell">
      <style:table-cell-properties fo:padding="0.101cm" fo:border-left="0.05pt solid #000000" fo:border-right="none" fo:border-top="none" fo:border-bottom="0.05pt solid #000000"/>
    </style:style>
    <style:style style:name="Taula3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0" style:family="table-cell">
      <style:table-cell-properties fo:padding="0.101cm" fo:border-left="0.05pt solid #000000" fo:border-right="none" fo:border-top="none" fo:border-bottom="0.05pt solid #000000"/>
    </style:style>
    <style:style style:name="Taula3.C10" style:family="table-cell">
      <style:table-cell-properties fo:padding="0.101cm" fo:border-left="0.05pt solid #000000" fo:border-right="none" fo:border-top="none" fo:border-bottom="0.05pt solid #000000"/>
    </style:style>
    <style:style style:name="Taula3.D10" style:family="table-cell">
      <style:table-cell-properties fo:padding="0.101cm" fo:border-left="0.05pt solid #000000" fo:border-right="none" fo:border-top="none" fo:border-bottom="0.05pt solid #000000"/>
    </style:style>
    <style:style style:name="Taula3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1" style:family="table-cell">
      <style:table-cell-properties fo:padding="0.101cm" fo:border-left="0.05pt solid #000000" fo:border-right="none" fo:border-top="none" fo:border-bottom="0.05pt solid #000000"/>
    </style:style>
    <style:style style:name="Taula3.C11" style:family="table-cell">
      <style:table-cell-properties fo:padding="0.101cm" fo:border-left="0.05pt solid #000000" fo:border-right="none" fo:border-top="none" fo:border-bottom="0.05pt solid #000000"/>
    </style:style>
    <style:style style:name="Taula3.D11" style:family="table-cell">
      <style:table-cell-properties fo:padding="0.101cm" fo:border-left="0.05pt solid #000000" fo:border-right="none" fo:border-top="none" fo:border-bottom="0.05pt solid #000000"/>
    </style:style>
    <style:style style:name="Taula3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2" style:family="table-cell">
      <style:table-cell-properties fo:padding="0.101cm" fo:border-left="0.05pt solid #000000" fo:border-right="none" fo:border-top="none" fo:border-bottom="0.05pt solid #000000"/>
    </style:style>
    <style:style style:name="Taula3.C12" style:family="table-cell">
      <style:table-cell-properties fo:padding="0.101cm" fo:border-left="0.05pt solid #000000" fo:border-right="none" fo:border-top="none" fo:border-bottom="0.05pt solid #000000"/>
    </style:style>
    <style:style style:name="Taula3.D12" style:family="table-cell">
      <style:table-cell-properties fo:padding="0.101cm" fo:border-left="0.05pt solid #000000" fo:border-right="none" fo:border-top="none" fo:border-bottom="0.05pt solid #000000"/>
    </style:style>
    <style:style style:name="Taula3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3" style:family="table-cell">
      <style:table-cell-properties fo:padding="0.101cm" fo:border-left="0.05pt solid #000000" fo:border-right="none" fo:border-top="none" fo:border-bottom="0.05pt solid #000000"/>
    </style:style>
    <style:style style:name="Taula3.C13" style:family="table-cell">
      <style:table-cell-properties fo:padding="0.101cm" fo:border-left="0.05pt solid #000000" fo:border-right="none" fo:border-top="none" fo:border-bottom="0.05pt solid #000000"/>
    </style:style>
    <style:style style:name="Taula3.D13" style:family="table-cell">
      <style:table-cell-properties fo:padding="0.101cm" fo:border-left="0.05pt solid #000000" fo:border-right="none" fo:border-top="none" fo:border-bottom="0.05pt solid #000000"/>
    </style:style>
    <style:style style:name="Taula3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4" style:family="table-cell">
      <style:table-cell-properties fo:padding="0.101cm" fo:border-left="0.05pt solid #000000" fo:border-right="none" fo:border-top="none" fo:border-bottom="0.05pt solid #000000"/>
    </style:style>
    <style:style style:name="Taula3.C14" style:family="table-cell">
      <style:table-cell-properties fo:padding="0.101cm" fo:border-left="0.05pt solid #000000" fo:border-right="none" fo:border-top="none" fo:border-bottom="0.05pt solid #000000"/>
    </style:style>
    <style:style style:name="Taula3.D14" style:family="table-cell">
      <style:table-cell-properties fo:padding="0.101cm" fo:border-left="0.05pt solid #000000" fo:border-right="none" fo:border-top="none" fo:border-bottom="0.05pt solid #000000"/>
    </style:style>
    <style:style style:name="Taula3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.B15" style:family="table-cell">
      <style:table-cell-properties fo:padding="0.101cm" fo:border-left="0.05pt solid #000000" fo:border-right="none" fo:border-top="none" fo:border-bottom="0.05pt solid #000000"/>
    </style:style>
    <style:style style:name="Taula3.C15" style:family="table-cell">
      <style:table-cell-properties fo:padding="0.101cm" fo:border-left="0.05pt solid #000000" fo:border-right="none" fo:border-top="none" fo:border-bottom="0.05pt solid #000000"/>
    </style:style>
    <style:style style:name="Taula3.D15" style:family="table-cell">
      <style:table-cell-properties fo:padding="0.101cm" fo:border-left="0.05pt solid #000000" fo:border-right="none" fo:border-top="none" fo:border-bottom="0.05pt solid #000000"/>
    </style:style>
    <style:style style:name="Taula3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.A" style:family="table-column">
      <style:table-column-properties style:column-width="2.492cm"/>
    </style:style>
    <style:style style:name="Taula2.B" style:family="table-column">
      <style:table-column-properties style:column-width="1.808cm"/>
    </style:style>
    <style:style style:name="Taula2.C" style:family="table-column">
      <style:table-column-properties style:column-width="1.191cm"/>
    </style:style>
    <style:style style:name="Taula2.D" style:family="table-column">
      <style:table-column-properties style:column-width="5.203cm"/>
    </style:style>
    <style:style style:name="Taula2.E" style:family="table-column">
      <style:table-column-properties style:column-width="6.318cm"/>
    </style:style>
    <style:style style:name="Tau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.3" style:family="table-row">
      <style:table-row-properties fo:background-color="transparent" fo:keep-together="auto">
        <style:background-image/>
      </style:table-row-properties>
    </style:style>
    <style:style style:name="Tau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.B4" style:family="table-cell">
      <style:table-cell-properties fo:padding="0.101cm" fo:border-left="0.05pt solid #000000" fo:border-right="none" fo:border-top="none" fo:border-bottom="0.05pt solid #000000"/>
    </style:style>
    <style:style style:name="Taula2.C4" style:family="table-cell">
      <style:table-cell-properties fo:padding="0.101cm" fo:border-left="0.05pt solid #000000" fo:border-right="none" fo:border-top="none" fo:border-bottom="0.05pt solid #000000"/>
    </style:style>
    <style:style style:name="Taula2.D4" style:family="table-cell">
      <style:table-cell-properties fo:padding="0.101cm" fo:border-left="0.05pt solid #000000" fo:border-right="none" fo:border-top="none" fo:border-bottom="0.05pt solid #000000"/>
    </style:style>
    <style:style style:name="Taula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5" style:family="table-cell">
      <style:table-cell-properties fo:padding="0.101cm" fo:border-left="0.05pt solid #000000" fo:border-right="none" fo:border-top="none" fo:border-bottom="0.05pt solid #000000"/>
    </style:style>
    <style:style style:name="Taula2.C5" style:family="table-cell">
      <style:table-cell-properties fo:padding="0.101cm" fo:border-left="0.05pt solid #000000" fo:border-right="none" fo:border-top="none" fo:border-bottom="0.05pt solid #000000"/>
    </style:style>
    <style:style style:name="Taula2.D5" style:family="table-cell">
      <style:table-cell-properties fo:padding="0.101cm" fo:border-left="0.05pt solid #000000" fo:border-right="none" fo:border-top="none" fo:border-bottom="0.05pt solid #000000"/>
    </style:style>
    <style:style style:name="Taula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6" style:family="table-cell">
      <style:table-cell-properties fo:padding="0.101cm" fo:border-left="0.05pt solid #000000" fo:border-right="none" fo:border-top="none" fo:border-bottom="0.05pt solid #000000"/>
    </style:style>
    <style:style style:name="Taula2.C6" style:family="table-cell">
      <style:table-cell-properties fo:padding="0.101cm" fo:border-left="0.05pt solid #000000" fo:border-right="none" fo:border-top="none" fo:border-bottom="0.05pt solid #000000"/>
    </style:style>
    <style:style style:name="Taula2.D6" style:family="table-cell">
      <style:table-cell-properties fo:padding="0.101cm" fo:border-left="0.05pt solid #000000" fo:border-right="none" fo:border-top="none" fo:border-bottom="0.05pt solid #000000"/>
    </style:style>
    <style:style style:name="Taula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7" style:family="table-cell">
      <style:table-cell-properties fo:padding="0.101cm" fo:border-left="0.05pt solid #000000" fo:border-right="none" fo:border-top="none" fo:border-bottom="0.05pt solid #000000"/>
    </style:style>
    <style:style style:name="Taula2.C7" style:family="table-cell">
      <style:table-cell-properties fo:padding="0.101cm" fo:border-left="0.05pt solid #000000" fo:border-right="none" fo:border-top="none" fo:border-bottom="0.05pt solid #000000"/>
    </style:style>
    <style:style style:name="Taula2.D7" style:family="table-cell">
      <style:table-cell-properties fo:padding="0.101cm" fo:border-left="0.05pt solid #000000" fo:border-right="none" fo:border-top="none" fo:border-bottom="0.05pt solid #000000"/>
    </style:style>
    <style:style style:name="Taula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8" style:family="table-cell">
      <style:table-cell-properties fo:padding="0.101cm" fo:border-left="0.05pt solid #000000" fo:border-right="none" fo:border-top="none" fo:border-bottom="0.05pt solid #000000"/>
    </style:style>
    <style:style style:name="Taula2.C8" style:family="table-cell">
      <style:table-cell-properties fo:padding="0.101cm" fo:border-left="0.05pt solid #000000" fo:border-right="none" fo:border-top="none" fo:border-bottom="0.05pt solid #000000"/>
    </style:style>
    <style:style style:name="Taula2.D8" style:family="table-cell">
      <style:table-cell-properties fo:padding="0.101cm" fo:border-left="0.05pt solid #000000" fo:border-right="none" fo:border-top="none" fo:border-bottom="0.05pt solid #000000"/>
    </style:style>
    <style:style style:name="Taula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.B9" style:family="table-cell">
      <style:table-cell-properties fo:padding="0.101cm" fo:border-left="0.05pt solid #000000" fo:border-right="none" fo:border-top="none" fo:border-bottom="0.05pt solid #000000"/>
    </style:style>
    <style:style style:name="Taula2.C9" style:family="table-cell">
      <style:table-cell-properties fo:padding="0.101cm" fo:border-left="0.05pt solid #000000" fo:border-right="none" fo:border-top="none" fo:border-bottom="0.05pt solid #000000"/>
    </style:style>
    <style:style style:name="Taula2.D9" style:family="table-cell">
      <style:table-cell-properties fo:padding="0.101cm" fo:border-left="0.05pt solid #000000" fo:border-right="none" fo:border-top="none" fo:border-bottom="0.05pt solid #000000"/>
    </style:style>
    <style:style style:name="Taula2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" style:family="table">
      <style:table-properties style:width="17.013cm" fo:margin-left="0cm" table:align="left"/>
    </style:style>
    <style:style style:name="Taula5.A" style:family="table-column">
      <style:table-column-properties style:column-width="17.013cm"/>
    </style:style>
    <style:style style:name="Tau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2.492cm"/>
    </style:style>
    <style:style style:name="Taula15.B" style:family="table-column">
      <style:table-column-properties style:column-width="2.711cm"/>
    </style:style>
    <style:style style:name="Taula15.C" style:family="table-column">
      <style:table-column-properties style:column-width="0.794cm"/>
    </style:style>
    <style:style style:name="Taula15.D" style:family="table-column">
      <style:table-column-properties style:column-width="7.098cm"/>
    </style:style>
    <style:style style:name="Taula15.E" style:family="table-column">
      <style:table-column-properties style:column-width="3.918cm"/>
    </style:style>
    <style:style style:name="Taula1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B3" style:family="table-cell">
      <style:table-cell-properties fo:padding="0.101cm" fo:border-left="0.05pt solid #000000" fo:border-right="none" fo:border-top="none" fo:border-bottom="0.05pt solid #000000"/>
    </style:style>
    <style:style style:name="Taula15.C3" style:family="table-cell">
      <style:table-cell-properties fo:padding="0.101cm" fo:border-left="0.05pt solid #000000" fo:border-right="none" fo:border-top="none" fo:border-bottom="0.05pt solid #000000"/>
    </style:style>
    <style:style style:name="Taula15.D3" style:family="table-cell">
      <style:table-cell-properties fo:padding="0.101cm" fo:border-left="0.05pt solid #000000" fo:border-right="none" fo:border-top="none" fo:border-bottom="0.05pt solid #000000"/>
    </style:style>
    <style:style style:name="Taula15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5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15.B4" style:family="table-cell">
      <style:table-cell-properties fo:padding="0.101cm" fo:border-left="0.05pt solid #000000" fo:border-right="none" fo:border-top="none" fo:border-bottom="0.05pt solid #000000"/>
    </style:style>
    <style:style style:name="Taula15.C4" style:family="table-cell">
      <style:table-cell-properties fo:padding="0.101cm" fo:border-left="0.05pt solid #000000" fo:border-right="none" fo:border-top="none" fo:border-bottom="0.05pt solid #000000"/>
    </style:style>
    <style:style style:name="Taula15.D4" style:family="table-cell">
      <style:table-cell-properties fo:padding="0.101cm" fo:border-left="0.05pt solid #000000" fo:border-right="none" fo:border-top="none" fo:border-bottom="0.05pt solid #000000"/>
    </style:style>
    <style:style style:name="Taula1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5" style:family="table-cell">
      <style:table-cell-properties fo:padding="0.101cm" fo:border-left="0.05pt solid #000000" fo:border-right="none" fo:border-top="none" fo:border-bottom="0.05pt solid #000000"/>
    </style:style>
    <style:style style:name="Taula15.C5" style:family="table-cell">
      <style:table-cell-properties fo:padding="0.101cm" fo:border-left="0.05pt solid #000000" fo:border-right="none" fo:border-top="none" fo:border-bottom="0.05pt solid #000000"/>
    </style:style>
    <style:style style:name="Taula15.D5" style:family="table-cell">
      <style:table-cell-properties fo:padding="0.101cm" fo:border-left="0.05pt solid #000000" fo:border-right="none" fo:border-top="none" fo:border-bottom="0.05pt solid #000000"/>
    </style:style>
    <style:style style:name="Taula1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5.B6" style:family="table-cell">
      <style:table-cell-properties fo:padding="0.101cm" fo:border-left="0.05pt solid #000000" fo:border-right="none" fo:border-top="none" fo:border-bottom="0.05pt solid #000000"/>
    </style:style>
    <style:style style:name="Taula15.C6" style:family="table-cell">
      <style:table-cell-properties fo:padding="0.101cm" fo:border-left="0.05pt solid #000000" fo:border-right="none" fo:border-top="none" fo:border-bottom="0.05pt solid #000000"/>
    </style:style>
    <style:style style:name="Taula15.D6" style:family="table-cell">
      <style:table-cell-properties fo:padding="0.101cm" fo:border-left="0.05pt solid #000000" fo:border-right="none" fo:border-top="none" fo:border-bottom="0.05pt solid #000000"/>
    </style:style>
    <style:style style:name="Taula15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" style:family="table">
      <style:table-properties style:width="17.013cm" fo:margin-left="0cm" table:align="left"/>
    </style:style>
    <style:style style:name="Taula10.A" style:family="table-column">
      <style:table-column-properties style:column-width="3.198cm"/>
    </style:style>
    <style:style style:name="Taula10.B" style:family="table-column">
      <style:table-column-properties style:column-width="2.006cm"/>
    </style:style>
    <style:style style:name="Taula10.C" style:family="table-column">
      <style:table-column-properties style:column-width="0.794cm"/>
    </style:style>
    <style:style style:name="Taula10.D" style:family="table-column">
      <style:table-column-properties style:column-width="7.098cm"/>
    </style:style>
    <style:style style:name="Taula10.E" style:family="table-column">
      <style:table-column-properties style:column-width="3.918cm"/>
    </style:style>
    <style:style style:name="Taula1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0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0.3" style:family="table-row">
      <style:table-row-properties fo:background-color="transparent" fo:keep-together="auto">
        <style:background-image/>
      </style:table-row-properties>
    </style:style>
    <style:style style:name="Taula10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0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0.B4" style:family="table-cell">
      <style:table-cell-properties fo:padding="0.101cm" fo:border-left="0.05pt solid #000000" fo:border-right="none" fo:border-top="none" fo:border-bottom="0.05pt solid #000000"/>
    </style:style>
    <style:style style:name="Taula10.C4" style:family="table-cell">
      <style:table-cell-properties fo:padding="0.101cm" fo:border-left="0.05pt solid #000000" fo:border-right="none" fo:border-top="none" fo:border-bottom="0.05pt solid #000000"/>
    </style:style>
    <style:style style:name="Taula10.D4" style:family="table-cell">
      <style:table-cell-properties fo:padding="0.101cm" fo:border-left="0.05pt solid #000000" fo:border-right="none" fo:border-top="none" fo:border-bottom="0.05pt solid #000000"/>
    </style:style>
    <style:style style:name="Taula10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101cm" fo:border-left="0.05pt solid #000000" fo:border-right="none" fo:border-top="none" fo:border-bottom="0.05pt solid #000000"/>
    </style:style>
    <style:style style:name="Taula10.C5" style:family="table-cell">
      <style:table-cell-properties fo:padding="0.101cm" fo:border-left="0.05pt solid #000000" fo:border-right="none" fo:border-top="none" fo:border-bottom="0.05pt solid #000000"/>
    </style:style>
    <style:style style:name="Taula10.D5" style:family="table-cell">
      <style:table-cell-properties fo:padding="0.101cm" fo:border-left="0.05pt solid #000000" fo:border-right="none" fo:border-top="none" fo:border-bottom="0.05pt solid #000000"/>
    </style:style>
    <style:style style:name="Taula10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101cm" fo:border-left="0.05pt solid #000000" fo:border-right="none" fo:border-top="none" fo:border-bottom="0.05pt solid #000000"/>
    </style:style>
    <style:style style:name="Taula10.C6" style:family="table-cell">
      <style:table-cell-properties fo:padding="0.101cm" fo:border-left="0.05pt solid #000000" fo:border-right="none" fo:border-top="none" fo:border-bottom="0.05pt solid #000000"/>
    </style:style>
    <style:style style:name="Taula10.D6" style:family="table-cell">
      <style:table-cell-properties fo:padding="0.101cm" fo:border-left="0.05pt solid #000000" fo:border-right="none" fo:border-top="none" fo:border-bottom="0.05pt solid #000000"/>
    </style:style>
    <style:style style:name="Taula10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2.492cm"/>
    </style:style>
    <style:style style:name="Taula14.B" style:family="table-column">
      <style:table-column-properties style:column-width="3.219cm"/>
    </style:style>
    <style:style style:name="Taula14.C" style:family="table-column">
      <style:table-column-properties style:column-width="0.794cm"/>
    </style:style>
    <style:style style:name="Taula14.D" style:family="table-column">
      <style:table-column-properties style:column-width="6.59cm"/>
    </style:style>
    <style:style style:name="Taula14.E" style:family="table-column">
      <style:table-column-properties style:column-width="3.918cm"/>
    </style:style>
    <style:style style:name="Taula1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4.3" style:family="table-row">
      <style:table-row-properties fo:background-color="transparent" fo:keep-together="auto">
        <style:background-image/>
      </style:table-row-properties>
    </style:style>
    <style:style style:name="Taula1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14.B4" style:family="table-cell">
      <style:table-cell-properties fo:padding="0.101cm" fo:border-left="0.05pt solid #000000" fo:border-right="none" fo:border-top="none" fo:border-bottom="0.05pt solid #000000"/>
    </style:style>
    <style:style style:name="Taula14.C4" style:family="table-cell">
      <style:table-cell-properties fo:padding="0.101cm" fo:border-left="0.05pt solid #000000" fo:border-right="none" fo:border-top="none" fo:border-bottom="0.05pt solid #000000"/>
    </style:style>
    <style:style style:name="Taula14.D4" style:family="table-cell">
      <style:table-cell-properties fo:padding="0.101cm" fo:border-left="0.05pt solid #000000" fo:border-right="none" fo:border-top="none" fo:border-bottom="0.05pt solid #000000"/>
    </style:style>
    <style:style style:name="Taula1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5" style:family="table-cell">
      <style:table-cell-properties fo:padding="0.101cm" fo:border-left="0.05pt solid #000000" fo:border-right="none" fo:border-top="none" fo:border-bottom="0.05pt solid #000000"/>
    </style:style>
    <style:style style:name="Taula14.C5" style:family="table-cell">
      <style:table-cell-properties fo:padding="0.101cm" fo:border-left="0.05pt solid #000000" fo:border-right="none" fo:border-top="none" fo:border-bottom="0.05pt solid #000000"/>
    </style:style>
    <style:style style:name="Taula14.D5" style:family="table-cell">
      <style:table-cell-properties fo:padding="0.101cm" fo:border-left="0.05pt solid #000000" fo:border-right="none" fo:border-top="none" fo:border-bottom="0.05pt solid #000000"/>
    </style:style>
    <style:style style:name="Taula1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6" style:family="table-cell">
      <style:table-cell-properties fo:padding="0.101cm" fo:border-left="0.05pt solid #000000" fo:border-right="none" fo:border-top="none" fo:border-bottom="0.05pt solid #000000"/>
    </style:style>
    <style:style style:name="Taula14.C6" style:family="table-cell">
      <style:table-cell-properties fo:padding="0.101cm" fo:border-left="0.05pt solid #000000" fo:border-right="none" fo:border-top="none" fo:border-bottom="0.05pt solid #000000"/>
    </style:style>
    <style:style style:name="Taula14.D6" style:family="table-cell">
      <style:table-cell-properties fo:padding="0.101cm" fo:border-left="0.05pt solid #000000" fo:border-right="none" fo:border-top="none" fo:border-bottom="0.05pt solid #000000"/>
    </style:style>
    <style:style style:name="Taula1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7" style:family="table-cell">
      <style:table-cell-properties fo:padding="0.101cm" fo:border-left="0.05pt solid #000000" fo:border-right="none" fo:border-top="none" fo:border-bottom="0.05pt solid #000000"/>
    </style:style>
    <style:style style:name="Taula14.C7" style:family="table-cell">
      <style:table-cell-properties fo:padding="0.101cm" fo:border-left="0.05pt solid #000000" fo:border-right="none" fo:border-top="none" fo:border-bottom="0.05pt solid #000000"/>
    </style:style>
    <style:style style:name="Taula14.D7" style:family="table-cell">
      <style:table-cell-properties fo:padding="0.101cm" fo:border-left="0.05pt solid #000000" fo:border-right="none" fo:border-top="none" fo:border-bottom="0.05pt solid #000000"/>
    </style:style>
    <style:style style:name="Taula1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14.B8" style:family="table-cell">
      <style:table-cell-properties fo:padding="0.101cm" fo:border-left="0.05pt solid #000000" fo:border-right="none" fo:border-top="none" fo:border-bottom="0.05pt solid #000000"/>
    </style:style>
    <style:style style:name="Taula14.C8" style:family="table-cell">
      <style:table-cell-properties fo:padding="0.101cm" fo:border-left="0.05pt solid #000000" fo:border-right="none" fo:border-top="none" fo:border-bottom="0.05pt solid #000000"/>
    </style:style>
    <style:style style:name="Taula14.D8" style:family="table-cell">
      <style:table-cell-properties fo:padding="0.101cm" fo:border-left="0.05pt solid #000000" fo:border-right="none" fo:border-top="none" fo:border-bottom="0.05pt solid #000000"/>
    </style:style>
    <style:style style:name="Taula1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" style:family="table">
      <style:table-properties style:width="17.013cm" fo:margin-left="0cm" table:align="left"/>
    </style:style>
    <style:style style:name="Taula4.A" style:family="table-column">
      <style:table-column-properties style:column-width="2.713cm"/>
    </style:style>
    <style:style style:name="Taula4.B" style:family="table-column">
      <style:table-column-properties style:column-width="2.734cm"/>
    </style:style>
    <style:style style:name="Taula4.C" style:family="table-column">
      <style:table-column-properties style:column-width="3.263cm"/>
    </style:style>
    <style:style style:name="Taula4.D" style:family="table-column">
      <style:table-column-properties style:column-width="8.303cm"/>
    </style:style>
    <style:style style:name="Tau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.B2" style:family="table-cell">
      <style:table-cell-properties fo:padding="0.101cm" fo:border="0.05pt solid #000000"/>
    </style:style>
    <style:style style:name="Taula4.3" style:family="table-row">
      <style:table-row-properties fo:background-color="transparent" fo:keep-together="auto">
        <style:background-image/>
      </style:table-row-properties>
    </style:style>
    <style:style style:name="Taula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4.C4" style:family="table-cell">
      <style:table-cell-properties fo:padding="0.101cm" fo:border-left="0.05pt solid #000000" fo:border-right="none" fo:border-top="none" fo:border-bottom="0.05pt solid #000000"/>
    </style:style>
    <style:style style:name="Taula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5" style:family="table-cell">
      <style:table-cell-properties fo:padding="0.101cm" fo:border-left="0.05pt solid #000000" fo:border-right="none" fo:border-top="none" fo:border-bottom="0.05pt solid #000000"/>
    </style:style>
    <style:style style:name="Taula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7" style:family="table-cell">
      <style:table-cell-properties fo:padding="0.101cm" fo:border-left="0.05pt solid #000000" fo:border-right="none" fo:border-top="none" fo:border-bottom="0.05pt solid #000000"/>
    </style:style>
    <style:style style:name="Taula5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6" style:family="table-cell">
      <style:table-cell-properties fo:padding="0.101cm" fo:border-left="0.05pt solid #000000" fo:border-right="none" fo:border-top="none" fo:border-bottom="0.05pt solid #000000"/>
    </style:style>
    <style:style style:name="Taula6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" style:family="table">
      <style:table-properties style:width="17.013cm" fo:margin-left="0cm" table:align="left"/>
    </style:style>
    <style:style style:name="Taula7.A" style:family="table-column">
      <style:table-column-properties style:column-width="2.69cm"/>
    </style:style>
    <style:style style:name="Taula7.B" style:family="table-column">
      <style:table-column-properties style:column-width="2.757cm"/>
    </style:style>
    <style:style style:name="Taula7.C" style:family="table-column">
      <style:table-column-properties style:column-width="3.263cm"/>
    </style:style>
    <style:style style:name="Taula7.D" style:family="table-column">
      <style:table-column-properties style:column-width="8.303cm"/>
    </style:style>
    <style:style style:name="Tau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.B2" style:family="table-cell">
      <style:table-cell-properties fo:padding="0.101cm" fo:border="0.05pt solid #000000"/>
    </style:style>
    <style:style style:name="Taula7.3" style:family="table-row">
      <style:table-row-properties fo:background-color="transparent" fo:keep-together="auto">
        <style:background-image/>
      </style:table-row-properties>
    </style:style>
    <style:style style:name="Taula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5" style:family="table-cell">
      <style:table-cell-properties fo:padding="0.101cm" fo:border-left="0.05pt solid #000000" fo:border-right="none" fo:border-top="none" fo:border-bottom="0.05pt solid #000000"/>
    </style:style>
    <style:style style:name="Taula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69cm"/>
    </style:style>
    <style:style style:name="Taula18.B" style:family="table-column">
      <style:table-column-properties style:column-width="2.801cm"/>
    </style:style>
    <style:style style:name="Taula18.C" style:family="table-column">
      <style:table-column-properties style:column-width="3.219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18.C5" style:family="table-cell">
      <style:table-cell-properties fo:padding="0.101cm" fo:border-left="0.05pt solid #000000" fo:border-right="none" fo:border-top="none" fo:border-bottom="0.05pt solid #000000"/>
    </style:style>
    <style:style style:name="Taula1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none" fo:border-top="none" fo:border-bottom="0.05pt solid #000000"/>
    </style:style>
    <style:style style:name="Taula1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17.01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4.807cm"/>
    </style:style>
    <style:style style:name="Taula26.B" style:family="table-column">
      <style:table-column-properties style:column-width="4.542cm"/>
    </style:style>
    <style:style style:name="Taula26.C" style:family="table-column">
      <style:table-column-properties style:column-width="7.664cm"/>
    </style:style>
    <style:style style:name="Taula2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2" style:family="table-row">
      <style:table-row-properties fo:background-color="transparent" fo:keep-together="auto">
        <style:background-image/>
      </style:table-row-properties>
    </style:style>
    <style:style style:name="Taula2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B3" style:family="table-cell">
      <style:table-cell-properties fo:padding="0.101cm" fo:border-left="0.05pt solid #000000" fo:border-right="none" fo:border-top="none" fo:border-bottom="0.05pt solid #000000"/>
    </style:style>
    <style:style style:name="Taula2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" style:family="table">
      <style:table-properties style:width="17.013cm" fo:margin-left="0cm" table:align="left"/>
    </style:style>
    <style:style style:name="Taula29.A" style:family="table-column">
      <style:table-column-properties style:column-width="17.013cm"/>
    </style:style>
    <style:style style:name="Taula2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4.A" style:family="table-column">
      <style:table-column-properties style:column-width="4.807cm"/>
    </style:style>
    <style:style style:name="Taula34.B" style:family="table-column">
      <style:table-column-properties style:column-width="4.542cm"/>
    </style:style>
    <style:style style:name="Taula34.C" style:family="table-column">
      <style:table-column-properties style:column-width="7.664cm"/>
    </style:style>
    <style:style style:name="Taula3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4.2" style:family="table-row">
      <style:table-row-properties fo:background-color="transparent" fo:keep-together="auto">
        <style:background-image/>
      </style:table-row-properties>
    </style:style>
    <style:style style:name="Taula3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4.B3" style:family="table-cell">
      <style:table-cell-properties fo:padding="0.101cm" fo:border-left="0.05pt solid #000000" fo:border-right="none" fo:border-top="none" fo:border-bottom="0.05pt solid #000000"/>
    </style:style>
    <style:style style:name="Taula3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4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4" style:family="table-cell">
      <style:table-cell-properties fo:padding="0.101cm" fo:border-left="0.05pt solid #000000" fo:border-right="none" fo:border-top="none" fo:border-bottom="0.05pt solid #000000"/>
    </style:style>
    <style:style style:name="Taula34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4.B5" style:family="table-cell">
      <style:table-cell-properties fo:padding="0.101cm" fo:border-left="0.05pt solid #000000" fo:border-right="none" fo:border-top="none" fo:border-bottom="0.05pt solid #000000"/>
    </style:style>
    <style:style style:name="Taula3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" style:family="table">
      <style:table-properties style:width="17.013cm" fo:margin-left="0cm" table:align="left"/>
    </style:style>
    <style:style style:name="Taula35.A" style:family="table-column">
      <style:table-column-properties style:column-width="17.013cm"/>
    </style:style>
    <style:style style:name="Taula3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4.807cm"/>
    </style:style>
    <style:style style:name="Taula36.B" style:family="table-column">
      <style:table-column-properties style:column-width="2.184cm"/>
    </style:style>
    <style:style style:name="Taula36.C" style:family="table-column">
      <style:table-column-properties style:column-width="10.022cm"/>
    </style:style>
    <style:style style:name="Taula3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2" style:family="table-row">
      <style:table-row-properties fo:background-color="transparent" fo:keep-together="auto">
        <style:background-image/>
      </style:table-row-properties>
    </style:style>
    <style:style style:name="Taula3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3" style:family="table-cell">
      <style:table-cell-properties fo:padding="0.101cm" fo:border-left="0.05pt solid #000000" fo:border-right="none" fo:border-top="none" fo:border-bottom="0.05pt solid #000000"/>
    </style:style>
    <style:style style:name="Taula3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table:align="left"/>
    </style:style>
    <style:style style:name="Taula37.A" style:family="table-column">
      <style:table-column-properties style:column-width="17.013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4.807cm"/>
    </style:style>
    <style:style style:name="Taula38.B" style:family="table-column">
      <style:table-column-properties style:column-width="2.184cm"/>
    </style:style>
    <style:style style:name="Taula38.C" style:family="table-column">
      <style:table-column-properties style:column-width="10.022cm"/>
    </style:style>
    <style:style style:name="Taula3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2" style:family="table-row">
      <style:table-row-properties fo:background-color="transparent" fo:keep-together="auto">
        <style:background-image/>
      </style:table-row-properties>
    </style:style>
    <style:style style:name="Taula38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B3" style:family="table-cell">
      <style:table-cell-properties fo:padding="0.101cm" fo:border-left="0.05pt solid #000000" fo:border-right="none" fo:border-top="none" fo:border-bottom="0.05pt solid #000000"/>
    </style:style>
    <style:style style:name="Taula38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4.807cm"/>
    </style:style>
    <style:style style:name="Taula42.B" style:family="table-column">
      <style:table-column-properties style:column-width="2.184cm"/>
    </style:style>
    <style:style style:name="Taula42.C" style:family="table-column">
      <style:table-column-properties style:column-width="10.022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9" style:family="table-cell">
      <style:table-cell-properties fo:padding="0.101cm" fo:border-left="0.05pt solid #000000" fo:border-right="none" fo:border-top="none" fo:border-bottom="0.05pt solid #000000"/>
    </style:style>
    <style:style style:name="Taula42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0" style:family="table-cell">
      <style:table-cell-properties fo:padding="0.101cm" fo:border-left="0.05pt solid #000000" fo:border-right="none" fo:border-top="none" fo:border-bottom="0.05pt solid #000000"/>
    </style:style>
    <style:style style:name="Taula42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1" style:family="table-cell">
      <style:table-cell-properties fo:padding="0.101cm" fo:border-left="0.05pt solid #000000" fo:border-right="none" fo:border-top="none" fo:border-bottom="0.05pt solid #000000"/>
    </style:style>
    <style:style style:name="Taula42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2" style:family="table-cell">
      <style:table-cell-properties fo:padding="0.101cm" fo:border-left="0.05pt solid #000000" fo:border-right="none" fo:border-top="none" fo:border-bottom="0.05pt solid #000000"/>
    </style:style>
    <style:style style:name="Taula42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3" style:family="table-cell">
      <style:table-cell-properties fo:padding="0.101cm" fo:border-left="0.05pt solid #000000" fo:border-right="none" fo:border-top="none" fo:border-bottom="0.05pt solid #000000"/>
    </style:style>
    <style:style style:name="Taula42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4" style:family="table-cell">
      <style:table-cell-properties fo:padding="0.101cm" fo:border-left="0.05pt solid #000000" fo:border-right="none" fo:border-top="none" fo:border-bottom="0.05pt solid #000000"/>
    </style:style>
    <style:style style:name="Taula42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5" style:family="table-cell">
      <style:table-cell-properties fo:padding="0.101cm" fo:border-left="0.05pt solid #000000" fo:border-right="none" fo:border-top="none" fo:border-bottom="0.05pt solid #000000"/>
    </style:style>
    <style:style style:name="Taula42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6" style:family="table-cell">
      <style:table-cell-properties fo:padding="0.101cm" fo:border-left="0.05pt solid #000000" fo:border-right="none" fo:border-top="none" fo:border-bottom="0.05pt solid #000000"/>
    </style:style>
    <style:style style:name="Taula42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7" style:family="table-cell">
      <style:table-cell-properties fo:padding="0.101cm" fo:border-left="0.05pt solid #000000" fo:border-right="none" fo:border-top="none" fo:border-bottom="0.05pt solid #000000"/>
    </style:style>
    <style:style style:name="Taula42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8" style:family="table-cell">
      <style:table-cell-properties fo:padding="0.101cm" fo:border-left="0.05pt solid #000000" fo:border-right="none" fo:border-top="none" fo:border-bottom="0.05pt solid #000000"/>
    </style:style>
    <style:style style:name="Taula42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19" style:family="table-cell">
      <style:table-cell-properties fo:padding="0.101cm" fo:border-left="0.05pt solid #000000" fo:border-right="none" fo:border-top="none" fo:border-bottom="0.05pt solid #000000"/>
    </style:style>
    <style:style style:name="Taula42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0" style:family="table-cell">
      <style:table-cell-properties fo:padding="0.101cm" fo:border-left="0.05pt solid #000000" fo:border-right="none" fo:border-top="none" fo:border-bottom="0.05pt solid #000000"/>
    </style:style>
    <style:style style:name="Taula42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1" style:family="table-cell">
      <style:table-cell-properties fo:padding="0.101cm" fo:border-left="0.05pt solid #000000" fo:border-right="none" fo:border-top="none" fo:border-bottom="0.05pt solid #000000"/>
    </style:style>
    <style:style style:name="Taula42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2" style:family="table-cell">
      <style:table-cell-properties fo:padding="0.101cm" fo:border-left="0.05pt solid #000000" fo:border-right="none" fo:border-top="none" fo:border-bottom="0.05pt solid #000000"/>
    </style:style>
    <style:style style:name="Taula42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3" style:family="table-cell">
      <style:table-cell-properties fo:padding="0.101cm" fo:border-left="0.05pt solid #000000" fo:border-right="none" fo:border-top="none" fo:border-bottom="0.05pt solid #000000"/>
    </style:style>
    <style:style style:name="Taula42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4" style:family="table-cell">
      <style:table-cell-properties fo:padding="0.101cm" fo:border-left="0.05pt solid #000000" fo:border-right="none" fo:border-top="none" fo:border-bottom="0.05pt solid #000000"/>
    </style:style>
    <style:style style:name="Taula42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5" style:family="table-cell">
      <style:table-cell-properties fo:padding="0.101cm" fo:border-left="0.05pt solid #000000" fo:border-right="none" fo:border-top="none" fo:border-bottom="0.05pt solid #000000"/>
    </style:style>
    <style:style style:name="Taula42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6" style:family="table-cell">
      <style:table-cell-properties fo:padding="0.101cm" fo:border-left="0.05pt solid #000000" fo:border-right="none" fo:border-top="none" fo:border-bottom="0.05pt solid #000000"/>
    </style:style>
    <style:style style:name="Taula42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7" style:family="table-cell">
      <style:table-cell-properties fo:padding="0.101cm" fo:border-left="0.05pt solid #000000" fo:border-right="none" fo:border-top="none" fo:border-bottom="0.05pt solid #000000"/>
    </style:style>
    <style:style style:name="Taula42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8" style:family="table-cell">
      <style:table-cell-properties fo:padding="0.101cm" fo:border-left="0.05pt solid #000000" fo:border-right="none" fo:border-top="none" fo:border-bottom="0.05pt solid #000000"/>
    </style:style>
    <style:style style:name="Taula42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29" style:family="table-cell">
      <style:table-cell-properties fo:padding="0.101cm" fo:border-left="0.05pt solid #000000" fo:border-right="none" fo:border-top="none" fo:border-bottom="0.05pt solid #000000"/>
    </style:style>
    <style:style style:name="Taula42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0" style:family="table-cell">
      <style:table-cell-properties fo:padding="0.101cm" fo:border-left="0.05pt solid #000000" fo:border-right="none" fo:border-top="none" fo:border-bottom="0.05pt solid #000000"/>
    </style:style>
    <style:style style:name="Taula42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1" style:family="table-cell">
      <style:table-cell-properties fo:padding="0.101cm" fo:border-left="0.05pt solid #000000" fo:border-right="none" fo:border-top="none" fo:border-bottom="0.05pt solid #000000"/>
    </style:style>
    <style:style style:name="Taula42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2" style:family="table-cell">
      <style:table-cell-properties fo:padding="0.101cm" fo:border-left="0.05pt solid #000000" fo:border-right="none" fo:border-top="none" fo:border-bottom="0.05pt solid #000000"/>
    </style:style>
    <style:style style:name="Taula42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33" style:family="table-cell">
      <style:table-cell-properties fo:padding="0.101cm" fo:border-left="0.05pt solid #000000" fo:border-right="none" fo:border-top="none" fo:border-bottom="0.05pt solid #000000"/>
    </style:style>
    <style:style style:name="Taula42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17.013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4.807cm"/>
    </style:style>
    <style:style style:name="Taula44.B" style:family="table-column">
      <style:table-column-properties style:column-width="2.184cm"/>
    </style:style>
    <style:style style:name="Taula44.C" style:family="table-column">
      <style:table-column-properties style:column-width="10.022cm"/>
    </style:style>
    <style:style style:name="Taula44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2" style:family="table-row">
      <style:table-row-properties fo:background-color="transparent" fo:keep-together="auto">
        <style:background-image/>
      </style:table-row-properties>
    </style:style>
    <style:style style:name="Taula44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3" style:family="table-cell">
      <style:table-cell-properties fo:padding="0.101cm" fo:border-left="0.05pt solid #000000" fo:border-right="none" fo:border-top="none" fo:border-bottom="0.05pt solid #000000"/>
    </style:style>
    <style:style style:name="Taula44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B9" style:family="table-cell">
      <style:table-cell-properties fo:padding="0.101cm" fo:border-left="0.05pt solid #000000" fo:border-right="none" fo:border-top="none" fo:border-bottom="0.05pt solid #000000"/>
    </style:style>
    <style:style style:name="Taula44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0" style:family="table-cell">
      <style:table-cell-properties fo:padding="0.101cm" fo:border-left="0.05pt solid #000000" fo:border-right="none" fo:border-top="none" fo:border-bottom="0.05pt solid #000000"/>
    </style:style>
    <style:style style:name="Taula44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1" style:family="table-cell">
      <style:table-cell-properties fo:padding="0.101cm" fo:border-left="0.05pt solid #000000" fo:border-right="none" fo:border-top="none" fo:border-bottom="0.05pt solid #000000"/>
    </style:style>
    <style:style style:name="Taula44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2" style:family="table-cell">
      <style:table-cell-properties fo:padding="0.101cm" fo:border-left="0.05pt solid #000000" fo:border-right="none" fo:border-top="none" fo:border-bottom="0.05pt solid #000000"/>
    </style:style>
    <style:style style:name="Taula44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3" style:family="table-cell">
      <style:table-cell-properties fo:padding="0.101cm" fo:border-left="0.05pt solid #000000" fo:border-right="none" fo:border-top="none" fo:border-bottom="0.05pt solid #000000"/>
    </style:style>
    <style:style style:name="Taula44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4" style:family="table-cell">
      <style:table-cell-properties fo:padding="0.101cm" fo:border-left="0.05pt solid #000000" fo:border-right="none" fo:border-top="none" fo:border-bottom="0.05pt solid #000000"/>
    </style:style>
    <style:style style:name="Taula44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5" style:family="table-cell">
      <style:table-cell-properties fo:padding="0.101cm" fo:border-left="0.05pt solid #000000" fo:border-right="none" fo:border-top="none" fo:border-bottom="0.05pt solid #000000"/>
    </style:style>
    <style:style style:name="Taula44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6" style:family="table-cell">
      <style:table-cell-properties fo:padding="0.101cm" fo:border-left="0.05pt solid #000000" fo:border-right="none" fo:border-top="none" fo:border-bottom="0.05pt solid #000000"/>
    </style:style>
    <style:style style:name="Taula44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7" style:family="table-cell">
      <style:table-cell-properties fo:padding="0.101cm" fo:border-left="0.05pt solid #000000" fo:border-right="none" fo:border-top="none" fo:border-bottom="0.05pt solid #000000"/>
    </style:style>
    <style:style style:name="Taula44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8" style:family="table-cell">
      <style:table-cell-properties fo:padding="0.101cm" fo:border-left="0.05pt solid #000000" fo:border-right="none" fo:border-top="none" fo:border-bottom="0.05pt solid #000000"/>
    </style:style>
    <style:style style:name="Taula44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19" style:family="table-cell">
      <style:table-cell-properties fo:padding="0.101cm" fo:border-left="0.05pt solid #000000" fo:border-right="none" fo:border-top="none" fo:border-bottom="0.05pt solid #000000"/>
    </style:style>
    <style:style style:name="Taula44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0" style:family="table-cell">
      <style:table-cell-properties fo:padding="0.101cm" fo:border-left="0.05pt solid #000000" fo:border-right="none" fo:border-top="none" fo:border-bottom="0.05pt solid #000000"/>
    </style:style>
    <style:style style:name="Taula44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1" style:family="table-cell">
      <style:table-cell-properties fo:padding="0.101cm" fo:border-left="0.05pt solid #000000" fo:border-right="none" fo:border-top="none" fo:border-bottom="0.05pt solid #000000"/>
    </style:style>
    <style:style style:name="Taula44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2" style:family="table-cell">
      <style:table-cell-properties fo:padding="0.101cm" fo:border-left="0.05pt solid #000000" fo:border-right="none" fo:border-top="none" fo:border-bottom="0.05pt solid #000000"/>
    </style:style>
    <style:style style:name="Taula44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3" style:family="table-cell">
      <style:table-cell-properties fo:padding="0.101cm" fo:border-left="0.05pt solid #000000" fo:border-right="none" fo:border-top="none" fo:border-bottom="0.05pt solid #000000"/>
    </style:style>
    <style:style style:name="Taula44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4" style:family="table-cell">
      <style:table-cell-properties fo:padding="0.101cm" fo:border-left="0.05pt solid #000000" fo:border-right="none" fo:border-top="none" fo:border-bottom="0.05pt solid #000000"/>
    </style:style>
    <style:style style:name="Taula44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5" style:family="table-cell">
      <style:table-cell-properties fo:padding="0.101cm" fo:border-left="0.05pt solid #000000" fo:border-right="none" fo:border-top="none" fo:border-bottom="0.05pt solid #000000"/>
    </style:style>
    <style:style style:name="Taula44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6" style:family="table-cell">
      <style:table-cell-properties fo:padding="0.101cm" fo:border-left="0.05pt solid #000000" fo:border-right="none" fo:border-top="none" fo:border-bottom="0.05pt solid #000000"/>
    </style:style>
    <style:style style:name="Taula44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7" style:family="table-cell">
      <style:table-cell-properties fo:padding="0.101cm" fo:border-left="0.05pt solid #000000" fo:border-right="none" fo:border-top="none" fo:border-bottom="0.05pt solid #000000"/>
    </style:style>
    <style:style style:name="Taula44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4.B28" style:family="table-cell">
      <style:table-cell-properties fo:padding="0.101cm" fo:border-left="0.05pt solid #000000" fo:border-right="none" fo:border-top="none" fo:border-bottom="0.05pt solid #000000"/>
    </style:style>
    <style:style style:name="Taula44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2.184cm"/>
    </style:style>
    <style:style style:name="Taula47.C" style:family="table-column">
      <style:table-column-properties style:column-width="10.022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5" style:family="table-cell">
      <style:table-cell-properties fo:padding="0.101cm" fo:border-left="0.05pt solid #000000" fo:border-right="none" fo:border-top="none" fo:border-bottom="0.05pt solid #000000"/>
    </style:style>
    <style:style style:name="Taula4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6" style:family="table-cell">
      <style:table-cell-properties fo:padding="0.101cm" fo:border-left="0.05pt solid #000000" fo:border-right="none" fo:border-top="none" fo:border-bottom="0.05pt solid #000000"/>
    </style:style>
    <style:style style:name="Taula4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7" style:family="table-cell">
      <style:table-cell-properties fo:padding="0.101cm" fo:border-left="0.05pt solid #000000" fo:border-right="none" fo:border-top="none" fo:border-bottom="0.05pt solid #000000"/>
    </style:style>
    <style:style style:name="Taula4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8" style:family="table-cell">
      <style:table-cell-properties fo:padding="0.101cm" fo:border-left="0.05pt solid #000000" fo:border-right="none" fo:border-top="none" fo:border-bottom="0.05pt solid #000000"/>
    </style:style>
    <style:style style:name="Taula4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9" style:family="table-cell">
      <style:table-cell-properties fo:padding="0.101cm" fo:border-left="0.05pt solid #000000" fo:border-right="none" fo:border-top="none" fo:border-bottom="0.05pt solid #000000"/>
    </style:style>
    <style:style style:name="Taula4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0" style:family="table-cell">
      <style:table-cell-properties fo:padding="0.101cm" fo:border-left="0.05pt solid #000000" fo:border-right="none" fo:border-top="none" fo:border-bottom="0.05pt solid #000000"/>
    </style:style>
    <style:style style:name="Taula4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1" style:family="table-cell">
      <style:table-cell-properties fo:padding="0.101cm" fo:border-left="0.05pt solid #000000" fo:border-right="none" fo:border-top="none" fo:border-bottom="0.05pt solid #000000"/>
    </style:style>
    <style:style style:name="Taula4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2" style:family="table-cell">
      <style:table-cell-properties fo:padding="0.101cm" fo:border-left="0.05pt solid #000000" fo:border-right="none" fo:border-top="none" fo:border-bottom="0.05pt solid #000000"/>
    </style:style>
    <style:style style:name="Taula47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3" style:family="table-cell">
      <style:table-cell-properties fo:padding="0.101cm" fo:border-left="0.05pt solid #000000" fo:border-right="none" fo:border-top="none" fo:border-bottom="0.05pt solid #000000"/>
    </style:style>
    <style:style style:name="Taula47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4" style:family="table-cell">
      <style:table-cell-properties fo:padding="0.101cm" fo:border-left="0.05pt solid #000000" fo:border-right="none" fo:border-top="none" fo:border-bottom="0.05pt solid #000000"/>
    </style:style>
    <style:style style:name="Taula47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5" style:family="table-cell">
      <style:table-cell-properties fo:padding="0.101cm" fo:border-left="0.05pt solid #000000" fo:border-right="none" fo:border-top="none" fo:border-bottom="0.05pt solid #000000"/>
    </style:style>
    <style:style style:name="Taula47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6" style:family="table-cell">
      <style:table-cell-properties fo:padding="0.101cm" fo:border-left="0.05pt solid #000000" fo:border-right="none" fo:border-top="none" fo:border-bottom="0.05pt solid #000000"/>
    </style:style>
    <style:style style:name="Taula47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7" style:family="table-cell">
      <style:table-cell-properties fo:padding="0.101cm" fo:border-left="0.05pt solid #000000" fo:border-right="none" fo:border-top="none" fo:border-bottom="0.05pt solid #000000"/>
    </style:style>
    <style:style style:name="Taula47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8" style:family="table-cell">
      <style:table-cell-properties fo:padding="0.101cm" fo:border-left="0.05pt solid #000000" fo:border-right="none" fo:border-top="none" fo:border-bottom="0.05pt solid #000000"/>
    </style:style>
    <style:style style:name="Taula47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19" style:family="table-cell">
      <style:table-cell-properties fo:padding="0.101cm" fo:border-left="0.05pt solid #000000" fo:border-right="none" fo:border-top="none" fo:border-bottom="0.05pt solid #000000"/>
    </style:style>
    <style:style style:name="Taula47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0" style:family="table-cell">
      <style:table-cell-properties fo:padding="0.101cm" fo:border-left="0.05pt solid #000000" fo:border-right="none" fo:border-top="none" fo:border-bottom="0.05pt solid #000000"/>
    </style:style>
    <style:style style:name="Taula47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1" style:family="table-cell">
      <style:table-cell-properties fo:padding="0.101cm" fo:border-left="0.05pt solid #000000" fo:border-right="none" fo:border-top="none" fo:border-bottom="0.05pt solid #000000"/>
    </style:style>
    <style:style style:name="Taula47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2" style:family="table-cell">
      <style:table-cell-properties fo:padding="0.101cm" fo:border-left="0.05pt solid #000000" fo:border-right="none" fo:border-top="none" fo:border-bottom="0.05pt solid #000000"/>
    </style:style>
    <style:style style:name="Taula47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47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23" style:family="table-cell">
      <style:table-cell-properties fo:padding="0.101cm" fo:border-left="0.05pt solid #000000" fo:border-right="none" fo:border-top="none" fo:border-bottom="0.05pt solid #000000"/>
    </style:style>
    <style:style style:name="Taula47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2.184cm"/>
    </style:style>
    <style:style style:name="Taula49.C" style:family="table-column">
      <style:table-column-properties style:column-width="10.022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5" style:family="table-cell">
      <style:table-cell-properties fo:padding="0.101cm" fo:border-left="0.05pt solid #000000" fo:border-right="none" fo:border-top="none" fo:border-bottom="0.05pt solid #000000"/>
    </style:style>
    <style:style style:name="Taula51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6" style:family="table-cell">
      <style:table-cell-properties fo:padding="0.101cm" fo:border-left="0.05pt solid #000000" fo:border-right="none" fo:border-top="none" fo:border-bottom="0.05pt solid #000000"/>
    </style:style>
    <style:style style:name="Taula51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7" style:family="table-cell">
      <style:table-cell-properties fo:padding="0.101cm" fo:border-left="0.05pt solid #000000" fo:border-right="none" fo:border-top="none" fo:border-bottom="0.05pt solid #000000"/>
    </style:style>
    <style:style style:name="Taula51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8" style:family="table-cell">
      <style:table-cell-properties fo:padding="0.101cm" fo:border-left="0.05pt solid #000000" fo:border-right="none" fo:border-top="none" fo:border-bottom="0.05pt solid #000000"/>
    </style:style>
    <style:style style:name="Taula51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9" style:family="table-cell">
      <style:table-cell-properties fo:padding="0.101cm" fo:border-left="0.05pt solid #000000" fo:border-right="none" fo:border-top="none" fo:border-bottom="0.05pt solid #000000"/>
    </style:style>
    <style:style style:name="Taula51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10" style:family="table-cell">
      <style:table-cell-properties fo:padding="0.101cm" fo:border-left="0.05pt solid #000000" fo:border-right="none" fo:border-top="none" fo:border-bottom="0.05pt solid #000000"/>
    </style:style>
    <style:style style:name="Taula51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8" style:family="table-cell">
      <style:table-cell-properties fo:padding="0.101cm" fo:border-left="0.05pt solid #000000" fo:border-right="none" fo:border-top="none" fo:border-bottom="0.05pt solid #000000"/>
    </style:style>
    <style:style style:name="Taula53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9" style:family="table-cell">
      <style:table-cell-properties fo:padding="0.101cm" fo:border-left="0.05pt solid #000000" fo:border-right="none" fo:border-top="none" fo:border-bottom="0.05pt solid #000000"/>
    </style:style>
    <style:style style:name="Taula53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0" style:family="table-cell">
      <style:table-cell-properties fo:padding="0.101cm" fo:border-left="0.05pt solid #000000" fo:border-right="none" fo:border-top="none" fo:border-bottom="0.05pt solid #000000"/>
    </style:style>
    <style:style style:name="Taula53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11" style:family="table-cell">
      <style:table-cell-properties fo:padding="0.101cm" fo:border-left="0.05pt solid #000000" fo:border-right="none" fo:border-top="none" fo:border-bottom="0.05pt solid #000000"/>
    </style:style>
    <style:style style:name="Taula53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2.69cm"/>
    </style:style>
    <style:style style:name="Taula28.B" style:family="table-column">
      <style:table-column-properties style:column-width="2.757cm"/>
    </style:style>
    <style:style style:name="Taula28.C" style:family="table-column">
      <style:table-column-properties style:column-width="3.263cm"/>
    </style:style>
    <style:style style:name="Taula28.D" style:family="table-column">
      <style:table-column-properties style:column-width="8.303cm"/>
    </style:style>
    <style:style style:name="Taula2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8.B2" style:family="table-cell">
      <style:table-cell-properties fo:padding="0.101cm" fo:border="0.05pt solid #000000"/>
    </style:style>
    <style:style style:name="Taula28.3" style:family="table-row">
      <style:table-row-properties fo:background-color="transparent" fo:keep-together="auto">
        <style:background-image/>
      </style:table-row-properties>
    </style:style>
    <style:style style:name="Taula2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5" style:family="table-cell">
      <style:table-cell-properties fo:padding="0.101cm" fo:border-left="0.05pt solid #000000" fo:border-right="none" fo:border-top="none" fo:border-bottom="0.05pt solid #000000"/>
    </style:style>
    <style:style style:name="Taula2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7.A" style:family="table-column">
      <style:table-column-properties style:column-width="2.69cm"/>
    </style:style>
    <style:style style:name="Taula27.B" style:family="table-column">
      <style:table-column-properties style:column-width="2.801cm"/>
    </style:style>
    <style:style style:name="Taula27.C" style:family="table-column">
      <style:table-column-properties style:column-width="3.307cm"/>
    </style:style>
    <style:style style:name="Taula27.D" style:family="table-column">
      <style:table-column-properties style:column-width="8.214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7.B2" style:family="table-cell">
      <style:table-cell-properties fo:padding="0.101cm" fo:border="0.05pt solid #000000"/>
    </style:style>
    <style:style style:name="Taula27.3" style:family="table-row">
      <style:table-row-properties fo:background-color="transparent" fo:keep-together="auto">
        <style:background-image/>
      </style:table-row-properties>
    </style:style>
    <style:style style:name="Taula2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7.C5" style:family="table-cell">
      <style:table-cell-properties fo:padding="0.101cm" fo:border-left="0.05pt solid #000000" fo:border-right="none" fo:border-top="none" fo:border-bottom="0.05pt solid #000000"/>
    </style:style>
    <style:style style:name="Taula2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6" style:family="table-cell">
      <style:table-cell-properties fo:padding="0.101cm" fo:border-left="0.05pt solid #000000" fo:border-right="none" fo:border-top="none" fo:border-bottom="0.05pt solid #000000"/>
    </style:style>
    <style:style style:name="Taula2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2.69cm"/>
    </style:style>
    <style:style style:name="Taula60.B" style:family="table-column">
      <style:table-column-properties style:column-width="2.757cm"/>
    </style:style>
    <style:style style:name="Taula60.C" style:family="table-column">
      <style:table-column-properties style:column-width="3.263cm"/>
    </style:style>
    <style:style style:name="Taula60.D" style:family="table-column">
      <style:table-column-properties style:column-width="8.30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0.B2" style:family="table-cell">
      <style:table-cell-properties fo:padding="0.101cm" fo:border="0.05pt solid #000000"/>
    </style:style>
    <style:style style:name="Taula60.3" style:family="table-row">
      <style:table-row-properties fo:background-color="transparent" fo:keep-together="auto">
        <style:background-image/>
      </style:table-row-properties>
    </style:style>
    <style:style style:name="Taula6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5" style:family="table-cell">
      <style:table-cell-properties fo:padding="0.101cm" fo:border-left="0.05pt solid #000000" fo:border-right="none" fo:border-top="none" fo:border-bottom="0.05pt solid #000000"/>
    </style:style>
    <style:style style:name="Taula6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713cm"/>
    </style:style>
    <style:style style:name="Taula19.B" style:family="table-column">
      <style:table-column-properties style:column-width="14.3cm"/>
    </style:style>
    <style:style style:name="Taula19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1" style:family="table-cell">
      <style:table-cell-properties fo:padding="0.101cm" fo:border="0.05pt solid #000000"/>
    </style:style>
    <style:style style:name="Taula11" style:family="table">
      <style:table-properties style:width="17.013cm" fo:margin-left="0cm" table:align="left"/>
    </style:style>
    <style:style style:name="Taula11.A" style:family="table-column">
      <style:table-column-properties style:column-width="3.327cm"/>
    </style:style>
    <style:style style:name="Taula11.B" style:family="table-column">
      <style:table-column-properties style:column-width="3.822cm"/>
    </style:style>
    <style:style style:name="Taula11.C" style:family="table-column">
      <style:table-column-properties style:column-width="9.864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11.C1" style:family="table-cell">
      <style:table-cell-properties style:vertical-align="" fo:background-color="transparent" fo:padding="0.101cm" fo:border="0.05pt solid #000000" style:writing-mode="lr-tb">
        <style:background-image/>
      </style:table-cell-properties>
    </style:style>
    <style:style style:name="P1" style:family="paragraph" style:parent-style-name="Title">
      <style:text-properties officeooo:rsid="005244b2" officeooo:paragraph-rsid="003e990f"/>
    </style:style>
    <style:style style:name="P2" style:family="paragraph" style:parent-style-name="Text_20_body">
      <style:text-properties officeooo:paragraph-rsid="00bf0cf0"/>
    </style:style>
    <style:style style:name="P3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4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6" style:family="paragraph" style:parent-style-name="Standard">
      <style:text-properties officeooo:rsid="0062d4a5" officeooo:paragraph-rsid="00bf0cf0"/>
    </style:style>
    <style:style style:name="P7" style:family="paragraph" style:parent-style-name="Standard">
      <style:text-properties officeooo:rsid="0053cec3" officeooo:paragraph-rsid="00bf0cf0"/>
    </style:style>
    <style:style style:name="P8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9" style:family="paragraph" style:parent-style-name="Standard">
      <style:text-properties officeooo:rsid="0053cec3"/>
    </style:style>
    <style:style style:name="P10" style:family="paragraph" style:parent-style-name="Text_20_body">
      <style:text-properties officeooo:paragraph-rsid="00d75fd4"/>
    </style:style>
    <style:style style:name="P11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2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13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4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1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16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7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9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0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21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22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23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24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5" style:family="paragraph" style:parent-style-name="Text_20_body">
      <style:text-properties officeooo:paragraph-rsid="0094aa74"/>
    </style:style>
    <style:style style:name="P26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28" style:family="paragraph" style:parent-style-name="Text_20_body">
      <style:text-properties officeooo:paragraph-rsid="00a88e9a"/>
    </style:style>
    <style:style style:name="P29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30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31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32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33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35" style:family="paragraph" style:parent-style-name="Heading_20_2">
      <style:text-properties officeooo:paragraph-rsid="01106c62"/>
    </style:style>
    <style:style style:name="P36" style:family="paragraph" style:parent-style-name="Text_20_body">
      <style:text-properties officeooo:paragraph-rsid="01106c62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8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39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40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41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42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43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44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45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46" style:family="paragraph" style:parent-style-name="Heading_20_2">
      <style:text-properties officeooo:paragraph-rsid="00a9bbde"/>
    </style:style>
    <style:style style:name="P47" style:family="paragraph" style:parent-style-name="Text_20_body">
      <style:text-properties officeooo:paragraph-rsid="00a9bbde"/>
    </style:style>
    <style:style style:name="P48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49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51" style:family="paragraph" style:parent-style-name="Standard">
      <style:text-properties officeooo:rsid="0053cec3" officeooo:paragraph-rsid="00a32433"/>
    </style:style>
    <style:style style:name="P52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3" style:family="paragraph" style:parent-style-name="Heading_20_2">
      <style:text-properties officeooo:paragraph-rsid="013832a3"/>
    </style:style>
    <style:style style:name="P54" style:family="paragraph" style:parent-style-name="Text_20_body">
      <style:text-properties officeooo:paragraph-rsid="013832a3"/>
    </style:style>
    <style:style style:name="P55" style:family="paragraph" style:parent-style-name="Text_20_body" style:list-style-name="L3">
      <style:text-properties officeooo:rsid="00a9b4aa" officeooo:paragraph-rsid="00975210"/>
    </style:style>
    <style:style style:name="P56" style:family="paragraph" style:parent-style-name="Text_20_body">
      <style:text-properties officeooo:rsid="0137582b" officeooo:paragraph-rsid="0137582b"/>
    </style:style>
    <style:style style:name="P57" style:family="paragraph" style:parent-style-name="Text_20_body" style:list-style-name="L3">
      <style:text-properties officeooo:rsid="00aa33b4" officeooo:paragraph-rsid="00975210"/>
    </style:style>
    <style:style style:name="P58" style:family="paragraph" style:parent-style-name="Text_20_body" style:list-style-name="L3">
      <style:text-properties officeooo:rsid="00aa641c" officeooo:paragraph-rsid="00975210"/>
    </style:style>
    <style:style style:name="P59" style:family="paragraph" style:parent-style-name="Text_20_body" style:list-style-name="L3">
      <style:text-properties officeooo:rsid="0062d4a5" officeooo:paragraph-rsid="00975210"/>
    </style:style>
    <style:style style:name="P60" style:family="paragraph" style:parent-style-name="Text_20_body">
      <style:text-properties officeooo:paragraph-rsid="01127e6a"/>
    </style:style>
    <style:style style:name="P61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62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64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65" style:family="paragraph" style:parent-style-name="Standard">
      <style:text-properties officeooo:paragraph-rsid="0062d4a5"/>
    </style:style>
    <style:style style:name="P66" style:family="paragraph" style:parent-style-name="Text_20_body">
      <style:text-properties officeooo:paragraph-rsid="00c0b5b5"/>
    </style:style>
    <style:style style:name="P67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68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69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70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71" style:family="paragraph" style:parent-style-name="Standard">
      <style:text-properties officeooo:paragraph-rsid="00649ebd"/>
    </style:style>
    <style:style style:name="P72" style:family="paragraph" style:parent-style-name="Text_20_body">
      <style:text-properties officeooo:paragraph-rsid="0064b1c0"/>
    </style:style>
    <style:style style:name="P73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74" style:family="paragraph" style:parent-style-name="Text_20_body">
      <style:text-properties officeooo:paragraph-rsid="00663ab8"/>
    </style:style>
    <style:style style:name="P75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76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77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78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79" style:family="paragraph" style:parent-style-name="Standard">
      <style:text-properties officeooo:paragraph-rsid="00663ab8"/>
    </style:style>
    <style:style style:name="P80" style:family="paragraph" style:parent-style-name="Standard">
      <style:text-properties officeooo:paragraph-rsid="01127e6a"/>
    </style:style>
    <style:style style:name="P81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82" style:family="paragraph" style:parent-style-name="Standard">
      <style:text-properties officeooo:paragraph-rsid="007b1b00"/>
    </style:style>
    <style:style style:name="P83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84" style:family="paragraph" style:parent-style-name="Heading_20_2" style:list-style-name="">
      <style:text-properties officeooo:paragraph-rsid="00663ab8"/>
    </style:style>
    <style:style style:name="P85" style:family="paragraph" style:parent-style-name="Heading_20_2">
      <style:text-properties officeooo:rsid="00663ab8" officeooo:paragraph-rsid="0113824e" fo:background-color="transparent"/>
    </style:style>
    <style:style style:name="P86" style:family="paragraph" style:parent-style-name="Text_20_body">
      <style:text-properties officeooo:paragraph-rsid="0113824e"/>
    </style:style>
    <style:style style:name="P87" style:family="paragraph" style:parent-style-name="Text_20_body">
      <style:text-properties officeooo:paragraph-rsid="0067cbb5"/>
    </style:style>
    <style:style style:name="P88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89" style:family="paragraph" style:parent-style-name="Text_20_body">
      <style:text-properties officeooo:paragraph-rsid="007ee7b8"/>
    </style:style>
    <style:style style:name="P90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91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92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3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4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5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6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7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98" style:family="paragraph" style:parent-style-name="Heading_20_2">
      <style:text-properties officeooo:rsid="00681035" officeooo:paragraph-rsid="00681035" fo:background-color="transparent"/>
    </style:style>
    <style:style style:name="P99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00" style:family="paragraph" style:parent-style-name="Text_20_body">
      <style:text-properties officeooo:paragraph-rsid="007eb74a"/>
    </style:style>
    <style:style style:name="P101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102" style:family="paragraph" style:parent-style-name="Text_20_body">
      <style:text-properties officeooo:paragraph-rsid="00848713"/>
    </style:style>
    <style:style style:name="P103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04" style:family="paragraph" style:parent-style-name="Standard">
      <style:text-properties officeooo:rsid="00861320" officeooo:paragraph-rsid="00848713" fo:background-color="transparent"/>
    </style:style>
    <style:style style:name="P105" style:family="paragraph" style:parent-style-name="Heading_20_2">
      <style:text-properties officeooo:paragraph-rsid="012cc52b"/>
    </style:style>
    <style:style style:name="P106" style:family="paragraph" style:parent-style-name="Text_20_body">
      <style:text-properties officeooo:rsid="00861320" officeooo:paragraph-rsid="00848713" fo:background-color="transparent"/>
    </style:style>
    <style:style style:name="P107" style:family="paragraph" style:parent-style-name="Heading_20_2">
      <style:text-properties officeooo:rsid="00861320" officeooo:paragraph-rsid="00848713" fo:background-color="transparent"/>
    </style:style>
    <style:style style:name="P108" style:family="paragraph" style:parent-style-name="Heading_20_2">
      <style:text-properties officeooo:rsid="00861320" fo:background-color="transparent"/>
    </style:style>
    <style:style style:name="P109" style:family="paragraph" style:parent-style-name="Text_20_body">
      <style:text-properties officeooo:paragraph-rsid="00874f80"/>
    </style:style>
    <style:style style:name="P110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11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112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113" style:family="paragraph" style:parent-style-name="Heading_20_2">
      <style:text-properties officeooo:paragraph-rsid="011d32c4"/>
    </style:style>
    <style:style style:name="P114" style:family="paragraph" style:parent-style-name="Heading_20_2">
      <style:text-properties officeooo:rsid="011d32c4" officeooo:paragraph-rsid="011d32c4" fo:background-color="transparent"/>
    </style:style>
    <style:style style:name="P115" style:family="paragraph" style:parent-style-name="Standard">
      <style:text-properties officeooo:paragraph-rsid="011d32c4"/>
    </style:style>
    <style:style style:name="P116" style:family="paragraph" style:parent-style-name="Standard">
      <style:text-properties officeooo:rsid="00a67137" officeooo:paragraph-rsid="00874f80"/>
    </style:style>
    <style:style style:name="P117" style:family="paragraph" style:parent-style-name="Text_20_body">
      <style:text-properties officeooo:paragraph-rsid="00861320"/>
    </style:style>
    <style:style style:name="P118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19" style:family="paragraph" style:parent-style-name="Standard">
      <style:text-properties officeooo:paragraph-rsid="00861320"/>
    </style:style>
    <style:style style:name="P120" style:family="paragraph" style:parent-style-name="Text_20_body">
      <style:text-properties officeooo:paragraph-rsid="0091007b"/>
    </style:style>
    <style:style style:name="P121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22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123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24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125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126" style:family="paragraph" style:parent-style-name="Standard">
      <style:text-properties officeooo:rsid="0091007b" officeooo:paragraph-rsid="0092c2be" fo:background-color="transparent"/>
    </style:style>
    <style:style style:name="P127" style:family="paragraph" style:parent-style-name="Text_20_body">
      <style:text-properties officeooo:paragraph-rsid="0092c2be"/>
    </style:style>
    <style:style style:name="P128" style:family="paragraph" style:parent-style-name="Standard">
      <style:text-properties officeooo:paragraph-rsid="0092c2be"/>
    </style:style>
    <style:style style:name="P129" style:family="paragraph" style:parent-style-name="Standard">
      <style:text-properties officeooo:paragraph-rsid="0099ea68" fo:background-color="transparent"/>
    </style:style>
    <style:style style:name="P130" style:family="paragraph" style:parent-style-name="Text_20_body">
      <style:text-properties officeooo:paragraph-rsid="0099ea68"/>
    </style:style>
    <style:style style:name="P131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32" style:family="paragraph" style:parent-style-name="Standard">
      <style:text-properties officeooo:rsid="00a67137" officeooo:paragraph-rsid="0099ea68"/>
    </style:style>
    <style:style style:name="P133" style:family="paragraph" style:parent-style-name="Heading_20_2">
      <style:text-properties officeooo:paragraph-rsid="012eb63f"/>
    </style:style>
    <style:style style:name="P134" style:family="paragraph" style:parent-style-name="Standard">
      <style:text-properties officeooo:paragraph-rsid="012eb63f"/>
    </style:style>
    <style:style style:name="P135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36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137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138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139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140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141" style:family="paragraph" style:parent-style-name="Title">
      <style:text-properties officeooo:rsid="005244b2" officeooo:paragraph-rsid="003e990f"/>
    </style:style>
    <style:style style:name="P142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143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144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145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146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147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148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149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150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151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152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153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154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155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156" style:family="paragraph" style:parent-style-name="Text_20_body">
      <style:text-properties style:font-name="Arial" fo:font-size="9pt" officeooo:rsid="0092c2be" officeooo:paragraph-rsid="0092c2be" style:font-size-asian="9pt" style:font-size-complex="9pt"/>
    </style:style>
    <style:style style:name="P157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158" style:family="paragraph" style:parent-style-name="Text_20_body">
      <style:text-properties style:font-name="Arial" fo:font-size="9pt" officeooo:rsid="007b1b00" officeooo:paragraph-rsid="007b1b00" style:font-size-asian="9pt" style:font-size-complex="9pt"/>
    </style:style>
    <style:style style:name="P159" style:family="paragraph" style:parent-style-name="Text_20_body">
      <style:text-properties style:font-name="Arial" fo:font-size="9pt" officeooo:rsid="007b1b00" officeooo:paragraph-rsid="00848713" style:font-size-asian="9pt" style:font-size-complex="9pt"/>
    </style:style>
    <style:style style:name="P160" style:family="paragraph" style:parent-style-name="Text_20_body">
      <style:text-properties officeooo:rsid="00a67137" officeooo:paragraph-rsid="0060ea9d"/>
    </style:style>
    <style:style style:name="P161" style:family="paragraph" style:parent-style-name="Text_20_body">
      <style:text-properties officeooo:paragraph-rsid="003e990f"/>
    </style:style>
    <style:style style:name="P162" style:family="paragraph" style:parent-style-name="Text_20_body">
      <style:text-properties officeooo:rsid="00a46b03" officeooo:paragraph-rsid="009befc8"/>
    </style:style>
    <style:style style:name="P163" style:family="paragraph" style:parent-style-name="Text_20_body">
      <style:text-properties officeooo:rsid="009befc8" officeooo:paragraph-rsid="009befc8"/>
    </style:style>
    <style:style style:name="P164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165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166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167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168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169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170" style:family="paragraph" style:parent-style-name="Table_20_Contents">
      <style:text-properties style:font-name="Arial" fo:font-size="9pt" officeooo:rsid="0095f247" officeooo:paragraph-rsid="00a32433" style:font-size-asian="9pt" style:font-size-complex="9pt"/>
    </style:style>
    <style:style style:name="P171" style:family="paragraph" style:parent-style-name="Table_20_Contents">
      <style:text-properties style:font-name="Arial" fo:font-size="9pt" officeooo:rsid="0095f247" officeooo:paragraph-rsid="00bf0cf0" style:font-size-asian="9pt" style:font-size-complex="9pt"/>
    </style:style>
    <style:style style:name="P172" style:family="paragraph" style:parent-style-name="Table_20_Contents">
      <style:text-properties style:font-name="Arial" fo:font-size="9pt" officeooo:rsid="0095f247" officeooo:paragraph-rsid="00c2f196" style:font-size-asian="9pt" style:font-size-complex="9pt"/>
    </style:style>
    <style:style style:name="P173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174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175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176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177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178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179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180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181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182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183" style:family="paragraph" style:parent-style-name="Table_20_Contents">
      <style:text-properties style:font-name="Arial" fo:font-size="9pt" officeooo:rsid="0094aa74" officeooo:paragraph-rsid="00a2e09d" style:font-size-asian="9pt" style:font-size-complex="9pt"/>
    </style:style>
    <style:style style:name="P184" style:family="paragraph" style:parent-style-name="Table_20_Contents">
      <style:text-properties style:font-name="Arial" fo:font-size="9pt" officeooo:rsid="0094aa74" officeooo:paragraph-rsid="00b006b7" style:font-size-asian="9pt" style:font-size-complex="9pt"/>
    </style:style>
    <style:style style:name="P185" style:family="paragraph" style:parent-style-name="Table_20_Contents">
      <style:text-properties style:font-name="Arial" fo:font-size="9pt" officeooo:rsid="0094aa74" officeooo:paragraph-rsid="0094aa74" style:font-size-asian="9pt" style:font-size-complex="9pt"/>
    </style:style>
    <style:style style:name="P186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187" style:family="paragraph" style:parent-style-name="Table_20_Contents">
      <style:text-properties style:font-name="Arial" fo:font-size="9pt" officeooo:rsid="0094aa74" officeooo:paragraph-rsid="00bf0cf0" style:font-size-asian="9pt" style:font-size-complex="9pt"/>
    </style:style>
    <style:style style:name="P188" style:family="paragraph" style:parent-style-name="Table_20_Contents">
      <style:text-properties style:font-name="Arial" fo:font-size="9pt" officeooo:rsid="0094aa74" officeooo:paragraph-rsid="00c42eeb" style:font-size-asian="9pt" style:font-size-complex="9pt"/>
    </style:style>
    <style:style style:name="P189" style:family="paragraph" style:parent-style-name="Table_20_Contents">
      <style:text-properties style:font-name="Arial" fo:font-size="9pt" officeooo:rsid="0094aa74" officeooo:paragraph-rsid="00c4dea4" style:font-size-asian="9pt" style:font-size-complex="9pt"/>
    </style:style>
    <style:style style:name="P190" style:family="paragraph" style:parent-style-name="Table_20_Contents">
      <style:text-properties style:font-name="Arial" fo:font-size="9pt" officeooo:rsid="0094aa74" officeooo:paragraph-rsid="00c6bffe" style:font-size-asian="9pt" style:font-size-complex="9pt"/>
    </style:style>
    <style:style style:name="P191" style:family="paragraph" style:parent-style-name="Table_20_Contents">
      <style:text-properties style:font-name="Arial" fo:font-size="9pt" officeooo:rsid="0094aa74" officeooo:paragraph-rsid="00c6c8c8" style:font-size-asian="9pt" style:font-size-complex="9pt"/>
    </style:style>
    <style:style style:name="P192" style:family="paragraph" style:parent-style-name="Table_20_Contents">
      <style:text-properties style:font-name="Arial" fo:font-size="9pt" officeooo:rsid="0094aa74" officeooo:paragraph-rsid="00ccc276" style:font-size-asian="9pt" style:font-size-complex="9pt"/>
    </style:style>
    <style:style style:name="P193" style:family="paragraph" style:parent-style-name="Table_20_Contents">
      <style:text-properties style:font-name="Arial" fo:font-size="9pt" officeooo:rsid="0094aa74" officeooo:paragraph-rsid="00ce17bd" style:font-size-asian="9pt" style:font-size-complex="9pt"/>
    </style:style>
    <style:style style:name="P194" style:family="paragraph" style:parent-style-name="Table_20_Contents">
      <style:text-properties style:font-name="Arial" fo:font-size="9pt" officeooo:rsid="0094aa74" officeooo:paragraph-rsid="00cedd60" style:font-size-asian="9pt" style:font-size-complex="9pt"/>
    </style:style>
    <style:style style:name="P195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196" style:family="paragraph" style:parent-style-name="Table_20_Contents">
      <style:text-properties style:font-name="Arial" fo:font-size="9pt" officeooo:rsid="0094aa74" officeooo:paragraph-rsid="011b1460" style:font-size-asian="9pt" style:font-size-complex="9pt"/>
    </style:style>
    <style:style style:name="P197" style:family="paragraph" style:parent-style-name="Table_20_Contents">
      <style:text-properties style:font-name="Arial" fo:font-size="9pt" officeooo:rsid="0094aa74" officeooo:paragraph-rsid="011b2176" style:font-size-asian="9pt" style:font-size-complex="9pt"/>
    </style:style>
    <style:style style:name="P198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199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200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201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202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203" style:family="paragraph" style:parent-style-name="Table_20_Contents">
      <style:text-properties style:font-name="Arial" fo:font-size="9pt" officeooo:rsid="00b02fb8" officeooo:paragraph-rsid="00e327d2" style:font-size-asian="9pt" style:font-size-complex="9pt"/>
    </style:style>
    <style:style style:name="P204" style:family="paragraph" style:parent-style-name="Table_20_Contents">
      <style:text-properties style:font-name="Arial" fo:font-size="9pt" officeooo:rsid="00b02fb8" officeooo:paragraph-rsid="00eb4152" style:font-size-asian="9pt" style:font-size-complex="9pt"/>
    </style:style>
    <style:style style:name="P20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206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207" style:family="paragraph" style:parent-style-name="Table_20_Contents">
      <style:text-properties style:font-name="Arial" fo:font-size="9pt" officeooo:rsid="00b18b75" officeooo:paragraph-rsid="00b18b75" style:font-size-asian="9pt" style:font-size-complex="9pt"/>
    </style:style>
    <style:style style:name="P208" style:family="paragraph" style:parent-style-name="Table_20_Contents">
      <style:text-properties style:font-name="Arial" fo:font-size="9pt" officeooo:rsid="00b0e101" officeooo:paragraph-rsid="00e327d2" style:font-size-asian="9pt" style:font-size-complex="9pt"/>
    </style:style>
    <style:style style:name="P209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210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211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212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213" style:family="paragraph" style:parent-style-name="Table_20_Contents">
      <style:text-properties style:font-name="Arial" fo:font-size="9pt" officeooo:rsid="00a86f1b" officeooo:paragraph-rsid="00d7cf1a" style:font-size-asian="9pt" style:font-size-complex="9pt"/>
    </style:style>
    <style:style style:name="P214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215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216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217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218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219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220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221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222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223" style:family="paragraph" style:parent-style-name="Table_20_Contents">
      <style:text-properties style:font-name="Arial" fo:font-size="9pt" officeooo:rsid="007b1b00" officeooo:paragraph-rsid="007b1b00" style:font-size-asian="9pt" style:font-size-complex="9pt"/>
    </style:style>
    <style:style style:name="P224" style:family="paragraph" style:parent-style-name="Table_20_Contents">
      <style:text-properties style:font-name="Arial" fo:font-size="9pt" officeooo:rsid="007b1b00" officeooo:paragraph-rsid="00861320" style:font-size-asian="9pt" style:font-size-complex="9pt"/>
    </style:style>
    <style:style style:name="P225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226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227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228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229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230" style:family="paragraph" style:parent-style-name="Table_20_Contents">
      <style:text-properties style:font-name="Arial" fo:font-size="9pt" officeooo:rsid="00649ebd" officeooo:paragraph-rsid="00649ebd" style:font-size-asian="9pt" style:font-size-complex="9pt"/>
    </style:style>
    <style:style style:name="P231" style:family="paragraph" style:parent-style-name="Table_20_Contents">
      <style:text-properties style:font-name="Arial" fo:font-size="9pt" officeooo:rsid="00649ebd" officeooo:paragraph-rsid="00663ab8" style:font-size-asian="9pt" style:font-size-complex="9pt"/>
    </style:style>
    <style:style style:name="P232" style:family="paragraph" style:parent-style-name="Table_20_Contents">
      <style:text-properties style:font-name="Arial" fo:font-size="9pt" officeooo:rsid="00649ebd" officeooo:paragraph-rsid="00874f80" style:font-size-asian="9pt" style:font-size-complex="9pt"/>
    </style:style>
    <style:style style:name="P233" style:family="paragraph" style:parent-style-name="Table_20_Contents">
      <style:text-properties style:font-name="Arial" fo:font-size="9pt" officeooo:rsid="00649ebd" officeooo:paragraph-rsid="0092c2be" style:font-size-asian="9pt" style:font-size-complex="9pt"/>
    </style:style>
    <style:style style:name="P234" style:family="paragraph" style:parent-style-name="Table_20_Contents">
      <style:text-properties style:font-name="Arial" fo:font-size="9pt" officeooo:rsid="00dce997" officeooo:paragraph-rsid="00dce997" style:font-size-asian="9pt" style:font-size-complex="9pt"/>
    </style:style>
    <style:style style:name="P235" style:family="paragraph" style:parent-style-name="Table_20_Contents">
      <style:text-properties style:font-name="Arial" fo:font-size="9pt" officeooo:rsid="00b02550" officeooo:paragraph-rsid="00b02550" style:font-size-asian="9pt" style:font-size-complex="9pt"/>
    </style:style>
    <style:style style:name="P236" style:family="paragraph" style:parent-style-name="Table_20_Contents">
      <style:text-properties style:font-name="Arial" fo:font-size="9pt" officeooo:rsid="00b02550" officeooo:paragraph-rsid="00b02fb8" style:font-size-asian="9pt" style:font-size-complex="9pt"/>
    </style:style>
    <style:style style:name="P237" style:family="paragraph" style:parent-style-name="Table_20_Contents">
      <style:text-properties style:font-name="Arial" fo:font-size="9pt" officeooo:rsid="00b02550" officeooo:paragraph-rsid="00d75fd4" style:font-size-asian="9pt" style:font-size-complex="9pt"/>
    </style:style>
    <style:style style:name="P238" style:family="paragraph" style:parent-style-name="Table_20_Contents">
      <style:text-properties style:font-name="Arial" fo:font-size="9pt" officeooo:rsid="00b02550" officeooo:paragraph-rsid="00ee27f0" style:font-size-asian="9pt" style:font-size-complex="9pt"/>
    </style:style>
    <style:style style:name="P239" style:family="paragraph" style:parent-style-name="Table_20_Contents">
      <style:text-properties style:font-name="Arial" fo:font-size="9pt" officeooo:rsid="00b02550" officeooo:paragraph-rsid="01093a20" style:font-size-asian="9pt" style:font-size-complex="9pt"/>
    </style:style>
    <style:style style:name="P240" style:family="paragraph" style:parent-style-name="Table_20_Contents">
      <style:text-properties style:font-name="Arial" fo:font-size="9pt" officeooo:rsid="00b482a4" officeooo:paragraph-rsid="00b482a4" style:font-size-asian="9pt" style:font-size-complex="9pt"/>
    </style:style>
    <style:style style:name="P241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242" style:family="paragraph" style:parent-style-name="Table_20_Contents">
      <style:text-properties style:font-name="Arial" fo:font-size="9pt" officeooo:rsid="00b482a4" officeooo:paragraph-rsid="00d75fd4" style:font-size-asian="9pt" style:font-size-complex="9pt"/>
    </style:style>
    <style:style style:name="P243" style:family="paragraph" style:parent-style-name="Table_20_Contents">
      <style:text-properties style:font-name="Arial" fo:font-size="9pt" officeooo:rsid="00b78255" officeooo:paragraph-rsid="00b78255" style:font-size-asian="9pt" style:font-size-complex="9pt"/>
    </style:style>
    <style:style style:name="P244" style:family="paragraph" style:parent-style-name="Table_20_Contents">
      <style:text-properties style:font-name="Arial" fo:font-size="9pt" officeooo:rsid="00bf0cf0" officeooo:paragraph-rsid="00bf0cf0" style:font-size-asian="9pt" style:font-size-complex="9pt"/>
    </style:style>
    <style:style style:name="P245" style:family="paragraph" style:parent-style-name="Table_20_Contents">
      <style:text-properties style:font-name="Arial" fo:font-size="9pt" officeooo:rsid="00a88e9a" officeooo:paragraph-rsid="00a88e9a" style:font-size-asian="9pt" style:font-size-complex="9pt"/>
    </style:style>
    <style:style style:name="P246" style:family="paragraph" style:parent-style-name="Table_20_Contents">
      <style:text-properties style:font-name="Arial" fo:font-size="9pt" officeooo:rsid="00c09d1a" officeooo:paragraph-rsid="00c09d1a" style:font-size-asian="9pt" style:font-size-complex="9pt"/>
    </style:style>
    <style:style style:name="P247" style:family="paragraph" style:parent-style-name="Table_20_Contents">
      <style:text-properties style:font-name="Arial" fo:font-size="9pt" officeooo:rsid="00975210" officeooo:paragraph-rsid="00cedd60" style:font-size-asian="9pt" style:font-size-complex="9pt"/>
    </style:style>
    <style:style style:name="P248" style:family="paragraph" style:parent-style-name="Table_20_Contents">
      <style:text-properties style:font-name="Arial" fo:font-size="9pt" officeooo:rsid="0062d4a5" officeooo:paragraph-rsid="00c4dea4" style:font-size-asian="9pt" style:font-size-complex="9pt"/>
    </style:style>
    <style:style style:name="P249" style:family="paragraph" style:parent-style-name="Table_20_Contents">
      <style:text-properties style:font-name="Arial" fo:font-size="9pt" officeooo:rsid="0029c379" officeooo:paragraph-rsid="0062d4a5" style:font-size-asian="9pt" style:font-size-complex="9pt"/>
    </style:style>
    <style:style style:name="P250" style:family="paragraph" style:parent-style-name="Table_20_Contents">
      <style:text-properties style:font-name="Arial" fo:font-size="9pt" officeooo:rsid="0029c379" officeooo:paragraph-rsid="00c42eeb" style:font-size-asian="9pt" style:font-size-complex="9pt"/>
    </style:style>
    <style:style style:name="P251" style:family="paragraph" style:parent-style-name="Table_20_Contents">
      <style:text-properties style:font-name="Arial" fo:font-size="9pt" officeooo:rsid="0029c379" officeooo:paragraph-rsid="00c4dea4" style:font-size-asian="9pt" style:font-size-complex="9pt"/>
    </style:style>
    <style:style style:name="P252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253" style:family="paragraph" style:parent-style-name="Table_20_Contents">
      <style:text-properties style:font-name="Arial" fo:font-size="9pt" officeooo:rsid="0029c379" officeooo:paragraph-rsid="011b1460" style:font-size-asian="9pt" style:font-size-complex="9pt"/>
    </style:style>
    <style:style style:name="P254" style:family="paragraph" style:parent-style-name="Table_20_Contents">
      <style:text-properties style:font-name="Arial" fo:font-size="9pt" officeooo:rsid="006d954b" officeooo:paragraph-rsid="006d954b" style:font-size-asian="9pt" style:font-size-complex="9pt"/>
    </style:style>
    <style:style style:name="P255" style:family="paragraph" style:parent-style-name="Table_20_Contents">
      <style:text-properties style:font-name="Arial" fo:font-size="9pt" officeooo:rsid="0076ecd0" officeooo:paragraph-rsid="0076ecd0" style:font-size-asian="9pt" style:font-size-complex="9pt"/>
    </style:style>
    <style:style style:name="P256" style:family="paragraph" style:parent-style-name="Table_20_Contents">
      <style:text-properties style:font-name="Arial" fo:font-size="9pt" officeooo:rsid="0076ecd0" officeooo:paragraph-rsid="00848713" style:font-size-asian="9pt" style:font-size-complex="9pt"/>
    </style:style>
    <style:style style:name="P257" style:family="paragraph" style:parent-style-name="Table_20_Contents">
      <style:text-properties style:font-name="Arial" fo:font-size="9pt" officeooo:rsid="00c4dea4" officeooo:paragraph-rsid="00c4dea4" style:font-size-asian="9pt" style:font-size-complex="9pt"/>
    </style:style>
    <style:style style:name="P258" style:family="paragraph" style:parent-style-name="Table_20_Contents">
      <style:text-properties style:font-name="Arial" fo:font-size="9pt" officeooo:rsid="00c6bffe" officeooo:paragraph-rsid="00c6bffe" style:font-size-asian="9pt" style:font-size-complex="9pt"/>
    </style:style>
    <style:style style:name="P259" style:family="paragraph" style:parent-style-name="Table_20_Contents">
      <style:text-properties style:font-name="Arial" fo:font-size="9pt" officeooo:rsid="00c6bffe" officeooo:paragraph-rsid="00c880b9" style:font-size-asian="9pt" style:font-size-complex="9pt"/>
    </style:style>
    <style:style style:name="P260" style:family="paragraph" style:parent-style-name="Table_20_Contents">
      <style:text-properties style:font-name="Arial" fo:font-size="9pt" officeooo:rsid="00c6bffe" officeooo:paragraph-rsid="00cad9bc" style:font-size-asian="9pt" style:font-size-complex="9pt"/>
    </style:style>
    <style:style style:name="P261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262" style:family="paragraph" style:parent-style-name="Table_20_Contents">
      <style:text-properties style:font-name="Arial" fo:font-size="9pt" officeooo:rsid="00c6bffe" officeooo:paragraph-rsid="011b1460" style:font-size-asian="9pt" style:font-size-complex="9pt"/>
    </style:style>
    <style:style style:name="P263" style:family="paragraph" style:parent-style-name="Table_20_Contents">
      <style:text-properties style:font-name="Arial" fo:font-size="9pt" officeooo:rsid="00c6bffe" officeooo:paragraph-rsid="012c5753" style:font-size-asian="9pt" style:font-size-complex="9pt"/>
    </style:style>
    <style:style style:name="P264" style:family="paragraph" style:parent-style-name="Table_20_Contents">
      <style:text-properties style:font-name="Arial" fo:font-size="9pt" officeooo:rsid="0099ea68" officeooo:paragraph-rsid="0099ea68" style:font-size-asian="9pt" style:font-size-complex="9pt"/>
    </style:style>
    <style:style style:name="P265" style:family="paragraph" style:parent-style-name="Table_20_Contents">
      <style:text-properties style:font-name="Arial" fo:font-size="9pt" officeooo:rsid="00cedd60" officeooo:paragraph-rsid="00cedd60" style:font-size-asian="9pt" style:font-size-complex="9pt"/>
    </style:style>
    <style:style style:name="P266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267" style:family="paragraph" style:parent-style-name="Table_20_Contents">
      <style:text-properties style:font-name="Arial" fo:font-size="9pt" officeooo:rsid="00d75fd4" officeooo:paragraph-rsid="00d75fd4" style:font-size-asian="9pt" style:font-size-complex="9pt"/>
    </style:style>
    <style:style style:name="P268" style:family="paragraph" style:parent-style-name="Table_20_Contents">
      <style:text-properties style:font-name="Arial" fo:font-size="9pt" officeooo:rsid="00da29ed" officeooo:paragraph-rsid="00da29ed" style:font-size-asian="9pt" style:font-size-complex="9pt"/>
    </style:style>
    <style:style style:name="P269" style:family="paragraph" style:parent-style-name="Table_20_Contents">
      <style:text-properties style:font-name="Arial" fo:font-size="9pt" officeooo:rsid="00ee27f0" officeooo:paragraph-rsid="00ee27f0" style:font-size-asian="9pt" style:font-size-complex="9pt"/>
    </style:style>
    <style:style style:name="P270" style:family="paragraph" style:parent-style-name="Table_20_Contents">
      <style:text-properties style:font-name="Arial" fo:font-size="9pt" officeooo:rsid="01093a20" officeooo:paragraph-rsid="01093a20" style:font-size-asian="9pt" style:font-size-complex="9pt"/>
    </style:style>
    <style:style style:name="P271" style:family="paragraph" style:parent-style-name="Table_20_Contents">
      <style:text-properties style:font-name="Arial" fo:font-size="9pt" officeooo:rsid="0119bc39" officeooo:paragraph-rsid="0119bc39" style:font-size-asian="9pt" style:font-size-complex="9pt"/>
    </style:style>
    <style:style style:name="P272" style:family="paragraph" style:parent-style-name="Table_20_Contents">
      <style:text-properties style:font-name="Arial" fo:font-size="9pt" officeooo:rsid="00d811b7" officeooo:paragraph-rsid="010f2c45" style:font-size-asian="9pt" style:font-size-complex="9pt"/>
    </style:style>
    <style:style style:name="P273" style:family="paragraph" style:parent-style-name="Table_20_Contents">
      <style:text-properties style:font-name="Arial" fo:font-size="9pt" officeooo:rsid="011b2176" officeooo:paragraph-rsid="011b2176" style:font-size-asian="9pt" style:font-size-complex="9pt"/>
    </style:style>
    <style:style style:name="P274" style:family="paragraph" style:parent-style-name="Table_20_Contents">
      <style:text-properties style:font-name="Arial" fo:font-size="9pt" officeooo:rsid="011c1ff1" officeooo:paragraph-rsid="011c1ff1" style:font-size-asian="9pt" style:font-size-complex="9pt"/>
    </style:style>
    <style:style style:name="P275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276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277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278" style:family="paragraph" style:parent-style-name="Table_20_Contents">
      <style:text-properties style:font-name="Arial" fo:font-size="9pt" fo:font-weight="bold" officeooo:rsid="00975210" officeooo:paragraph-rsid="00cedd60" style:font-size-asian="9pt" style:font-weight-asian="bold" style:font-size-complex="9pt" style:font-weight-complex="bold"/>
    </style:style>
    <style:style style:name="P279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280" style:family="paragraph" style:parent-style-name="Table_20_Contents">
      <style:text-properties style:font-name="Arial" fo:font-size="9pt" fo:font-weight="bold" officeooo:rsid="006d954b" officeooo:paragraph-rsid="00c42eeb" style:font-size-asian="9pt" style:font-weight-asian="bold" style:font-size-complex="9pt" style:font-weight-complex="bold"/>
    </style:style>
    <style:style style:name="P281" style:family="paragraph" style:parent-style-name="Table_20_Contents">
      <style:text-properties style:font-name="Arial" fo:font-size="9pt" fo:font-weight="bold" officeooo:rsid="006d954b" officeooo:paragraph-rsid="00c4dea4" style:font-size-asian="9pt" style:font-weight-asian="bold" style:font-size-complex="9pt" style:font-weight-complex="bold"/>
    </style:style>
    <style:style style:name="P282" style:family="paragraph" style:parent-style-name="Table_20_Contents">
      <style:text-properties style:font-name="Arial" fo:font-size="9pt" fo:font-weight="bold" officeooo:rsid="006d954b" officeooo:paragraph-rsid="00c6bffe" style:font-size-asian="9pt" style:font-weight-asian="bold" style:font-size-complex="9pt" style:font-weight-complex="bold"/>
    </style:style>
    <style:style style:name="P283" style:family="paragraph" style:parent-style-name="Table_20_Contents">
      <style:text-properties style:font-name="Arial" fo:font-size="9pt" fo:font-weight="bold" officeooo:rsid="006d954b" officeooo:paragraph-rsid="00c6c8c8" style:font-size-asian="9pt" style:font-weight-asian="bold" style:font-size-complex="9pt" style:font-weight-complex="bold"/>
    </style:style>
    <style:style style:name="P284" style:family="paragraph" style:parent-style-name="Table_20_Contents">
      <style:text-properties style:font-name="Arial" fo:font-size="9pt" fo:font-weight="bold" officeooo:rsid="006d954b" officeooo:paragraph-rsid="00ce17bd" style:font-size-asian="9pt" style:font-weight-asian="bold" style:font-size-complex="9pt" style:font-weight-complex="bold"/>
    </style:style>
    <style:style style:name="P285" style:family="paragraph" style:parent-style-name="Table_20_Contents">
      <style:text-properties style:font-name="Arial" fo:font-size="9pt" fo:font-weight="bold" officeooo:rsid="006d954b" officeooo:paragraph-rsid="00cedd60" style:font-size-asian="9pt" style:font-weight-asian="bold" style:font-size-complex="9pt" style:font-weight-complex="bold"/>
    </style:style>
    <style:style style:name="P286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287" style:family="paragraph" style:parent-style-name="Table_20_Contents">
      <style:text-properties style:font-name="Arial" fo:font-size="9pt" fo:font-weight="bold" officeooo:rsid="006d954b" officeooo:paragraph-rsid="00d321f3" style:font-size-asian="9pt" style:font-weight-asian="bold" style:font-size-complex="9pt" style:font-weight-complex="bold"/>
    </style:style>
    <style:style style:name="P288" style:family="paragraph" style:parent-style-name="Table_20_Contents">
      <style:text-properties style:font-name="Arial" fo:font-size="9pt" fo:font-weight="bold" officeooo:rsid="006d954b" officeooo:paragraph-rsid="011b1460" style:font-size-asian="9pt" style:font-weight-asian="bold" style:font-size-complex="9pt" style:font-weight-complex="bold"/>
    </style:style>
    <style:style style:name="P289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290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292" style:family="paragraph" style:parent-style-name="Table_20_Contents"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0031b" style:font-size-asian="9pt" style:font-weight-asian="bold" style:font-size-complex="9pt" style:font-weight-complex="bold"/>
    </style:style>
    <style:style style:name="P294" style:family="paragraph" style:parent-style-name="Table_20_Contents">
      <style:text-properties style:font-name="Arial" fo:font-size="9pt" fo:font-weight="bold" officeooo:rsid="0094aa74" officeooo:paragraph-rsid="00a1ef69" style:font-size-asian="9pt" style:font-weight-asian="bold" style:font-size-complex="9pt" style:font-weight-complex="bold"/>
    </style:style>
    <style:style style:name="P295" style:family="paragraph" style:parent-style-name="Table_20_Contents"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296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a32433" style:font-size-asian="9pt" style:font-weight-asian="bold" style:font-size-complex="9pt" style:font-weight-complex="bold"/>
    </style:style>
    <style:style style:name="P297" style:family="paragraph" style:parent-style-name="Table_20_Contents">
      <style:text-properties style:font-name="Arial" fo:font-size="9pt" fo:font-weight="bold" officeooo:rsid="0094aa74" officeooo:paragraph-rsid="00a47a01" style:font-size-asian="9pt" style:font-weight-asian="bold" style:font-size-complex="9pt" style:font-weight-complex="bold"/>
    </style:style>
    <style:style style:name="P298" style:family="paragraph" style:parent-style-name="Table_20_Contents"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29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bf0cf0" style:font-size-asian="9pt" style:font-weight-asian="bold" style:font-size-complex="9pt" style:font-weight-complex="bold"/>
    </style:style>
    <style:style style:name="P300" style:family="paragraph" style:parent-style-name="Table_20_Contents"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09d1a" style:font-size-asian="9pt" style:font-weight-asian="bold" style:font-size-complex="9pt" style:font-weight-complex="bold"/>
    </style:style>
    <style:style style:name="P302" style:family="paragraph" style:parent-style-name="Table_20_Contents"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3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1db9a" style:font-size-asian="9pt" style:font-weight-asian="bold" style:font-size-complex="9pt" style:font-weight-complex="bold"/>
    </style:style>
    <style:style style:name="P304" style:family="paragraph" style:parent-style-name="Table_20_Contents"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5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2f196" style:font-size-asian="9pt" style:font-weight-asian="bold" style:font-size-complex="9pt" style:font-weight-complex="bold"/>
    </style:style>
    <style:style style:name="P306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0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308" style:family="paragraph" style:parent-style-name="Table_20_Contents"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0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d75fd4" style:font-size-asian="9pt" style:font-weight-asian="bold" style:font-size-complex="9pt" style:font-weight-complex="bold"/>
    </style:style>
    <style:style style:name="P310" style:family="paragraph" style:parent-style-name="Table_20_Contents"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11b1460" style:font-size-asian="9pt" style:font-weight-asian="bold" style:font-size-complex="9pt" style:font-weight-complex="bold"/>
    </style:style>
    <style:style style:name="P312" style:family="paragraph" style:parent-style-name="Table_20_Contents">
      <style:text-properties style:font-name="Arial" fo:font-size="9pt" fo:font-weight="bold" officeooo:rsid="00958fe7" officeooo:paragraph-rsid="00a47a01" style:font-size-asian="9pt" style:font-weight-asian="bold" style:font-size-complex="9pt" style:font-weight-complex="bold"/>
    </style:style>
    <style:style style:name="P313" style:family="paragraph" style:parent-style-name="Table_20_Contents">
      <style:text-properties style:font-name="Arial" fo:font-size="9pt" fo:font-weight="bold" officeooo:rsid="00958fe7" officeooo:paragraph-rsid="00a4611d" style:font-size-asian="9pt" style:font-weight-asian="bold" style:font-size-complex="9pt" style:font-weight-complex="bold"/>
    </style:style>
    <style:style style:name="P314" style:family="paragraph" style:parent-style-name="Table_20_Contents">
      <style:text-properties style:font-name="Arial" fo:font-size="9pt" fo:font-weight="bold" officeooo:rsid="00958fe7" officeooo:paragraph-rsid="00b006b7" style:font-size-asian="9pt" style:font-weight-asian="bold" style:font-size-complex="9pt" style:font-weight-complex="bold"/>
    </style:style>
    <style:style style:name="P315" style:family="paragraph" style:parent-style-name="Table_20_Contents">
      <style:text-properties style:font-name="Arial" fo:font-size="9pt" fo:font-weight="bold" officeooo:rsid="0095f247" officeooo:paragraph-rsid="00a32433" style:font-size-asian="9pt" style:font-weight-asian="bold" style:font-size-complex="9pt" style:font-weight-complex="bold"/>
    </style:style>
    <style:style style:name="P316" style:family="paragraph" style:parent-style-name="Table_20_Contents">
      <style:text-properties style:font-name="Arial" fo:font-size="9pt" fo:font-weight="bold" officeooo:rsid="0095f247" officeooo:paragraph-rsid="00bf0cf0" style:font-size-asian="9pt" style:font-weight-asian="bold" style:font-size-complex="9pt" style:font-weight-complex="bold"/>
    </style:style>
    <style:style style:name="P317" style:family="paragraph" style:parent-style-name="Table_20_Contents">
      <style:text-properties style:font-name="Arial" fo:font-size="9pt" fo:font-weight="bold" officeooo:rsid="0095f247" officeooo:paragraph-rsid="00c2f196" style:font-size-asian="9pt" style:font-weight-asian="bold" style:font-size-complex="9pt" style:font-weight-complex="bold"/>
    </style:style>
    <style:style style:name="P318" style:family="paragraph" style:parent-style-name="Table_20_Contents">
      <style:text-properties style:font-name="Arial" fo:font-size="9pt" fo:font-weight="bold" officeooo:rsid="0096e237" officeooo:paragraph-rsid="00bf0cf0" style:font-size-asian="9pt" style:font-weight-asian="bold" style:font-size-complex="9pt" style:font-weight-complex="bold"/>
    </style:style>
    <style:style style:name="P319" style:family="paragraph" style:parent-style-name="Table_20_Contents">
      <style:text-properties style:font-name="Arial" fo:font-size="9pt" fo:font-weight="bold" officeooo:rsid="00a86f1b" officeooo:paragraph-rsid="00a86f1b" style:font-size-asian="9pt" style:font-weight-asian="bold" style:font-size-complex="9pt" style:font-weight-complex="bold"/>
    </style:style>
    <style:style style:name="P320" style:family="paragraph" style:parent-style-name="Table_20_Contents"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21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62d4a5" style:font-size-asian="9pt" style:font-weight-asian="bold" style:font-size-complex="9pt" style:font-weight-complex="bold"/>
    </style:style>
    <style:style style:name="P322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1db9a" style:font-size-asian="9pt" style:font-weight-asian="bold" style:font-size-complex="9pt" style:font-weight-complex="bold"/>
    </style:style>
    <style:style style:name="P323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2f196" style:font-size-asian="9pt" style:font-weight-asian="bold" style:font-size-complex="9pt" style:font-weight-complex="bold"/>
    </style:style>
    <style:style style:name="P324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25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26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327" style:family="paragraph" style:parent-style-name="Table_20_Contents">
      <style:text-properties style:font-name="Arial" fo:font-size="9pt" fo:font-weight="bold" officeooo:rsid="00201e9f" officeooo:paragraph-rsid="00663ab8" style:font-size-asian="9pt" style:font-weight-asian="bold" style:font-size-complex="9pt" style:font-weight-complex="bold"/>
    </style:style>
    <style:style style:name="P328" style:family="paragraph" style:parent-style-name="Table_20_Contents">
      <style:text-properties style:font-name="Arial" fo:font-size="9pt" fo:font-weight="bold" officeooo:rsid="00201e9f" officeooo:paragraph-rsid="007b1b00" style:font-size-asian="9pt" style:font-weight-asian="bold" style:font-size-complex="9pt" style:font-weight-complex="bold"/>
    </style:style>
    <style:style style:name="P329" style:family="paragraph" style:parent-style-name="Table_20_Contents">
      <style:text-properties style:font-name="Arial" fo:font-size="9pt" fo:font-weight="bold" officeooo:rsid="00201e9f" officeooo:paragraph-rsid="00c42eeb" style:font-size-asian="9pt" style:font-weight-asian="bold" style:font-size-complex="9pt" style:font-weight-complex="bold"/>
    </style:style>
    <style:style style:name="P330" style:family="paragraph" style:parent-style-name="Table_20_Contents">
      <style:text-properties style:font-name="Arial" fo:font-size="9pt" fo:font-weight="bold" officeooo:rsid="00201e9f" officeooo:paragraph-rsid="00c4dea4" style:font-size-asian="9pt" style:font-weight-asian="bold" style:font-size-complex="9pt" style:font-weight-complex="bold"/>
    </style:style>
    <style:style style:name="P331" style:family="paragraph" style:parent-style-name="Table_20_Contents">
      <style:text-properties style:font-name="Arial" fo:font-size="9pt" fo:font-weight="bold" officeooo:rsid="00201e9f" officeooo:paragraph-rsid="007ee7b8" style:font-size-asian="9pt" style:font-weight-asian="bold" style:font-size-complex="9pt" style:font-weight-complex="bold"/>
    </style:style>
    <style:style style:name="P332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333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334" style:family="paragraph" style:parent-style-name="Table_20_Contents">
      <style:text-properties style:font-name="Arial" fo:font-size="9pt" fo:font-weight="bold" officeooo:rsid="00201e9f" officeooo:paragraph-rsid="00861320" style:font-size-asian="9pt" style:font-weight-asian="bold" style:font-size-complex="9pt" style:font-weight-complex="bold"/>
    </style:style>
    <style:style style:name="P335" style:family="paragraph" style:parent-style-name="Table_20_Contents">
      <style:text-properties style:font-name="Arial" fo:font-size="9pt" fo:font-weight="bold" officeooo:rsid="00201e9f" officeooo:paragraph-rsid="0091007b" style:font-size-asian="9pt" style:font-weight-asian="bold" style:font-size-complex="9pt" style:font-weight-complex="bold"/>
    </style:style>
    <style:style style:name="P336" style:family="paragraph" style:parent-style-name="Table_20_Contents">
      <style:text-properties style:font-name="Arial" fo:font-size="9pt" fo:font-weight="bold" officeooo:rsid="00201e9f" officeooo:paragraph-rsid="0092c2be" style:font-size-asian="9pt" style:font-weight-asian="bold" style:font-size-complex="9pt" style:font-weight-complex="bold"/>
    </style:style>
    <style:style style:name="P337" style:family="paragraph" style:parent-style-name="Table_20_Contents">
      <style:text-properties style:font-name="Arial" fo:font-size="9pt" fo:font-weight="bold" officeooo:rsid="00201e9f" officeooo:paragraph-rsid="0099ea68" style:font-size-asian="9pt" style:font-weight-asian="bold" style:font-size-complex="9pt" style:font-weight-complex="bold"/>
    </style:style>
    <style:style style:name="P338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339" style:family="paragraph" style:parent-style-name="Table_20_Contents">
      <style:text-properties style:font-name="Arial" fo:font-size="9pt" fo:font-weight="bold" officeooo:rsid="00201e9f" officeooo:paragraph-rsid="011b1460" style:font-size-asian="9pt" style:font-weight-asian="bold" style:font-size-complex="9pt" style:font-weight-complex="bold"/>
    </style:style>
    <style:style style:name="P340" style:family="paragraph" style:parent-style-name="Table_20_Contents">
      <style:text-properties style:font-name="Arial" fo:font-size="9pt" fo:font-weight="bold" officeooo:rsid="0062d4a5" officeooo:paragraph-rsid="00c4dea4" style:font-size-asian="9pt" style:font-weight-asian="bold" style:font-size-complex="9pt" style:font-weight-complex="bold"/>
    </style:style>
    <style:style style:name="P341" style:family="paragraph" style:parent-style-name="Table_20_Contents">
      <style:text-properties style:font-name="Arial" fo:font-size="9pt" fo:font-weight="bold" officeooo:rsid="00893428" officeooo:paragraph-rsid="00ccc276" style:font-size-asian="9pt" style:font-weight-asian="bold" style:font-size-complex="9pt" style:font-weight-complex="bold"/>
    </style:style>
    <style:style style:name="P342" style:family="paragraph" style:parent-style-name="Table_20_Contents">
      <style:text-properties style:font-name="Arial" fo:font-size="9pt" fo:font-weight="bold" officeooo:rsid="008a74da" officeooo:paragraph-rsid="00d321f3" style:font-size-asian="9pt" style:font-weight-asian="bold" style:font-size-complex="9pt" style:font-weight-complex="bold"/>
    </style:style>
    <style:style style:name="P343" style:family="paragraph" style:parent-style-name="Table_20_Contents">
      <style:text-properties style:font-name="Arial" fo:font-size="9pt" fo:font-weight="bold" officeooo:rsid="0091967e" officeooo:paragraph-rsid="00d321f3" style:font-size-asian="9pt" style:font-weight-asian="bold" style:font-size-complex="9pt" style:font-weight-complex="bold"/>
    </style:style>
    <style:style style:name="P344" style:family="paragraph" style:parent-style-name="Table_20_Contents">
      <style:text-properties style:font-name="Arial" fo:font-size="9pt" fo:font-weight="bold" officeooo:rsid="00c4dea4" officeooo:paragraph-rsid="00c2f196" style:font-size-asian="9pt" style:font-weight-asian="bold" style:font-size-complex="9pt" style:font-weight-complex="bold"/>
    </style:style>
    <style:style style:name="P345" style:family="paragraph" style:parent-style-name="Table_20_Contents">
      <style:text-properties style:font-name="Arial" fo:font-size="9pt" fo:font-weight="bold" officeooo:rsid="00d75fd4" officeooo:paragraph-rsid="00d75fd4" style:font-size-asian="9pt" style:font-weight-asian="bold" style:font-size-complex="9pt" style:font-weight-complex="bold"/>
    </style:style>
    <style:style style:name="P346" style:family="paragraph" style:parent-style-name="Table_20_Contents">
      <style:text-properties style:font-name="Arial" fo:font-size="9pt" fo:font-weight="bold" officeooo:rsid="00db6ca5" officeooo:paragraph-rsid="00db6ca5" style:font-size-asian="9pt" style:font-weight-asian="bold" style:font-size-complex="9pt" style:font-weight-complex="bold"/>
    </style:style>
    <style:style style:name="P347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348" style:family="paragraph" style:parent-style-name="Table_20_Contents">
      <style:text-properties style:font-name="Arial" fo:font-size="9pt" fo:font-weight="bold" officeooo:rsid="0105731e" officeooo:paragraph-rsid="0105731e" style:font-size-asian="9pt" style:font-weight-asian="bold" style:font-size-complex="9pt" style:font-weight-complex="bold"/>
    </style:style>
    <style:style style:name="P349" style:family="paragraph" style:parent-style-name="Table_20_Contents">
      <style:text-properties style:font-name="Arial" fo:font-size="9pt" fo:font-weight="bold" officeooo:rsid="01093a20" officeooo:paragraph-rsid="01093a20" style:font-size-asian="9pt" style:font-weight-asian="bold" style:font-size-complex="9pt" style:font-weight-complex="bold"/>
    </style:style>
    <style:style style:name="P350" style:family="paragraph" style:parent-style-name="Table_20_Contents">
      <style:text-properties style:font-name="Arial" fo:font-size="9pt" fo:font-weight="bold" officeooo:rsid="0119bc39" officeooo:paragraph-rsid="0119bc39" style:font-size-asian="9pt" style:font-weight-asian="bold" style:font-size-complex="9pt" style:font-weight-complex="bold"/>
    </style:style>
    <style:style style:name="P351" style:family="paragraph" style:parent-style-name="Table_20_Contents">
      <style:text-properties style:font-name="Arial" fo:font-size="9pt" fo:font-weight="bold" officeooo:rsid="01215f2d" officeooo:paragraph-rsid="01215f2d" style:font-size-asian="9pt" style:font-weight-asian="bold" style:font-size-complex="9pt" style:font-weight-complex="bold"/>
    </style:style>
    <style:style style:name="P352" style:family="paragraph" style:parent-style-name="Table_20_Contents">
      <style:text-properties style:font-name="Arial" fo:font-size="9pt" fo:font-weight="bold" officeooo:rsid="00bbdf96" officeooo:paragraph-rsid="00bf0cf0" fo:background-color="transparent" style:font-size-asian="9pt" style:font-weight-asian="bold" style:font-size-complex="9pt" style:font-weight-complex="bold"/>
    </style:style>
    <style:style style:name="P353" style:family="paragraph" style:parent-style-name="Table_20_Contents">
      <style:text-properties style:font-name="Arial" fo:font-size="9pt" officeooo:rsid="00bbdf96" officeooo:paragraph-rsid="00bbdf96" fo:background-color="transparent" style:font-size-asian="9pt" style:font-size-complex="9pt"/>
    </style:style>
    <style:style style:name="P35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35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94aa74" style:font-size-asian="14pt" style:font-weight-asian="bold" style:font-size-complex="14pt" style:font-weight-complex="bold"/>
    </style:style>
    <style:style style:name="P35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a9bbde" style:font-size-asian="14pt" style:font-weight-asian="bold" style:font-size-complex="14pt" style:font-weight-complex="bold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1e65d" style:font-size-asian="14pt" style:font-weight-asian="bold" style:font-size-complex="14pt" style:font-weight-complex="bold"/>
    </style:style>
    <style:style style:name="P35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bf0cf0" style:font-size-asian="14pt" style:font-weight-asian="bold" style:font-size-complex="14pt" style:font-weight-complex="bold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0d75fd4" style:font-size-asian="14pt" style:font-weight-asian="bold" style:font-size-complex="14pt" style:font-weight-complex="bold"/>
    </style:style>
    <style:style style:name="P36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2d4a5" style:font-size-asian="14pt" style:font-weight-asian="bold" style:font-size-complex="14pt" style:font-weight-complex="bold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49ebd" style:font-size-asian="14pt" style:font-weight-asian="bold" style:font-size-complex="14pt" style:font-weight-complex="bold"/>
    </style:style>
    <style:style style:name="P36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63ab8" style:font-size-asian="14pt" style:font-weight-asian="bold" style:font-size-complex="14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7b1b00" style:font-size-asian="14pt" style:font-weight-asian="bold" style:font-size-complex="14pt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7cbb5" style:font-size-asian="14pt" style:font-weight-asian="bold" style:font-size-complex="14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2cf0a" style:font-size-asian="14pt" style:font-weight-asian="bold" style:font-size-complex="14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681035" style:font-size-asian="14pt" style:font-weight-asian="bold" style:font-size-complex="14pt" style:font-weight-complex="bold"/>
    </style:style>
    <style:style style:name="P368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61320" style:font-size-asian="14pt" style:font-weight-asian="bold" style:font-size-complex="14pt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1007b" style:font-size-asian="14pt" style:font-weight-asian="bold" style:font-size-complex="14pt" style:font-weight-complex="bold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2c2be" style:font-size-asian="14pt" style:font-weight-asian="bold" style:font-size-complex="14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99ea68" style:font-size-asian="14pt" style:font-weight-asian="bold" style:font-size-complex="14pt" style:font-weight-complex="bold"/>
    </style:style>
    <style:style style:name="P37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11b1460" style:font-size-asian="14pt" style:font-weight-asian="bold" style:font-size-complex="14pt" style:font-weight-complex="bold"/>
    </style:style>
    <style:style style:name="P374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P375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d7cf1a" fo:background-color="#ffff00" style:font-size-asian="9pt" style:font-weight-asian="bold" style:font-size-complex="9pt" style:font-weight-complex="bold"/>
    </style:style>
    <style:style style:name="P376" style:family="paragraph" style:parent-style-name="Table_20_Contents">
      <style:text-properties style:text-line-through-style="solid" style:text-line-through-type="single" style:font-name="Arial" fo:font-size="9pt" fo:font-weight="bold" officeooo:rsid="011b2176" officeooo:paragraph-rsid="011b2176" fo:background-color="#ffff00" style:font-size-asian="9pt" style:font-weight-asian="bold" style:font-size-complex="9pt" style:font-weight-complex="bold"/>
    </style:style>
    <style:style style:name="P377" style:family="paragraph" style:parent-style-name="Table_20_Contents">
      <style:text-properties style:text-line-through-style="solid" style:text-line-through-type="single" style:font-name="Arial" fo:font-size="9pt" officeooo:rsid="0094aa74" officeooo:paragraph-rsid="00a32433" fo:background-color="#ffff00" style:font-size-asian="9pt" style:font-size-complex="9pt"/>
    </style:style>
    <style:style style:name="P378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379" style:family="paragraph" style:parent-style-name="Table_20_Contents">
      <style:text-properties style:text-line-through-style="none" style:text-line-through-type="none" style:font-name="Arial" fo:font-size="9pt" fo:font-weight="bold" officeooo:rsid="00bc2fc3" officeooo:paragraph-rsid="00bc2fc3" fo:background-color="transparent" style:font-size-asian="9pt" style:font-weight-asian="bold" style:font-size-complex="9pt" style:font-weight-complex="bold"/>
    </style:style>
    <style:style style:name="P380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381" style:family="paragraph" style:parent-style-name="Table_20_Contents">
      <style:text-properties style:text-line-through-style="none" style:text-line-through-type="none" style:font-name="Arial" fo:font-size="9pt" officeooo:rsid="00acc891" officeooo:paragraph-rsid="00f01e31" fo:background-color="transparent" style:font-size-asian="9pt" style:font-size-complex="9pt"/>
    </style:style>
    <style:style style:name="P382" style:family="paragraph" style:parent-style-name="Table_20_Contents">
      <style:text-properties style:text-line-through-style="none" style:text-line-through-type="none" style:font-name="Arial" fo:font-size="9pt" officeooo:rsid="00acc891" officeooo:paragraph-rsid="00acc891" fo:background-color="transparent" style:font-size-asian="9pt" style:font-size-complex="9pt"/>
    </style:style>
    <style:style style:name="P383" style:family="paragraph" style:parent-style-name="Table_20_Contents">
      <style:text-properties style:text-line-through-style="none" style:text-line-through-type="none" style:font-name="Arial" fo:font-size="9pt" officeooo:rsid="00bc2fc3" officeooo:paragraph-rsid="00bc2fc3" fo:background-color="transparent" style:font-size-asian="9pt" style:font-size-complex="9pt"/>
    </style:style>
    <style:style style:name="P384" style:family="paragraph" style:parent-style-name="Table_20_Contents">
      <style:text-properties style:text-line-through-style="none" style:text-line-through-type="none" style:font-name="Arial" fo:font-size="9pt" officeooo:rsid="00c09d1a" officeooo:paragraph-rsid="00a32433" fo:background-color="transparent" style:font-size-asian="9pt" style:font-size-complex="9pt"/>
    </style:style>
    <style:style style:name="P385" style:family="paragraph" style:parent-style-name="Table_20_Contents">
      <style:text-properties style:text-line-through-style="none" style:text-line-through-type="none" style:font-name="Arial" fo:font-size="9pt" officeooo:rsid="00c09d1a" officeooo:paragraph-rsid="00c09d1a" fo:background-color="transparent" style:font-size-asian="9pt" style:font-size-complex="9pt"/>
    </style:style>
    <style:style style:name="P386" style:family="paragraph" style:parent-style-name="Table_20_Contents">
      <style:text-properties style:text-line-through-style="none" style:text-line-through-type="none" style:font-name="Arial" fo:font-size="9pt" officeooo:rsid="0095f247" officeooo:paragraph-rsid="00bf0cf0" fo:background-color="transparent" style:font-size-asian="9pt" style:font-size-complex="9pt"/>
    </style:style>
    <style:style style:name="P387" style:family="paragraph" style:parent-style-name="Standard">
      <style:text-properties officeooo:rsid="0062d4a5" officeooo:paragraph-rsid="00a32433"/>
    </style:style>
    <style:style style:name="P388" style:family="paragraph" style:parent-style-name="Standard">
      <style:text-properties officeooo:paragraph-rsid="00663ab8"/>
    </style:style>
    <style:style style:name="P389" style:family="paragraph" style:parent-style-name="Standard">
      <style:text-properties officeooo:rsid="00861320" officeooo:paragraph-rsid="011d32c4" fo:background-color="transparent"/>
    </style:style>
    <style:style style:name="P390" style:family="paragraph" style:parent-style-name="Standard">
      <style:text-properties officeooo:paragraph-rsid="00663ab8" fo:background-color="transparent"/>
    </style:style>
    <style:style style:name="P391" style:family="paragraph" style:parent-style-name="Standard">
      <style:text-properties officeooo:rsid="012eb63f" officeooo:paragraph-rsid="012eb63f" fo:background-color="transparent"/>
    </style:style>
    <style:style style:name="P392" style:family="paragraph" style:parent-style-name="Standard">
      <style:text-properties officeooo:rsid="00a67137" officeooo:paragraph-rsid="0092c2be"/>
    </style:style>
    <style:style style:name="P393" style:family="paragraph" style:parent-style-name="Standard">
      <style:text-properties officeooo:rsid="00a67137" officeooo:paragraph-rsid="011b1460"/>
    </style:style>
    <style:style style:name="P394" style:family="paragraph" style:parent-style-name="Standard">
      <style:text-properties officeooo:paragraph-rsid="00848713"/>
    </style:style>
    <style:style style:name="P395" style:family="paragraph" style:parent-style-name="Standard">
      <style:text-properties officeooo:paragraph-rsid="0094aa74"/>
    </style:style>
    <style:style style:name="P396" style:family="paragraph" style:parent-style-name="Standard">
      <style:text-properties officeooo:paragraph-rsid="0113824e"/>
    </style:style>
    <style:style style:name="P397" style:family="paragraph" style:parent-style-name="Contents_20_Heading">
      <style:paragraph-properties fo:break-before="page"/>
    </style:style>
    <style:style style:name="P3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0" style:family="paragraph" style:parent-style-name="Standard">
      <style:text-properties officeooo:rsid="00861320" officeooo:paragraph-rsid="00848713" fo:background-color="transparent"/>
    </style:style>
    <style:style style:name="P401" style:family="paragraph" style:parent-style-name="Standard">
      <style:text-properties officeooo:rsid="0091007b" officeooo:paragraph-rsid="0092c2be" fo:background-color="transparent"/>
    </style:style>
    <style:style style:name="P402" style:family="paragraph" style:parent-style-name="Standard">
      <style:text-properties officeooo:paragraph-rsid="0099ea68" fo:background-color="transparent"/>
    </style:style>
    <style:style style:name="P403" style:family="paragraph" style:parent-style-name="Standard">
      <style:text-properties officeooo:rsid="0053cec3"/>
    </style:style>
    <style:style style:name="P404" style:family="paragraph" style:parent-style-name="Standard">
      <style:text-properties officeooo:rsid="0053cec3" officeooo:paragraph-rsid="00a32433"/>
    </style:style>
    <style:style style:name="P405" style:family="paragraph" style:parent-style-name="Standard">
      <style:text-properties officeooo:rsid="0053cec3" officeooo:paragraph-rsid="013832a3"/>
    </style:style>
    <style:style style:name="P406" style:family="paragraph" style:parent-style-name="Standard">
      <style:text-properties officeooo:rsid="0053cec3" officeooo:paragraph-rsid="00bf0cf0"/>
    </style:style>
    <style:style style:name="P407" style:family="paragraph" style:parent-style-name="Standard">
      <style:text-properties officeooo:rsid="0062d4a5" officeooo:paragraph-rsid="00bf0cf0"/>
    </style:style>
    <style:style style:name="P408" style:family="paragraph" style:parent-style-name="Standard">
      <style:text-properties officeooo:paragraph-rsid="0062d4a5"/>
    </style:style>
    <style:style style:name="P409" style:family="paragraph" style:parent-style-name="Standard">
      <style:text-properties officeooo:paragraph-rsid="00649ebd"/>
    </style:style>
    <style:style style:name="P410" style:family="paragraph" style:parent-style-name="Standard">
      <style:text-properties officeooo:paragraph-rsid="00663ab8"/>
    </style:style>
    <style:style style:name="P411" style:family="paragraph" style:parent-style-name="Standard">
      <style:text-properties officeooo:paragraph-rsid="007b1b00"/>
    </style:style>
    <style:style style:name="P412" style:family="paragraph" style:parent-style-name="Standard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13" style:family="paragraph" style:parent-style-name="Standard">
      <style:text-properties officeooo:paragraph-rsid="011d32c4"/>
    </style:style>
    <style:style style:name="P414" style:family="paragraph" style:parent-style-name="Standard">
      <style:text-properties officeooo:rsid="00a67137" officeooo:paragraph-rsid="00874f80"/>
    </style:style>
    <style:style style:name="P415" style:family="paragraph" style:parent-style-name="Standard">
      <style:text-properties officeooo:rsid="00a67137" officeooo:paragraph-rsid="0099ea68"/>
    </style:style>
    <style:style style:name="P416" style:family="paragraph" style:parent-style-name="Standard">
      <style:text-properties officeooo:paragraph-rsid="00861320"/>
    </style:style>
    <style:style style:name="P417" style:family="paragraph" style:parent-style-name="Standard">
      <style:text-properties officeooo:paragraph-rsid="0092c2be"/>
    </style:style>
    <style:style style:name="P418" style:family="paragraph" style:parent-style-name="Standard">
      <style:text-properties officeooo:paragraph-rsid="012eb63f"/>
    </style:style>
    <style:style style:name="P419" style:family="paragraph" style:parent-style-name="Standard">
      <style:text-properties fo:language="ca" fo:country="ES" style:text-underline-style="none" officeooo:rsid="004e9afc" officeooo:paragraph-rsid="0092c2be" style:letter-kerning="true" fo:background-color="transparent"/>
    </style:style>
    <style:style style:name="P420" style:family="paragraph" style:parent-style-name="Standard">
      <style:text-properties fo:language="ca" fo:country="ES" style:text-underline-style="none" officeooo:rsid="004e9afc" officeooo:paragraph-rsid="0091007b" style:letter-kerning="true" fo:background-color="transparent"/>
    </style:style>
    <style:style style:name="P421" style:family="paragraph" style:parent-style-name="Standard">
      <style:text-properties fo:language="ca" fo:country="ES" style:text-underline-style="none" officeooo:rsid="00a67137" officeooo:paragraph-rsid="0092c2be" style:letter-kerning="true" fo:background-color="transparent"/>
    </style:style>
    <style:style style:name="P422" style:family="paragraph" style:parent-style-name="Standard">
      <style:text-properties officeooo:paragraph-rsid="01127e6a"/>
    </style:style>
    <style:style style:name="P423" style:family="paragraph" style:parent-style-name="Standard">
      <style:text-properties officeooo:paragraph-rsid="00848713"/>
    </style:style>
    <style:style style:name="P424" style:family="paragraph" style:parent-style-name="Standard">
      <style:text-properties style:font-name="Arial" fo:font-size="9pt" officeooo:rsid="013d512e" officeooo:paragraph-rsid="013d512e" style:font-size-asian="9pt" style:font-size-complex="9pt"/>
    </style:style>
    <style:style style:name="P425" style:family="paragraph" style:parent-style-name="Text_20_body" style:list-style-name="L3">
      <style:text-properties officeooo:rsid="00a9b4aa" officeooo:paragraph-rsid="00975210"/>
    </style:style>
    <style:style style:name="P426" style:family="paragraph" style:parent-style-name="Text_20_body" style:list-style-name="L3">
      <style:text-properties officeooo:rsid="00aa33b4" officeooo:paragraph-rsid="00975210"/>
    </style:style>
    <style:style style:name="P427" style:family="paragraph" style:parent-style-name="Text_20_body" style:list-style-name="L3">
      <style:text-properties officeooo:rsid="00aa641c" officeooo:paragraph-rsid="00975210"/>
    </style:style>
    <style:style style:name="P428" style:family="paragraph" style:parent-style-name="Text_20_body" style:list-style-name="L3">
      <style:text-properties officeooo:rsid="0062d4a5" officeooo:paragraph-rsid="00975210"/>
    </style:style>
    <style:style style:name="P429" style:family="paragraph" style:parent-style-name="Text_20_body">
      <style:text-properties officeooo:rsid="00861320" officeooo:paragraph-rsid="00848713" fo:background-color="transparent"/>
    </style:style>
    <style:style style:name="P430" style:family="paragraph" style:parent-style-name="Text_20_body">
      <style:text-properties style:font-name="Arial" fo:font-size="9pt" officeooo:rsid="0070e54d" officeooo:paragraph-rsid="0124d988" style:font-size-asian="9pt" style:font-size-complex="9pt"/>
    </style:style>
    <style:style style:name="P431" style:family="paragraph" style:parent-style-name="Text_20_body">
      <style:text-properties style:font-name="Arial" fo:font-size="9pt" officeooo:rsid="00649ebd" officeooo:paragraph-rsid="0124b402" style:font-size-asian="9pt" style:font-size-complex="9pt"/>
    </style:style>
    <style:style style:name="P432" style:family="paragraph" style:parent-style-name="Text_20_body">
      <style:text-properties style:font-name="Arial" fo:font-size="9pt" officeooo:rsid="00649ebd" officeooo:paragraph-rsid="0124d988" style:font-size-asian="9pt" style:font-size-complex="9pt"/>
    </style:style>
    <style:style style:name="P433" style:family="paragraph" style:parent-style-name="Text_20_body">
      <style:text-properties style:font-name="Arial" fo:font-size="9pt" officeooo:rsid="00649ebd" officeooo:paragraph-rsid="012c6a7d" style:font-size-asian="9pt" style:font-size-complex="9pt"/>
    </style:style>
    <style:style style:name="P434" style:family="paragraph" style:parent-style-name="Text_20_body">
      <style:text-properties style:font-name="Arial" fo:font-size="9pt" officeooo:rsid="007eb74a" officeooo:paragraph-rsid="012818e5" style:font-size-asian="9pt" style:font-size-complex="9pt"/>
    </style:style>
    <style:style style:name="P435" style:family="paragraph" style:parent-style-name="Text_20_body">
      <style:text-properties style:font-name="Arial" fo:font-size="9pt" officeooo:rsid="007eb74a" officeooo:paragraph-rsid="00874f80" style:font-size-asian="9pt" style:font-size-complex="9pt"/>
    </style:style>
    <style:style style:name="P436" style:family="paragraph" style:parent-style-name="Text_20_body">
      <style:text-properties style:font-name="Arial" fo:font-size="9pt" officeooo:rsid="006d954b" officeooo:paragraph-rsid="0124d988" style:font-size-asian="9pt" style:font-size-complex="9pt"/>
    </style:style>
    <style:style style:name="P437" style:family="paragraph" style:parent-style-name="Text_20_body">
      <style:text-properties style:font-name="Arial" fo:font-size="9pt" officeooo:rsid="006d954b" officeooo:paragraph-rsid="012eb63f" style:font-size-asian="9pt" style:font-size-complex="9pt"/>
    </style:style>
    <style:style style:name="P438" style:family="paragraph" style:parent-style-name="Text_20_body">
      <style:text-properties style:font-name="Arial" fo:font-size="9pt" officeooo:rsid="008a74da" officeooo:paragraph-rsid="012c5753" style:font-size-asian="9pt" style:font-size-complex="9pt"/>
    </style:style>
    <style:style style:name="P439" style:family="paragraph" style:parent-style-name="Text_20_body">
      <style:text-properties style:font-name="Arial" fo:font-size="9pt" officeooo:rsid="00b867d6" officeooo:paragraph-rsid="0124b402" style:font-size-asian="9pt" style:font-size-complex="9pt"/>
    </style:style>
    <style:style style:name="P440" style:family="paragraph" style:parent-style-name="Text_20_body">
      <style:text-properties style:font-name="Arial" fo:font-size="9pt" officeooo:rsid="0124ec23" officeooo:paragraph-rsid="0124ec23" style:font-size-asian="9pt" style:font-size-complex="9pt"/>
    </style:style>
    <style:style style:name="P441" style:family="paragraph" style:parent-style-name="Text_20_body">
      <style:text-properties style:font-name="Arial" fo:font-size="9pt" officeooo:rsid="0126cebc" officeooo:paragraph-rsid="0126cebc" style:font-size-asian="9pt" style:font-size-complex="9pt"/>
    </style:style>
    <style:style style:name="P442" style:family="paragraph" style:parent-style-name="Text_20_body">
      <style:text-properties style:font-name="Arial" fo:font-size="9pt" officeooo:rsid="012818e5" officeooo:paragraph-rsid="012818e5" style:font-size-asian="9pt" style:font-size-complex="9pt"/>
    </style:style>
    <style:style style:name="P443" style:family="paragraph" style:parent-style-name="Text_20_body">
      <style:text-properties style:font-name="Arial" fo:font-size="9pt" officeooo:rsid="00874f80" officeooo:paragraph-rsid="00874f80" style:font-size-asian="9pt" style:font-size-complex="9pt"/>
    </style:style>
    <style:style style:name="P444" style:family="paragraph" style:parent-style-name="Text_20_body">
      <style:text-properties style:font-name="Arial" fo:font-size="9pt" officeooo:rsid="00874f80" officeooo:paragraph-rsid="00848713" style:font-size-asian="9pt" style:font-size-complex="9pt"/>
    </style:style>
    <style:style style:name="P445" style:family="paragraph" style:parent-style-name="Text_20_body">
      <style:text-properties style:font-name="Arial" fo:font-size="9pt" officeooo:rsid="01296602" officeooo:paragraph-rsid="01296602" style:font-size-asian="9pt" style:font-size-complex="9pt"/>
    </style:style>
    <style:style style:name="P446" style:family="paragraph" style:parent-style-name="Text_20_body">
      <style:text-properties style:font-name="Arial" fo:font-size="9pt" officeooo:rsid="0092c2be" officeooo:paragraph-rsid="012cc52b" style:font-size-asian="9pt" style:font-size-complex="9pt"/>
    </style:style>
    <style:style style:name="P447" style:family="paragraph" style:parent-style-name="Text_20_body">
      <style:text-properties style:font-name="Arial" fo:font-size="9pt" officeooo:rsid="012eb63f" officeooo:paragraph-rsid="012eb63f" style:font-size-asian="9pt" style:font-size-complex="9pt"/>
    </style:style>
    <style:style style:name="P448" style:family="paragraph" style:parent-style-name="Text_20_body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49" style:family="paragraph" style:parent-style-name="Text_20_body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50" style:family="paragraph" style:parent-style-name="Text_20_body" style:list-style-name="L3">
      <style:text-properties officeooo:rsid="00ad7f34" officeooo:paragraph-rsid="00975210"/>
    </style:style>
    <style:style style:name="P451" style:family="paragraph" style:parent-style-name="Text_20_body" style:list-style-name="L3">
      <style:text-properties officeooo:rsid="0131abf3" officeooo:paragraph-rsid="0131abf3"/>
    </style:style>
    <style:style style:name="P452" style:family="paragraph" style:parent-style-name="Text_20_body">
      <style:text-properties officeooo:paragraph-rsid="00bf0cf0"/>
    </style:style>
    <style:style style:name="P453" style:family="paragraph" style:parent-style-name="Text_20_body">
      <style:text-properties officeooo:paragraph-rsid="00d75fd4"/>
    </style:style>
    <style:style style:name="P454" style:family="paragraph" style:parent-style-name="Text_20_body">
      <style:text-properties officeooo:paragraph-rsid="0094aa74"/>
    </style:style>
    <style:style style:name="P455" style:family="paragraph" style:parent-style-name="Text_20_body">
      <style:text-properties officeooo:paragraph-rsid="00a88e9a"/>
    </style:style>
    <style:style style:name="P456" style:family="paragraph" style:parent-style-name="Text_20_body">
      <style:text-properties officeooo:paragraph-rsid="01106c62"/>
    </style:style>
    <style:style style:name="P457" style:family="paragraph" style:parent-style-name="Text_20_body">
      <style:text-properties officeooo:paragraph-rsid="00a9bbde"/>
    </style:style>
    <style:style style:name="P458" style:family="paragraph" style:parent-style-name="Text_20_body">
      <style:text-properties officeooo:rsid="0137582b" officeooo:paragraph-rsid="0137582b"/>
    </style:style>
    <style:style style:name="P459" style:family="paragraph" style:parent-style-name="Text_20_body">
      <style:text-properties officeooo:paragraph-rsid="01127e6a"/>
    </style:style>
    <style:style style:name="P460" style:family="paragraph" style:parent-style-name="Text_20_body">
      <style:text-properties officeooo:paragraph-rsid="00c0b5b5"/>
    </style:style>
    <style:style style:name="P461" style:family="paragraph" style:parent-style-name="Text_20_body">
      <style:text-properties officeooo:paragraph-rsid="0064b1c0"/>
    </style:style>
    <style:style style:name="P462" style:family="paragraph" style:parent-style-name="Text_20_body">
      <style:text-properties officeooo:paragraph-rsid="00663ab8"/>
    </style:style>
    <style:style style:name="P463" style:family="paragraph" style:parent-style-name="Text_20_body">
      <style:text-properties officeooo:paragraph-rsid="0113824e"/>
    </style:style>
    <style:style style:name="P464" style:family="paragraph" style:parent-style-name="Text_20_body">
      <style:text-properties officeooo:paragraph-rsid="0067cbb5"/>
    </style:style>
    <style:style style:name="P465" style:family="paragraph" style:parent-style-name="Text_20_body">
      <style:text-properties officeooo:paragraph-rsid="007ee7b8"/>
    </style:style>
    <style:style style:name="P466" style:family="paragraph" style:parent-style-name="Text_20_body">
      <style:text-properties officeooo:paragraph-rsid="00874f80"/>
    </style:style>
    <style:style style:name="P467" style:family="paragraph" style:parent-style-name="Text_20_body">
      <style:text-properties officeooo:paragraph-rsid="007eb74a"/>
    </style:style>
    <style:style style:name="P468" style:family="paragraph" style:parent-style-name="Text_20_body">
      <style:text-properties officeooo:paragraph-rsid="00848713"/>
    </style:style>
    <style:style style:name="P469" style:family="paragraph" style:parent-style-name="Text_20_body">
      <style:text-properties officeooo:paragraph-rsid="00861320"/>
    </style:style>
    <style:style style:name="P470" style:family="paragraph" style:parent-style-name="Text_20_body">
      <style:text-properties officeooo:paragraph-rsid="0091007b"/>
    </style:style>
    <style:style style:name="P471" style:family="paragraph" style:parent-style-name="Text_20_body">
      <style:text-properties officeooo:paragraph-rsid="0092c2be"/>
    </style:style>
    <style:style style:name="P472" style:family="paragraph" style:parent-style-name="Text_20_body">
      <style:text-properties officeooo:paragraph-rsid="0099ea68"/>
    </style:style>
    <style:style style:name="P473" style:family="paragraph" style:parent-style-name="Text_20_body">
      <style:text-properties officeooo:paragraph-rsid="013832a3"/>
    </style:style>
    <style:style style:name="P474" style:family="paragraph" style:parent-style-name="Text_20_body">
      <style:text-properties officeooo:rsid="0139cd57" officeooo:paragraph-rsid="0139cd57"/>
    </style:style>
    <style:style style:name="P475" style:family="paragraph" style:parent-style-name="Text_20_body">
      <style:text-properties officeooo:rsid="0139cd57" officeooo:paragraph-rsid="01409ea6"/>
    </style:style>
    <style:style style:name="P476" style:family="paragraph" style:parent-style-name="Text_20_body">
      <style:text-properties officeooo:paragraph-rsid="013d512e"/>
    </style:style>
    <style:style style:name="P477" style:family="paragraph" style:parent-style-name="Text_20_body">
      <style:text-properties officeooo:paragraph-rsid="01409ea6"/>
    </style:style>
    <style:style style:name="P478" style:family="paragraph" style:parent-style-name="Title">
      <style:text-properties officeooo:rsid="005244b2" officeooo:paragraph-rsid="003e990f"/>
    </style:style>
    <style:style style:name="P479" style:family="paragraph" style:parent-style-name="Heading_20_1">
      <style:paragraph-properties fo:break-before="page"/>
    </style:style>
    <style:style style:name="P480" style:family="paragraph" style:parent-style-name="Heading_20_1">
      <style:paragraph-properties fo:break-before="page"/>
      <style:text-properties officeooo:rsid="005244b2" officeooo:paragraph-rsid="005244b2"/>
    </style:style>
    <style:style style:name="P481" style:family="paragraph" style:parent-style-name="Heading_20_2">
      <style:text-properties officeooo:paragraph-rsid="01106c62"/>
    </style:style>
    <style:style style:name="P482" style:family="paragraph" style:parent-style-name="Heading_20_2">
      <style:text-properties officeooo:rsid="00663ab8" officeooo:paragraph-rsid="0113824e" fo:background-color="transparent"/>
    </style:style>
    <style:style style:name="P483" style:family="paragraph" style:parent-style-name="Heading_20_2">
      <style:text-properties officeooo:rsid="00681035" officeooo:paragraph-rsid="00681035" fo:background-color="transparent"/>
    </style:style>
    <style:style style:name="P484" style:family="paragraph" style:parent-style-name="Heading_20_2">
      <style:text-properties officeooo:rsid="00861320" fo:background-color="transparent"/>
    </style:style>
    <style:style style:name="P485" style:family="paragraph" style:parent-style-name="Heading_20_2">
      <style:text-properties officeooo:rsid="00861320" officeooo:paragraph-rsid="00848713" fo:background-color="transparent"/>
    </style:style>
    <style:style style:name="P486" style:family="paragraph" style:parent-style-name="Heading_20_2">
      <style:text-properties officeooo:rsid="011d32c4" officeooo:paragraph-rsid="011d32c4" fo:background-color="transparent"/>
    </style:style>
    <style:style style:name="P487" style:family="paragraph" style:parent-style-name="Heading_20_2" style:list-style-name="">
      <style:text-properties officeooo:paragraph-rsid="00663ab8"/>
    </style:style>
    <style:style style:name="P488" style:family="paragraph" style:parent-style-name="Heading_20_2">
      <style:text-properties style:font-name="Liberation Sans" fo:font-size="16.1000003814697pt" fo:font-weight="bold" officeooo:rsid="0068103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89" style:family="paragraph" style:parent-style-name="Heading_20_2">
      <style:text-properties style:font-name="Liberation Sans" fo:font-size="16.1000003814697pt" fo:font-weight="bold" officeooo:rsid="00681035" officeooo:paragraph-rsid="00874f80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90" style:family="paragraph" style:parent-style-name="Heading_20_2">
      <style:text-properties style:font-name="Liberation Sans" fo:font-size="16.1000003814697pt" fo:font-weight="bold" officeooo:rsid="00681035" officeooo:paragraph-rsid="01127e6a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91" style:family="paragraph" style:parent-style-name="Heading_20_2">
      <style:text-properties officeooo:paragraph-rsid="012cc52b"/>
    </style:style>
    <style:style style:name="P492" style:family="paragraph" style:parent-style-name="Heading_20_2">
      <style:text-properties officeooo:paragraph-rsid="011d32c4"/>
    </style:style>
    <style:style style:name="P493" style:family="paragraph" style:parent-style-name="Heading_20_2">
      <style:text-properties officeooo:paragraph-rsid="012eb63f"/>
    </style:style>
    <style:style style:name="P494" style:family="paragraph" style:parent-style-name="Heading_20_2">
      <style:text-properties officeooo:paragraph-rsid="00bf0cf0"/>
    </style:style>
    <style:style style:name="P495" style:family="paragraph" style:parent-style-name="Heading_20_2">
      <style:text-properties officeooo:paragraph-rsid="00d75fd4"/>
    </style:style>
    <style:style style:name="P496" style:family="paragraph" style:parent-style-name="Heading_20_2">
      <style:text-properties officeooo:paragraph-rsid="0094aa74"/>
    </style:style>
    <style:style style:name="P497" style:family="paragraph" style:parent-style-name="Heading_20_2">
      <style:text-properties officeooo:paragraph-rsid="00a88e9a"/>
    </style:style>
    <style:style style:name="P498" style:family="paragraph" style:parent-style-name="Heading_20_2">
      <style:text-properties officeooo:paragraph-rsid="00a9bbde"/>
    </style:style>
    <style:style style:name="P499" style:family="paragraph" style:parent-style-name="Heading_20_2">
      <style:text-properties officeooo:rsid="00a7337a" officeooo:paragraph-rsid="00975210"/>
    </style:style>
    <style:style style:name="P500" style:family="paragraph" style:parent-style-name="Heading_20_2">
      <style:text-properties officeooo:paragraph-rsid="01127e6a"/>
    </style:style>
    <style:style style:name="P501" style:family="paragraph" style:parent-style-name="Heading_20_2">
      <style:text-properties officeooo:paragraph-rsid="0064b1c0"/>
    </style:style>
    <style:style style:name="P502" style:family="paragraph" style:parent-style-name="Heading_20_2">
      <style:text-properties officeooo:paragraph-rsid="00663ab8"/>
    </style:style>
    <style:style style:name="P503" style:family="paragraph" style:parent-style-name="Heading_20_2">
      <style:text-properties officeooo:paragraph-rsid="0113824e"/>
    </style:style>
    <style:style style:name="P504" style:family="paragraph" style:parent-style-name="Heading_20_2">
      <style:text-properties officeooo:paragraph-rsid="0067cbb5"/>
    </style:style>
    <style:style style:name="P505" style:family="paragraph" style:parent-style-name="Heading_20_2">
      <style:text-properties officeooo:paragraph-rsid="007ee7b8"/>
    </style:style>
    <style:style style:name="P506" style:family="paragraph" style:parent-style-name="Heading_20_2">
      <style:text-properties officeooo:paragraph-rsid="007eb74a"/>
    </style:style>
    <style:style style:name="P507" style:family="paragraph" style:parent-style-name="Heading_20_2">
      <style:text-properties officeooo:paragraph-rsid="00848713"/>
    </style:style>
    <style:style style:name="P508" style:family="paragraph" style:parent-style-name="Heading_20_2">
      <style:text-properties officeooo:paragraph-rsid="00874f80"/>
    </style:style>
    <style:style style:name="P509" style:family="paragraph" style:parent-style-name="Heading_20_2">
      <style:text-properties officeooo:paragraph-rsid="00861320"/>
    </style:style>
    <style:style style:name="P510" style:family="paragraph" style:parent-style-name="Heading_20_2">
      <style:text-properties officeooo:paragraph-rsid="011b1460"/>
    </style:style>
    <style:style style:name="P511" style:family="paragraph" style:parent-style-name="Heading_20_2">
      <style:text-properties officeooo:paragraph-rsid="0091007b"/>
    </style:style>
    <style:style style:name="P512" style:family="paragraph" style:parent-style-name="Heading_20_2">
      <style:text-properties officeooo:paragraph-rsid="0092c2be"/>
    </style:style>
    <style:style style:name="P513" style:family="paragraph" style:parent-style-name="Heading_20_2">
      <style:text-properties officeooo:paragraph-rsid="0099ea68"/>
    </style:style>
    <style:style style:name="P514" style:family="paragraph" style:parent-style-name="Heading_20_2">
      <style:text-properties officeooo:paragraph-rsid="013832a3"/>
    </style:style>
    <style:style style:name="P515" style:family="paragraph" style:parent-style-name="Heading_20_2">
      <style:paragraph-properties fo:break-before="page"/>
      <style:text-properties officeooo:paragraph-rsid="00d75fd4"/>
    </style:style>
    <style:style style:name="P516" style:family="paragraph" style:parent-style-name="Heading_20_2">
      <style:paragraph-properties fo:break-before="page"/>
      <style:text-properties officeooo:paragraph-rsid="0092c2be"/>
    </style:style>
    <style:style style:name="P517" style:family="paragraph" style:parent-style-name="Heading_20_2" style:master-page-name="">
      <style:paragraph-properties style:page-number="auto" fo:break-before="auto" fo:break-after="auto"/>
      <style:text-properties officeooo:paragraph-rsid="00c0b5b5"/>
    </style:style>
    <style:style style:name="P518" style:family="paragraph" style:parent-style-name="Table_20_Contents">
      <style:text-properties style:font-name="Arial" fo:font-size="9pt" officeooo:rsid="0095f247" officeooo:paragraph-rsid="00f30ff6" style:font-size-asian="9pt" style:font-size-complex="9pt"/>
    </style:style>
    <style:style style:name="P519" style:family="paragraph" style:parent-style-name="Table_20_Contents">
      <style:text-properties style:font-name="Arial" fo:font-size="9pt" officeooo:rsid="0095f247" officeooo:paragraph-rsid="00f633dd" style:font-size-asian="9pt" style:font-size-complex="9pt"/>
    </style:style>
    <style:style style:name="P520" style:family="paragraph" style:parent-style-name="Table_20_Contents">
      <style:text-properties style:font-name="Arial" fo:font-size="9pt" officeooo:rsid="0095f247" officeooo:paragraph-rsid="00f7d297" style:font-size-asian="9pt" style:font-size-complex="9pt"/>
    </style:style>
    <style:style style:name="P521" style:family="paragraph" style:parent-style-name="Table_20_Contents">
      <style:text-properties style:font-name="Arial" fo:font-size="9pt" officeooo:rsid="0095f247" officeooo:paragraph-rsid="00a47a01" style:font-size-asian="9pt" style:font-size-complex="9pt"/>
    </style:style>
    <style:style style:name="P522" style:family="paragraph" style:parent-style-name="Table_20_Contents">
      <style:text-properties style:font-name="Arial" fo:font-size="9pt" officeooo:rsid="0095f247" officeooo:paragraph-rsid="00a4611d" style:font-size-asian="9pt" style:font-size-complex="9pt"/>
    </style:style>
    <style:style style:name="P523" style:family="paragraph" style:parent-style-name="Table_20_Contents">
      <style:text-properties style:font-name="Arial" fo:font-size="9pt" officeooo:rsid="0095f247" officeooo:paragraph-rsid="0118b910" style:font-size-asian="9pt" style:font-size-complex="9pt"/>
    </style:style>
    <style:style style:name="P524" style:family="paragraph" style:parent-style-name="Table_20_Contents" style:list-style-name="L1">
      <style:text-properties style:font-name="Arial" fo:font-size="9pt" officeooo:rsid="00b02fb8" officeooo:paragraph-rsid="00d75fd4" style:font-size-asian="9pt" style:font-size-complex="9pt"/>
    </style:style>
    <style:style style:name="P525" style:family="paragraph" style:parent-style-name="Table_20_Contents" style:list-style-name="L1">
      <style:text-properties style:font-name="Arial" fo:font-size="9pt" officeooo:rsid="00b02fb8" officeooo:paragraph-rsid="00b02fb8" style:font-size-asian="9pt" style:font-size-complex="9pt"/>
    </style:style>
    <style:style style:name="P526" style:family="paragraph" style:parent-style-name="Table_20_Contents">
      <style:text-properties style:font-name="Arial" fo:font-size="9pt" officeooo:rsid="00b02fb8" officeooo:paragraph-rsid="00d75fd4" style:font-size-asian="9pt" style:font-size-complex="9pt"/>
    </style:style>
    <style:style style:name="P527" style:family="paragraph" style:parent-style-name="Table_20_Contents">
      <style:text-properties style:font-name="Arial" fo:font-size="9pt" officeooo:rsid="00b02fb8" officeooo:paragraph-rsid="00b02fb8" style:font-size-asian="9pt" style:font-size-complex="9pt"/>
    </style:style>
    <style:style style:name="P528" style:family="paragraph" style:parent-style-name="Table_20_Contents" style:list-style-name="L1">
      <style:text-properties style:font-name="Arial" fo:font-size="9pt" officeooo:rsid="00b0e101" officeooo:paragraph-rsid="00b0e101" style:font-size-asian="9pt" style:font-size-complex="9pt"/>
    </style:style>
    <style:style style:name="P529" style:family="paragraph" style:parent-style-name="Table_20_Contents">
      <style:text-properties style:font-name="Arial" fo:font-size="9pt" officeooo:rsid="00b0e101" officeooo:paragraph-rsid="00b0e101" style:font-size-asian="9pt" style:font-size-complex="9pt"/>
    </style:style>
    <style:style style:name="P530" style:family="paragraph" style:parent-style-name="Table_20_Contents">
      <style:text-properties style:font-name="Arial" fo:font-size="9pt" officeooo:rsid="00a86f1b" officeooo:paragraph-rsid="00a86f1b" style:font-size-asian="9pt" style:font-size-complex="9pt"/>
    </style:style>
    <style:style style:name="P531" style:family="paragraph" style:parent-style-name="Table_20_Contents">
      <style:text-properties style:font-name="Arial" fo:font-size="9pt" officeooo:rsid="00958fe7" officeooo:paragraph-rsid="00a4611d" style:font-size-asian="9pt" style:font-size-complex="9pt"/>
    </style:style>
    <style:style style:name="P532" style:family="paragraph" style:parent-style-name="Table_20_Contents" style:list-style-name="L2">
      <style:text-properties style:font-name="Arial" fo:font-size="9pt" officeooo:rsid="00be8221" officeooo:paragraph-rsid="00be8221" style:font-size-asian="9pt" style:font-size-complex="9pt"/>
    </style:style>
    <style:style style:name="P533" style:family="paragraph" style:parent-style-name="Table_20_Contents">
      <style:text-properties style:font-name="Arial" fo:font-size="9pt" officeooo:rsid="00be8221" officeooo:paragraph-rsid="00ec12fc" style:font-size-asian="9pt" style:font-size-complex="9pt"/>
    </style:style>
    <style:style style:name="P534" style:family="paragraph" style:parent-style-name="Table_20_Contents">
      <style:text-properties style:font-name="Arial" fo:font-size="9pt" officeooo:rsid="00be8221" officeooo:paragraph-rsid="00be8221" style:font-size-asian="9pt" style:font-size-complex="9pt"/>
    </style:style>
    <style:style style:name="P535" style:family="paragraph" style:parent-style-name="Table_20_Contents">
      <style:text-properties style:font-name="Arial" fo:font-size="9pt" officeooo:rsid="00be8221" officeooo:paragraph-rsid="013b5251" style:font-size-asian="9pt" style:font-size-complex="9pt"/>
    </style:style>
    <style:style style:name="P536" style:family="paragraph" style:parent-style-name="Table_20_Contents">
      <style:text-properties style:font-name="Arial" fo:font-size="9pt" officeooo:rsid="00be8221" officeooo:paragraph-rsid="013d512e" style:font-size-asian="9pt" style:font-size-complex="9pt"/>
    </style:style>
    <style:style style:name="P537" style:family="paragraph" style:parent-style-name="Table_20_Contents">
      <style:text-properties style:font-name="Arial" fo:font-size="9pt" officeooo:rsid="00c6bffe" officeooo:paragraph-rsid="00d3a6e9" style:font-size-asian="9pt" style:font-size-complex="9pt"/>
    </style:style>
    <style:style style:name="P538" style:family="paragraph" style:parent-style-name="Table_20_Contents">
      <style:text-properties style:font-name="Arial" fo:font-size="9pt" officeooo:rsid="00c091a2" officeooo:paragraph-rsid="00c091a2" style:font-size-asian="9pt" style:font-size-complex="9pt"/>
    </style:style>
    <style:style style:name="P539" style:family="paragraph" style:parent-style-name="Table_20_Contents">
      <style:text-properties style:font-name="Arial" fo:font-size="9pt" officeooo:rsid="00d3a6e9" officeooo:paragraph-rsid="00d3a6e9" style:font-size-asian="9pt" style:font-size-complex="9pt"/>
    </style:style>
    <style:style style:name="P540" style:family="paragraph" style:parent-style-name="Table_20_Contents">
      <style:text-properties style:font-name="Arial" fo:font-size="9pt" officeooo:rsid="00da943a" officeooo:paragraph-rsid="00da943a" style:font-size-asian="9pt" style:font-size-complex="9pt"/>
    </style:style>
    <style:style style:name="P541" style:family="paragraph" style:parent-style-name="Table_20_Contents">
      <style:text-properties style:font-name="Arial" fo:font-size="9pt" officeooo:rsid="00ec12fc" officeooo:paragraph-rsid="010f2c45" style:font-size-asian="9pt" style:font-size-complex="9pt"/>
    </style:style>
    <style:style style:name="P542" style:family="paragraph" style:parent-style-name="Table_20_Contents">
      <style:text-properties style:font-name="Arial" fo:font-size="9pt" officeooo:rsid="00ec12fc" officeooo:paragraph-rsid="00ec12fc" style:font-size-asian="9pt" style:font-size-complex="9pt"/>
    </style:style>
    <style:style style:name="P543" style:family="paragraph" style:parent-style-name="Table_20_Contents">
      <style:text-properties style:font-name="Arial" fo:font-size="9pt" officeooo:rsid="00ec12fc" officeooo:paragraph-rsid="013b5251" style:font-size-asian="9pt" style:font-size-complex="9pt"/>
    </style:style>
    <style:style style:name="P544" style:family="paragraph" style:parent-style-name="Table_20_Contents">
      <style:text-properties style:font-name="Arial" fo:font-size="9pt" officeooo:rsid="00ec12fc" officeooo:paragraph-rsid="013d512e" style:font-size-asian="9pt" style:font-size-complex="9pt"/>
    </style:style>
    <style:style style:name="P545" style:family="paragraph" style:parent-style-name="Table_20_Contents">
      <style:text-properties style:font-name="Arial" fo:font-size="9pt" officeooo:rsid="00e4e345" officeooo:paragraph-rsid="00ec12fc" style:font-size-asian="9pt" style:font-size-complex="9pt"/>
    </style:style>
    <style:style style:name="P546" style:family="paragraph" style:parent-style-name="Table_20_Contents">
      <style:text-properties style:font-name="Arial" fo:font-size="9pt" officeooo:rsid="0094aa74" officeooo:paragraph-rsid="01215f2d" style:font-size-asian="9pt" style:font-size-complex="9pt"/>
    </style:style>
    <style:style style:name="P547" style:family="paragraph" style:parent-style-name="Table_20_Contents">
      <style:text-properties style:font-name="Arial" fo:font-size="9pt" officeooo:rsid="0094aa74" officeooo:paragraph-rsid="00d75fd4" style:font-size-asian="9pt" style:font-size-complex="9pt"/>
    </style:style>
    <style:style style:name="P548" style:family="paragraph" style:parent-style-name="Table_20_Contents">
      <style:text-properties style:font-name="Arial" fo:font-size="9pt" officeooo:rsid="0094aa74" officeooo:paragraph-rsid="00a0031b" style:font-size-asian="9pt" style:font-size-complex="9pt"/>
    </style:style>
    <style:style style:name="P549" style:family="paragraph" style:parent-style-name="Table_20_Contents">
      <style:text-properties style:font-name="Arial" fo:font-size="9pt" officeooo:rsid="0094aa74" officeooo:paragraph-rsid="012049fc" style:font-size-asian="9pt" style:font-size-complex="9pt"/>
    </style:style>
    <style:style style:name="P550" style:family="paragraph" style:parent-style-name="Table_20_Contents">
      <style:text-properties style:font-name="Arial" fo:font-size="9pt" officeooo:rsid="0094aa74" officeooo:paragraph-rsid="00a32433" style:font-size-asian="9pt" style:font-size-complex="9pt"/>
    </style:style>
    <style:style style:name="P551" style:family="paragraph" style:parent-style-name="Table_20_Contents">
      <style:text-properties style:font-name="Arial" fo:font-size="9pt" officeooo:rsid="0094aa74" officeooo:paragraph-rsid="00a4611d" style:font-size-asian="9pt" style:font-size-complex="9pt"/>
    </style:style>
    <style:style style:name="P552" style:family="paragraph" style:parent-style-name="Table_20_Contents">
      <style:text-properties style:font-name="Arial" fo:font-size="9pt" officeooo:rsid="0094aa74" officeooo:paragraph-rsid="00c0b5b5" style:font-size-asian="9pt" style:font-size-complex="9pt"/>
    </style:style>
    <style:style style:name="P553" style:family="paragraph" style:parent-style-name="Table_20_Contents">
      <style:text-properties style:font-name="Arial" fo:font-size="9pt" officeooo:rsid="0094aa74" officeooo:paragraph-rsid="0124d988" style:font-size-asian="9pt" style:font-size-complex="9pt"/>
    </style:style>
    <style:style style:name="P554" style:family="paragraph" style:parent-style-name="Table_20_Contents">
      <style:text-properties style:font-name="Arial" fo:font-size="9pt" officeooo:rsid="0094aa74" officeooo:paragraph-rsid="00c2f196" style:font-size-asian="9pt" style:font-size-complex="9pt"/>
    </style:style>
    <style:style style:name="P555" style:family="paragraph" style:parent-style-name="Table_20_Contents">
      <style:text-properties style:font-name="Arial" fo:font-size="9pt" officeooo:rsid="0094aa74" officeooo:paragraph-rsid="00cd256e" style:font-size-asian="9pt" style:font-size-complex="9pt"/>
    </style:style>
    <style:style style:name="P556" style:family="paragraph" style:parent-style-name="Table_20_Contents">
      <style:text-properties style:font-name="Arial" fo:font-size="9pt" officeooo:rsid="0094aa74" officeooo:paragraph-rsid="00d26b27" style:font-size-asian="9pt" style:font-size-complex="9pt"/>
    </style:style>
    <style:style style:name="P557" style:family="paragraph" style:parent-style-name="Table_20_Contents">
      <style:text-properties style:font-name="Arial" fo:font-size="9pt" officeooo:rsid="0094aa74" officeooo:paragraph-rsid="00d321f3" style:font-size-asian="9pt" style:font-size-complex="9pt"/>
    </style:style>
    <style:style style:name="P558" style:family="paragraph" style:parent-style-name="Table_20_Contents">
      <style:text-properties style:font-name="Arial" fo:font-size="9pt" officeooo:rsid="0094aa74" officeooo:paragraph-rsid="012eb63f" style:font-size-asian="9pt" style:font-size-complex="9pt"/>
    </style:style>
    <style:style style:name="P559" style:family="paragraph" style:parent-style-name="Table_20_Contents">
      <style:text-properties style:font-name="Arial" fo:font-size="9pt" officeooo:rsid="0094aa74" officeooo:paragraph-rsid="013b5251" style:font-size-asian="9pt" style:font-size-complex="9pt"/>
    </style:style>
    <style:style style:name="P560" style:family="paragraph" style:parent-style-name="Table_20_Contents">
      <style:text-properties style:font-name="Arial" fo:font-size="9pt" officeooo:rsid="0094aa74" officeooo:paragraph-rsid="013d512e" style:font-size-asian="9pt" style:font-size-complex="9pt"/>
    </style:style>
    <style:style style:name="P561" style:family="paragraph" style:parent-style-name="Table_20_Contents">
      <style:text-properties style:font-name="Arial" fo:font-size="9pt" officeooo:rsid="0094aa74" officeooo:paragraph-rsid="009ecf3d" style:font-size-asian="9pt" style:font-size-complex="9pt"/>
    </style:style>
    <style:style style:name="P562" style:family="paragraph" style:parent-style-name="Table_20_Contents">
      <style:text-properties style:font-name="Arial" fo:font-size="9pt" officeooo:rsid="00bbdf96" officeooo:paragraph-rsid="00bf0cf0" style:font-size-asian="9pt" style:font-size-complex="9pt"/>
    </style:style>
    <style:style style:name="P563" style:family="paragraph" style:parent-style-name="Table_20_Contents">
      <style:text-properties style:font-name="Arial" fo:font-size="9pt" officeooo:rsid="00bbdf96" officeooo:paragraph-rsid="00bbdf96" style:font-size-asian="9pt" style:font-size-complex="9pt"/>
    </style:style>
    <style:style style:name="P564" style:family="paragraph" style:parent-style-name="Table_20_Contents">
      <style:text-properties style:font-name="Arial" fo:font-size="9pt" officeooo:rsid="00f30ff6" officeooo:paragraph-rsid="00f43c44" style:font-size-asian="9pt" style:font-size-complex="9pt"/>
    </style:style>
    <style:style style:name="P565" style:family="paragraph" style:parent-style-name="Table_20_Contents">
      <style:text-properties style:font-name="Arial" fo:font-size="9pt" officeooo:rsid="00b18b75" officeooo:paragraph-rsid="00d75fd4" style:font-size-asian="9pt" style:font-size-complex="9pt"/>
    </style:style>
    <style:style style:name="P566" style:family="paragraph" style:parent-style-name="Table_20_Contents">
      <style:text-properties style:font-name="Arial" fo:font-size="9pt" officeooo:rsid="00b18b75" officeooo:paragraph-rsid="00f82aa8" style:font-size-asian="9pt" style:font-size-complex="9pt"/>
    </style:style>
    <style:style style:name="P567" style:family="paragraph" style:parent-style-name="Table_20_Contents">
      <style:text-properties style:font-name="Arial" fo:font-size="9pt" officeooo:rsid="0105731e" officeooo:paragraph-rsid="0105731e" style:font-size-asian="9pt" style:font-size-complex="9pt"/>
    </style:style>
    <style:style style:name="P568" style:family="paragraph" style:parent-style-name="Table_20_Contents">
      <style:text-properties style:font-name="Arial" fo:font-size="9pt" officeooo:rsid="00fc5e03" officeooo:paragraph-rsid="00fc5e03" style:font-size-asian="9pt" style:font-size-complex="9pt"/>
    </style:style>
    <style:style style:name="P569" style:family="paragraph" style:parent-style-name="Table_20_Contents">
      <style:text-properties style:font-name="Arial" fo:font-size="9pt" officeooo:rsid="00fdf9ff" officeooo:paragraph-rsid="00fdf9ff" style:font-size-asian="9pt" style:font-size-complex="9pt"/>
    </style:style>
    <style:style style:name="P570" style:family="paragraph" style:parent-style-name="Table_20_Contents">
      <style:text-properties style:font-name="Arial" fo:font-size="9pt" officeooo:rsid="0124d988" officeooo:paragraph-rsid="0124d988" style:font-size-asian="9pt" style:font-size-complex="9pt"/>
    </style:style>
    <style:style style:name="P571" style:family="paragraph" style:parent-style-name="Table_20_Contents">
      <style:text-properties style:font-name="Arial" fo:font-size="9pt" officeooo:rsid="0124d988" officeooo:paragraph-rsid="012818e5" style:font-size-asian="9pt" style:font-size-complex="9pt"/>
    </style:style>
    <style:style style:name="P572" style:family="paragraph" style:parent-style-name="Table_20_Contents">
      <style:text-properties style:font-name="Arial" fo:font-size="9pt" officeooo:rsid="01215f2d" officeooo:paragraph-rsid="01215f2d" style:font-size-asian="9pt" style:font-size-complex="9pt"/>
    </style:style>
    <style:style style:name="P573" style:family="paragraph" style:parent-style-name="Table_20_Contents">
      <style:text-properties style:font-name="Arial" fo:font-size="9pt" officeooo:rsid="01215f2d" officeooo:paragraph-rsid="0137ecdc" style:font-size-asian="9pt" style:font-size-complex="9pt"/>
    </style:style>
    <style:style style:name="P574" style:family="paragraph" style:parent-style-name="Table_20_Contents">
      <style:text-properties style:font-name="Arial" fo:font-size="9pt" officeooo:rsid="007b1b00" officeooo:paragraph-rsid="01215f2d" style:font-size-asian="9pt" style:font-size-complex="9pt"/>
    </style:style>
    <style:style style:name="P575" style:family="paragraph" style:parent-style-name="Table_20_Contents">
      <style:text-properties style:font-name="Arial" fo:font-size="9pt" officeooo:rsid="012818e5" officeooo:paragraph-rsid="012818e5" style:font-size-asian="9pt" style:font-size-complex="9pt"/>
    </style:style>
    <style:style style:name="P576" style:family="paragraph" style:parent-style-name="Table_20_Contents">
      <style:text-properties style:font-name="Arial" fo:font-size="9pt" officeooo:rsid="0029c379" officeooo:paragraph-rsid="00ccc276" style:font-size-asian="9pt" style:font-size-complex="9pt"/>
    </style:style>
    <style:style style:name="P577" style:family="paragraph" style:parent-style-name="Table_20_Contents">
      <style:text-properties style:font-name="Arial" fo:font-size="9pt" officeooo:rsid="00874f80" officeooo:paragraph-rsid="00874f80" style:font-size-asian="9pt" style:font-size-complex="9pt"/>
    </style:style>
    <style:style style:name="P578" style:family="paragraph" style:parent-style-name="Table_20_Contents">
      <style:text-properties style:font-name="Arial" fo:font-size="9pt" officeooo:rsid="012c5753" officeooo:paragraph-rsid="012c5753" style:font-size-asian="9pt" style:font-size-complex="9pt"/>
    </style:style>
    <style:style style:name="P579" style:family="paragraph" style:parent-style-name="Table_20_Contents">
      <style:text-properties style:font-name="Arial" fo:font-size="9pt" officeooo:rsid="012cc52b" officeooo:paragraph-rsid="012cc52b" style:font-size-asian="9pt" style:font-size-complex="9pt"/>
    </style:style>
    <style:style style:name="P580" style:family="paragraph" style:parent-style-name="Table_20_Contents">
      <style:text-properties style:font-name="Arial" fo:font-size="9pt" officeooo:rsid="012cc52b" officeooo:paragraph-rsid="012eb63f" style:font-size-asian="9pt" style:font-size-complex="9pt"/>
    </style:style>
    <style:style style:name="P581" style:family="paragraph" style:parent-style-name="Table_20_Contents">
      <style:text-properties style:font-name="Arial" fo:font-size="9pt" officeooo:rsid="012eb63f" officeooo:paragraph-rsid="012eb63f" style:font-size-asian="9pt" style:font-size-complex="9pt"/>
    </style:style>
    <style:style style:name="P582" style:family="paragraph" style:parent-style-name="Table_20_Contents">
      <style:text-properties style:font-name="Arial" fo:font-size="9pt" officeooo:rsid="012f9d3d" officeooo:paragraph-rsid="012f9d3d" style:font-size-asian="9pt" style:font-size-complex="9pt"/>
    </style:style>
    <style:style style:name="P583" style:family="paragraph" style:parent-style-name="Table_20_Contents">
      <style:text-properties style:font-name="Arial" fo:font-size="9pt" officeooo:rsid="013b5251" officeooo:paragraph-rsid="013b5251" style:font-size-asian="9pt" style:font-size-complex="9pt"/>
    </style:style>
    <style:style style:name="P584" style:family="paragraph" style:parent-style-name="Table_20_Contents">
      <style:text-properties style:font-name="Arial" fo:font-size="9pt" officeooo:rsid="013b5251" officeooo:paragraph-rsid="013d512e" style:font-size-asian="9pt" style:font-size-complex="9pt"/>
    </style:style>
    <style:style style:name="P585" style:family="paragraph" style:parent-style-name="Table_20_Contents">
      <style:text-properties style:font-name="Arial" fo:font-size="9pt" officeooo:rsid="013b5251" officeooo:paragraph-rsid="013e8e14" style:font-size-asian="9pt" style:font-size-complex="9pt"/>
    </style:style>
    <style:style style:name="P586" style:family="paragraph" style:parent-style-name="Table_20_Contents">
      <style:text-properties style:font-name="Arial" fo:font-size="9pt" officeooo:rsid="013b5251" officeooo:paragraph-rsid="01407b3a" style:font-size-asian="9pt" style:font-size-complex="9pt"/>
    </style:style>
    <style:style style:name="P587" style:family="paragraph" style:parent-style-name="Table_20_Contents">
      <style:text-properties style:font-name="Arial" fo:font-size="9pt" officeooo:rsid="013d512e" officeooo:paragraph-rsid="013d512e" style:font-size-asian="9pt" style:font-size-complex="9pt"/>
    </style:style>
    <style:style style:name="P588" style:family="paragraph" style:parent-style-name="Table_20_Contents">
      <style:text-properties style:font-name="Arial" fo:font-size="9pt" officeooo:rsid="013d512e" officeooo:paragraph-rsid="01409ea6" style:font-size-asian="9pt" style:font-size-complex="9pt"/>
    </style:style>
    <style:style style:name="P589" style:family="paragraph" style:parent-style-name="Table_20_Contents">
      <style:text-properties style:font-name="Arial" fo:font-size="9pt" officeooo:rsid="013e8e14" officeooo:paragraph-rsid="013e8e14" style:font-size-asian="9pt" style:font-size-complex="9pt"/>
    </style:style>
    <style:style style:name="P590" style:family="paragraph" style:parent-style-name="Table_20_Contents">
      <style:text-properties style:font-name="Arial" fo:font-size="9pt" officeooo:rsid="01409ea6" officeooo:paragraph-rsid="01409ea6" style:font-size-asian="9pt" style:font-size-complex="9pt"/>
    </style:style>
    <style:style style:name="P591" style:family="paragraph" style:parent-style-name="Table_20_Contents">
      <style:text-properties style:font-name="Arial" fo:font-size="9pt" officeooo:rsid="0140a252" officeooo:paragraph-rsid="0140a252" style:font-size-asian="9pt" style:font-size-complex="9pt"/>
    </style:style>
    <style:style style:name="P592" style:family="paragraph" style:parent-style-name="Table_20_Contents">
      <style:text-properties style:font-name="Arial" fo:font-size="9pt" officeooo:rsid="01424694" officeooo:paragraph-rsid="01424694" style:font-size-asian="9pt" style:font-size-complex="9pt"/>
    </style:style>
    <style:style style:name="P593" style:family="paragraph" style:parent-style-name="Table_20_Contents">
      <style:text-properties style:font-name="Arial" fo:font-size="9pt" officeooo:rsid="01431d62" officeooo:paragraph-rsid="01431d62" style:font-size-asian="9pt" style:font-size-complex="9pt"/>
    </style:style>
    <style:style style:name="P594" style:family="paragraph" style:parent-style-name="Table_20_Contents">
      <style:text-properties style:font-name="Arial" fo:font-size="9pt" officeooo:rsid="00b482a4" officeooo:paragraph-rsid="00b02fb8" style:font-size-asian="9pt" style:font-size-complex="9pt"/>
    </style:style>
    <style:style style:name="P595" style:family="paragraph" style:parent-style-name="Table_20_Contents">
      <style:text-properties style:font-name="Arial" fo:font-size="9pt" fo:font-weight="bold" officeooo:rsid="00201e9f" officeooo:paragraph-rsid="00649ebd" style:font-size-asian="9pt" style:font-weight-asian="bold" style:font-size-complex="9pt" style:font-weight-complex="bold"/>
    </style:style>
    <style:style style:name="P596" style:family="paragraph" style:parent-style-name="Table_20_Contents">
      <style:text-properties style:font-name="Arial" fo:font-size="9pt" fo:font-weight="bold" officeooo:rsid="00201e9f" officeooo:paragraph-rsid="00874f80" style:font-size-asian="9pt" style:font-weight-asian="bold" style:font-size-complex="9pt" style:font-weight-complex="bold"/>
    </style:style>
    <style:style style:name="P597" style:family="paragraph" style:parent-style-name="Table_20_Contents">
      <style:paragraph-properties fo:text-align="start" style:justify-single-word="false"/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598" style:family="paragraph" style:parent-style-name="Table_20_Contents">
      <style:text-properties style:font-name="Arial" fo:font-size="9pt" fo:font-weight="bold" officeooo:rsid="00201e9f" officeooo:paragraph-rsid="00ccc276" style:font-size-asian="9pt" style:font-weight-asian="bold" style:font-size-complex="9pt" style:font-weight-complex="bold"/>
    </style:style>
    <style:style style:name="P599" style:family="paragraph" style:parent-style-name="Table_20_Contents">
      <style:text-properties style:font-name="Arial" fo:font-size="9pt" fo:font-weight="bold" officeooo:rsid="00201e9f" officeooo:paragraph-rsid="00848713" style:font-size-asian="9pt" style:font-weight-asian="bold" style:font-size-complex="9pt" style:font-weight-complex="bold"/>
    </style:style>
    <style:style style:name="P600" style:family="paragraph" style:parent-style-name="Table_20_Contents">
      <style:text-properties style:font-name="Arial" fo:font-size="9pt" fo:font-weight="bold" officeooo:rsid="00201e9f" officeooo:paragraph-rsid="0137ecdc" style:font-size-asian="9pt" style:font-weight-asian="bold" style:font-size-complex="9pt" style:font-weight-complex="bold"/>
    </style:style>
    <style:style style:name="P601" style:family="paragraph" style:parent-style-name="Table_20_Contents">
      <style:text-properties style:font-name="Arial" fo:font-size="9pt" fo:font-weight="bold" officeooo:rsid="00975210" officeooo:paragraph-rsid="00c0b5b5" style:font-size-asian="9pt" style:font-weight-asian="bold" style:font-size-complex="9pt" style:font-weight-complex="bold"/>
    </style:style>
    <style:style style:name="P602" style:family="paragraph" style:parent-style-name="Table_20_Contents">
      <style:text-properties style:font-name="Arial" fo:font-size="9pt" fo:font-weight="bold" officeooo:rsid="012cc52b" officeooo:paragraph-rsid="012cc52b" style:font-size-asian="9pt" style:font-weight-asian="bold" style:font-size-complex="9pt" style:font-weight-complex="bold"/>
    </style:style>
    <style:style style:name="P603" style:family="paragraph" style:parent-style-name="Table_20_Contents">
      <style:text-properties style:font-name="Arial" fo:font-size="9pt" fo:font-weight="bold" officeooo:rsid="012cc52b" officeooo:paragraph-rsid="012eb63f" style:font-size-asian="9pt" style:font-weight-asian="bold" style:font-size-complex="9pt" style:font-weight-complex="bold"/>
    </style:style>
    <style:style style:name="P604" style:family="paragraph" style:parent-style-name="Table_20_Contents">
      <style:text-properties style:font-name="Arial" fo:font-size="9pt" fo:font-weight="bold" officeooo:rsid="00da29ed" officeooo:paragraph-rsid="00da29ed" style:font-size-asian="9pt" style:font-weight-asian="bold" style:font-size-complex="9pt" style:font-weight-complex="bold"/>
    </style:style>
    <style:style style:name="P605" style:family="paragraph" style:parent-style-name="Table_20_Contents">
      <style:text-properties style:font-name="Arial" fo:font-size="9pt" fo:font-weight="bold" officeooo:rsid="006d954b" officeooo:paragraph-rsid="0124d988" style:font-size-asian="9pt" style:font-weight-asian="bold" style:font-size-complex="9pt" style:font-weight-complex="bold"/>
    </style:style>
    <style:style style:name="P606" style:family="paragraph" style:parent-style-name="Table_20_Contents">
      <style:text-properties style:font-name="Arial" fo:font-size="9pt" fo:font-weight="bold" officeooo:rsid="006d954b" officeooo:paragraph-rsid="00cd256e" style:font-size-asian="9pt" style:font-weight-asian="bold" style:font-size-complex="9pt" style:font-weight-complex="bold"/>
    </style:style>
    <style:style style:name="P607" style:family="paragraph" style:parent-style-name="Table_20_Contents">
      <style:text-properties style:font-name="Arial" fo:font-size="9pt" fo:font-weight="bold" officeooo:rsid="006d954b" officeooo:paragraph-rsid="00d26b27" style:font-size-asian="9pt" style:font-weight-asian="bold" style:font-size-complex="9pt" style:font-weight-complex="bold"/>
    </style:style>
    <style:style style:name="P608" style:family="paragraph" style:parent-style-name="Table_20_Contents"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0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094aa74" officeooo:paragraph-rsid="00ccc276" style:font-size-asian="9pt" style:font-weight-asian="bold" style:font-size-complex="9pt" style:font-weight-complex="bold"/>
    </style:style>
    <style:style style:name="P610" style:family="paragraph" style:parent-style-name="Table_20_Contents">
      <style:text-properties style:font-name="Arial" fo:font-size="9pt" fo:font-weight="bold" officeooo:rsid="0094aa74" officeooo:paragraph-rsid="013b5251" style:font-size-asian="9pt" style:font-weight-asian="bold" style:font-size-complex="9pt" style:font-weight-complex="bold"/>
    </style:style>
    <style:style style:name="P611" style:family="paragraph" style:parent-style-name="Table_20_Contents">
      <style:text-properties style:font-name="Arial" fo:font-size="9pt" fo:font-weight="bold" officeooo:rsid="0094aa74" officeooo:paragraph-rsid="013d512e" style:font-size-asian="9pt" style:font-weight-asian="bold" style:font-size-complex="9pt" style:font-weight-complex="bold"/>
    </style:style>
    <style:style style:name="P612" style:family="paragraph" style:parent-style-name="Table_20_Contents">
      <style:text-properties style:font-name="Arial" fo:font-size="9pt" fo:font-weight="bold" officeooo:rsid="0094aa74" officeooo:paragraph-rsid="01409ea6" style:font-size-asian="9pt" style:font-weight-asian="bold" style:font-size-complex="9pt" style:font-weight-complex="bold"/>
    </style:style>
    <style:style style:name="P613" style:family="paragraph" style:parent-style-name="Table_20_Contents">
      <style:text-properties style:font-name="Arial" fo:font-size="9pt" fo:font-weight="bold" officeooo:rsid="0094aa74" officeooo:paragraph-rsid="00a2e09d" style:font-size-asian="9pt" style:font-weight-asian="bold" style:font-size-complex="9pt" style:font-weight-complex="bold"/>
    </style:style>
    <style:style style:name="P614" style:family="paragraph" style:parent-style-name="Table_20_Contents">
      <style:text-properties style:font-name="Arial" fo:font-size="9pt" fo:font-weight="bold" officeooo:rsid="00dce997" officeooo:paragraph-rsid="00dce997" style:font-size-asian="9pt" style:font-weight-asian="bold" style:font-size-complex="9pt" style:font-weight-complex="bold"/>
    </style:style>
    <style:style style:name="P615" style:family="paragraph" style:parent-style-name="Table_20_Contents">
      <style:text-properties style:font-name="Arial" fo:font-size="9pt" fo:font-weight="bold" officeooo:rsid="00893428" officeooo:paragraph-rsid="00cd256e" style:font-size-asian="9pt" style:font-weight-asian="bold" style:font-size-complex="9pt" style:font-weight-complex="bold"/>
    </style:style>
    <style:style style:name="P616" style:family="paragraph" style:parent-style-name="Table_20_Contents"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617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b5251" style:font-size-asian="9pt" style:font-weight-asian="bold" style:font-size-complex="9pt" style:font-weight-complex="bold"/>
    </style:style>
    <style:style style:name="P618" style:family="paragraph" style:parent-style-name="Table_20_Contents"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619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3d512e" style:font-size-asian="9pt" style:font-weight-asian="bold" style:font-size-complex="9pt" style:font-weight-complex="bold"/>
    </style:style>
    <style:style style:name="P620" style:family="paragraph" style:parent-style-name="Table_20_Contents"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621" style:family="paragraph" style:parent-style-name="Table_20_Contents">
      <loext:graphic-properties draw:fill="none" draw:fill-color="#ffffff"/>
      <style:paragraph-properties fo:background-color="transparent"/>
      <style:text-properties style:font-name="Arial" fo:font-size="9pt" fo:font-weight="bold" officeooo:rsid="013b5251" officeooo:paragraph-rsid="01409ea6" style:font-size-asian="9pt" style:font-weight-asian="bold" style:font-size-complex="9pt" style:font-weight-complex="bold"/>
    </style:style>
    <style:style style:name="P622" style:family="paragraph" style:parent-style-name="Table_20_Contents">
      <style:text-properties style:font-name="Arial" fo:font-size="9pt" fo:font-weight="bold" officeooo:rsid="013d512e" officeooo:paragraph-rsid="013d512e" style:font-size-asian="9pt" style:font-weight-asian="bold" style:font-size-complex="9pt" style:font-weight-complex="bold"/>
    </style:style>
    <style:style style:name="P623" style:family="paragraph" style:parent-style-name="Table_20_Contents">
      <style:text-properties style:font-name="Arial" fo:font-size="9pt" fo:font-weight="bold" officeooo:rsid="013e8e14" officeooo:paragraph-rsid="013e8e14" style:font-size-asian="9pt" style:font-weight-asian="bold" style:font-size-complex="9pt" style:font-weight-complex="bold"/>
    </style:style>
    <style:style style:name="P624" style:family="paragraph" style:parent-style-name="Table_20_Contents">
      <style:text-properties style:font-name="Arial" fo:font-size="9pt" fo:font-weight="bold" officeooo:rsid="01409ea6" officeooo:paragraph-rsid="01409ea6" style:font-size-asian="9pt" style:font-weight-asian="bold" style:font-size-complex="9pt" style:font-weight-complex="bold"/>
    </style:style>
    <style:style style:name="P625" style:family="paragraph" style:parent-style-name="Table_20_Contents">
      <style:text-properties style:font-name="Arial" fo:font-size="9pt" fo:font-weight="bold" officeooo:rsid="01424694" officeooo:paragraph-rsid="01424694" style:font-size-asian="9pt" style:font-weight-asian="bold" style:font-size-complex="9pt" style:font-weight-complex="bold"/>
    </style:style>
    <style:style style:name="P626" style:family="paragraph" style:parent-style-name="Table_20_Contents">
      <style:text-properties style:font-name="Arial" fo:font-size="9pt" fo:font-weight="bold" officeooo:rsid="01431d62" officeooo:paragraph-rsid="01431d62" style:font-size-asian="9pt" style:font-weight-asian="bold" style:font-size-complex="9pt" style:font-weight-complex="bold"/>
    </style:style>
    <style:style style:name="P627" style:family="paragraph" style:parent-style-name="Table_20_Contents">
      <style:text-properties style:font-name="Arial" fo:font-size="9pt" fo:font-weight="normal" officeooo:rsid="0095f247" officeooo:paragraph-rsid="00f964b2" style:font-size-asian="9pt" style:font-weight-asian="normal" style:font-size-complex="9pt" style:font-weight-complex="normal"/>
    </style:style>
    <style:style style:name="P628" style:family="paragraph" style:parent-style-name="Table_20_Contents">
      <style:text-properties style:font-name="Arial" fo:font-size="9pt" fo:font-weight="normal" officeooo:rsid="013e8e14" officeooo:paragraph-rsid="013e8e14" style:font-size-asian="9pt" style:font-weight-asian="normal" style:font-size-complex="9pt" style:font-weight-complex="normal"/>
    </style:style>
    <style:style style:name="P629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106c62" style:font-size-asian="14pt" style:font-weight-asian="bold" style:font-size-complex="14pt" style:font-weight-complex="bold"/>
    </style:style>
    <style:style style:name="P630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b5251" style:font-size-asian="14pt" style:font-weight-asian="bold" style:font-size-complex="14pt" style:font-weight-complex="bold"/>
    </style:style>
    <style:style style:name="P631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d512e" style:font-size-asian="14pt" style:font-weight-asian="bold" style:font-size-complex="14pt" style:font-weight-complex="bold"/>
    </style:style>
    <style:style style:name="P632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3e8e14" style:font-size-asian="14pt" style:font-weight-asian="bold" style:font-size-complex="14pt" style:font-weight-complex="bold"/>
    </style:style>
    <style:style style:name="P633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7b3a" style:font-size-asian="14pt" style:font-weight-asian="bold" style:font-size-complex="14pt" style:font-weight-complex="bold"/>
    </style:style>
    <style:style style:name="P63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39d15" officeooo:paragraph-rsid="01409ea6" style:font-size-asian="14pt" style:font-weight-asian="bold" style:font-size-complex="14pt" style:font-weight-complex="bold"/>
    </style:style>
    <style:style style:name="P635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74f80" style:font-size-asian="14pt" style:font-weight-asian="bold" style:font-size-complex="14pt" style:font-weight-complex="bold"/>
    </style:style>
    <style:style style:name="P636" style:family="paragraph" style:parent-style-name="Table_20_Contents">
      <style:paragraph-properties fo:text-align="center" style:justify-single-word="false"/>
      <style:text-properties style:font-name="Arial" fo:font-size="14pt" fo:font-weight="bold" officeooo:rsid="0022c9b1" officeooo:paragraph-rsid="00848713" style:font-size-asian="14pt" style:font-weight-asian="bold" style:font-size-complex="14pt" style:font-weight-complex="bold"/>
    </style:style>
    <style:style style:name="P637" style:family="paragraph" style:parent-style-name="Table_20_Contents">
      <style:text-properties style:text-line-through-style="none" style:text-line-through-type="none" style:font-name="Arial" fo:font-size="9pt" fo:font-weight="bold" officeooo:rsid="00acc891" officeooo:paragraph-rsid="00acc891" fo:background-color="transparent" style:font-size-asian="9pt" style:font-weight-asian="bold" style:font-size-complex="9pt" style:font-weight-complex="bold"/>
    </style:style>
    <style:style style:name="P638" style:family="paragraph" style:parent-style-name="Table_20_Contents">
      <style:text-properties style:text-line-through-style="none" style:text-line-through-type="none" style:font-name="Arial" fo:font-size="9pt" officeooo:rsid="00f01e31" officeooo:paragraph-rsid="00f01e31" fo:background-color="transparent" style:font-size-asian="9pt" style:font-size-complex="9pt"/>
    </style:style>
    <style:style style:name="P639" style:family="paragraph" style:parent-style-name="Table_20_Contents">
      <style:text-properties style:text-line-through-style="solid" style:text-line-through-type="single" style:font-name="Arial" fo:font-size="9pt" fo:font-weight="bold" officeooo:rsid="0094aa74" officeooo:paragraph-rsid="00a2e09d" fo:background-color="#ffff00" style:font-size-asian="9pt" style:font-weight-asian="bold" style:font-size-complex="9pt" style:font-weight-complex="bold"/>
    </style:style>
    <style:style style:name="T1" style:family="text">
      <style:text-properties officeooo:rsid="0095f247"/>
    </style:style>
    <style:style style:name="T2" style:family="text">
      <style:text-properties officeooo:rsid="00a9bbde"/>
    </style:style>
    <style:style style:name="T3" style:family="text">
      <style:text-properties officeooo:rsid="00d75fd4"/>
    </style:style>
    <style:style style:name="T4" style:family="text">
      <style:text-properties officeooo:rsid="00b02fb8"/>
    </style:style>
    <style:style style:name="T5" style:family="text">
      <style:text-properties style:text-line-through-style="none" style:text-line-through-type="none" fo:background-color="transparent" loext:char-shading-value="0"/>
    </style:style>
    <style:style style:name="T6" style:family="text">
      <style:text-properties officeooo:rsid="00a86f1b"/>
    </style:style>
    <style:style style:name="T7" style:family="text">
      <style:text-properties officeooo:rsid="00d7cf1a"/>
    </style:style>
    <style:style style:name="T8" style:family="text">
      <style:text-properties officeooo:rsid="00d811b7"/>
    </style:style>
    <style:style style:name="T9" style:family="text">
      <style:text-properties officeooo:rsid="00bf0cf0"/>
    </style:style>
    <style:style style:name="T10" style:family="text">
      <style:text-properties officeooo:rsid="00a88e9a"/>
    </style:style>
    <style:style style:name="T11" style:family="text">
      <style:text-properties officeooo:rsid="00958fe7"/>
    </style:style>
    <style:style style:name="T12" style:family="text">
      <style:text-properties officeooo:rsid="00be8221"/>
    </style:style>
    <style:style style:name="T13" style:family="text">
      <style:text-properties officeooo:rsid="00715846"/>
    </style:style>
    <style:style style:name="T14" style:family="text">
      <style:text-properties officeooo:rsid="00acc891"/>
    </style:style>
    <style:style style:name="T15" style:family="text">
      <style:text-properties officeooo:rsid="00aa641c"/>
    </style:style>
    <style:style style:name="T16" style:family="text">
      <style:text-properties officeooo:rsid="00975210"/>
    </style:style>
    <style:style style:name="T17" style:family="text">
      <style:text-properties officeooo:rsid="00ca029e"/>
    </style:style>
    <style:style style:name="T18" style:family="text">
      <style:text-properties officeooo:rsid="00dce997"/>
    </style:style>
    <style:style style:name="T19" style:family="text">
      <style:text-properties officeooo:rsid="00c6bffe"/>
    </style:style>
    <style:style style:name="T20" style:family="text">
      <style:text-properties officeooo:rsid="00c091a2"/>
    </style:style>
    <style:style style:name="T21" style:family="text">
      <style:text-properties officeooo:rsid="00663ab8" fo:background-color="transparent" loext:char-shading-value="0"/>
    </style:style>
    <style:style style:name="T22" style:family="text">
      <style:text-properties officeooo:rsid="00cad9bc"/>
    </style:style>
    <style:style style:name="T23" style:family="text">
      <style:text-properties officeooo:rsid="00c4dea4"/>
    </style:style>
    <style:style style:name="T24" style:family="text">
      <style:text-properties officeooo:rsid="01127e6a" fo:background-color="transparent" loext:char-shading-value="0"/>
    </style:style>
    <style:style style:name="T25" style:family="text">
      <style:text-properties officeooo:rsid="007b1b00" fo:background-color="transparent" loext:char-shading-value="0"/>
    </style:style>
    <style:style style:name="T26" style:family="text">
      <style:text-properties officeooo:rsid="0070e54d"/>
    </style:style>
    <style:style style:name="T27" style:family="text">
      <style:text-properties officeooo:rsid="0113824e" fo:background-color="transparent" loext:char-shading-value="0"/>
    </style:style>
    <style:style style:name="T28" style:family="text">
      <style:text-properties officeooo:rsid="0067cbb5" fo:background-color="transparent" loext:char-shading-value="0"/>
    </style:style>
    <style:style style:name="T29" style:family="text">
      <style:text-properties officeooo:rsid="00649ebd"/>
    </style:style>
    <style:style style:name="T30" style:family="text">
      <style:text-properties officeooo:rsid="007ee7b8" fo:background-color="transparent" loext:char-shading-value="0"/>
    </style:style>
    <style:style style:name="T31" style:family="text">
      <style:text-properties officeooo:rsid="007eb74a"/>
    </style:style>
    <style:style style:name="T32" style:family="text">
      <style:text-properties officeooo:rsid="00db6ca5"/>
    </style:style>
    <style:style style:name="T33" style:family="text">
      <style:text-properties officeooo:rsid="00d3a6e9"/>
    </style:style>
    <style:style style:name="T34" style:family="text">
      <style:text-properties officeooo:rsid="00da943a"/>
    </style:style>
    <style:style style:name="T35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6" style:family="text">
      <style:text-properties officeooo:rsid="00874f80"/>
    </style:style>
    <style:style style:name="T37" style:family="text">
      <style:text-properties officeooo:rsid="007eb74a" fo:background-color="transparent" loext:char-shading-value="0"/>
    </style:style>
    <style:style style:name="T38" style:family="text">
      <style:text-properties officeooo:rsid="006d954b"/>
    </style:style>
    <style:style style:name="T39" style:family="text">
      <style:text-properties officeooo:rsid="00861320" fo:background-color="transparent" loext:char-shading-value="0"/>
    </style:style>
    <style:style style:name="T40" style:family="text">
      <style:text-properties officeooo:rsid="00874f80" fo:background-color="transparent" loext:char-shading-value="0"/>
    </style:style>
    <style:style style:name="T41" style:family="text">
      <style:text-properties officeooo:rsid="0091007b" fo:background-color="transparent" loext:char-shading-value="0"/>
    </style:style>
    <style:style style:name="T42" style:family="text">
      <style:text-properties officeooo:rsid="0091967e"/>
    </style:style>
    <style:style style:name="T43" style:family="text">
      <style:text-properties officeooo:rsid="0092c2be" fo:background-color="transparent" loext:char-shading-value="0"/>
    </style:style>
    <style:style style:name="T44" style:family="text">
      <style:text-properties officeooo:rsid="0099ea68" fo:background-color="transparent" loext:char-shading-value="0"/>
    </style:style>
    <style:style style:name="T45" style:family="text">
      <style:text-properties officeooo:rsid="008a74da"/>
    </style:style>
    <style:style style:name="T46" style:family="text">
      <style:text-properties officeooo:rsid="0095f247"/>
    </style:style>
    <style:style style:name="T47" style:family="text">
      <style:text-properties officeooo:rsid="00a9bbde"/>
    </style:style>
    <style:style style:name="T48" style:family="text">
      <style:text-properties officeooo:rsid="00d75fd4"/>
    </style:style>
    <style:style style:name="T49" style:family="text">
      <style:text-properties style:text-line-through-style="none" style:text-line-through-type="none" fo:background-color="transparent" loext:char-shading-value="0"/>
    </style:style>
    <style:style style:name="T50" style:family="text">
      <style:text-properties style:text-line-through-style="none" style:text-line-through-type="none" officeooo:rsid="00a88e9a" fo:background-color="transparent" loext:char-shading-value="0"/>
    </style:style>
    <style:style style:name="T51" style:family="text">
      <style:text-properties style:text-line-through-style="none" style:text-line-through-type="none" officeooo:rsid="00b42bdb" fo:background-color="transparent" loext:char-shading-value="0"/>
    </style:style>
    <style:style style:name="T52" style:family="text">
      <style:text-properties style:text-line-through-style="none" style:text-line-through-type="none" officeooo:rsid="0094aa74" fo:background-color="transparent" loext:char-shading-value="0"/>
    </style:style>
    <style:style style:name="T53" style:family="text">
      <style:text-properties officeooo:rsid="00a86f1b"/>
    </style:style>
    <style:style style:name="T54" style:family="text">
      <style:text-properties officeooo:rsid="00d811b7"/>
    </style:style>
    <style:style style:name="T55" style:family="text">
      <style:text-properties officeooo:rsid="00d7cf1a"/>
    </style:style>
    <style:style style:name="T56" style:family="text">
      <style:text-properties officeooo:rsid="00bf0cf0"/>
    </style:style>
    <style:style style:name="T57" style:family="text">
      <style:text-properties officeooo:rsid="00a88e9a"/>
    </style:style>
    <style:style style:name="T58" style:family="text">
      <style:text-properties officeooo:rsid="00958fe7"/>
    </style:style>
    <style:style style:name="T59" style:family="text">
      <style:text-properties officeooo:rsid="00be8221"/>
    </style:style>
    <style:style style:name="T60" style:family="text">
      <style:text-properties officeooo:rsid="00acc891"/>
    </style:style>
    <style:style style:name="T61" style:family="text">
      <style:text-properties officeooo:rsid="00aa641c"/>
    </style:style>
    <style:style style:name="T62" style:family="text">
      <style:text-properties officeooo:rsid="00975210"/>
    </style:style>
    <style:style style:name="T63" style:family="text">
      <style:text-properties officeooo:rsid="00ca029e"/>
    </style:style>
    <style:style style:name="T64" style:family="text">
      <style:text-properties officeooo:rsid="00dce997"/>
    </style:style>
    <style:style style:name="T65" style:family="text">
      <style:text-properties officeooo:rsid="00c6bffe"/>
    </style:style>
    <style:style style:name="T66" style:family="text">
      <style:text-properties officeooo:rsid="00c091a2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663ab8" fo:background-color="transparent" loext:char-shading-value="0"/>
    </style:style>
    <style:style style:name="T69" style:family="text">
      <style:text-properties officeooo:rsid="01127e6a" fo:background-color="transparent" loext:char-shading-value="0"/>
    </style:style>
    <style:style style:name="T70" style:family="text">
      <style:text-properties officeooo:rsid="007b1b00" fo:background-color="transparent" loext:char-shading-value="0"/>
    </style:style>
    <style:style style:name="T71" style:family="text">
      <style:text-properties officeooo:rsid="0113824e" fo:background-color="transparent" loext:char-shading-value="0"/>
    </style:style>
    <style:style style:name="T72" style:family="text">
      <style:text-properties officeooo:rsid="0067cbb5" fo:background-color="transparent" loext:char-shading-value="0"/>
    </style:style>
    <style:style style:name="T73" style:family="text">
      <style:text-properties officeooo:rsid="007ee7b8" fo:background-color="transparent" loext:char-shading-value="0"/>
    </style:style>
    <style:style style:name="T74" style:family="text">
      <style:text-properties officeooo:rsid="007eb74a" fo:background-color="transparent" loext:char-shading-value="0"/>
    </style:style>
    <style:style style:name="T75" style:family="text">
      <style:text-properties officeooo:rsid="00861320" fo:background-color="transparent" loext:char-shading-value="0"/>
    </style:style>
    <style:style style:name="T76" style:family="text">
      <style:text-properties officeooo:rsid="00874f80" fo:background-color="transparent" loext:char-shading-value="0"/>
    </style:style>
    <style:style style:name="T77" style:family="text">
      <style:text-properties officeooo:rsid="011d32c4" fo:background-color="transparent" loext:char-shading-value="0"/>
    </style:style>
    <style:style style:name="T78" style:family="text">
      <style:text-properties officeooo:rsid="0091007b" fo:background-color="transparent" loext:char-shading-value="0"/>
    </style:style>
    <style:style style:name="T79" style:family="text">
      <style:text-properties officeooo:rsid="0092c2be" fo:background-color="transparent" loext:char-shading-value="0"/>
    </style:style>
    <style:style style:name="T80" style:family="text">
      <style:text-properties officeooo:rsid="0099ea68" fo:background-color="transparent" loext:char-shading-value="0"/>
    </style:style>
    <style:style style:name="T81" style:family="text">
      <style:text-properties officeooo:rsid="00681035" fo:background-color="transparent" loext:char-shading-value="0"/>
    </style:style>
    <style:style style:name="T82" style:family="text">
      <style:text-properties officeooo:rsid="00842b17" fo:background-color="transparent" loext:char-shading-value="0"/>
    </style:style>
    <style:style style:name="T83" style:family="text">
      <style:text-properties officeooo:rsid="008602da" fo:background-color="transparent" loext:char-shading-value="0"/>
    </style:style>
    <style:style style:name="T84" style:family="text">
      <style:text-properties officeooo:rsid="011b1460" fo:background-color="transparent" loext:char-shading-value="0"/>
    </style:style>
    <style:style style:name="T85" style:family="text">
      <style:text-properties officeooo:rsid="012cc52b" fo:background-color="transparent" loext:char-shading-value="0"/>
    </style:style>
    <style:style style:name="T86" style:family="text">
      <style:text-properties officeooo:rsid="012eb63f" fo:background-color="transparent" loext:char-shading-value="0"/>
    </style:style>
    <style:style style:name="T87" style:family="text">
      <style:text-properties officeooo:rsid="00cad9bc"/>
    </style:style>
    <style:style style:name="T88" style:family="text">
      <style:text-properties officeooo:rsid="00c4dea4"/>
    </style:style>
    <style:style style:name="T89" style:family="text">
      <style:text-properties officeooo:rsid="0070e54d"/>
    </style:style>
    <style:style style:name="T90" style:family="text">
      <style:text-properties officeooo:rsid="00649ebd"/>
    </style:style>
    <style:style style:name="T91" style:family="text">
      <style:text-properties officeooo:rsid="007eb74a"/>
    </style:style>
    <style:style style:name="T92" style:family="text">
      <style:text-properties officeooo:rsid="00db6ca5"/>
    </style:style>
    <style:style style:name="T93" style:family="text">
      <style:text-properties officeooo:rsid="00d3a6e9"/>
    </style:style>
    <style:style style:name="T94" style:family="text">
      <style:text-properties officeooo:rsid="00da943a"/>
    </style:style>
    <style:style style:name="T95" style:family="text">
      <style:text-properties style:font-name="Liberation Sans" fo:font-size="16.1000003814697pt" fo:font-weight="bold" officeooo:rsid="0068103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96" style:family="text">
      <style:text-properties officeooo:rsid="00874f80"/>
    </style:style>
    <style:style style:name="T97" style:family="text">
      <style:text-properties officeooo:rsid="006d954b"/>
    </style:style>
    <style:style style:name="T98" style:family="text">
      <style:text-properties officeooo:rsid="0091967e"/>
    </style:style>
    <style:style style:name="T99" style:family="text">
      <style:text-properties officeooo:rsid="008a74da"/>
    </style:style>
    <style:style style:name="T100" style:family="text">
      <style:text-properties officeooo:rsid="00715846"/>
    </style:style>
    <style:style style:name="T101" style:family="text">
      <style:text-properties officeooo:rsid="00239d15"/>
    </style:style>
    <style:style style:name="T102" style:family="text">
      <style:text-properties fo:color="#ffffff" officeooo:rsid="002d41b1" fo:background-color="#333333" loext:char-shading-value="0"/>
    </style:style>
    <style:style style:name="T103" style:family="text">
      <style:text-properties fo:color="#ffffff" officeooo:rsid="00352db6" fo:background-color="#333333" loext:char-shading-value="0"/>
    </style:style>
    <style:style style:name="T104" style:family="text">
      <style:text-properties fo:color="#ffffff" officeooo:rsid="013b5251" fo:background-color="#333333" loext:char-shading-value="0"/>
    </style:style>
    <style:style style:name="T105" style:family="text">
      <style:text-properties officeooo:rsid="0053cec3"/>
    </style:style>
    <style:style style:name="T106" style:family="text">
      <style:text-properties officeooo:rsid="0060ea9d"/>
    </style:style>
    <style:style style:name="T107" style:family="text">
      <style:text-properties officeooo:rsid="00861320"/>
    </style:style>
    <style:style style:name="T108" style:family="text">
      <style:text-properties officeooo:rsid="00903fbf"/>
    </style:style>
    <style:style style:name="T109" style:family="text">
      <style:text-properties officeooo:rsid="0094aa74"/>
    </style:style>
    <style:style style:name="T110" style:family="text">
      <style:text-properties officeooo:rsid="0096e237"/>
    </style:style>
    <style:style style:name="T111" style:family="text">
      <style:text-properties officeooo:rsid="009befc8"/>
    </style:style>
    <style:style style:name="T112" style:family="text">
      <style:text-properties officeooo:rsid="00a2e09d"/>
    </style:style>
    <style:style style:name="T113" style:family="text">
      <style:text-properties officeooo:rsid="00a6ddb7"/>
    </style:style>
    <style:style style:name="T114" style:family="text">
      <style:text-properties officeooo:rsid="00575787"/>
    </style:style>
    <style:style style:name="T115" style:family="text">
      <style:text-properties officeooo:rsid="00b18b75"/>
    </style:style>
    <style:style style:name="T116" style:family="text">
      <style:text-properties officeooo:rsid="00b1e65d"/>
    </style:style>
    <style:style style:name="T117" style:family="text">
      <style:text-properties officeooo:rsid="00b482a4"/>
    </style:style>
    <style:style style:name="T118" style:family="text">
      <style:text-properties officeooo:rsid="00b8e143"/>
    </style:style>
    <style:style style:name="T119" style:family="text">
      <style:text-properties officeooo:rsid="0062d4a5"/>
    </style:style>
    <style:style style:name="T120" style:family="text">
      <style:text-properties officeooo:rsid="00c09d1a"/>
    </style:style>
    <style:style style:name="T121" style:family="text">
      <style:text-properties officeooo:rsid="00cd256e"/>
    </style:style>
    <style:style style:name="T122" style:family="text">
      <style:text-properties officeooo:rsid="00e327d2"/>
    </style:style>
    <style:style style:name="T123" style:family="text">
      <style:text-properties officeooo:rsid="00e5e93e"/>
    </style:style>
    <style:style style:name="T124" style:family="text">
      <style:text-properties officeooo:rsid="00e7e039"/>
    </style:style>
    <style:style style:name="T125" style:family="text">
      <style:text-properties officeooo:rsid="00e9df60"/>
    </style:style>
    <style:style style:name="T126" style:family="text">
      <style:text-properties officeooo:rsid="00ec12fc"/>
    </style:style>
    <style:style style:name="T127" style:family="text">
      <style:text-properties officeooo:rsid="00ee34a0"/>
    </style:style>
    <style:style style:name="T128" style:family="text">
      <style:text-properties officeooo:rsid="00f01e31"/>
    </style:style>
    <style:style style:name="T129" style:family="text">
      <style:text-properties officeooo:rsid="00f18726"/>
    </style:style>
    <style:style style:name="T130" style:family="text">
      <style:text-properties officeooo:rsid="00f30ff6"/>
    </style:style>
    <style:style style:name="T131" style:family="text">
      <style:text-properties officeooo:rsid="00f633dd"/>
    </style:style>
    <style:style style:name="T132" style:family="text">
      <style:text-properties officeooo:rsid="00f7d297"/>
    </style:style>
    <style:style style:name="T133" style:family="text">
      <style:text-properties officeooo:rsid="00f82aa8"/>
    </style:style>
    <style:style style:name="T134" style:family="text">
      <style:text-properties officeooo:rsid="00f964b2"/>
    </style:style>
    <style:style style:name="T135" style:family="text">
      <style:text-properties officeooo:rsid="00fa95ef"/>
    </style:style>
    <style:style style:name="T136" style:family="text">
      <style:text-properties officeooo:rsid="00fe4ad8"/>
    </style:style>
    <style:style style:name="T137" style:family="text">
      <style:text-properties officeooo:rsid="0105238f"/>
    </style:style>
    <style:style style:name="T138" style:family="text">
      <style:text-properties officeooo:rsid="0106a9a2"/>
    </style:style>
    <style:style style:name="T139" style:family="text">
      <style:text-properties officeooo:rsid="010ad758"/>
    </style:style>
    <style:style style:name="T140" style:family="text">
      <style:text-properties officeooo:rsid="01106c62"/>
    </style:style>
    <style:style style:name="T141" style:family="text">
      <style:text-properties officeooo:rsid="01127e6a"/>
    </style:style>
    <style:style style:name="T142" style:family="text">
      <style:text-properties officeooo:rsid="0064b1c0"/>
    </style:style>
    <style:style style:name="T143" style:family="text">
      <style:text-properties officeooo:rsid="012049fc"/>
    </style:style>
    <style:style style:name="T144" style:family="text">
      <style:text-properties officeooo:rsid="0124b402"/>
    </style:style>
    <style:style style:name="T145" style:family="text">
      <style:text-properties officeooo:rsid="0124d988"/>
    </style:style>
    <style:style style:name="T146" style:family="text">
      <style:text-properties officeooo:rsid="012818e5"/>
    </style:style>
    <style:style style:name="T147" style:family="text">
      <style:text-properties officeooo:rsid="012c5753"/>
    </style:style>
    <style:style style:name="T148" style:family="text">
      <style:text-properties officeooo:rsid="012c6a7d"/>
    </style:style>
    <style:style style:name="T149" style:family="text">
      <style:text-properties officeooo:rsid="012cc52b"/>
    </style:style>
    <style:style style:name="T150" style:family="text">
      <style:text-properties officeooo:rsid="012eb63f"/>
    </style:style>
    <style:style style:name="T151" style:family="text">
      <style:text-properties officeooo:rsid="01339e0f"/>
    </style:style>
    <style:style style:name="T152" style:family="text">
      <style:text-properties officeooo:rsid="013832a3"/>
    </style:style>
    <style:style style:name="T153" style:family="text">
      <style:text-properties officeooo:rsid="0139cd57"/>
    </style:style>
    <style:style style:name="T154" style:family="text">
      <style:text-properties officeooo:rsid="013d512e"/>
    </style:style>
    <style:style style:name="T155" style:family="text">
      <style:text-properties officeooo:rsid="013e8e14"/>
    </style:style>
    <style:style style:name="T156" style:family="text">
      <style:text-properties officeooo:rsid="01407b3a"/>
    </style:style>
    <style:style style:name="T157" style:family="text">
      <style:text-properties officeooo:rsid="01431d62"/>
    </style:style>
    <style:style style:name="T158" style:family="text">
      <style:text-properties officeooo:rsid="00b02fb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816647167664" text:id="ct94816647167664">
          <text:deletion>
            <office:change-info>
              <dc:creator>Autoria desconeguda</dc:creator>
              <dc:date>2017-10-17T15:03:31</dc:date>
            </office:change-info>
            <text:p text:style-name="P1">Anàlisi: </text:p>
          </text:deletion>
        </text:changed-region>
        <text:changed-region xml:id="ct94816647266640" text:id="ct94816647266640">
          <text:deletion>
            <office:change-info>
              <dc:creator>Autoria desconeguda</dc:creator>
              <dc:date>2017-10-06T09:25:35</dc:date>
            </office:change-info>
            <text:h text:style-name="Heading_20_2" text:outline-level="2"/>
            <text:p text:style-name="P2"/>
          </text:deletion>
        </text:changed-region>
        <text:changed-region xml:id="ct94816647255296" text:id="ct94816647255296">
          <text:deletion>
            <office:change-info>
              <dc:creator>Autoria desconeguda</dc:creator>
              <dc:date>2017-10-03T10:23:19</dc:date>
            </office:change-info>
            <text:p text:style-name="P3">Objecte que representa els detalls d’un expedient de l’arxiu</text:p>
          </text:deletion>
        </text:changed-region>
        <text:changed-region xml:id="ct94816647279168" text:id="ct94816647279168">
          <text:insertion>
            <office:change-info>
              <dc:creator>Autoria desconeguda</dc:creator>
              <dc:date>2017-10-03T10:23:19</dc:date>
            </office:change-info>
          </text:insertion>
        </text:changed-region>
        <text:changed-region xml:id="ct94816647282272" text:id="ct94816647282272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816647280400" text:id="ct94816647280400">
          <text:insertion>
            <office:change-info>
              <dc:creator>Autoria desconeguda</dc:creator>
              <dc:date>2017-10-03T10:03:50</dc:date>
            </office:change-info>
          </text:insertion>
        </text:changed-region>
        <text:changed-region xml:id="ct94816647293152" text:id="ct94816647293152">
          <text:insertion>
            <office:change-info>
              <dc:creator>Autoria desconeguda</dc:creator>
              <dc:date>2017-10-03T10:03:51</dc:date>
            </office:change-info>
          </text:insertion>
        </text:changed-region>
        <text:changed-region xml:id="ct94816647295360" text:id="ct94816647295360">
          <text:deletion>
            <office:change-info>
              <dc:creator>Autoria desconeguda</dc:creator>
              <dc:date>2017-10-10T10:00:17</dc:date>
            </office:change-info>
            <text:p text:style-name="P4"><text:span text:style-name="T1">InformacioItem</text:span></text:p>
          </text:deletion>
        </text:changed-region>
        <text:changed-region xml:id="ct94816647296480" text:id="ct94816647296480">
          <text:insertion>
            <office:change-info>
              <dc:creator>Autoria desconeguda</dc:creator>
              <dc:date>2017-10-10T10:00:17</dc:date>
            </office:change-info>
          </text:insertion>
        </text:changed-region>
        <text:changed-region xml:id="ct94816646609184" text:id="ct94816646609184">
          <text:insertion>
            <office:change-info>
              <dc:creator>Autoria desconeguda</dc:creator>
              <dc:date>2017-10-03T10:03:53</dc:date>
            </office:change-info>
          </text:insertion>
        </text:changed-region>
        <text:changed-region xml:id="ct94816647293664" text:id="ct94816647293664">
          <text:insertion>
            <office:change-info>
              <dc:creator>Autoria desconeguda</dc:creator>
              <dc:date>2017-10-03T09:29:11</dc:date>
            </office:change-info>
          </text:insertion>
        </text:changed-region>
        <text:changed-region xml:id="ct94816647296848" text:id="ct94816647296848">
          <text:deletion>
            <office:change-info>
              <dc:creator>Autoria desconeguda</dc:creator>
              <dc:date>2017-10-03T09:29:11</dc:date>
            </office:change-info>
            <text:p text:style-name="P5">d’items</text:p>
          </text:deletion>
        </text:changed-region>
        <text:changed-region xml:id="ct94816647297264" text:id="ct94816647297264">
          <text:deletion>
            <office:change-info>
              <dc:creator>Autoria desconeguda</dc:creator>
              <dc:date>2017-10-03T09:29:05</dc:date>
            </office:change-info>
            <text:p text:style-name="P5">penjen</text:p>
          </text:deletion>
        </text:changed-region>
        <text:changed-region xml:id="ct94816647295008" text:id="ct94816647295008">
          <text:insertion>
            <office:change-info>
              <dc:creator>Autoria desconeguda</dc:creator>
              <dc:date>2017-10-03T09:29:05</dc:date>
            </office:change-info>
          </text:insertion>
        </text:changed-region>
        <text:changed-region xml:id="ct94816647280160" text:id="ct94816647280160">
          <text:deletion>
            <office:change-info>
              <dc:creator>Autoria desconeguda</dc:creator>
              <dc:date>2017-10-06T09:25:33</dc:date>
            </office:change-info>
            <text:p text:style-name="P6"/>
            <text:p text:style-name="P6"/>
          </text:deletion>
        </text:changed-region>
        <text:changed-region xml:id="ct94816647260720" text:id="ct94816647260720">
          <text:deletion>
            <office:change-info>
              <dc:creator>Autoria desconeguda</dc:creator>
              <dc:date>2017-10-06T09:25:31</dc:date>
            </office:change-info>
            <text:h text:style-name="Heading_20_2" text:outline-level="2"/>
            <text:p text:style-name="P2"/>
          </text:deletion>
        </text:changed-region>
        <text:changed-region xml:id="ct94816647277840" text:id="ct94816647277840">
          <text:deletion>
            <office:change-info>
              <dc:creator>Autoria desconeguda</dc:creator>
              <dc:date>2017-10-03T10:23:24</dc:date>
            </office:change-info>
            <text:p text:style-name="P3">Objecte que representa els detalls d’un document de l’arxiu</text:p>
          </text:deletion>
        </text:changed-region>
        <text:changed-region xml:id="ct94816647303584" text:id="ct94816647303584">
          <text:insertion>
            <office:change-info>
              <dc:creator>Autoria desconeguda</dc:creator>
              <dc:date>2017-10-03T10:23:24</dc:date>
            </office:change-info>
          </text:insertion>
        </text:changed-region>
        <text:changed-region xml:id="ct94816647306544" text:id="ct94816647306544">
          <text:insertion>
            <office:change-info>
              <dc:creator>Autoria desconeguda</dc:creator>
              <dc:date>2017-10-03T10:03:48</dc:date>
            </office:change-info>
          </text:insertion>
        </text:changed-region>
        <text:changed-region xml:id="ct94816647307152" text:id="ct94816647307152">
          <text:insertion>
            <office:change-info>
              <dc:creator>Autoria desconeguda</dc:creator>
              <dc:date>2017-10-03T10:03:47</dc:date>
            </office:change-info>
          </text:insertion>
        </text:changed-region>
        <text:changed-region xml:id="ct94816647309200" text:id="ct94816647309200">
          <text:insertion>
            <office:change-info>
              <dc:creator>Autoria desconeguda</dc:creator>
              <dc:date>2017-10-06T11:05:42</dc:date>
            </office:change-info>
          </text:insertion>
        </text:changed-region>
        <text:changed-region xml:id="ct94816686771456" text:id="ct94816686771456">
          <text:insertion>
            <office:change-info>
              <dc:creator>Autoria desconeguda</dc:creator>
              <dc:date>2017-10-19T08:26:25</dc:date>
            </office:change-info>
          </text:insertion>
        </text:changed-region>
        <text:changed-region xml:id="ct94816647309648" text:id="ct94816647309648">
          <text:insertion>
            <office:change-info>
              <dc:creator>Autoria desconeguda</dc:creator>
              <dc:date>2017-10-06T11:05:47</dc:date>
            </office:change-info>
          </text:insertion>
        </text:changed-region>
        <text:changed-region xml:id="ct94816647309872" text:id="ct94816647309872">
          <text:insertion>
            <office:change-info>
              <dc:creator>Autoria desconeguda</dc:creator>
              <dc:date>2017-10-06T11:05:49</dc:date>
            </office:change-info>
          </text:insertion>
        </text:changed-region>
        <text:changed-region xml:id="ct94816647310384" text:id="ct94816647310384">
          <text:insertion>
            <office:change-info>
              <dc:creator>Autoria desconeguda</dc:creator>
              <dc:date>2017-10-06T11:05:53</dc:date>
            </office:change-info>
          </text:insertion>
        </text:changed-region>
        <text:changed-region xml:id="ct94816647308544" text:id="ct94816647308544">
          <text:insertion>
            <office:change-info>
              <dc:creator>Autoria desconeguda</dc:creator>
              <dc:date>2017-10-06T11:06:00</dc:date>
            </office:change-info>
          </text:insertion>
        </text:changed-region>
        <text:changed-region xml:id="ct94816647310912" text:id="ct94816647310912">
          <text:insertion>
            <office:change-info>
              <dc:creator>Autoria desconeguda</dc:creator>
              <dc:date>2017-10-03T10:03:46</dc:date>
            </office:change-info>
          </text:insertion>
        </text:changed-region>
        <text:changed-region xml:id="ct94816647312256" text:id="ct94816647312256">
          <text:insertion>
            <office:change-info>
              <dc:creator>Autoria desconeguda</dc:creator>
              <dc:date>2017-10-03T10:03:56</dc:date>
            </office:change-info>
          </text:insertion>
        </text:changed-region>
        <text:changed-region xml:id="ct94816647313520" text:id="ct94816647313520">
          <text:insertion>
            <office:change-info>
              <dc:creator>Autoria desconeguda</dc:creator>
              <dc:date>2017-10-03T10:03:57</dc:date>
            </office:change-info>
          </text:insertion>
        </text:changed-region>
        <text:changed-region xml:id="ct94816647302080" text:id="ct94816647302080">
          <text:deletion>
            <office:change-info>
              <dc:creator>Autoria desconeguda</dc:creator>
              <dc:date>2017-10-06T09:25:29</dc:date>
            </office:change-info>
            <text:p text:style-name="P7"/>
            <text:p text:style-name="P7"/>
          </text:deletion>
        </text:changed-region>
        <text:changed-region xml:id="ct94816647245872" text:id="ct94816647245872">
          <text:deletion>
            <office:change-info>
              <dc:creator>Autoria desconeguda</dc:creator>
              <dc:date>2017-10-06T09:25:27</dc:date>
            </office:change-info>
            <text:h text:style-name="Heading_20_2" text:outline-level="2"><text:span text:style-name="T2"><text:s/></text:span></text:h>
            <text:p text:style-name="P2"/>
          </text:deletion>
        </text:changed-region>
        <text:changed-region xml:id="ct94816647311872" text:id="ct94816647311872">
          <text:deletion>
            <office:change-info>
              <dc:creator>Autoria desconeguda</dc:creator>
              <dc:date>2017-10-03T10:23:38</dc:date>
            </office:change-info>
            <text:p text:style-name="P8"><text:span text:style-name="T1">Objecte que representa els detalls d’una carpeta de l’arxiu.</text:span></text:p>
          </text:deletion>
        </text:changed-region>
        <text:changed-region xml:id="ct94816647319744" text:id="ct94816647319744">
          <text:insertion>
            <office:change-info>
              <dc:creator>Autoria desconeguda</dc:creator>
              <dc:date>2017-10-03T10:23:38</dc:date>
            </office:change-info>
          </text:insertion>
        </text:changed-region>
        <text:changed-region xml:id="ct94816647319296" text:id="ct94816647319296">
          <text:insertion>
            <office:change-info>
              <dc:creator>Autoria desconeguda</dc:creator>
              <dc:date>2017-10-03T10:03:24</dc:date>
            </office:change-info>
          </text:insertion>
        </text:changed-region>
        <text:changed-region xml:id="ct94816647322720" text:id="ct94816647322720">
          <text:insertion>
            <office:change-info>
              <dc:creator>Autoria desconeguda</dc:creator>
              <dc:date>2017-10-03T10:03:25</dc:date>
            </office:change-info>
          </text:insertion>
        </text:changed-region>
        <text:changed-region xml:id="ct94816647328208" text:id="ct94816647328208">
          <text:deletion>
            <office:change-info>
              <dc:creator>Autoria desconeguda</dc:creator>
              <dc:date>2017-10-10T10:00:20</dc:date>
            </office:change-info>
            <text:p text:style-name="P4"><text:span text:style-name="T1">InformacioItem</text:span></text:p>
          </text:deletion>
        </text:changed-region>
        <text:changed-region xml:id="ct94816647329424" text:id="ct94816647329424">
          <text:insertion>
            <office:change-info>
              <dc:creator>Autoria desconeguda</dc:creator>
              <dc:date>2017-10-10T10:00:20</dc:date>
            </office:change-info>
          </text:insertion>
        </text:changed-region>
        <text:changed-region xml:id="ct94816647321520" text:id="ct94816647321520">
          <text:insertion>
            <office:change-info>
              <dc:creator>Autoria desconeguda</dc:creator>
              <dc:date>2017-10-03T10:03:27</dc:date>
            </office:change-info>
          </text:insertion>
        </text:changed-region>
        <text:changed-region xml:id="ct94816647324288" text:id="ct94816647324288">
          <text:deletion>
            <office:change-info>
              <dc:creator>Autoria desconeguda</dc:creator>
              <dc:date>2017-10-06T09:25:23</dc:date>
            </office:change-info>
            <text:p text:style-name="P9"/>
            <text:p text:style-name="P9"/>
          </text:deletion>
        </text:changed-region>
        <text:changed-region xml:id="ct94816647329120" text:id="ct94816647329120">
          <text:deletion>
            <office:change-info>
              <dc:creator>Autoria desconeguda</dc:creator>
              <dc:date>2017-10-06T09:25:20</dc:date>
            </office:change-info>
            <text:h text:style-name="Heading_20_2" text:outline-level="2"/>
            <text:p text:style-name="P10"/>
          </text:deletion>
        </text:changed-region>
        <text:changed-region xml:id="ct94816646649088" text:id="ct94816646649088">
          <text:deletion>
            <office:change-info>
              <dc:creator>Autoria desconeguda</dc:creator>
              <dc:date>2017-10-03T10:27:17</dc:date>
            </office:change-info>
            <text:p text:style-name="P11">Objecte que representa les metadades per a un <text:span text:style-name="T3">expedient</text:span> de l’arxiu</text:p>
          </text:deletion>
        </text:changed-region>
        <text:changed-region xml:id="ct94816647340384" text:id="ct94816647340384">
          <text:insertion>
            <office:change-info>
              <dc:creator>Autoria desconeguda</dc:creator>
              <dc:date>2017-10-03T10:27:17</dc:date>
            </office:change-info>
          </text:insertion>
        </text:changed-region>
        <text:changed-region xml:id="ct94816758645376" text:id="ct94816758645376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816758628128" text:id="ct94816758628128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816647374064" text:id="ct94816647374064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816647339920" text:id="ct94816647339920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816761251920" text:id="ct94816761251920">
          <text:insertion>
            <office:change-info>
              <dc:creator>Autoria desconeguda</dc:creator>
              <dc:date>2017-10-19T08:25:02</dc:date>
            </office:change-info>
          </text:insertion>
        </text:changed-region>
        <text:changed-region xml:id="ct94816647343376" text:id="ct94816647343376">
          <text:deletion>
            <office:change-info>
              <dc:creator>Autoria desconeguda</dc:creator>
              <dc:date>2017-10-03T09:29:24</dc:date>
            </office:change-info>
            <text:p text:style-name="P12">Dir3</text:p>
          </text:deletion>
        </text:changed-region>
        <text:changed-region xml:id="ct94816647344864" text:id="ct94816647344864">
          <text:insertion>
            <office:change-info>
              <dc:creator>Autoria desconeguda</dc:creator>
              <dc:date>2017-10-03T09:29:24</dc:date>
            </office:change-info>
          </text:insertion>
        </text:changed-region>
        <text:changed-region xml:id="ct94816689003232" text:id="ct94816689003232">
          <text:deletion>
            <office:change-info>
              <dc:creator>Autoria desconeguda</dc:creator>
              <dc:date>2017-10-19T08:25:35</dc:date>
            </office:change-info>
            <text:p text:style-name="P13">String</text:p>
          </text:deletion>
        </text:changed-region>
        <text:changed-region xml:id="ct94816684458416" text:id="ct94816684458416">
          <text:insertion>
            <office:change-info>
              <dc:creator>Autoria desconeguda</dc:creator>
              <dc:date>2017-10-19T08:25:35</dc:date>
            </office:change-info>
          </text:insertion>
        </text:changed-region>
        <text:changed-region xml:id="ct94816647349936" text:id="ct94816647349936">
          <text:deletion>
            <office:change-info>
              <dc:creator>Autoria desconeguda</dc:creator>
              <dc:date>2017-10-03T09:52:11</dc:date>
            </office:change-info>
            <text:p text:style-name="P12">:</text:p>
            <text:list xml:id="list1672707427" text:style-name="L1">
              <text:list-item>
                <text:p text:style-name="P14">E01: <text:span text:style-name="T3">Obert</text:span></text:p>
              </text:list-item>
              <text:list-item>
                <text:p text:style-name="P14">E02: <text:span text:style-name="T3">Tancat</text:span></text:p>
              </text:list-item>
            </text:list>
            <text:p text:style-name="P12">E03: <text:span text:style-name="T3">Índex per a remissió tancat</text:span></text:p>
          </text:deletion>
        </text:changed-region>
        <text:changed-region xml:id="ct94816647351296" text:id="ct94816647351296">
          <text:insertion>
            <office:change-info>
              <dc:creator>Autoria desconeguda</dc:creator>
              <dc:date>2017-10-03T09:52:12</dc:date>
            </office:change-info>
          </text:insertion>
        </text:changed-region>
        <text:changed-region xml:id="ct94816647355280" text:id="ct94816647355280">
          <text:deletion>
            <office:change-info>
              <dc:creator>Autoria desconeguda</dc:creator>
              <dc:date>2017-10-09T15:09:29</dc:date>
            </office:change-info>
            <text:p text:style-name="P13">String</text:p>
          </text:deletion>
        </text:changed-region>
        <text:changed-region xml:id="ct94816645524592" text:id="ct94816645524592">
          <text:insertion>
            <office:change-info>
              <dc:creator>Autoria desconeguda</dc:creator>
              <dc:date>2017-10-09T15:09:29</dc:date>
            </office:change-info>
          </text:insertion>
        </text:changed-region>
        <text:changed-region xml:id="ct94816647078128" text:id="ct94816647078128">
          <text:deletion>
            <office:change-info>
              <dc:creator>Autoria desconeguda</dc:creator>
              <dc:date>2017-10-03T10:28:36</dc:date>
            </office:change-info>
            <text:p text:style-name="P15">Altres metadades que es vulguin desar</text:p>
          </text:deletion>
        </text:changed-region>
        <text:changed-region xml:id="ct94816647346848" text:id="ct94816647346848">
          <text:insertion>
            <office:change-info>
              <dc:creator>Autoria desconeguda</dc:creator>
              <dc:date>2017-10-03T10:28:36</dc:date>
            </office:change-info>
          </text:insertion>
        </text:changed-region>
        <text:changed-region xml:id="ct94816645536032" text:id="ct94816645536032">
          <text:insertion>
            <office:change-info>
              <dc:creator>Autoria desconeguda</dc:creator>
              <dc:date>2017-10-06T09:25:13</dc:date>
            </office:change-info>
          </text:insertion>
        </text:changed-region>
        <text:changed-region xml:id="ct94816645537984" text:id="ct94816645537984">
          <text:deletion>
            <office:change-info>
              <dc:creator>Autoria desconeguda</dc:creator>
              <dc:date>2017-10-06T09:25:10</dc:date>
            </office:change-info>
            <text:h text:style-name="Heading_20_2" text:outline-level="2"/>
            <text:p text:style-name="P10"/>
          </text:deletion>
        </text:changed-region>
        <text:changed-region xml:id="ct94816647331696" text:id="ct94816647331696">
          <text:deletion>
            <office:change-info>
              <dc:creator>Autoria desconeguda</dc:creator>
              <dc:date>2017-10-03T10:27:28</dc:date>
            </office:change-info>
            <text:p text:style-name="P16">Objecte que representa les metadades per a un document de l’arxiu</text:p>
          </text:deletion>
        </text:changed-region>
        <text:changed-region xml:id="ct94816645535616" text:id="ct94816645535616">
          <text:insertion>
            <office:change-info>
              <dc:creator>Autoria desconeguda</dc:creator>
              <dc:date>2017-10-03T10:27:28</dc:date>
            </office:change-info>
          </text:insertion>
        </text:changed-region>
        <text:changed-region xml:id="ct94816695836656" text:id="ct94816695836656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816707602144" text:id="ct94816707602144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816757165840" text:id="ct94816757165840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816684656976" text:id="ct94816684656976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816687158800" text:id="ct94816687158800">
          <text:insertion>
            <office:change-info>
              <dc:creator>Autoria desconeguda</dc:creator>
              <dc:date>2017-10-19T08:25:20</dc:date>
            </office:change-info>
          </text:insertion>
        </text:changed-region>
        <text:changed-region xml:id="ct94816761048272" text:id="ct94816761048272">
          <text:insertion>
            <office:change-info>
              <dc:creator>Autoria desconeguda</dc:creator>
              <dc:date>2017-10-19T08:24:56</dc:date>
            </office:change-info>
          </text:insertion>
        </text:changed-region>
        <text:changed-region xml:id="ct94816647371216" text:id="ct94816647371216">
          <text:insertion>
            <office:change-info>
              <dc:creator>Autoria desconeguda</dc:creator>
              <dc:date>2017-10-04T08:45:28</dc:date>
            </office:change-info>
          </text:insertion>
        </text:changed-region>
        <text:changed-region xml:id="ct94816686489760" text:id="ct94816686489760">
          <text:deletion>
            <office:change-info>
              <dc:creator>Autoria desconeguda</dc:creator>
              <dc:date>2017-10-19T08:24:04</dc:date>
            </office:change-info>
            <text:p text:style-name="P17">String</text:p>
          </text:deletion>
        </text:changed-region>
        <text:changed-region xml:id="ct94816647373328" text:id="ct94816647373328">
          <text:deletion>
            <office:change-info>
              <dc:creator>Autoria desconeguda</dc:creator>
              <dc:date>2017-10-03T10:01:50</dc:date>
            </office:change-info>
            <text:p text:style-name="P17"><text:span text:style-name="T4">Administració o ciutadà</text:span></text:p>
          </text:deletion>
        </text:changed-region>
        <text:changed-region xml:id="ct94816647372528" text:id="ct94816647372528">
          <text:deletion>
            <office:change-info>
              <dc:creator>Autoria desconeguda</dc:creator>
              <dc:date>2017-10-03T09:48:54</dc:date>
            </office:change-info>
            <text:p text:style-name="P18">String</text:p>
          </text:deletion>
        </text:changed-region>
        <text:changed-region xml:id="ct94816685281920" text:id="ct94816685281920">
          <text:insertion>
            <office:change-info>
              <dc:creator>Autoria desconeguda</dc:creator>
              <dc:date>2017-10-19T08:24:00</dc:date>
            </office:change-info>
          </text:insertion>
        </text:changed-region>
        <text:changed-region xml:id="ct94816686798880" text:id="ct94816686798880">
          <text:insertion>
            <office:change-info>
              <dc:creator>Autoria desconeguda</dc:creator>
              <dc:date>2017-10-19T08:23:54</dc:date>
            </office:change-info>
          </text:insertion>
        </text:changed-region>
        <text:changed-region xml:id="ct94816647375328" text:id="ct94816647375328">
          <text:insertion>
            <office:change-info>
              <dc:creator>Autoria desconeguda</dc:creator>
              <dc:date>2017-10-04T13:42:49</dc:date>
            </office:change-info>
          </text:insertion>
        </text:changed-region>
        <text:changed-region xml:id="ct94816647376832" text:id="ct94816647376832">
          <text:deletion>
            <office:change-info>
              <dc:creator>Autoria desconeguda</dc:creator>
              <dc:date>2017-10-03T09:30:12</dc:date>
            </office:change-info>
            <text:p text:style-name="P19">:</text:p>
            <text:list xml:id="list82641775394785" text:continue-numbering="true" text:style-name="L1">
              <text:list-item>
                <text:p text:style-name="P20">EE01: Original</text:p>
              </text:list-item>
              <text:list-item>
                <text:p text:style-name="P20">EE02: Còpia electrònica autèntica amb canvi de format</text:p>
              </text:list-item>
              <text:list-item>
                <text:p text:style-name="P20">EE03: Còpia electrònica autèntica de document paper</text:p>
              </text:list-item>
            </text:list>
            <text:p text:style-name="P19">EE04: Còpia electrònica parcial autèntica</text:p>
          </text:deletion>
        </text:changed-region>
        <text:changed-region xml:id="ct94816646684384" text:id="ct94816646684384">
          <text:insertion>
            <office:change-info>
              <dc:creator>Autoria desconeguda</dc:creator>
              <dc:date>2017-10-04T13:42:33</dc:date>
            </office:change-info>
          </text:insertion>
        </text:changed-region>
        <text:changed-region xml:id="ct94816646683920" text:id="ct94816646683920">
          <text:insertion>
            <office:change-info>
              <dc:creator>Autoria desconeguda</dc:creator>
              <dc:date>2017-10-03T09:30:10</dc:date>
            </office:change-info>
          </text:insertion>
        </text:changed-region>
        <text:changed-region xml:id="ct94816758350192" text:id="ct94816758350192">
          <text:deletion>
            <office:change-info>
              <dc:creator>Autoria desconeguda</dc:creator>
              <dc:date>2017-10-19T08:23:48</dc:date>
            </office:change-info>
            <text:p text:style-name="P18">String</text:p>
          </text:deletion>
        </text:changed-region>
        <text:changed-region xml:id="ct94816696339888" text:id="ct94816696339888">
          <text:insertion>
            <office:change-info>
              <dc:creator>Autoria desconeguda</dc:creator>
              <dc:date>2017-10-19T08:23:48</dc:date>
            </office:change-info>
          </text:insertion>
        </text:changed-region>
        <text:changed-region xml:id="ct94816647371440" text:id="ct94816647371440">
          <text:insertion>
            <office:change-info>
              <dc:creator>Autoria desconeguda</dc:creator>
              <dc:date>2017-10-03T09:30:28</dc:date>
            </office:change-info>
          </text:insertion>
        </text:changed-region>
        <text:changed-region xml:id="ct94816646682416" text:id="ct94816646682416">
          <text:deletion>
            <office:change-info>
              <dc:creator>Autoria desconeguda</dc:creator>
              <dc:date>2017-10-03T09:30:21</dc:date>
            </office:change-info>
            <text:p text:style-name="P21">TD01 - Resolución.</text:p>
            <text:list xml:id="list82642768919123" text:continue-numbering="true" text:style-name="L1">
              <text:list-item>
                <text:p text:style-name="P22">TD02 - Acuerdo.</text:p>
              </text:list-item>
              <text:list-item>
                <text:p text:style-name="P22">TD03 - Contrato.</text:p>
              </text:list-item>
              <text:list-item>
                <text:p text:style-name="P22">TD04 - Convenio.</text:p>
              </text:list-item>
              <text:list-item>
                <text:p text:style-name="P22">TD05 - Declaración.</text:p>
              </text:list-item>
              <text:list-item>
                <text:p text:style-name="P22">TD06 - Comunicación.</text:p>
              </text:list-item>
              <text:list-item>
                <text:p text:style-name="P22">TD07 - Notificación.</text:p>
              </text:list-item>
              <text:list-item>
                <text:p text:style-name="P22">TD08 - Publicación.</text:p>
              </text:list-item>
              <text:list-item>
                <text:p text:style-name="P22">TD09 - Acuse de recibo.</text:p>
              </text:list-item>
              <text:list-item>
                <text:p text:style-name="P22">TD10 - Acta.</text:p>
              </text:list-item>
              <text:list-item>
                <text:p text:style-name="P22">TD11 - Certificado.</text:p>
              </text:list-item>
              <text:list-item>
                <text:p text:style-name="P22">TD12 - Diligencia.</text:p>
              </text:list-item>
              <text:list-item>
                <text:p text:style-name="P22">TD13 - Informe.</text:p>
              </text:list-item>
              <text:list-item>
                <text:p text:style-name="P22">TD14 - Solicitud.</text:p>
              </text:list-item>
              <text:list-item>
                <text:p text:style-name="P22">TD15 - Denuncia.</text:p>
              </text:list-item>
              <text:list-item>
                <text:p text:style-name="P22">TD16 - Alegación.</text:p>
              </text:list-item>
              <text:list-item>
                <text:p text:style-name="P22">TD17 - Recursos.</text:p>
              </text:list-item>
              <text:list-item>
                <text:p text:style-name="P22">TD18 - Comunicación ciudadano.</text:p>
              </text:list-item>
              <text:list-item>
                <text:p text:style-name="P22">TD19 - Factura.</text:p>
              </text:list-item>
              <text:list-item>
                <text:p text:style-name="P22">TD20 - Otros incautados.</text:p>
              </text:list-item>
            </text:list>
            <text:p text:style-name="P21">TD99 - Otros</text:p>
          </text:deletion>
        </text:changed-region>
        <text:changed-region xml:id="ct94816647323760" text:id="ct94816647323760">
          <text:insertion>
            <office:change-info>
              <dc:creator>Autoria desconeguda</dc:creator>
              <dc:date>2017-10-04T13:42:45</dc:date>
            </office:change-info>
          </text:insertion>
        </text:changed-region>
        <text:changed-region xml:id="ct94816647389440" text:id="ct94816647389440">
          <text:insertion>
            <office:change-info>
              <dc:creator>Autoria desconeguda</dc:creator>
              <dc:date>2017-10-03T09:30:22</dc:date>
            </office:change-info>
          </text:insertion>
        </text:changed-region>
        <text:changed-region xml:id="ct94816647387856" text:id="ct94816647387856">
          <text:insertion>
            <office:change-info>
              <dc:creator>Autoria desconeguda</dc:creator>
              <dc:date>2017-10-04T15:28:33</dc:date>
            </office:change-info>
          </text:insertion>
        </text:changed-region>
        <text:changed-region xml:id="ct94816757139296" text:id="ct94816757139296">
          <text:insertion>
            <office:change-info>
              <dc:creator>Autoria desconeguda</dc:creator>
              <dc:date>2017-10-19T08:23:37</dc:date>
            </office:change-info>
          </text:insertion>
        </text:changed-region>
        <text:changed-region xml:id="ct94816646670528" text:id="ct94816646670528">
          <text:insertion>
            <office:change-info>
              <dc:creator>Autoria desconeguda</dc:creator>
              <dc:date>2017-10-04T15:28:42</dc:date>
            </office:change-info>
          </text:insertion>
        </text:changed-region>
        <text:changed-region xml:id="ct94816647378800" text:id="ct94816647378800">
          <text:insertion>
            <office:change-info>
              <dc:creator>Autoria desconeguda</dc:creator>
              <dc:date>2017-10-04T15:28:45</dc:date>
            </office:change-info>
          </text:insertion>
        </text:changed-region>
        <text:changed-region xml:id="ct94816647387008" text:id="ct94816647387008">
          <text:insertion>
            <office:change-info>
              <dc:creator>Autoria desconeguda</dc:creator>
              <dc:date>2017-10-04T15:28:56</dc:date>
            </office:change-info>
          </text:insertion>
        </text:changed-region>
        <text:changed-region xml:id="ct94816647388352" text:id="ct94816647388352">
          <text:insertion>
            <office:change-info>
              <dc:creator>Autoria desconeguda</dc:creator>
              <dc:date>2017-10-04T15:29:00</dc:date>
            </office:change-info>
          </text:insertion>
        </text:changed-region>
        <text:changed-region xml:id="ct94816647387456" text:id="ct94816647387456">
          <text:insertion>
            <office:change-info>
              <dc:creator>Autoria desconeguda</dc:creator>
              <dc:date>2017-10-04T15:31:55</dc:date>
            </office:change-info>
          </text:insertion>
        </text:changed-region>
        <text:changed-region xml:id="ct94816647380912" text:id="ct94816647380912">
          <text:insertion>
            <office:change-info>
              <dc:creator>Autoria desconeguda</dc:creator>
              <dc:date>2017-10-04T15:32:00</dc:date>
            </office:change-info>
          </text:insertion>
        </text:changed-region>
        <text:changed-region xml:id="ct94816647381136" text:id="ct94816647381136">
          <text:insertion>
            <office:change-info>
              <dc:creator>Autoria desconeguda</dc:creator>
              <dc:date>2017-10-04T15:28:48</dc:date>
            </office:change-info>
          </text:insertion>
        </text:changed-region>
        <text:changed-region xml:id="ct94816686323200" text:id="ct94816686323200">
          <text:insertion>
            <office:change-info>
              <dc:creator>Autoria desconeguda</dc:creator>
              <dc:date>2017-10-19T08:23:40</dc:date>
            </office:change-info>
          </text:insertion>
        </text:changed-region>
        <text:changed-region xml:id="ct94816647381360" text:id="ct94816647381360">
          <text:insertion>
            <office:change-info>
              <dc:creator>Autoria desconeguda</dc:creator>
              <dc:date>2017-10-04T15:28:43</dc:date>
            </office:change-info>
          </text:insertion>
        </text:changed-region>
        <text:changed-region xml:id="ct94816647381872" text:id="ct94816647381872">
          <text:insertion>
            <office:change-info>
              <dc:creator>Autoria desconeguda</dc:creator>
              <dc:date>2017-10-04T15:28:47</dc:date>
            </office:change-info>
          </text:insertion>
        </text:changed-region>
        <text:changed-region xml:id="ct94816647380464" text:id="ct94816647380464">
          <text:insertion>
            <office:change-info>
              <dc:creator>Autoria desconeguda</dc:creator>
              <dc:date>2017-10-04T15:29:12</dc:date>
            </office:change-info>
          </text:insertion>
        </text:changed-region>
        <text:changed-region xml:id="ct94816647396016" text:id="ct94816647396016">
          <text:insertion>
            <office:change-info>
              <dc:creator>Autoria desconeguda</dc:creator>
              <dc:date>2017-10-04T15:29:57</dc:date>
            </office:change-info>
          </text:insertion>
        </text:changed-region>
        <text:changed-region xml:id="ct94816646702048" text:id="ct94816646702048">
          <text:insertion>
            <office:change-info>
              <dc:creator>Autoria desconeguda</dc:creator>
              <dc:date>2017-10-04T13:42:31</dc:date>
            </office:change-info>
          </text:insertion>
        </text:changed-region>
        <text:changed-region xml:id="ct94816646705200" text:id="ct94816646705200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816646692368" text:id="ct94816646692368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816647382464" text:id="ct9481664738246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816646704544" text:id="ct94816646704544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816646697072" text:id="ct94816646697072">
          <text:insertion>
            <office:change-info>
              <dc:creator>Autoria desconeguda</dc:creator>
              <dc:date>2017-10-04T13:42:03</dc:date>
            </office:change-info>
          </text:insertion>
        </text:changed-region>
        <text:changed-region xml:id="ct94816647380176" text:id="ct94816647380176">
          <text:insertion>
            <office:change-info>
              <dc:creator>Autoria desconeguda</dc:creator>
              <dc:date>2017-10-04T13:43:15</dc:date>
            </office:change-info>
          </text:insertion>
        </text:changed-region>
        <text:changed-region xml:id="ct94816646706368" text:id="ct94816646706368">
          <text:deletion>
            <office:change-info>
              <dc:creator>Autoria desconeguda</dc:creator>
              <dc:date>2017-10-09T15:09:35</dc:date>
            </office:change-info>
            <text:p text:style-name="P23">String</text:p>
          </text:deletion>
        </text:changed-region>
        <text:changed-region xml:id="ct94816647394016" text:id="ct94816647394016">
          <text:insertion>
            <office:change-info>
              <dc:creator>Autoria desconeguda</dc:creator>
              <dc:date>2017-10-09T15:09:36</dc:date>
            </office:change-info>
          </text:insertion>
        </text:changed-region>
        <text:changed-region xml:id="ct94816646698608" text:id="ct94816646698608">
          <text:deletion>
            <office:change-info>
              <dc:creator>Autoria desconeguda</dc:creator>
              <dc:date>2017-10-03T10:28:52</dc:date>
            </office:change-info>
            <text:p text:style-name="P24">Altres metadades que es vulguin desar</text:p>
          </text:deletion>
        </text:changed-region>
        <text:changed-region xml:id="ct94816646707648" text:id="ct94816646707648">
          <text:insertion>
            <office:change-info>
              <dc:creator>Autoria desconeguda</dc:creator>
              <dc:date>2017-10-03T10:28:52</dc:date>
            </office:change-info>
          </text:insertion>
        </text:changed-region>
        <text:changed-region xml:id="ct94816647335984" text:id="ct94816647335984">
          <text:deletion>
            <office:change-info>
              <dc:creator>Autoria desconeguda</dc:creator>
              <dc:date>2017-10-06T09:25:07</dc:date>
            </office:change-info>
            <text:h text:style-name="Heading_20_2" text:outline-level="2"/>
            <text:p text:style-name="P25"/>
          </text:deletion>
        </text:changed-region>
        <text:changed-region xml:id="ct94816647370432" text:id="ct94816647370432">
          <text:deletion>
            <office:change-info>
              <dc:creator>Autoria desconeguda</dc:creator>
              <dc:date>2017-10-03T10:31:23</dc:date>
            </office:change-info>
            <text:p text:style-name="P26">Objecte que representa el contingut d’un document de l’arxiu</text:p>
          </text:deletion>
        </text:changed-region>
        <text:changed-region xml:id="ct94816647382096" text:id="ct94816647382096">
          <text:insertion>
            <office:change-info>
              <dc:creator>Autoria desconeguda</dc:creator>
              <dc:date>2017-10-03T10:31:23</dc:date>
            </office:change-info>
          </text:insertion>
        </text:changed-region>
        <text:changed-region xml:id="ct94816647413376" text:id="ct94816647413376">
          <text:insertion>
            <office:change-info>
              <dc:creator>Autoria desconeguda</dc:creator>
              <dc:date>2017-10-09T08:13:10</dc:date>
            </office:change-info>
          </text:insertion>
        </text:changed-region>
        <text:changed-region xml:id="ct94816646984704" text:id="ct94816646984704">
          <text:insertion>
            <office:change-info>
              <dc:creator>Autoria desconeguda</dc:creator>
              <dc:date>2017-10-09T08:13:19</dc:date>
            </office:change-info>
          </text:insertion>
        </text:changed-region>
        <text:changed-region xml:id="ct94816647410096" text:id="ct94816647410096">
          <text:insertion>
            <office:change-info>
              <dc:creator>Autoria desconeguda</dc:creator>
              <dc:date>2017-10-09T08:13:21</dc:date>
            </office:change-info>
          </text:insertion>
        </text:changed-region>
        <text:changed-region xml:id="ct94816647404240" text:id="ct94816647404240">
          <text:insertion>
            <office:change-info>
              <dc:creator>Autoria desconeguda</dc:creator>
              <dc:date>2017-10-09T08:13:23</dc:date>
            </office:change-info>
          </text:insertion>
        </text:changed-region>
        <text:changed-region xml:id="ct94816647414320" text:id="ct94816647414320">
          <text:deletion>
            <office:change-info>
              <dc:creator>Autoria desconeguda</dc:creator>
              <dc:date>2017-10-09T08:13:14</dc:date>
            </office:change-info>
            <text:p text:style-name="P27"><text:span text:style-name="T5"><text:s/></text:span></text:p>
          </text:deletion>
        </text:changed-region>
        <text:changed-region xml:id="ct94816647415984" text:id="ct94816647415984">
          <text:deletion>
            <office:change-info>
              <dc:creator>Autoria desconeguda</dc:creator>
              <dc:date>2017-10-06T09:25:05</dc:date>
            </office:change-info>
            <text:h text:style-name="Heading_20_2" text:outline-level="2"/>
            <text:p text:style-name="P28"/>
          </text:deletion>
        </text:changed-region>
        <text:changed-region xml:id="ct94816647415616" text:id="ct94816647415616">
          <text:deletion>
            <office:change-info>
              <dc:creator>Autoria desconeguda</dc:creator>
              <dc:date>2017-10-03T10:21:21</dc:date>
            </office:change-info>
            <text:p text:style-name="P29">Objecte que representa una firma per un contingut de l’arxiu</text:p>
          </text:deletion>
        </text:changed-region>
        <text:changed-region xml:id="ct94816647421008" text:id="ct94816647421008">
          <text:insertion>
            <office:change-info>
              <dc:creator>Autoria desconeguda</dc:creator>
              <dc:date>2017-10-03T10:21:21</dc:date>
            </office:change-info>
          </text:insertion>
        </text:changed-region>
        <text:changed-region xml:id="ct94816647418352" text:id="ct94816647418352">
          <text:deletion>
            <office:change-info>
              <dc:creator>Autoria desconeguda</dc:creator>
              <dc:date>2017-10-03T09:34:39</dc:date>
            </office:change-info>
            <text:p text:style-name="P30">String</text:p>
          </text:deletion>
        </text:changed-region>
        <text:changed-region xml:id="ct94816686791792" text:id="ct94816686791792">
          <text:insertion>
            <office:change-info>
              <dc:creator>Autoria desconeguda</dc:creator>
              <dc:date>2017-10-19T08:23:14</dc:date>
            </office:change-info>
          </text:insertion>
        </text:changed-region>
        <text:changed-region xml:id="ct94816647414672" text:id="ct94816647414672">
          <text:deletion>
            <office:change-info>
              <dc:creator>Autoria desconeguda</dc:creator>
              <dc:date>2017-10-04T12:48:09</dc:date>
            </office:change-info>
            <text:p text:style-name="P31"><text:span text:style-name="T6">No</text:span></text:p>
          </text:deletion>
        </text:changed-region>
        <text:changed-region xml:id="ct94816647421520" text:id="ct94816647421520">
          <text:insertion>
            <office:change-info>
              <dc:creator>Autoria desconeguda</dc:creator>
              <dc:date>2017-10-04T12:48:09</dc:date>
            </office:change-info>
          </text:insertion>
        </text:changed-region>
        <text:changed-region xml:id="ct94816647426624" text:id="ct94816647426624">
          <text:insertion>
            <office:change-info>
              <dc:creator>Autoria desconeguda</dc:creator>
              <dc:date>2017-10-03T09:58:38</dc:date>
            </office:change-info>
          </text:insertion>
        </text:changed-region>
        <text:changed-region xml:id="ct94816647427424" text:id="ct94816647427424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816647377760" text:id="ct94816647377760">
          <text:deletion>
            <office:change-info>
              <dc:creator>Autoria desconeguda</dc:creator>
              <dc:date>2017-10-03T09:35:02</dc:date>
            </office:change-info>
            <text:p text:style-name="P32"><text:span text:style-name="T7">TF01</text:span></text:p>
          </text:deletion>
        </text:changed-region>
        <text:changed-region xml:id="ct94816647430112" text:id="ct94816647430112">
          <text:deletion>
            <office:change-info>
              <dc:creator>Autoria desconeguda</dc:creator>
              <dc:date>2017-10-03T09:36:03</dc:date>
            </office:change-info>
            <text:p text:style-name="P32"><text:span text:style-name="T7"><text:s/>- CSV.</text:span></text:p>
          </text:deletion>
        </text:changed-region>
        <text:changed-region xml:id="ct94816646720800" text:id="ct94816646720800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816647429888" text:id="ct94816647429888">
          <text:deletion>
            <office:change-info>
              <dc:creator>Autoria desconeguda</dc:creator>
              <dc:date>2017-10-03T09:35:09</dc:date>
            </office:change-info>
            <text:p text:style-name="P32"><text:span text:style-name="T7">TF02</text:span></text:p>
          </text:deletion>
        </text:changed-region>
        <text:changed-region xml:id="ct94816647429664" text:id="ct94816647429664">
          <text:deletion>
            <office:change-info>
              <dc:creator>Autoria desconeguda</dc:creator>
              <dc:date>2017-10-03T10:00:06</dc:date>
            </office:change-info>
            <text:p text:style-name="P32"><text:span text:style-name="T7"><text:s/>- XAdES internally detached signature.</text:span></text:p>
            <text:p text:style-name="P32"/>
          </text:deletion>
        </text:changed-region>
        <text:changed-region xml:id="ct94816647429440" text:id="ct94816647429440">
          <text:deletion>
            <office:change-info>
              <dc:creator>Autoria desconeguda</dc:creator>
              <dc:date>2017-10-03T09:35:16</dc:date>
            </office:change-info>
            <text:p text:style-name="P32"><text:span text:style-name="T7">TF03</text:span></text:p>
          </text:deletion>
        </text:changed-region>
        <text:changed-region xml:id="ct94816647429216" text:id="ct94816647429216">
          <text:deletion>
            <office:change-info>
              <dc:creator>Autoria desconeguda</dc:creator>
              <dc:date>2017-10-03T10:00:06</dc:date>
            </office:change-info>
            <text:p text:style-name="P32"><text:span text:style-name="T7"><text:s/>- XAdES enveloped signature.</text:span></text:p>
            <text:p text:style-name="P32"/>
          </text:deletion>
        </text:changed-region>
        <text:changed-region xml:id="ct94816646650432" text:id="ct94816646650432">
          <text:deletion>
            <office:change-info>
              <dc:creator>Autoria desconeguda</dc:creator>
              <dc:date>2017-10-03T09:35:24</dc:date>
            </office:change-info>
            <text:p text:style-name="P32"><text:span text:style-name="T7">TF04</text:span></text:p>
          </text:deletion>
        </text:changed-region>
        <text:changed-region xml:id="ct94816647428992" text:id="ct94816647428992">
          <text:deletion>
            <office:change-info>
              <dc:creator>Autoria desconeguda</dc:creator>
              <dc:date>2017-10-03T10:00:06</dc:date>
            </office:change-info>
            <text:p text:style-name="P32"><text:span text:style-name="T7"><text:s/>- CAdES detached/explicit signature.</text:span></text:p>
            <text:p text:style-name="P32"/>
          </text:deletion>
        </text:changed-region>
        <text:changed-region xml:id="ct94816647428768" text:id="ct94816647428768">
          <text:deletion>
            <office:change-info>
              <dc:creator>Autoria desconeguda</dc:creator>
              <dc:date>2017-10-03T09:35:29</dc:date>
            </office:change-info>
            <text:p text:style-name="P32"><text:span text:style-name="T7">TF05</text:span></text:p>
          </text:deletion>
        </text:changed-region>
        <text:changed-region xml:id="ct94816646717808" text:id="ct94816646717808">
          <text:deletion>
            <office:change-info>
              <dc:creator>Autoria desconeguda</dc:creator>
              <dc:date>2017-10-03T10:00:06</dc:date>
            </office:change-info>
            <text:p text:style-name="P32"><text:span text:style-name="T7"><text:s/>- CAdES attached/implicit signature.</text:span></text:p>
            <text:p text:style-name="P32"/>
          </text:deletion>
        </text:changed-region>
        <text:changed-region xml:id="ct94816647428544" text:id="ct94816647428544">
          <text:deletion>
            <office:change-info>
              <dc:creator>Autoria desconeguda</dc:creator>
              <dc:date>2017-10-03T09:35:37</dc:date>
            </office:change-info>
            <text:p text:style-name="P32"><text:span text:style-name="T7">TF06 - PadES</text:span></text:p>
          </text:deletion>
        </text:changed-region>
        <text:changed-region xml:id="ct94816647428320" text:id="ct94816647428320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816646721888" text:id="ct94816646721888">
          <text:deletion>
            <office:change-info>
              <dc:creator>Autoria desconeguda</dc:creator>
              <dc:date>2017-10-03T09:35:39</dc:date>
            </office:change-info>
            <text:p text:style-name="P32"><text:span text:style-name="T8">TF07 - SMIME</text:span></text:p>
          </text:deletion>
        </text:changed-region>
        <text:changed-region xml:id="ct94816647428096" text:id="ct94816647428096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816647427872" text:id="ct94816647427872">
          <text:deletion>
            <office:change-info>
              <dc:creator>Autoria desconeguda</dc:creator>
              <dc:date>2017-10-03T09:35:45</dc:date>
            </office:change-info>
            <text:p text:style-name="P32"><text:span text:style-name="T8">TF08 - ODT</text:span></text:p>
          </text:deletion>
        </text:changed-region>
        <text:changed-region xml:id="ct94816646720256" text:id="ct94816646720256">
          <text:deletion>
            <office:change-info>
              <dc:creator>Autoria desconeguda</dc:creator>
              <dc:date>2017-10-03T10:00:06</dc:date>
            </office:change-info>
            <text:p text:style-name="P32"/>
            <text:p text:style-name="P32"/>
          </text:deletion>
        </text:changed-region>
        <text:changed-region xml:id="ct94816647427648" text:id="ct94816647427648">
          <text:deletion>
            <office:change-info>
              <dc:creator>Autoria desconeguda</dc:creator>
              <dc:date>2017-10-03T09:35:47</dc:date>
            </office:change-info>
            <text:p text:style-name="P32"><text:span text:style-name="T8">TF09</text:span></text:p>
          </text:deletion>
        </text:changed-region>
        <text:changed-region xml:id="ct94816647421744" text:id="ct94816647421744">
          <text:deletion>
            <office:change-info>
              <dc:creator>Autoria desconeguda</dc:creator>
              <dc:date>2017-10-03T09:36:00</dc:date>
            </office:change-info>
            <text:p text:style-name="P32"><text:span text:style-name="T8"><text:s/>- OOXML</text:span></text:p>
          </text:deletion>
        </text:changed-region>
        <text:changed-region xml:id="ct94816647377984" text:id="ct94816647377984">
          <text:insertion>
            <office:change-info>
              <dc:creator>Autoria desconeguda</dc:creator>
              <dc:date>2017-10-05T16:21:59</dc:date>
            </office:change-info>
          </text:insertion>
        </text:changed-region>
        <text:changed-region xml:id="ct94816647378208" text:id="ct94816647378208">
          <text:insertion>
            <office:change-info>
              <dc:creator>Autoria desconeguda</dc:creator>
              <dc:date>2017-10-05T16:22:10</dc:date>
            </office:change-info>
          </text:insertion>
        </text:changed-region>
        <text:changed-region xml:id="ct94816646715872" text:id="ct94816646715872">
          <text:insertion>
            <office:change-info>
              <dc:creator>Autoria desconeguda</dc:creator>
              <dc:date>2017-10-04T12:47:53</dc:date>
            </office:change-info>
          </text:insertion>
        </text:changed-region>
        <text:changed-region xml:id="ct94816752884192" text:id="ct94816752884192">
          <text:insertion>
            <office:change-info>
              <dc:creator>Autoria desconeguda</dc:creator>
              <dc:date>2017-10-19T08:23:12</dc:date>
            </office:change-info>
          </text:insertion>
        </text:changed-region>
        <text:changed-region xml:id="ct94816647427184" text:id="ct94816647427184">
          <text:insertion>
            <office:change-info>
              <dc:creator>Autoria desconeguda</dc:creator>
              <dc:date>2017-10-04T12:48:13</dc:date>
            </office:change-info>
          </text:insertion>
        </text:changed-region>
        <text:changed-region xml:id="ct94816647415200" text:id="ct94816647415200">
          <text:insertion>
            <office:change-info>
              <dc:creator>Autoria desconeguda</dc:creator>
              <dc:date>2017-10-04T12:48:15</dc:date>
            </office:change-info>
          </text:insertion>
        </text:changed-region>
        <text:changed-region xml:id="ct94816646722800" text:id="ct94816646722800">
          <text:insertion>
            <office:change-info>
              <dc:creator>Autoria desconeguda</dc:creator>
              <dc:date>2017-10-04T12:48:38</dc:date>
            </office:change-info>
          </text:insertion>
        </text:changed-region>
        <text:changed-region xml:id="ct94816646737216" text:id="ct94816646737216">
          <text:insertion>
            <office:change-info>
              <dc:creator>Autoria desconeguda</dc:creator>
              <dc:date>2017-10-03T09:34:17</dc:date>
            </office:change-info>
          </text:insertion>
        </text:changed-region>
        <text:changed-region xml:id="ct94816647426848" text:id="ct94816647426848">
          <text:deletion>
            <office:change-info>
              <dc:creator>Autoria desconeguda</dc:creator>
              <dc:date>2017-10-03T09:34:20</dc:date>
            </office:change-info>
            <text:p text:style-name="P33">n</text:p>
          </text:deletion>
        </text:changed-region>
        <text:changed-region xml:id="ct94816646738000" text:id="ct94816646738000">
          <text:deletion>
            <office:change-info>
              <dc:creator>Autoria desconeguda</dc:creator>
              <dc:date>2017-10-03T09:37:15</dc:date>
            </office:change-info>
            <text:p text:style-name="P34">e<text:span text:style-name="T9">l</text:span> contingut serà el</text:p>
          </text:deletion>
        </text:changed-region>
        <text:changed-region xml:id="ct94816647425904" text:id="ct94816647425904">
          <text:insertion>
            <office:change-info>
              <dc:creator>Autoria desconeguda</dc:creator>
              <dc:date>2017-10-03T09:37:15</dc:date>
            </office:change-info>
          </text:insertion>
        </text:changed-region>
        <text:changed-region xml:id="ct94816647432912" text:id="ct94816647432912">
          <text:insertion>
            <office:change-info>
              <dc:creator>Autoria desconeguda</dc:creator>
              <dc:date>2017-10-03T09:37:49</dc:date>
            </office:change-info>
          </text:insertion>
        </text:changed-region>
        <text:changed-region xml:id="ct94816647433136" text:id="ct94816647433136">
          <text:deletion>
            <office:change-info>
              <dc:creator>Autoria desconeguda</dc:creator>
              <dc:date>2017-10-03T09:38:03</dc:date>
            </office:change-info>
            <text:p text:style-name="P34">csv</text:p>
          </text:deletion>
        </text:changed-region>
        <text:changed-region xml:id="ct94816647434256" text:id="ct94816647434256">
          <text:insertion>
            <office:change-info>
              <dc:creator>Autoria desconeguda</dc:creator>
              <dc:date>2017-10-03T09:38:03</dc:date>
            </office:change-info>
          </text:insertion>
        </text:changed-region>
        <text:changed-region xml:id="ct94816647434624" text:id="ct94816647434624">
          <text:deletion>
            <office:change-info>
              <dc:creator>Autoria desconeguda</dc:creator>
              <dc:date>2017-10-03T09:36:31</dc:date>
            </office:change-info>
            <text:p text:style-name="P34">en format <text:s/>un String</text:p>
          </text:deletion>
        </text:changed-region>
        <text:changed-region xml:id="ct94816647435520" text:id="ct94816647435520">
          <text:insertion>
            <office:change-info>
              <dc:creator>Autoria desconeguda</dc:creator>
              <dc:date>2017-10-03T09:36:32</dc:date>
            </office:change-info>
          </text:insertion>
        </text:changed-region>
        <text:changed-region xml:id="ct94816647435296" text:id="ct94816647435296">
          <text:deletion>
            <office:change-info>
              <dc:creator>Autoria desconeguda</dc:creator>
              <dc:date>2017-10-03T09:37:25</dc:date>
            </office:change-info>
            <text:p text:style-name="P34">serà </text:p>
          </text:deletion>
        </text:changed-region>
        <text:changed-region xml:id="ct94816647425488" text:id="ct94816647425488">
          <text:insertion>
            <office:change-info>
              <dc:creator>Autoria desconeguda</dc:creator>
              <dc:date>2017-10-03T09:37:25</dc:date>
            </office:change-info>
          </text:insertion>
        </text:changed-region>
        <text:changed-region xml:id="ct94816647426288" text:id="ct94816647426288">
          <text:insertion>
            <office:change-info>
              <dc:creator>Autoria desconeguda</dc:creator>
              <dc:date>2017-10-03T09:36:52</dc:date>
            </office:change-info>
          </text:insertion>
        </text:changed-region>
        <text:changed-region xml:id="ct94816646982288" text:id="ct94816646982288">
          <text:deletion>
            <office:change-info>
              <dc:creator>Autoria desconeguda</dc:creator>
              <dc:date>2017-10-06T08:13:39</dc:date>
            </office:change-info>
            <text:h text:style-name="P35" text:outline-level="2"><text:span text:style-name="T10">InformacioItem</text:span></text:h>
          </text:deletion>
        </text:changed-region>
        <text:changed-region xml:id="ct94816647440272" text:id="ct94816647440272">
          <text:insertion>
            <office:change-info>
              <dc:creator>Autoria desconeguda</dc:creator>
              <dc:date>2017-10-06T08:13:39</dc:date>
            </office:change-info>
          </text:insertion>
        </text:changed-region>
        <text:changed-region xml:id="ct94816647440496" text:id="ct94816647440496">
          <text:deletion>
            <office:change-info>
              <dc:creator>Autoria desconeguda</dc:creator>
              <dc:date>2017-10-06T09:25:03</dc:date>
            </office:change-info>
            <text:h text:style-name="Heading_20_2" text:outline-level="2"/>
            <text:p text:style-name="P36"/>
          </text:deletion>
        </text:changed-region>
        <text:changed-region xml:id="ct94816647444624" text:id="ct94816647444624">
          <text:deletion>
            <office:change-info>
              <dc:creator>Autoria desconeguda</dc:creator>
              <dc:date>2017-10-06T08:13:26</dc:date>
            </office:change-info>
            <text:p text:style-name="P37"><text:span text:style-name="T10">InformacioItem</text:span></text:p>
          </text:deletion>
        </text:changed-region>
        <text:changed-region xml:id="ct94816647445232" text:id="ct94816647445232">
          <text:insertion>
            <office:change-info>
              <dc:creator>Autoria desconeguda</dc:creator>
              <dc:date>2017-10-06T08:13:26</dc:date>
            </office:change-info>
          </text:insertion>
        </text:changed-region>
        <text:changed-region xml:id="ct94816647444976" text:id="ct94816647444976">
          <text:deletion>
            <office:change-info>
              <dc:creator>Autoria desconeguda</dc:creator>
              <dc:date>2017-10-03T10:33:04</dc:date>
            </office:change-info>
            <text:p text:style-name="P38">Objecte que representa</text:p>
          </text:deletion>
        </text:changed-region>
        <text:changed-region xml:id="ct94816647442272" text:id="ct94816647442272">
          <text:insertion>
            <office:change-info>
              <dc:creator>Autoria desconeguda</dc:creator>
              <dc:date>2017-10-03T10:33:04</dc:date>
            </office:change-info>
          </text:insertion>
        </text:changed-region>
        <text:changed-region xml:id="ct94816647442496" text:id="ct94816647442496">
          <text:deletion>
            <office:change-info>
              <dc:creator>Autoria desconeguda</dc:creator>
              <dc:date>2017-10-03T10:33:11</dc:date>
            </office:change-info>
            <text:p text:style-name="P38">genèric de l’arxiu</text:p>
          </text:deletion>
        </text:changed-region>
        <text:changed-region xml:id="ct94816647443520" text:id="ct94816647443520">
          <text:insertion>
            <office:change-info>
              <dc:creator>Autoria desconeguda</dc:creator>
              <dc:date>2017-10-06T08:14:11</dc:date>
            </office:change-info>
          </text:insertion>
        </text:changed-region>
        <text:changed-region xml:id="ct94816647443936" text:id="ct94816647443936">
          <text:insertion>
            <office:change-info>
              <dc:creator>Autoria desconeguda</dc:creator>
              <dc:date>2017-10-06T08:14:21</dc:date>
            </office:change-info>
          </text:insertion>
        </text:changed-region>
        <text:changed-region xml:id="ct94816647433952" text:id="ct94816647433952">
          <text:deletion>
            <office:change-info>
              <dc:creator>Autoria desconeguda</dc:creator>
              <dc:date>2017-10-03T09:57:35</dc:date>
            </office:change-info>
            <text:p text:style-name="P39"><text:span text:style-name="T11">ContingutTipus</text:span></text:p>
          </text:deletion>
        </text:changed-region>
        <text:changed-region xml:id="ct94816647442720" text:id="ct94816647442720">
          <text:insertion>
            <office:change-info>
              <dc:creator>Autoria desconeguda</dc:creator>
              <dc:date>2017-10-03T09:57:35</dc:date>
            </office:change-info>
          </text:insertion>
        </text:changed-region>
        <text:changed-region xml:id="ct94816646752112" text:id="ct94816646752112">
          <text:insertion>
            <office:change-info>
              <dc:creator>Autoria desconeguda</dc:creator>
              <dc:date>2017-10-03T10:04:56</dc:date>
            </office:change-info>
          </text:insertion>
        </text:changed-region>
        <text:changed-region xml:id="ct94816646745904" text:id="ct94816646745904">
          <text:deletion>
            <office:change-info>
              <dc:creator>Autoria desconeguda</dc:creator>
              <dc:date>2017-10-03T09:34:33</dc:date>
            </office:change-info>
            <text:p text:style-name="P40">t</text:p>
          </text:deletion>
        </text:changed-region>
        <text:changed-region xml:id="ct94816647441216" text:id="ct94816647441216">
          <text:insertion>
            <office:change-info>
              <dc:creator>Autoria desconeguda</dc:creator>
              <dc:date>2017-10-03T09:34:33</dc:date>
            </office:change-info>
          </text:insertion>
        </text:changed-region>
        <text:changed-region xml:id="ct94816646746192" text:id="ct94816646746192">
          <text:deletion>
            <office:change-info>
              <dc:creator>Autoria desconeguda</dc:creator>
              <dc:date>2017-10-03T09:33:53</dc:date>
            </office:change-info>
            <text:p text:style-name="P41">enumerat: </text:p>
            <text:p text:style-name="P42">expedient</text:p>
            <text:list xml:id="list3655147569" text:style-name="L2">
              <text:list-item>
                <text:p text:style-name="P43">carpeta</text:p>
              </text:list-item>
            </text:list>
            <text:p text:style-name="P44"><text:span text:style-name="T12">document</text:span></text:p>
          </text:deletion>
        </text:changed-region>
        <text:changed-region xml:id="ct94816647434848" text:id="ct94816647434848">
          <text:insertion>
            <office:change-info>
              <dc:creator>Autoria desconeguda</dc:creator>
              <dc:date>2017-10-03T10:06:03</dc:date>
            </office:change-info>
          </text:insertion>
        </text:changed-region>
        <text:changed-region xml:id="ct94816647446032" text:id="ct94816647446032">
          <text:insertion>
            <office:change-info>
              <dc:creator>Autoria desconeguda</dc:creator>
              <dc:date>2017-10-03T09:57:12</dc:date>
            </office:change-info>
          </text:insertion>
        </text:changed-region>
        <text:changed-region xml:id="ct94816647446256" text:id="ct94816647446256">
          <text:insertion>
            <office:change-info>
              <dc:creator>Autoria desconeguda</dc:creator>
              <dc:date>2017-10-03T09:33:53</dc:date>
            </office:change-info>
          </text:insertion>
        </text:changed-region>
        <text:changed-region xml:id="ct94816647446480" text:id="ct94816647446480">
          <text:insertion>
            <office:change-info>
              <dc:creator>Autoria desconeguda</dc:creator>
              <dc:date>2017-10-03T10:06:07</dc:date>
            </office:change-info>
          </text:insertion>
        </text:changed-region>
        <text:changed-region xml:id="ct94816647446704" text:id="ct94816647446704">
          <text:insertion>
            <office:change-info>
              <dc:creator>Autoria desconeguda</dc:creator>
              <dc:date>2017-10-03T09:57:28</dc:date>
            </office:change-info>
          </text:insertion>
        </text:changed-region>
        <text:changed-region xml:id="ct94816646759008" text:id="ct94816646759008">
          <text:insertion>
            <office:change-info>
              <dc:creator>Autoria desconeguda</dc:creator>
              <dc:date>2017-10-03T10:04:59</dc:date>
            </office:change-info>
          </text:insertion>
        </text:changed-region>
        <text:changed-region xml:id="ct94816646756224" text:id="ct94816646756224">
          <text:deletion>
            <office:change-info>
              <dc:creator>Autoria desconeguda</dc:creator>
              <dc:date>2017-10-06T08:14:03</dc:date>
            </office:change-info>
            <text:p text:style-name="P45"><text:s/>l’item</text:p>
          </text:deletion>
        </text:changed-region>
        <text:changed-region xml:id="ct94816647445456" text:id="ct94816647445456">
          <text:insertion>
            <office:change-info>
              <dc:creator>Autoria desconeguda</dc:creator>
              <dc:date>2017-10-06T08:14:04</dc:date>
            </office:change-info>
          </text:insertion>
        </text:changed-region>
        <text:changed-region xml:id="ct94816647440896" text:id="ct94816647440896">
          <text:insertion>
            <office:change-info>
              <dc:creator>Autoria desconeguda</dc:creator>
              <dc:date>2017-10-03T10:05:00</dc:date>
            </office:change-info>
          </text:insertion>
        </text:changed-region>
        <text:changed-region xml:id="ct94816647447728" text:id="ct94816647447728">
          <text:insertion>
            <office:change-info>
              <dc:creator>Autoria desconeguda</dc:creator>
              <dc:date>2017-10-03T10:05:07</dc:date>
            </office:change-info>
          </text:insertion>
        </text:changed-region>
        <text:changed-region xml:id="ct94816647453296" text:id="ct94816647453296">
          <text:insertion>
            <office:change-info>
              <dc:creator>Autoria desconeguda</dc:creator>
              <dc:date>2017-10-09T08:11:18</dc:date>
            </office:change-info>
          </text:insertion>
        </text:changed-region>
        <text:changed-region xml:id="ct94816647453520" text:id="ct94816647453520">
          <text:deletion>
            <office:change-info>
              <dc:creator>Autoria desconeguda</dc:creator>
              <dc:date>2017-10-06T09:25:00</dc:date>
            </office:change-info>
            <text:h text:style-name="P46" text:outline-level="2"><text:span text:style-name="T13"><text:s/></text:span></text:h>
          </text:deletion>
        </text:changed-region>
        <text:changed-region xml:id="ct94816647441824" text:id="ct94816647441824">
          <text:deletion>
            <office:change-info>
              <dc:creator>Autoria desconeguda</dc:creator>
              <dc:date>2017-10-06T09:24:59</dc:date>
            </office:change-info>
            <text:h text:style-name="Heading_20_2" text:outline-level="2"/>
            <text:p text:style-name="P47"/>
          </text:deletion>
        </text:changed-region>
        <text:changed-region xml:id="ct94816647455584" text:id="ct94816647455584">
          <text:deletion>
            <office:change-info>
              <dc:creator>Autoria desconeguda</dc:creator>
              <dc:date>2017-10-03T18:01:47</dc:date>
            </office:change-info>
            <text:p text:style-name="P48"><text:span text:style-name="T1">Objecte que representa un filtre per a fer consulta de continguts a l’arxiu.</text:span></text:p>
          </text:deletion>
        </text:changed-region>
        <text:changed-region xml:id="ct94816647455936" text:id="ct94816647455936">
          <text:insertion>
            <office:change-info>
              <dc:creator>Autoria desconeguda</dc:creator>
              <dc:date>2017-10-03T18:01:47</dc:date>
            </office:change-info>
          </text:insertion>
        </text:changed-region>
        <text:changed-region xml:id="ct94816647456736" text:id="ct94816647456736">
          <text:deletion>
            <office:change-info>
              <dc:creator>Autoria desconeguda</dc:creator>
              <dc:date>2017-10-04T16:15:10</dc:date>
            </office:change-info>
            <text:p text:style-name="P49">taClau</text:p>
          </text:deletion>
        </text:changed-region>
        <text:changed-region xml:id="ct94816647465712" text:id="ct94816647465712">
          <text:insertion>
            <office:change-info>
              <dc:creator>Autoria desconeguda</dc:creator>
              <dc:date>2017-10-04T16:15:10</dc:date>
            </office:change-info>
          </text:insertion>
        </text:changed-region>
        <text:changed-region xml:id="ct94816647467136" text:id="ct94816647467136">
          <text:insertion>
            <office:change-info>
              <dc:creator>Autoria desconeguda</dc:creator>
              <dc:date>2017-10-03T10:08:46</dc:date>
            </office:change-info>
          </text:insertion>
        </text:changed-region>
        <text:changed-region xml:id="ct94816647468384" text:id="ct94816647468384">
          <text:insertion>
            <office:change-info>
              <dc:creator>Autoria desconeguda</dc:creator>
              <dc:date>2017-10-03T10:08:56</dc:date>
            </office:change-info>
          </text:insertion>
        </text:changed-region>
        <text:changed-region xml:id="ct94816647466512" text:id="ct94816647466512">
          <text:insertion>
            <office:change-info>
              <dc:creator>Autoria desconeguda</dc:creator>
              <dc:date>2017-10-03T10:09:00</dc:date>
            </office:change-info>
          </text:insertion>
        </text:changed-region>
        <text:changed-region xml:id="ct94816647467360" text:id="ct94816647467360">
          <text:deletion>
            <office:change-info>
              <dc:creator>Autoria desconeguda</dc:creator>
              <dc:date>2017-10-03T10:09:04</dc:date>
            </office:change-info>
            <text:p text:style-name="P50"><text:span text:style-name="T14">Igual, conté, menor, major, entre</text:span></text:p>
          </text:deletion>
        </text:changed-region>
        <text:changed-region xml:id="ct94816647471840" text:id="ct94816647471840">
          <text:deletion>
            <office:change-info>
              <dc:creator>Autoria desconeguda</dc:creator>
              <dc:date>2017-10-06T09:18:44</dc:date>
            </office:change-info>
            <text:p text:style-name="P51"/>
            <text:p text:style-name="P51"/>
          </text:deletion>
        </text:changed-region>
        <text:changed-region xml:id="ct94816647473824" text:id="ct94816647473824">
          <text:deletion>
            <office:change-info>
              <dc:creator>Autoria desconeguda</dc:creator>
              <dc:date>2017-10-06T09:24:58</dc:date>
            </office:change-info>
            <text:h text:style-name="Heading_20_2" text:outline-level="2"/>
            <text:p text:style-name="P47"/>
          </text:deletion>
        </text:changed-region>
        <text:changed-region xml:id="ct94816647479504" text:id="ct94816647479504">
          <text:deletion>
            <office:change-info>
              <dc:creator>Autoria desconeguda</dc:creator>
              <dc:date>2017-10-03T18:02:01</dc:date>
            </office:change-info>
            <text:p text:style-name="P52"><text:span text:style-name="T1">Objecte que representa el resultat d’una consulta a l’arxiu.</text:span></text:p>
          </text:deletion>
        </text:changed-region>
        <text:changed-region xml:id="ct94816647472256" text:id="ct94816647472256">
          <text:insertion>
            <office:change-info>
              <dc:creator>Autoria desconeguda</dc:creator>
              <dc:date>2017-10-03T18:02:01</dc:date>
            </office:change-info>
          </text:insertion>
        </text:changed-region>
        <text:changed-region xml:id="ct94816647486624" text:id="ct94816647486624">
          <text:deletion>
            <office:change-info>
              <dc:creator>Autoria desconeguda</dc:creator>
              <dc:date>2017-10-10T09:59:16</dc:date>
            </office:change-info>
            <text:p text:style-name="P4"><text:span text:style-name="T1">InformacioItem</text:span></text:p>
          </text:deletion>
        </text:changed-region>
        <text:changed-region xml:id="ct94816647487312" text:id="ct94816647487312">
          <text:insertion>
            <office:change-info>
              <dc:creator>Autoria desconeguda</dc:creator>
              <dc:date>2017-10-10T09:59:16</dc:date>
            </office:change-info>
          </text:insertion>
        </text:changed-region>
        <text:changed-region xml:id="ct94816651783776" text:id="ct94816651783776">
          <text:insertion>
            <office:change-info>
              <dc:creator>Autoria desconeguda</dc:creator>
              <dc:date>2017-10-18T16:59:59</dc:date>
            </office:change-info>
          </text:insertion>
        </text:changed-region>
        <text:changed-region xml:id="ct94816647490336" text:id="ct94816647490336">
          <text:deletion>
            <office:change-info>
              <dc:creator>Autoria desconeguda</dc:creator>
              <dc:date>2017-10-09T08:11:31</dc:date>
            </office:change-info>
            <text:h text:style-name="P53" text:outline-level="2"/>
            <text:h text:style-name="P53" text:outline-level="2"/>
          </text:deletion>
        </text:changed-region>
        <text:changed-region xml:id="ct94816681995040" text:id="ct9481668199504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636169872" text:id="ct94816636169872">
          <text:deletion>
            <office:change-info>
              <dc:creator>Autoria desconeguda</dc:creator>
              <dc:date>2017-10-19T07:55:49</dc:date>
            </office:change-info>
            <text:h text:style-name="Heading_20_2" text:outline-level="2"/>
            <text:p text:style-name="P54"/>
          </text:deletion>
        </text:changed-region>
        <text:changed-region xml:id="ct94816683651264" text:id="ct9481668365126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695644080" text:id="ct9481669564408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707988224" text:id="ct9481670798822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700569600" text:id="ct94816700569600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642277504" text:id="ct94816642277504">
          <text:insertion>
            <office:change-info>
              <dc:creator>Autoria desconeguda</dc:creator>
              <dc:date>2017-10-18T17:00:11</dc:date>
            </office:change-info>
          </text:insertion>
        </text:changed-region>
        <text:changed-region xml:id="ct94816750454992" text:id="ct94816750454992">
          <text:insertion>
            <office:change-info>
              <dc:creator>Autoria desconeguda</dc:creator>
              <dc:date>2017-10-19T07:56:19</dc:date>
            </office:change-info>
          </text:insertion>
        </text:changed-region>
        <text:changed-region xml:id="ct94816688461296" text:id="ct94816688461296">
          <text:insertion>
            <office:change-info>
              <dc:creator>Autoria desconeguda</dc:creator>
              <dc:date>2017-10-19T07:56:37</dc:date>
            </office:change-info>
          </text:insertion>
        </text:changed-region>
        <text:changed-region xml:id="ct94816683507696" text:id="ct94816683507696">
          <text:insertion>
            <office:change-info>
              <dc:creator>Autoria desconeguda</dc:creator>
              <dc:date>2017-10-19T07:56:24</dc:date>
            </office:change-info>
          </text:insertion>
        </text:changed-region>
        <text:changed-region xml:id="ct94816689105504" text:id="ct94816689105504">
          <text:insertion>
            <office:change-info>
              <dc:creator>Autoria desconeguda</dc:creator>
              <dc:date>2017-10-19T07:56:38</dc:date>
            </office:change-info>
          </text:insertion>
        </text:changed-region>
        <text:changed-region xml:id="ct94816752841344" text:id="ct9481675284134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84554736" text:id="ct94816684554736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36055376" text:id="ct94816636055376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96361248" text:id="ct9481669636124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60973984" text:id="ct94816660973984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94400128" text:id="ct94816694400128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680856544" text:id="ct94816680856544">
          <text:insertion>
            <office:change-info>
              <dc:creator>Autoria desconeguda</dc:creator>
              <dc:date>2017-10-19T07:57:34</dc:date>
            </office:change-info>
          </text:insertion>
        </text:changed-region>
        <text:changed-region xml:id="ct94816635978000" text:id="ct94816635978000">
          <text:insertion>
            <office:change-info>
              <dc:creator>Autoria desconeguda</dc:creator>
              <dc:date>2017-10-19T07:57:03</dc:date>
            </office:change-info>
          </text:insertion>
        </text:changed-region>
        <text:changed-region xml:id="ct94816701629216" text:id="ct94816701629216">
          <text:insertion>
            <office:change-info>
              <dc:creator>Autoria desconeguda</dc:creator>
              <dc:date>2017-10-19T07:57:36</dc:date>
            </office:change-info>
          </text:insertion>
        </text:changed-region>
        <text:changed-region xml:id="ct94816684549888" text:id="ct94816684549888">
          <text:insertion>
            <office:change-info>
              <dc:creator>Autoria desconeguda</dc:creator>
              <dc:date>2017-10-19T07:57:42</dc:date>
            </office:change-info>
          </text:insertion>
        </text:changed-region>
        <text:changed-region xml:id="ct94816752690480" text:id="ct9481675269048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752990480" text:id="ct9481675299048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752640000" text:id="ct9481675264000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699736864" text:id="ct9481669973686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696879744" text:id="ct9481669687974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682042144" text:id="ct94816682042144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696979840" text:id="ct9481669697984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700359200" text:id="ct94816700359200">
          <text:insertion>
            <office:change-info>
              <dc:creator>Autoria desconeguda</dc:creator>
              <dc:date>2017-10-19T07:57:04</dc:date>
            </office:change-info>
          </text:insertion>
        </text:changed-region>
        <text:changed-region xml:id="ct94816683478688" text:id="ct9481668347868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6849424" text:id="ct9481668684942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95593840" text:id="ct94816695593840">
          <text:insertion>
            <office:change-info>
              <dc:creator>Autoria desconeguda</dc:creator>
              <dc:date>2017-10-19T08:03:07</dc:date>
            </office:change-info>
          </text:insertion>
        </text:changed-region>
        <text:changed-region xml:id="ct94816685296832" text:id="ct9481668529683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2802912" text:id="ct9481668280291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0856176" text:id="ct9481668085617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8783776" text:id="ct9481668878377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8846112" text:id="ct94816688846112">
          <text:insertion>
            <office:change-info>
              <dc:creator>Autoria desconeguda</dc:creator>
              <dc:date>2017-10-19T08:03:41</dc:date>
            </office:change-info>
          </text:insertion>
        </text:changed-region>
        <text:changed-region xml:id="ct94816684546320" text:id="ct94816684546320">
          <text:insertion>
            <office:change-info>
              <dc:creator>Autoria desconeguda</dc:creator>
              <dc:date>2017-10-19T08:03:55</dc:date>
            </office:change-info>
          </text:insertion>
        </text:changed-region>
        <text:changed-region xml:id="ct94816700566704" text:id="ct94816700566704">
          <text:insertion>
            <office:change-info>
              <dc:creator>Autoria desconeguda</dc:creator>
              <dc:date>2017-10-19T08:03:44</dc:date>
            </office:change-info>
          </text:insertion>
        </text:changed-region>
        <text:changed-region xml:id="ct94816696872288" text:id="ct94816696872288">
          <text:insertion>
            <office:change-info>
              <dc:creator>Autoria desconeguda</dc:creator>
              <dc:date>2017-10-19T08:03:50</dc:date>
            </office:change-info>
          </text:insertion>
        </text:changed-region>
        <text:changed-region xml:id="ct94816701839744" text:id="ct94816701839744">
          <text:insertion>
            <office:change-info>
              <dc:creator>Autoria desconeguda</dc:creator>
              <dc:date>2017-10-19T08:04:31</dc:date>
            </office:change-info>
          </text:insertion>
        </text:changed-region>
        <text:changed-region xml:id="ct94816685526176" text:id="ct94816685526176">
          <text:insertion>
            <office:change-info>
              <dc:creator>Autoria desconeguda</dc:creator>
              <dc:date>2017-10-19T08:04:23</dc:date>
            </office:change-info>
          </text:insertion>
        </text:changed-region>
        <text:changed-region xml:id="ct94816662621440" text:id="ct94816662621440">
          <text:insertion>
            <office:change-info>
              <dc:creator>Autoria desconeguda</dc:creator>
              <dc:date>2017-10-19T08:04:33</dc:date>
            </office:change-info>
          </text:insertion>
        </text:changed-region>
        <text:changed-region xml:id="ct94816699289920" text:id="ct94816699289920">
          <text:insertion>
            <office:change-info>
              <dc:creator>Autoria desconeguda</dc:creator>
              <dc:date>2017-10-19T08:04:26</dc:date>
            </office:change-info>
          </text:insertion>
        </text:changed-region>
        <text:changed-region xml:id="ct94816702025376" text:id="ct94816702025376">
          <text:insertion>
            <office:change-info>
              <dc:creator>Autoria desconeguda</dc:creator>
              <dc:date>2017-10-19T08:04:36</dc:date>
            </office:change-info>
          </text:insertion>
        </text:changed-region>
        <text:changed-region xml:id="ct94816752841088" text:id="ct94816752841088">
          <text:insertion>
            <office:change-info>
              <dc:creator>Autoria desconeguda</dc:creator>
              <dc:date>2017-10-19T08:04:39</dc:date>
            </office:change-info>
          </text:insertion>
        </text:changed-region>
        <text:changed-region xml:id="ct94816686796208" text:id="ct94816686796208">
          <text:insertion>
            <office:change-info>
              <dc:creator>Autoria desconeguda</dc:creator>
              <dc:date>2017-10-19T08:04:45</dc:date>
            </office:change-info>
          </text:insertion>
        </text:changed-region>
        <text:changed-region xml:id="ct94816686669824" text:id="ct94816686669824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816686184672" text:id="ct94816686184672">
          <text:insertion>
            <office:change-info>
              <dc:creator>Autoria desconeguda</dc:creator>
              <dc:date>2017-10-19T08:04:48</dc:date>
            </office:change-info>
          </text:insertion>
        </text:changed-region>
        <text:changed-region xml:id="ct94816686832912" text:id="ct94816686832912">
          <text:insertion>
            <office:change-info>
              <dc:creator>Autoria desconeguda</dc:creator>
              <dc:date>2017-10-19T08:04:51</dc:date>
            </office:change-info>
          </text:insertion>
        </text:changed-region>
        <text:changed-region xml:id="ct94816687072896" text:id="ct94816687072896">
          <text:insertion>
            <office:change-info>
              <dc:creator>Autoria desconeguda</dc:creator>
              <dc:date>2017-10-19T08:04:55</dc:date>
            </office:change-info>
          </text:insertion>
        </text:changed-region>
        <text:changed-region xml:id="ct94816685234864" text:id="ct94816685234864">
          <text:insertion>
            <office:change-info>
              <dc:creator>Autoria desconeguda</dc:creator>
              <dc:date>2017-10-19T08:04:58</dc:date>
            </office:change-info>
          </text:insertion>
        </text:changed-region>
        <text:changed-region xml:id="ct94816681383232" text:id="ct94816681383232">
          <text:insertion>
            <office:change-info>
              <dc:creator>Autoria desconeguda</dc:creator>
              <dc:date>2017-10-19T08:05:00</dc:date>
            </office:change-info>
          </text:insertion>
        </text:changed-region>
        <text:changed-region xml:id="ct94816685267040" text:id="ct94816685267040">
          <text:insertion>
            <office:change-info>
              <dc:creator>Autoria desconeguda</dc:creator>
              <dc:date>2017-10-19T08:05:03</dc:date>
            </office:change-info>
          </text:insertion>
        </text:changed-region>
        <text:changed-region xml:id="ct94816708551472" text:id="ct94816708551472">
          <text:insertion>
            <office:change-info>
              <dc:creator>Autoria desconeguda</dc:creator>
              <dc:date>2017-10-19T08:05:06</dc:date>
            </office:change-info>
          </text:insertion>
        </text:changed-region>
        <text:changed-region xml:id="ct94816686304000" text:id="ct94816686304000">
          <text:insertion>
            <office:change-info>
              <dc:creator>Autoria desconeguda</dc:creator>
              <dc:date>2017-10-19T08:05:10</dc:date>
            </office:change-info>
          </text:insertion>
        </text:changed-region>
        <text:changed-region xml:id="ct94816686956416" text:id="ct94816686956416">
          <text:insertion>
            <office:change-info>
              <dc:creator>Autoria desconeguda</dc:creator>
              <dc:date>2017-10-19T08:05:15</dc:date>
            </office:change-info>
          </text:insertion>
        </text:changed-region>
        <text:changed-region xml:id="ct94816686978032" text:id="ct94816686978032">
          <text:insertion>
            <office:change-info>
              <dc:creator>Autoria desconeguda</dc:creator>
              <dc:date>2017-10-19T08:05:48</dc:date>
            </office:change-info>
          </text:insertion>
        </text:changed-region>
        <text:changed-region xml:id="ct94816685062000" text:id="ct94816685062000">
          <text:insertion>
            <office:change-info>
              <dc:creator>Autoria desconeguda</dc:creator>
              <dc:date>2017-10-19T08:05:17</dc:date>
            </office:change-info>
          </text:insertion>
        </text:changed-region>
        <text:changed-region xml:id="ct94816643333680" text:id="ct94816643333680">
          <text:insertion>
            <office:change-info>
              <dc:creator>Autoria desconeguda</dc:creator>
              <dc:date>2017-10-19T08:05:44</dc:date>
            </office:change-info>
          </text:insertion>
        </text:changed-region>
        <text:changed-region xml:id="ct94816658776032" text:id="ct94816658776032">
          <text:insertion>
            <office:change-info>
              <dc:creator>Autoria desconeguda</dc:creator>
              <dc:date>2017-10-19T08:05:19</dc:date>
            </office:change-info>
          </text:insertion>
        </text:changed-region>
        <text:changed-region xml:id="ct94816636054768" text:id="ct94816636054768">
          <text:insertion>
            <office:change-info>
              <dc:creator>Autoria desconeguda</dc:creator>
              <dc:date>2017-10-19T08:05:40</dc:date>
            </office:change-info>
          </text:insertion>
        </text:changed-region>
        <text:changed-region xml:id="ct94816694415952" text:id="ct94816694415952">
          <text:insertion>
            <office:change-info>
              <dc:creator>Autoria desconeguda</dc:creator>
              <dc:date>2017-10-19T08:05:21</dc:date>
            </office:change-info>
          </text:insertion>
        </text:changed-region>
        <text:changed-region xml:id="ct94816752962000" text:id="ct94816752962000">
          <text:insertion>
            <office:change-info>
              <dc:creator>Autoria desconeguda</dc:creator>
              <dc:date>2017-10-19T08:05:38</dc:date>
            </office:change-info>
          </text:insertion>
        </text:changed-region>
        <text:changed-region xml:id="ct94816752688064" text:id="ct94816752688064">
          <text:insertion>
            <office:change-info>
              <dc:creator>Autoria desconeguda</dc:creator>
              <dc:date>2017-10-19T08:05:23</dc:date>
            </office:change-info>
          </text:insertion>
        </text:changed-region>
        <text:changed-region xml:id="ct94816685252736" text:id="ct94816685252736">
          <text:insertion>
            <office:change-info>
              <dc:creator>Autoria desconeguda</dc:creator>
              <dc:date>2017-10-19T08:05:35</dc:date>
            </office:change-info>
          </text:insertion>
        </text:changed-region>
        <text:changed-region xml:id="ct94816686709760" text:id="ct94816686709760">
          <text:insertion>
            <office:change-info>
              <dc:creator>Autoria desconeguda</dc:creator>
              <dc:date>2017-10-19T08:05:25</dc:date>
            </office:change-info>
          </text:insertion>
        </text:changed-region>
        <text:changed-region xml:id="ct94816688800176" text:id="ct94816688800176">
          <text:insertion>
            <office:change-info>
              <dc:creator>Autoria desconeguda</dc:creator>
              <dc:date>2017-10-19T08:05:33</dc:date>
            </office:change-info>
          </text:insertion>
        </text:changed-region>
        <text:changed-region xml:id="ct94816687676112" text:id="ct94816687676112">
          <text:insertion>
            <office:change-info>
              <dc:creator>Autoria desconeguda</dc:creator>
              <dc:date>2017-10-19T08:05:28</dc:date>
            </office:change-info>
          </text:insertion>
        </text:changed-region>
        <text:changed-region xml:id="ct94816687659344" text:id="ct94816687659344">
          <text:insertion>
            <office:change-info>
              <dc:creator>Autoria desconeguda</dc:creator>
              <dc:date>2017-10-19T08:05:32</dc:date>
            </office:change-info>
          </text:insertion>
        </text:changed-region>
        <text:changed-region xml:id="ct94816752683760" text:id="ct94816752683760">
          <text:insertion>
            <office:change-info>
              <dc:creator>Autoria desconeguda</dc:creator>
              <dc:date>2017-10-19T08:05:58</dc:date>
            </office:change-info>
          </text:insertion>
        </text:changed-region>
        <text:changed-region xml:id="ct94816687469200" text:id="ct94816687469200">
          <text:insertion>
            <office:change-info>
              <dc:creator>Autoria desconeguda</dc:creator>
              <dc:date>2017-10-19T08:06:45</dc:date>
            </office:change-info>
          </text:insertion>
        </text:changed-region>
        <text:changed-region xml:id="ct94816686690960" text:id="ct94816686690960">
          <text:insertion>
            <office:change-info>
              <dc:creator>Autoria desconeguda</dc:creator>
              <dc:date>2017-10-19T08:06:03</dc:date>
            </office:change-info>
          </text:insertion>
        </text:changed-region>
        <text:changed-region xml:id="ct94816687091536" text:id="ct94816687091536">
          <text:insertion>
            <office:change-info>
              <dc:creator>Autoria desconeguda</dc:creator>
              <dc:date>2017-10-19T08:06:46</dc:date>
            </office:change-info>
          </text:insertion>
        </text:changed-region>
        <text:changed-region xml:id="ct94816686806960" text:id="ct94816686806960">
          <text:insertion>
            <office:change-info>
              <dc:creator>Autoria desconeguda</dc:creator>
              <dc:date>2017-10-19T08:06:04</dc:date>
            </office:change-info>
          </text:insertion>
        </text:changed-region>
        <text:changed-region xml:id="ct94816686809872" text:id="ct94816686809872">
          <text:insertion>
            <office:change-info>
              <dc:creator>Autoria desconeguda</dc:creator>
              <dc:date>2017-10-19T08:06:48</dc:date>
            </office:change-info>
          </text:insertion>
        </text:changed-region>
        <text:changed-region xml:id="ct94816683785120" text:id="ct94816683785120">
          <text:insertion>
            <office:change-info>
              <dc:creator>Autoria desconeguda</dc:creator>
              <dc:date>2017-10-19T08:06:06</dc:date>
            </office:change-info>
          </text:insertion>
        </text:changed-region>
        <text:changed-region xml:id="ct94816687705632" text:id="ct94816687705632">
          <text:insertion>
            <office:change-info>
              <dc:creator>Autoria desconeguda</dc:creator>
              <dc:date>2017-10-19T08:06:50</dc:date>
            </office:change-info>
          </text:insertion>
        </text:changed-region>
        <text:changed-region xml:id="ct94816687692816" text:id="ct94816687692816">
          <text:insertion>
            <office:change-info>
              <dc:creator>Autoria desconeguda</dc:creator>
              <dc:date>2017-10-19T08:06:09</dc:date>
            </office:change-info>
          </text:insertion>
        </text:changed-region>
        <text:changed-region xml:id="ct94816687693136" text:id="ct94816687693136">
          <text:insertion>
            <office:change-info>
              <dc:creator>Autoria desconeguda</dc:creator>
              <dc:date>2017-10-19T08:06:53</dc:date>
            </office:change-info>
          </text:insertion>
        </text:changed-region>
        <text:changed-region xml:id="ct94816752663056" text:id="ct94816752663056">
          <text:insertion>
            <office:change-info>
              <dc:creator>Autoria desconeguda</dc:creator>
              <dc:date>2017-10-19T08:06:11</dc:date>
            </office:change-info>
          </text:insertion>
        </text:changed-region>
        <text:changed-region xml:id="ct94816686805328" text:id="ct94816686805328">
          <text:insertion>
            <office:change-info>
              <dc:creator>Autoria desconeguda</dc:creator>
              <dc:date>2017-10-19T08:06:55</dc:date>
            </office:change-info>
          </text:insertion>
        </text:changed-region>
        <text:changed-region xml:id="ct94816752983920" text:id="ct94816752983920">
          <text:insertion>
            <office:change-info>
              <dc:creator>Autoria desconeguda</dc:creator>
              <dc:date>2017-10-19T08:06:16</dc:date>
            </office:change-info>
          </text:insertion>
        </text:changed-region>
        <text:changed-region xml:id="ct94816687705360" text:id="ct94816687705360">
          <text:insertion>
            <office:change-info>
              <dc:creator>Autoria desconeguda</dc:creator>
              <dc:date>2017-10-19T08:06:58</dc:date>
            </office:change-info>
          </text:insertion>
        </text:changed-region>
        <text:changed-region xml:id="ct94816685325552" text:id="ct94816685325552">
          <text:insertion>
            <office:change-info>
              <dc:creator>Autoria desconeguda</dc:creator>
              <dc:date>2017-10-19T08:06:18</dc:date>
            </office:change-info>
          </text:insertion>
        </text:changed-region>
        <text:changed-region xml:id="ct94816701015648" text:id="ct94816701015648">
          <text:insertion>
            <office:change-info>
              <dc:creator>Autoria desconeguda</dc:creator>
              <dc:date>2017-10-19T08:07:02</dc:date>
            </office:change-info>
          </text:insertion>
        </text:changed-region>
        <text:changed-region xml:id="ct94816757105696" text:id="ct94816757105696">
          <text:insertion>
            <office:change-info>
              <dc:creator>Autoria desconeguda</dc:creator>
              <dc:date>2017-10-19T08:06:20</dc:date>
            </office:change-info>
          </text:insertion>
        </text:changed-region>
        <text:changed-region xml:id="ct94816685372240" text:id="ct94816685372240">
          <text:insertion>
            <office:change-info>
              <dc:creator>Autoria desconeguda</dc:creator>
              <dc:date>2017-10-19T08:07:32</dc:date>
            </office:change-info>
          </text:insertion>
        </text:changed-region>
        <text:changed-region xml:id="ct94816684840224" text:id="ct94816684840224">
          <text:insertion>
            <office:change-info>
              <dc:creator>Autoria desconeguda</dc:creator>
              <dc:date>2017-10-19T08:06:23</dc:date>
            </office:change-info>
          </text:insertion>
        </text:changed-region>
        <text:changed-region xml:id="ct94816708438240" text:id="ct94816708438240">
          <text:insertion>
            <office:change-info>
              <dc:creator>Autoria desconeguda</dc:creator>
              <dc:date>2017-10-19T08:07:28</dc:date>
            </office:change-info>
          </text:insertion>
        </text:changed-region>
        <text:changed-region xml:id="ct94816686803472" text:id="ct94816686803472">
          <text:insertion>
            <office:change-info>
              <dc:creator>Autoria desconeguda</dc:creator>
              <dc:date>2017-10-19T08:06:28</dc:date>
            </office:change-info>
          </text:insertion>
        </text:changed-region>
        <text:changed-region xml:id="ct94816684973072" text:id="ct94816684973072">
          <text:insertion>
            <office:change-info>
              <dc:creator>Autoria desconeguda</dc:creator>
              <dc:date>2017-10-19T08:07:25</dc:date>
            </office:change-info>
          </text:insertion>
        </text:changed-region>
        <text:changed-region xml:id="ct94816684634256" text:id="ct94816684634256">
          <text:insertion>
            <office:change-info>
              <dc:creator>Autoria desconeguda</dc:creator>
              <dc:date>2017-10-19T08:06:31</dc:date>
            </office:change-info>
          </text:insertion>
        </text:changed-region>
        <text:changed-region xml:id="ct94816757287216" text:id="ct94816757287216">
          <text:insertion>
            <office:change-info>
              <dc:creator>Autoria desconeguda</dc:creator>
              <dc:date>2017-10-19T08:07:22</dc:date>
            </office:change-info>
          </text:insertion>
        </text:changed-region>
        <text:changed-region xml:id="ct94816685732048" text:id="ct94816685732048">
          <text:insertion>
            <office:change-info>
              <dc:creator>Autoria desconeguda</dc:creator>
              <dc:date>2017-10-19T08:07:14</dc:date>
            </office:change-info>
          </text:insertion>
        </text:changed-region>
        <text:changed-region xml:id="ct94816700769760" text:id="ct94816700769760">
          <text:insertion>
            <office:change-info>
              <dc:creator>Autoria desconeguda</dc:creator>
              <dc:date>2017-10-19T08:07:19</dc:date>
            </office:change-info>
          </text:insertion>
        </text:changed-region>
        <text:changed-region xml:id="ct94816687423984" text:id="ct94816687423984">
          <text:insertion>
            <office:change-info>
              <dc:creator>Autoria desconeguda</dc:creator>
              <dc:date>2017-10-19T08:07:16</dc:date>
            </office:change-info>
          </text:insertion>
        </text:changed-region>
        <text:changed-region xml:id="ct94816757409584" text:id="ct94816757409584">
          <text:insertion>
            <office:change-info>
              <dc:creator>Autoria desconeguda</dc:creator>
              <dc:date>2017-10-19T08:07:17</dc:date>
            </office:change-info>
          </text:insertion>
        </text:changed-region>
        <text:changed-region xml:id="ct94816689137936" text:id="ct9481668913793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757385088" text:id="ct9481675738508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36389952" text:id="ct94816636389952">
          <text:insertion>
            <office:change-info>
              <dc:creator>Autoria desconeguda</dc:creator>
              <dc:date>2017-10-19T08:08:34</dc:date>
            </office:change-info>
          </text:insertion>
        </text:changed-region>
        <text:changed-region xml:id="ct94816684336416" text:id="ct9481668433641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4132016" text:id="ct9481668413201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7477536" text:id="ct9481668747753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753002560" text:id="ct94816753002560">
          <text:insertion>
            <office:change-info>
              <dc:creator>Autoria desconeguda</dc:creator>
              <dc:date>2017-10-19T08:09:00</dc:date>
            </office:change-info>
          </text:insertion>
        </text:changed-region>
        <text:changed-region xml:id="ct94816685061680" text:id="ct94816685061680">
          <text:insertion>
            <office:change-info>
              <dc:creator>Autoria desconeguda</dc:creator>
              <dc:date>2017-10-19T08:09:02</dc:date>
            </office:change-info>
          </text:insertion>
        </text:changed-region>
        <text:changed-region xml:id="ct94816684267136" text:id="ct94816684267136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816681231472" text:id="ct94816681231472">
          <text:insertion>
            <office:change-info>
              <dc:creator>Autoria desconeguda</dc:creator>
              <dc:date>2017-10-19T08:09:06</dc:date>
            </office:change-info>
          </text:insertion>
        </text:changed-region>
        <text:changed-region xml:id="ct94816685816960" text:id="ct94816685816960">
          <text:insertion>
            <office:change-info>
              <dc:creator>Autoria desconeguda</dc:creator>
              <dc:date>2017-10-19T08:09:09</dc:date>
            </office:change-info>
          </text:insertion>
        </text:changed-region>
        <text:changed-region xml:id="ct94816707420640" text:id="ct94816707420640">
          <text:insertion>
            <office:change-info>
              <dc:creator>Autoria desconeguda</dc:creator>
              <dc:date>2017-10-19T08:09:10</dc:date>
            </office:change-info>
          </text:insertion>
        </text:changed-region>
        <text:changed-region xml:id="ct94816696050416" text:id="ct94816696050416">
          <text:insertion>
            <office:change-info>
              <dc:creator>Autoria desconeguda</dc:creator>
              <dc:date>2017-10-19T08:09:11</dc:date>
            </office:change-info>
          </text:insertion>
        </text:changed-region>
        <text:changed-region xml:id="ct94816685006096" text:id="ct94816685006096">
          <text:insertion>
            <office:change-info>
              <dc:creator>Autoria desconeguda</dc:creator>
              <dc:date>2017-10-19T08:09:12</dc:date>
            </office:change-info>
          </text:insertion>
        </text:changed-region>
        <text:changed-region xml:id="ct94816636548608" text:id="ct94816636548608">
          <text:insertion>
            <office:change-info>
              <dc:creator>Autoria desconeguda</dc:creator>
              <dc:date>2017-10-19T08:09:14</dc:date>
            </office:change-info>
          </text:insertion>
        </text:changed-region>
        <text:changed-region xml:id="ct94816752785680" text:id="ct94816752785680">
          <text:insertion>
            <office:change-info>
              <dc:creator>Autoria desconeguda</dc:creator>
              <dc:date>2017-10-19T08:09:15</dc:date>
            </office:change-info>
          </text:insertion>
        </text:changed-region>
        <text:changed-region xml:id="ct94816681514704" text:id="ct94816681514704">
          <text:insertion>
            <office:change-info>
              <dc:creator>Autoria desconeguda</dc:creator>
              <dc:date>2017-10-19T08:09:17</dc:date>
            </office:change-info>
          </text:insertion>
        </text:changed-region>
        <text:changed-region xml:id="ct94816684251648" text:id="ct94816684251648">
          <text:insertion>
            <office:change-info>
              <dc:creator>Autoria desconeguda</dc:creator>
              <dc:date>2017-10-19T08:09:18</dc:date>
            </office:change-info>
          </text:insertion>
        </text:changed-region>
        <text:changed-region xml:id="ct94816757256416" text:id="ct94816757256416">
          <text:insertion>
            <office:change-info>
              <dc:creator>Autoria desconeguda</dc:creator>
              <dc:date>2017-10-19T08:09:21</dc:date>
            </office:change-info>
          </text:insertion>
        </text:changed-region>
        <text:changed-region xml:id="ct94816686828784" text:id="ct94816686828784">
          <text:insertion>
            <office:change-info>
              <dc:creator>Autoria desconeguda</dc:creator>
              <dc:date>2017-10-19T08:10:10</dc:date>
            </office:change-info>
          </text:insertion>
        </text:changed-region>
        <text:changed-region xml:id="ct94816757735392" text:id="ct94816757735392">
          <text:insertion>
            <office:change-info>
              <dc:creator>Autoria desconeguda</dc:creator>
              <dc:date>2017-10-19T08:09:34</dc:date>
            </office:change-info>
          </text:insertion>
        </text:changed-region>
        <text:changed-region xml:id="ct94816684495504" text:id="ct94816684495504">
          <text:insertion>
            <office:change-info>
              <dc:creator>Autoria desconeguda</dc:creator>
              <dc:date>2017-10-19T08:09:23</dc:date>
            </office:change-info>
          </text:insertion>
        </text:changed-region>
        <text:changed-region xml:id="ct94816686983312" text:id="ct94816686983312">
          <text:insertion>
            <office:change-info>
              <dc:creator>Autoria desconeguda</dc:creator>
              <dc:date>2017-10-19T08:10:20</dc:date>
            </office:change-info>
          </text:insertion>
        </text:changed-region>
        <text:changed-region xml:id="ct94816701666480" text:id="ct94816701666480">
          <text:insertion>
            <office:change-info>
              <dc:creator>Autoria desconeguda</dc:creator>
              <dc:date>2017-10-19T08:09:37</dc:date>
            </office:change-info>
          </text:insertion>
        </text:changed-region>
        <text:changed-region xml:id="ct94816684264928" text:id="ct94816684264928">
          <text:insertion>
            <office:change-info>
              <dc:creator>Autoria desconeguda</dc:creator>
              <dc:date>2017-10-19T08:09:49</dc:date>
            </office:change-info>
          </text:insertion>
        </text:changed-region>
        <text:changed-region xml:id="ct94816635986576" text:id="ct94816635986576">
          <text:insertion>
            <office:change-info>
              <dc:creator>Autoria desconeguda</dc:creator>
              <dc:date>2017-10-19T08:09:55</dc:date>
            </office:change-info>
          </text:insertion>
        </text:changed-region>
        <text:changed-region xml:id="ct94816681685808" text:id="ct94816681685808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816687711376" text:id="ct94816687711376">
          <text:insertion>
            <office:change-info>
              <dc:creator>Autoria desconeguda</dc:creator>
              <dc:date>2017-10-19T08:10:41</dc:date>
            </office:change-info>
          </text:insertion>
        </text:changed-region>
        <text:changed-region xml:id="ct94816686609024" text:id="ct94816686609024">
          <text:insertion>
            <office:change-info>
              <dc:creator>Autoria desconeguda</dc:creator>
              <dc:date>2017-10-19T08:10:44</dc:date>
            </office:change-info>
          </text:insertion>
        </text:changed-region>
        <text:changed-region xml:id="ct94816708726640" text:id="ct94816708726640">
          <text:insertion>
            <office:change-info>
              <dc:creator>Autoria desconeguda</dc:creator>
              <dc:date>2017-10-19T08:10:45</dc:date>
            </office:change-info>
          </text:insertion>
        </text:changed-region>
        <text:changed-region xml:id="ct94816685825888" text:id="ct94816685825888">
          <text:insertion>
            <office:change-info>
              <dc:creator>Autoria desconeguda</dc:creator>
              <dc:date>2017-10-19T08:10:47</dc:date>
            </office:change-info>
          </text:insertion>
        </text:changed-region>
        <text:changed-region xml:id="ct94816701669104" text:id="ct94816701669104">
          <text:insertion>
            <office:change-info>
              <dc:creator>Autoria desconeguda</dc:creator>
              <dc:date>2017-10-19T08:10:48</dc:date>
            </office:change-info>
          </text:insertion>
        </text:changed-region>
        <text:changed-region xml:id="ct94816699774464" text:id="ct94816699774464">
          <text:insertion>
            <office:change-info>
              <dc:creator>Autoria desconeguda</dc:creator>
              <dc:date>2017-10-19T08:10:50</dc:date>
            </office:change-info>
          </text:insertion>
        </text:changed-region>
        <text:changed-region xml:id="ct94816687570944" text:id="ct94816687570944">
          <text:insertion>
            <office:change-info>
              <dc:creator>Autoria desconeguda</dc:creator>
              <dc:date>2017-10-19T08:10:51</dc:date>
            </office:change-info>
          </text:insertion>
        </text:changed-region>
        <text:changed-region xml:id="ct94816686555424" text:id="ct94816686555424">
          <text:insertion>
            <office:change-info>
              <dc:creator>Autoria desconeguda</dc:creator>
              <dc:date>2017-10-19T08:10:55</dc:date>
            </office:change-info>
          </text:insertion>
        </text:changed-region>
        <text:changed-region xml:id="ct94816702142160" text:id="ct94816702142160">
          <text:insertion>
            <office:change-info>
              <dc:creator>Autoria desconeguda</dc:creator>
              <dc:date>2017-10-19T08:10:58</dc:date>
            </office:change-info>
          </text:insertion>
        </text:changed-region>
        <text:changed-region xml:id="ct94816752776624" text:id="ct94816752776624">
          <text:insertion>
            <office:change-info>
              <dc:creator>Autoria desconeguda</dc:creator>
              <dc:date>2017-10-19T08:10:59</dc:date>
            </office:change-info>
          </text:insertion>
        </text:changed-region>
        <text:changed-region xml:id="ct94816699814160" text:id="ct94816699814160">
          <text:insertion>
            <office:change-info>
              <dc:creator>Autoria desconeguda</dc:creator>
              <dc:date>2017-10-19T08:11:03</dc:date>
            </office:change-info>
          </text:insertion>
        </text:changed-region>
        <text:changed-region xml:id="ct94816757056288" text:id="ct94816757056288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816685110752" text:id="ct94816685110752">
          <text:insertion>
            <office:change-info>
              <dc:creator>Autoria desconeguda</dc:creator>
              <dc:date>2017-10-19T08:11:14</dc:date>
            </office:change-info>
          </text:insertion>
        </text:changed-region>
        <text:changed-region xml:id="ct94816687146384" text:id="ct94816687146384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816684834064" text:id="ct94816684834064">
          <text:insertion>
            <office:change-info>
              <dc:creator>Autoria desconeguda</dc:creator>
              <dc:date>2017-10-19T08:11:19</dc:date>
            </office:change-info>
          </text:insertion>
        </text:changed-region>
        <text:changed-region xml:id="ct94816685004496" text:id="ct94816685004496">
          <text:insertion>
            <office:change-info>
              <dc:creator>Autoria desconeguda</dc:creator>
              <dc:date>2017-10-19T08:11:22</dc:date>
            </office:change-info>
          </text:insertion>
        </text:changed-region>
        <text:changed-region xml:id="ct94816757351440" text:id="ct94816757351440">
          <text:insertion>
            <office:change-info>
              <dc:creator>Autoria desconeguda</dc:creator>
              <dc:date>2017-10-19T08:11:30</dc:date>
            </office:change-info>
          </text:insertion>
        </text:changed-region>
        <text:changed-region xml:id="ct94816685162128" text:id="ct94816685162128">
          <text:insertion>
            <office:change-info>
              <dc:creator>Autoria desconeguda</dc:creator>
              <dc:date>2017-10-19T08:11:31</dc:date>
            </office:change-info>
          </text:insertion>
        </text:changed-region>
        <text:changed-region xml:id="ct94816682006320" text:id="ct94816682006320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816684241360" text:id="ct94816684241360">
          <text:insertion>
            <office:change-info>
              <dc:creator>Autoria desconeguda</dc:creator>
              <dc:date>2017-10-19T08:11:34</dc:date>
            </office:change-info>
          </text:insertion>
        </text:changed-region>
        <text:changed-region xml:id="ct94816685756912" text:id="ct94816685756912">
          <text:insertion>
            <office:change-info>
              <dc:creator>Autoria desconeguda</dc:creator>
              <dc:date>2017-10-19T08:11:36</dc:date>
            </office:change-info>
          </text:insertion>
        </text:changed-region>
        <text:changed-region xml:id="ct94816686475840" text:id="ct94816686475840">
          <text:insertion>
            <office:change-info>
              <dc:creator>Autoria desconeguda</dc:creator>
              <dc:date>2017-10-19T08:11:37</dc:date>
            </office:change-info>
          </text:insertion>
        </text:changed-region>
        <text:changed-region xml:id="ct94816757203856" text:id="ct94816757203856">
          <text:insertion>
            <office:change-info>
              <dc:creator>Autoria desconeguda</dc:creator>
              <dc:date>2017-10-19T08:11:39</dc:date>
            </office:change-info>
          </text:insertion>
        </text:changed-region>
        <text:changed-region xml:id="ct94816686773248" text:id="ct94816686773248">
          <text:insertion>
            <office:change-info>
              <dc:creator>Autoria desconeguda</dc:creator>
              <dc:date>2017-10-19T08:11:40</dc:date>
            </office:change-info>
          </text:insertion>
        </text:changed-region>
        <text:changed-region xml:id="ct94816636087808" text:id="ct94816636087808">
          <text:insertion>
            <office:change-info>
              <dc:creator>Autoria desconeguda</dc:creator>
              <dc:date>2017-10-19T08:11:42</dc:date>
            </office:change-info>
          </text:insertion>
        </text:changed-region>
        <text:changed-region xml:id="ct94816687683824" text:id="ct94816687683824">
          <text:insertion>
            <office:change-info>
              <dc:creator>Autoria desconeguda</dc:creator>
              <dc:date>2017-10-19T08:11:43</dc:date>
            </office:change-info>
          </text:insertion>
        </text:changed-region>
        <text:changed-region xml:id="ct94816684323824" text:id="ct94816684323824">
          <text:insertion>
            <office:change-info>
              <dc:creator>Autoria desconeguda</dc:creator>
              <dc:date>2017-10-19T08:11:46</dc:date>
            </office:change-info>
          </text:insertion>
        </text:changed-region>
        <text:changed-region xml:id="ct94816685757200" text:id="ct94816685757200">
          <text:insertion>
            <office:change-info>
              <dc:creator>Autoria desconeguda</dc:creator>
              <dc:date>2017-10-19T08:11:47</dc:date>
            </office:change-info>
          </text:insertion>
        </text:changed-region>
        <text:changed-region xml:id="ct94816757565712" text:id="ct94816757565712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816687666336" text:id="ct94816687666336">
          <text:insertion>
            <office:change-info>
              <dc:creator>Autoria desconeguda</dc:creator>
              <dc:date>2017-10-19T08:11:52</dc:date>
            </office:change-info>
          </text:insertion>
        </text:changed-region>
        <text:changed-region xml:id="ct94816684238016" text:id="ct94816684238016">
          <text:insertion>
            <office:change-info>
              <dc:creator>Autoria desconeguda</dc:creator>
              <dc:date>2017-10-19T08:11:55</dc:date>
            </office:change-info>
          </text:insertion>
        </text:changed-region>
        <text:changed-region xml:id="ct94816686477392" text:id="ct94816686477392">
          <text:insertion>
            <office:change-info>
              <dc:creator>Autoria desconeguda</dc:creator>
              <dc:date>2017-10-19T08:11:57</dc:date>
            </office:change-info>
          </text:insertion>
        </text:changed-region>
        <text:changed-region xml:id="ct94816685853504" text:id="ct94816685853504">
          <text:insertion>
            <office:change-info>
              <dc:creator>Autoria desconeguda</dc:creator>
              <dc:date>2017-10-19T08:11:58</dc:date>
            </office:change-info>
          </text:insertion>
        </text:changed-region>
        <text:changed-region xml:id="ct94816685526640" text:id="ct94816685526640">
          <text:insertion>
            <office:change-info>
              <dc:creator>Autoria desconeguda</dc:creator>
              <dc:date>2017-10-19T08:12:11</dc:date>
            </office:change-info>
          </text:insertion>
        </text:changed-region>
        <text:changed-region xml:id="ct94816684297712" text:id="ct94816684297712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816687442704" text:id="ct94816687442704">
          <text:insertion>
            <office:change-info>
              <dc:creator>Autoria desconeguda</dc:creator>
              <dc:date>2017-10-19T08:12:00</dc:date>
            </office:change-info>
          </text:insertion>
        </text:changed-region>
        <text:changed-region xml:id="ct94816687091760" text:id="ct94816687091760">
          <text:insertion>
            <office:change-info>
              <dc:creator>Autoria desconeguda</dc:creator>
              <dc:date>2017-10-19T08:12:08</dc:date>
            </office:change-info>
          </text:insertion>
        </text:changed-region>
        <text:changed-region xml:id="ct94816686122752" text:id="ct94816686122752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816757048080" text:id="ct94816757048080">
          <text:insertion>
            <office:change-info>
              <dc:creator>Autoria desconeguda</dc:creator>
              <dc:date>2017-10-19T08:12:03</dc:date>
            </office:change-info>
          </text:insertion>
        </text:changed-region>
        <text:changed-region xml:id="ct94816685825664" text:id="ct94816685825664">
          <text:insertion>
            <office:change-info>
              <dc:creator>Autoria desconeguda</dc:creator>
              <dc:date>2017-10-19T08:12:05</dc:date>
            </office:change-info>
          </text:insertion>
        </text:changed-region>
        <text:changed-region xml:id="ct94816687373664" text:id="ct94816687373664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4721296" text:id="ct9481668472129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1155008" text:id="ct94816681155008">
          <text:insertion>
            <office:change-info>
              <dc:creator>Autoria desconeguda</dc:creator>
              <dc:date>2017-10-19T08:13:01</dc:date>
            </office:change-info>
          </text:insertion>
        </text:changed-region>
        <text:changed-region xml:id="ct94816662881408" text:id="ct9481666288140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7511888" text:id="ct94816687511888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757567136" text:id="ct94816757567136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689656832" text:id="ct94816689656832">
          <text:insertion>
            <office:change-info>
              <dc:creator>Autoria desconeguda</dc:creator>
              <dc:date>2017-10-19T08:00:33</dc:date>
            </office:change-info>
          </text:insertion>
        </text:changed-region>
        <text:changed-region xml:id="ct94816702066896" text:id="ct94816702066896">
          <text:insertion>
            <office:change-info>
              <dc:creator>Autoria desconeguda</dc:creator>
              <dc:date>2017-10-19T08:15:07</dc:date>
            </office:change-info>
          </text:insertion>
        </text:changed-region>
        <text:changed-region xml:id="ct94816685013280" text:id="ct94816685013280">
          <text:insertion>
            <office:change-info>
              <dc:creator>Autoria desconeguda</dc:creator>
              <dc:date>2017-10-19T08:15:30</dc:date>
            </office:change-info>
          </text:insertion>
        </text:changed-region>
        <text:changed-region xml:id="ct94816684975808" text:id="ct94816684975808">
          <text:insertion>
            <office:change-info>
              <dc:creator>Autoria desconeguda</dc:creator>
              <dc:date>2017-10-19T08:16:59</dc:date>
            </office:change-info>
          </text:insertion>
        </text:changed-region>
        <text:changed-region xml:id="ct94816687009520" text:id="ct94816687009520">
          <text:insertion>
            <office:change-info>
              <dc:creator>Autoria desconeguda</dc:creator>
              <dc:date>2017-10-19T08:17:16</dc:date>
            </office:change-info>
          </text:insertion>
        </text:changed-region>
        <text:changed-region xml:id="ct94816686077088" text:id="ct94816686077088">
          <text:insertion>
            <office:change-info>
              <dc:creator>Autoria desconeguda</dc:creator>
              <dc:date>2017-10-19T08:15:09</dc:date>
            </office:change-info>
          </text:insertion>
        </text:changed-region>
        <text:changed-region xml:id="ct94816686071648" text:id="ct94816686071648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816760517856" text:id="ct94816760517856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816687162544" text:id="ct94816687162544">
          <text:insertion>
            <office:change-info>
              <dc:creator>Autoria desconeguda</dc:creator>
              <dc:date>2017-10-19T08:17:18</dc:date>
            </office:change-info>
          </text:insertion>
        </text:changed-region>
        <text:changed-region xml:id="ct94816687506816" text:id="ct94816687506816">
          <text:insertion>
            <office:change-info>
              <dc:creator>Autoria desconeguda</dc:creator>
              <dc:date>2017-10-19T08:15:14</dc:date>
            </office:change-info>
          </text:insertion>
        </text:changed-region>
        <text:changed-region xml:id="ct94816695992208" text:id="ct94816695992208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816757195952" text:id="ct94816757195952">
          <text:insertion>
            <office:change-info>
              <dc:creator>Autoria desconeguda</dc:creator>
              <dc:date>2017-10-19T08:16:57</dc:date>
            </office:change-info>
          </text:insertion>
        </text:changed-region>
        <text:changed-region xml:id="ct94816684953888" text:id="ct94816684953888">
          <text:insertion>
            <office:change-info>
              <dc:creator>Autoria desconeguda</dc:creator>
              <dc:date>2017-10-19T08:17:20</dc:date>
            </office:change-info>
          </text:insertion>
        </text:changed-region>
        <text:changed-region xml:id="ct94816684995936" text:id="ct94816684995936">
          <text:insertion>
            <office:change-info>
              <dc:creator>Autoria desconeguda</dc:creator>
              <dc:date>2017-10-19T08:15:16</dc:date>
            </office:change-info>
          </text:insertion>
        </text:changed-region>
        <text:changed-region xml:id="ct94816752881520" text:id="ct94816752881520">
          <text:insertion>
            <office:change-info>
              <dc:creator>Autoria desconeguda</dc:creator>
              <dc:date>2017-10-19T08:15:29</dc:date>
            </office:change-info>
          </text:insertion>
        </text:changed-region>
        <text:changed-region xml:id="ct94816686509184" text:id="ct94816686509184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816752992880" text:id="ct94816752992880">
          <text:insertion>
            <office:change-info>
              <dc:creator>Autoria desconeguda</dc:creator>
              <dc:date>2017-10-19T08:17:23</dc:date>
            </office:change-info>
          </text:insertion>
        </text:changed-region>
        <text:changed-region xml:id="ct94816662489760" text:id="ct94816662489760">
          <text:insertion>
            <office:change-info>
              <dc:creator>Autoria desconeguda</dc:creator>
              <dc:date>2017-10-19T08:15:19</dc:date>
            </office:change-info>
          </text:insertion>
        </text:changed-region>
        <text:changed-region xml:id="ct94816686512640" text:id="ct94816686512640">
          <text:insertion>
            <office:change-info>
              <dc:creator>Autoria desconeguda</dc:creator>
              <dc:date>2017-10-19T08:15:27</dc:date>
            </office:change-info>
          </text:insertion>
        </text:changed-region>
        <text:changed-region xml:id="ct94816684367520" text:id="ct94816684367520">
          <text:insertion>
            <office:change-info>
              <dc:creator>Autoria desconeguda</dc:creator>
              <dc:date>2017-10-19T08:16:54</dc:date>
            </office:change-info>
          </text:insertion>
        </text:changed-region>
        <text:changed-region xml:id="ct94816688026992" text:id="ct94816688026992">
          <text:insertion>
            <office:change-info>
              <dc:creator>Autoria desconeguda</dc:creator>
              <dc:date>2017-10-19T08:17:25</dc:date>
            </office:change-info>
          </text:insertion>
        </text:changed-region>
        <text:changed-region xml:id="ct94816680143920" text:id="ct94816680143920">
          <text:insertion>
            <office:change-info>
              <dc:creator>Autoria desconeguda</dc:creator>
              <dc:date>2017-10-19T08:15:21</dc:date>
            </office:change-info>
          </text:insertion>
        </text:changed-region>
        <text:changed-region xml:id="ct94816636480720" text:id="ct94816636480720">
          <text:insertion>
            <office:change-info>
              <dc:creator>Autoria desconeguda</dc:creator>
              <dc:date>2017-10-19T08:15:23</dc:date>
            </office:change-info>
          </text:insertion>
        </text:changed-region>
        <text:changed-region xml:id="ct94816686288864" text:id="ct94816686288864">
          <text:insertion>
            <office:change-info>
              <dc:creator>Autoria desconeguda</dc:creator>
              <dc:date>2017-10-19T08:16:53</dc:date>
            </office:change-info>
          </text:insertion>
        </text:changed-region>
        <text:changed-region xml:id="ct94816681026912" text:id="ct94816681026912">
          <text:insertion>
            <office:change-info>
              <dc:creator>Autoria desconeguda</dc:creator>
              <dc:date>2017-10-19T08:17:27</dc:date>
            </office:change-info>
          </text:insertion>
        </text:changed-region>
        <text:changed-region xml:id="ct94816697883024" text:id="ct94816697883024">
          <text:insertion>
            <office:change-info>
              <dc:creator>Autoria desconeguda</dc:creator>
              <dc:date>2017-10-19T08:15:46</dc:date>
            </office:change-info>
          </text:insertion>
        </text:changed-region>
        <text:changed-region xml:id="ct94816684264256" text:id="ct94816684264256">
          <text:insertion>
            <office:change-info>
              <dc:creator>Autoria desconeguda</dc:creator>
              <dc:date>2017-10-19T08:15:32</dc:date>
            </office:change-info>
          </text:insertion>
        </text:changed-region>
        <text:changed-region xml:id="ct94816685430016" text:id="ct94816685430016">
          <text:insertion>
            <office:change-info>
              <dc:creator>Autoria desconeguda</dc:creator>
              <dc:date>2017-10-19T08:16:49</dc:date>
            </office:change-info>
          </text:insertion>
        </text:changed-region>
        <text:changed-region xml:id="ct94816758709488" text:id="ct94816758709488">
          <text:insertion>
            <office:change-info>
              <dc:creator>Autoria desconeguda</dc:creator>
              <dc:date>2017-10-19T08:17:29</dc:date>
            </office:change-info>
          </text:insertion>
        </text:changed-region>
        <text:changed-region xml:id="ct94816684615568" text:id="ct94816684615568">
          <text:insertion>
            <office:change-info>
              <dc:creator>Autoria desconeguda</dc:creator>
              <dc:date>2017-10-19T08:15:48</dc:date>
            </office:change-info>
          </text:insertion>
        </text:changed-region>
        <text:changed-region xml:id="ct94816685815648" text:id="ct94816685815648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816757105920" text:id="ct94816757105920">
          <text:insertion>
            <office:change-info>
              <dc:creator>Autoria desconeguda</dc:creator>
              <dc:date>2017-10-19T08:17:30</dc:date>
            </office:change-info>
          </text:insertion>
        </text:changed-region>
        <text:changed-region xml:id="ct94816685010128" text:id="ct94816685010128">
          <text:insertion>
            <office:change-info>
              <dc:creator>Autoria desconeguda</dc:creator>
              <dc:date>2017-10-19T08:15:54</dc:date>
            </office:change-info>
          </text:insertion>
        </text:changed-region>
        <text:changed-region xml:id="ct94816687401920" text:id="ct94816687401920">
          <text:insertion>
            <office:change-info>
              <dc:creator>Autoria desconeguda</dc:creator>
              <dc:date>2017-10-19T08:15:33</dc:date>
            </office:change-info>
          </text:insertion>
        </text:changed-region>
        <text:changed-region xml:id="ct94816687855744" text:id="ct94816687855744">
          <text:insertion>
            <office:change-info>
              <dc:creator>Autoria desconeguda</dc:creator>
              <dc:date>2017-10-19T08:16:48</dc:date>
            </office:change-info>
          </text:insertion>
        </text:changed-region>
        <text:changed-region xml:id="ct94816760932752" text:id="ct94816760932752">
          <text:insertion>
            <office:change-info>
              <dc:creator>Autoria desconeguda</dc:creator>
              <dc:date>2017-10-19T08:17:34</dc:date>
            </office:change-info>
          </text:insertion>
        </text:changed-region>
        <text:changed-region xml:id="ct94816685377840" text:id="ct94816685377840">
          <text:insertion>
            <office:change-info>
              <dc:creator>Autoria desconeguda</dc:creator>
              <dc:date>2017-10-19T08:15:56</dc:date>
            </office:change-info>
          </text:insertion>
        </text:changed-region>
        <text:changed-region xml:id="ct94816684669968" text:id="ct94816684669968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816687412352" text:id="ct94816687412352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816687595856" text:id="ct94816687595856">
          <text:insertion>
            <office:change-info>
              <dc:creator>Autoria desconeguda</dc:creator>
              <dc:date>2017-10-19T08:17:36</dc:date>
            </office:change-info>
          </text:insertion>
        </text:changed-region>
        <text:changed-region xml:id="ct94816686000480" text:id="ct94816686000480">
          <text:insertion>
            <office:change-info>
              <dc:creator>Autoria desconeguda</dc:creator>
              <dc:date>2017-10-19T08:15:59</dc:date>
            </office:change-info>
          </text:insertion>
        </text:changed-region>
        <text:changed-region xml:id="ct94816686594752" text:id="ct94816686594752">
          <text:insertion>
            <office:change-info>
              <dc:creator>Autoria desconeguda</dc:creator>
              <dc:date>2017-10-19T08:15:34</dc:date>
            </office:change-info>
          </text:insertion>
        </text:changed-region>
        <text:changed-region xml:id="ct94816758696624" text:id="ct94816758696624">
          <text:insertion>
            <office:change-info>
              <dc:creator>Autoria desconeguda</dc:creator>
              <dc:date>2017-10-19T08:16:45</dc:date>
            </office:change-info>
          </text:insertion>
        </text:changed-region>
        <text:changed-region xml:id="ct94816758147728" text:id="ct94816758147728">
          <text:insertion>
            <office:change-info>
              <dc:creator>Autoria desconeguda</dc:creator>
              <dc:date>2017-10-19T08:17:38</dc:date>
            </office:change-info>
          </text:insertion>
        </text:changed-region>
        <text:changed-region xml:id="ct94816688034992" text:id="ct94816688034992">
          <text:insertion>
            <office:change-info>
              <dc:creator>Autoria desconeguda</dc:creator>
              <dc:date>2017-10-19T08:16:01</dc:date>
            </office:change-info>
          </text:insertion>
        </text:changed-region>
        <text:changed-region xml:id="ct94816696064544" text:id="ct94816696064544">
          <text:insertion>
            <office:change-info>
              <dc:creator>Autoria desconeguda</dc:creator>
              <dc:date>2017-10-19T08:15:35</dc:date>
            </office:change-info>
          </text:insertion>
        </text:changed-region>
        <text:changed-region xml:id="ct94816757212128" text:id="ct94816757212128">
          <text:insertion>
            <office:change-info>
              <dc:creator>Autoria desconeguda</dc:creator>
              <dc:date>2017-10-19T08:16:44</dc:date>
            </office:change-info>
          </text:insertion>
        </text:changed-region>
        <text:changed-region xml:id="ct94816688157968" text:id="ct94816688157968">
          <text:insertion>
            <office:change-info>
              <dc:creator>Autoria desconeguda</dc:creator>
              <dc:date>2017-10-19T08:17:40</dc:date>
            </office:change-info>
          </text:insertion>
        </text:changed-region>
        <text:changed-region xml:id="ct94816760701456" text:id="ct94816760701456">
          <text:insertion>
            <office:change-info>
              <dc:creator>Autoria desconeguda</dc:creator>
              <dc:date>2017-10-19T08:16:03</dc:date>
            </office:change-info>
          </text:insertion>
        </text:changed-region>
        <text:changed-region xml:id="ct94816687104928" text:id="ct94816687104928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816687482000" text:id="ct94816687482000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816687538464" text:id="ct94816687538464">
          <text:insertion>
            <office:change-info>
              <dc:creator>Autoria desconeguda</dc:creator>
              <dc:date>2017-10-19T08:17:42</dc:date>
            </office:change-info>
          </text:insertion>
        </text:changed-region>
        <text:changed-region xml:id="ct94816698751728" text:id="ct94816698751728">
          <text:insertion>
            <office:change-info>
              <dc:creator>Autoria desconeguda</dc:creator>
              <dc:date>2017-10-19T08:16:05</dc:date>
            </office:change-info>
          </text:insertion>
        </text:changed-region>
        <text:changed-region xml:id="ct94816684249872" text:id="ct94816684249872">
          <text:insertion>
            <office:change-info>
              <dc:creator>Autoria desconeguda</dc:creator>
              <dc:date>2017-10-19T08:15:40</dc:date>
            </office:change-info>
          </text:insertion>
        </text:changed-region>
        <text:changed-region xml:id="ct94816760705024" text:id="ct94816760705024">
          <text:insertion>
            <office:change-info>
              <dc:creator>Autoria desconeguda</dc:creator>
              <dc:date>2017-10-19T08:16:43</dc:date>
            </office:change-info>
          </text:insertion>
        </text:changed-region>
        <text:changed-region xml:id="ct94816684677264" text:id="ct94816684677264">
          <text:insertion>
            <office:change-info>
              <dc:creator>Autoria desconeguda</dc:creator>
              <dc:date>2017-10-19T08:17:44</dc:date>
            </office:change-info>
          </text:insertion>
        </text:changed-region>
        <text:changed-region xml:id="ct94816687571872" text:id="ct94816687571872">
          <text:insertion>
            <office:change-info>
              <dc:creator>Autoria desconeguda</dc:creator>
              <dc:date>2017-10-19T08:16:08</dc:date>
            </office:change-info>
          </text:insertion>
        </text:changed-region>
        <text:changed-region xml:id="ct94816757120000" text:id="ct94816757120000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816700569952" text:id="ct94816700569952">
          <text:insertion>
            <office:change-info>
              <dc:creator>Autoria desconeguda</dc:creator>
              <dc:date>2017-10-19T08:16:39</dc:date>
            </office:change-info>
          </text:insertion>
        </text:changed-region>
        <text:changed-region xml:id="ct94816685083200" text:id="ct94816685083200">
          <text:insertion>
            <office:change-info>
              <dc:creator>Autoria desconeguda</dc:creator>
              <dc:date>2017-10-19T08:17:46</dc:date>
            </office:change-info>
          </text:insertion>
        </text:changed-region>
        <text:changed-region xml:id="ct94816757148160" text:id="ct94816757148160">
          <text:insertion>
            <office:change-info>
              <dc:creator>Autoria desconeguda</dc:creator>
              <dc:date>2017-10-19T08:16:11</dc:date>
            </office:change-info>
          </text:insertion>
        </text:changed-region>
        <text:changed-region xml:id="ct94816686493136" text:id="ct94816686493136">
          <text:insertion>
            <office:change-info>
              <dc:creator>Autoria desconeguda</dc:creator>
              <dc:date>2017-10-19T08:15:41</dc:date>
            </office:change-info>
          </text:insertion>
        </text:changed-region>
        <text:changed-region xml:id="ct94816758525920" text:id="ct94816758525920">
          <text:insertion>
            <office:change-info>
              <dc:creator>Autoria desconeguda</dc:creator>
              <dc:date>2017-10-19T08:16:38</dc:date>
            </office:change-info>
          </text:insertion>
        </text:changed-region>
        <text:changed-region xml:id="ct94816757394976" text:id="ct94816757394976">
          <text:insertion>
            <office:change-info>
              <dc:creator>Autoria desconeguda</dc:creator>
              <dc:date>2017-10-19T08:17:48</dc:date>
            </office:change-info>
          </text:insertion>
        </text:changed-region>
        <text:changed-region xml:id="ct94816758094240" text:id="ct94816758094240">
          <text:insertion>
            <office:change-info>
              <dc:creator>Autoria desconeguda</dc:creator>
              <dc:date>2017-10-19T08:16:13</dc:date>
            </office:change-info>
          </text:insertion>
        </text:changed-region>
        <text:changed-region xml:id="ct94816760959728" text:id="ct94816760959728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816686334800" text:id="ct94816686334800">
          <text:insertion>
            <office:change-info>
              <dc:creator>Autoria desconeguda</dc:creator>
              <dc:date>2017-10-19T08:16:33</dc:date>
            </office:change-info>
          </text:insertion>
        </text:changed-region>
        <text:changed-region xml:id="ct94816708022272" text:id="ct94816708022272">
          <text:insertion>
            <office:change-info>
              <dc:creator>Autoria desconeguda</dc:creator>
              <dc:date>2017-10-19T08:17:50</dc:date>
            </office:change-info>
          </text:insertion>
        </text:changed-region>
        <text:changed-region xml:id="ct94816758105088" text:id="ct94816758105088">
          <text:insertion>
            <office:change-info>
              <dc:creator>Autoria desconeguda</dc:creator>
              <dc:date>2017-10-19T08:16:16</dc:date>
            </office:change-info>
          </text:insertion>
        </text:changed-region>
        <text:changed-region xml:id="ct94816761023408" text:id="ct94816761023408">
          <text:insertion>
            <office:change-info>
              <dc:creator>Autoria desconeguda</dc:creator>
              <dc:date>2017-10-19T08:15:42</dc:date>
            </office:change-info>
          </text:insertion>
        </text:changed-region>
        <text:changed-region xml:id="ct94816757183264" text:id="ct94816757183264">
          <text:insertion>
            <office:change-info>
              <dc:creator>Autoria desconeguda</dc:creator>
              <dc:date>2017-10-19T08:16:32</dc:date>
            </office:change-info>
          </text:insertion>
        </text:changed-region>
        <text:changed-region xml:id="ct94816684577232" text:id="ct94816684577232">
          <text:insertion>
            <office:change-info>
              <dc:creator>Autoria desconeguda</dc:creator>
              <dc:date>2017-10-19T08:17:53</dc:date>
            </office:change-info>
          </text:insertion>
        </text:changed-region>
        <text:changed-region xml:id="ct94816685038144" text:id="ct94816685038144">
          <text:insertion>
            <office:change-info>
              <dc:creator>Autoria desconeguda</dc:creator>
              <dc:date>2017-10-19T08:16:18</dc:date>
            </office:change-info>
          </text:insertion>
        </text:changed-region>
        <text:changed-region xml:id="ct94816686575952" text:id="ct94816686575952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816686489472" text:id="ct94816686489472">
          <text:insertion>
            <office:change-info>
              <dc:creator>Autoria desconeguda</dc:creator>
              <dc:date>2017-10-19T08:16:31</dc:date>
            </office:change-info>
          </text:insertion>
        </text:changed-region>
        <text:changed-region xml:id="ct94816684340480" text:id="ct94816684340480">
          <text:insertion>
            <office:change-info>
              <dc:creator>Autoria desconeguda</dc:creator>
              <dc:date>2017-10-19T08:17:56</dc:date>
            </office:change-info>
          </text:insertion>
        </text:changed-region>
        <text:changed-region xml:id="ct94816686762528" text:id="ct94816686762528">
          <text:insertion>
            <office:change-info>
              <dc:creator>Autoria desconeguda</dc:creator>
              <dc:date>2017-10-19T08:16:21</dc:date>
            </office:change-info>
          </text:insertion>
        </text:changed-region>
        <text:changed-region xml:id="ct94816685107968" text:id="ct94816685107968">
          <text:insertion>
            <office:change-info>
              <dc:creator>Autoria desconeguda</dc:creator>
              <dc:date>2017-10-19T08:15:43</dc:date>
            </office:change-info>
          </text:insertion>
        </text:changed-region>
        <text:changed-region xml:id="ct94816760566928" text:id="ct94816760566928">
          <text:insertion>
            <office:change-info>
              <dc:creator>Autoria desconeguda</dc:creator>
              <dc:date>2017-10-19T08:16:29</dc:date>
            </office:change-info>
          </text:insertion>
        </text:changed-region>
        <text:changed-region xml:id="ct94816686561104" text:id="ct94816686561104">
          <text:insertion>
            <office:change-info>
              <dc:creator>Autoria desconeguda</dc:creator>
              <dc:date>2017-10-19T08:18:00</dc:date>
            </office:change-info>
          </text:insertion>
        </text:changed-region>
        <text:changed-region xml:id="ct94816685330208" text:id="ct94816685330208">
          <text:insertion>
            <office:change-info>
              <dc:creator>Autoria desconeguda</dc:creator>
              <dc:date>2017-10-19T08:16:25</dc:date>
            </office:change-info>
          </text:insertion>
        </text:changed-region>
        <text:changed-region xml:id="ct94816760492160" text:id="ct94816760492160">
          <text:insertion>
            <office:change-info>
              <dc:creator>Autoria desconeguda</dc:creator>
              <dc:date>2017-10-19T08:16:26</dc:date>
            </office:change-info>
          </text:insertion>
        </text:changed-region>
        <text:changed-region xml:id="ct94816752545856" text:id="ct94816752545856">
          <text:insertion>
            <office:change-info>
              <dc:creator>Autoria desconeguda</dc:creator>
              <dc:date>2017-10-19T08:18:02</dc:date>
            </office:change-info>
          </text:insertion>
        </text:changed-region>
        <text:changed-region xml:id="ct94816686168160" text:id="ct9481668616816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7633472" text:id="ct9481668763347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57925728" text:id="ct9481675792572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6513440" text:id="ct9481668651344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6513840" text:id="ct9481668651384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00793744" text:id="ct9481670079374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58156672" text:id="ct9481675815667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01030576" text:id="ct94816701030576">
          <text:insertion>
            <office:change-info>
              <dc:creator>Autoria desconeguda</dc:creator>
              <dc:date>2017-10-19T08:19:27</dc:date>
            </office:change-info>
          </text:insertion>
        </text:changed-region>
        <text:changed-region xml:id="ct94816684936832" text:id="ct9481668493683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8101136" text:id="ct94816688101136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95000256" text:id="ct94816695000256">
          <text:insertion>
            <office:change-info>
              <dc:creator>Autoria desconeguda</dc:creator>
              <dc:date>2017-10-19T08:19:28</dc:date>
            </office:change-info>
          </text:insertion>
        </text:changed-region>
        <text:changed-region xml:id="ct94816687595488" text:id="ct9481668759548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07862048" text:id="ct9481670786204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6785040" text:id="ct94816686785040">
          <text:insertion>
            <office:change-info>
              <dc:creator>Autoria desconeguda</dc:creator>
              <dc:date>2017-10-19T08:19:30</dc:date>
            </office:change-info>
          </text:insertion>
        </text:changed-region>
        <text:changed-region xml:id="ct94816687411904" text:id="ct9481668741190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7580912" text:id="ct94816687580912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5157024" text:id="ct9481668515702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7095088" text:id="ct94816687095088">
          <text:insertion>
            <office:change-info>
              <dc:creator>Autoria desconeguda</dc:creator>
              <dc:date>2017-10-19T08:20:28</dc:date>
            </office:change-info>
          </text:insertion>
        </text:changed-region>
        <text:changed-region xml:id="ct94816686502560" text:id="ct94816686502560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08134768" text:id="ct94816708134768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758140464" text:id="ct94816758140464">
          <text:insertion>
            <office:change-info>
              <dc:creator>Autoria desconeguda</dc:creator>
              <dc:date>2017-10-19T08:13:28</dc:date>
            </office:change-info>
          </text:insertion>
        </text:changed-region>
        <text:changed-region xml:id="ct94816687286608" text:id="ct94816687286608">
          <text:insertion>
            <office:change-info>
              <dc:creator>Autoria desconeguda</dc:creator>
              <dc:date>2017-10-19T08:20:40</dc:date>
            </office:change-info>
          </text:insertion>
        </text:changed-region>
        <text:changed-region xml:id="ct94816701717776" text:id="ct94816701717776">
          <text:insertion>
            <office:change-info>
              <dc:creator>Autoria desconeguda</dc:creator>
              <dc:date>2017-10-19T08:20:54</dc:date>
            </office:change-info>
          </text:insertion>
        </text:changed-region>
        <text:changed-region xml:id="ct94816758205408" text:id="ct94816758205408">
          <text:insertion>
            <office:change-info>
              <dc:creator>Autoria desconeguda</dc:creator>
              <dc:date>2017-10-19T08:20:42</dc:date>
            </office:change-info>
          </text:insertion>
        </text:changed-region>
        <text:changed-region xml:id="ct94816699243616" text:id="ct94816699243616">
          <text:insertion>
            <office:change-info>
              <dc:creator>Autoria desconeguda</dc:creator>
              <dc:date>2017-10-19T08:20:51</dc:date>
            </office:change-info>
          </text:insertion>
        </text:changed-region>
        <text:changed-region xml:id="ct94816760973840" text:id="ct94816760973840">
          <text:insertion>
            <office:change-info>
              <dc:creator>Autoria desconeguda</dc:creator>
              <dc:date>2017-10-19T08:20:44</dc:date>
            </office:change-info>
          </text:insertion>
        </text:changed-region>
        <text:changed-region xml:id="ct94816752654336" text:id="ct94816752654336">
          <text:insertion>
            <office:change-info>
              <dc:creator>Autoria desconeguda</dc:creator>
              <dc:date>2017-10-19T08:20:45</dc:date>
            </office:change-info>
          </text:insertion>
        </text:changed-region>
        <text:changed-region xml:id="ct94816688029472" text:id="ct94816688029472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816687658832" text:id="ct94816687658832">
          <text:insertion>
            <office:change-info>
              <dc:creator>Autoria desconeguda</dc:creator>
              <dc:date>2017-10-19T08:20:48</dc:date>
            </office:change-info>
          </text:insertion>
        </text:changed-region>
        <text:changed-region xml:id="ct94816687421472" text:id="ct94816687421472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816758696016" text:id="ct94816758696016">
          <text:insertion>
            <office:change-info>
              <dc:creator>Autoria desconeguda</dc:creator>
              <dc:date>2017-10-19T08:20:58</dc:date>
            </office:change-info>
          </text:insertion>
        </text:changed-region>
        <text:changed-region xml:id="ct94816758230816" text:id="ct94816758230816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816685120256" text:id="ct94816685120256">
          <text:insertion>
            <office:change-info>
              <dc:creator>Autoria desconeguda</dc:creator>
              <dc:date>2017-10-19T08:21:02</dc:date>
            </office:change-info>
          </text:insertion>
        </text:changed-region>
        <text:changed-region xml:id="ct94816701015984" text:id="ct94816701015984">
          <text:insertion>
            <office:change-info>
              <dc:creator>Autoria desconeguda</dc:creator>
              <dc:date>2017-10-19T08:21:04</dc:date>
            </office:change-info>
          </text:insertion>
        </text:changed-region>
        <text:changed-region xml:id="ct94816685756512" text:id="ct94816685756512">
          <text:insertion>
            <office:change-info>
              <dc:creator>Autoria desconeguda</dc:creator>
              <dc:date>2017-10-19T08:21:05</dc:date>
            </office:change-info>
          </text:insertion>
        </text:changed-region>
        <text:changed-region xml:id="ct94816688161440" text:id="ct94816688161440">
          <text:insertion>
            <office:change-info>
              <dc:creator>Autoria desconeguda</dc:creator>
              <dc:date>2017-10-19T08:21:08</dc:date>
            </office:change-info>
          </text:insertion>
        </text:changed-region>
        <text:changed-region xml:id="ct94816683479728" text:id="ct94816683479728">
          <text:insertion>
            <office:change-info>
              <dc:creator>Autoria desconeguda</dc:creator>
              <dc:date>2017-10-19T08:21:09</dc:date>
            </office:change-info>
          </text:insertion>
        </text:changed-region>
        <text:changed-region xml:id="ct94816685493984" text:id="ct948166854939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700769984" text:id="ct948167007699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6113184" text:id="ct9481668611318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7148976" text:id="ct9481668714897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752876496" text:id="ct9481675287649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5427952" text:id="ct94816685427952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757568528" text:id="ct9481675756852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701013968" text:id="ct94816701013968">
          <text:insertion>
            <office:change-info>
              <dc:creator>Autoria desconeguda</dc:creator>
              <dc:date>2017-10-19T08:22:17</dc:date>
            </office:change-info>
          </text:insertion>
        </text:changed-region>
        <text:changed-region xml:id="ct94816686921280" text:id="ct94816686921280">
          <text:insertion>
            <office:change-info>
              <dc:creator>Autoria desconeguda</dc:creator>
              <dc:date>2017-10-19T08:22:35</dc:date>
            </office:change-info>
          </text:insertion>
        </text:changed-region>
        <text:changed-region xml:id="ct94816684862240" text:id="ct9481668486224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758230528" text:id="ct94816758230528">
          <text:insertion>
            <office:change-info>
              <dc:creator>Autoria desconeguda</dc:creator>
              <dc:date>2017-10-19T08:22:19</dc:date>
            </office:change-info>
          </text:insertion>
        </text:changed-region>
        <text:changed-region xml:id="ct94816686818960" text:id="ct94816686818960">
          <text:insertion>
            <office:change-info>
              <dc:creator>Autoria desconeguda</dc:creator>
              <dc:date>2017-10-19T08:22:37</dc:date>
            </office:change-info>
          </text:insertion>
        </text:changed-region>
        <text:changed-region xml:id="ct94816758531040" text:id="ct9481675853104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5899120" text:id="ct9481668589912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816686078144" text:id="ct94816686078144">
          <text:insertion>
            <office:change-info>
              <dc:creator>Autoria desconeguda</dc:creator>
              <dc:date>2017-10-19T08:22:40</dc:date>
            </office:change-info>
          </text:insertion>
        </text:changed-region>
        <text:changed-region xml:id="ct94816685429520" text:id="ct9481668542952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5545872" text:id="ct94816685545872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816687486944" text:id="ct94816687486944">
          <text:insertion>
            <office:change-info>
              <dc:creator>Autoria desconeguda</dc:creator>
              <dc:date>2017-10-19T08:22:43</dc:date>
            </office:change-info>
          </text:insertion>
        </text:changed-region>
        <text:changed-region xml:id="ct94816663076048" text:id="ct94816663076048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96330080" text:id="ct94816696330080">
          <text:insertion>
            <office:change-info>
              <dc:creator>Autoria desconeguda</dc:creator>
              <dc:date>2017-10-19T08:22:20</dc:date>
            </office:change-info>
          </text:insertion>
        </text:changed-region>
        <text:changed-region xml:id="ct94816686560752" text:id="ct94816686560752">
          <text:insertion>
            <office:change-info>
              <dc:creator>Autoria desconeguda</dc:creator>
              <dc:date>2017-10-19T08:22:47</dc:date>
            </office:change-info>
          </text:insertion>
        </text:changed-region>
        <text:changed-region xml:id="ct94816686648416" text:id="ct9481668664841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8079680" text:id="ct94816688079680">
          <text:insertion>
            <office:change-info>
              <dc:creator>Autoria desconeguda</dc:creator>
              <dc:date>2017-10-19T08:22:21</dc:date>
            </office:change-info>
          </text:insertion>
        </text:changed-region>
        <text:changed-region xml:id="ct94816757571904" text:id="ct94816757571904">
          <text:insertion>
            <office:change-info>
              <dc:creator>Autoria desconeguda</dc:creator>
              <dc:date>2017-10-19T08:22:49</dc:date>
            </office:change-info>
          </text:insertion>
        </text:changed-region>
        <text:changed-region xml:id="ct94816687093104" text:id="ct94816687093104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7062032" text:id="ct94816687062032">
          <text:insertion>
            <office:change-info>
              <dc:creator>Autoria desconeguda</dc:creator>
              <dc:date>2017-10-19T08:22:23</dc:date>
            </office:change-info>
          </text:insertion>
        </text:changed-region>
        <text:changed-region xml:id="ct94816684717456" text:id="ct94816684717456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6434144" text:id="ct94816686434144">
          <text:insertion>
            <office:change-info>
              <dc:creator>Autoria desconeguda</dc:creator>
              <dc:date>2017-10-19T08:22:24</dc:date>
            </office:change-info>
          </text:insertion>
        </text:changed-region>
        <text:changed-region xml:id="ct94816758135120" text:id="ct94816758135120">
          <text:insertion>
            <office:change-info>
              <dc:creator>Autoria desconeguda</dc:creator>
              <dc:date>2017-10-19T08:13:29</dc:date>
            </office:change-info>
          </text:insertion>
        </text:changed-region>
        <text:changed-region xml:id="ct94816686455536" text:id="ct94816686455536">
          <text:insertion>
            <office:change-info>
              <dc:creator>Autoria desconeguda</dc:creator>
              <dc:date>2017-10-19T08:22:25</dc:date>
            </office:change-info>
          </text:insertion>
        </text:changed-region>
        <text:changed-region xml:id="ct94816637478912" text:id="ct94816637478912">
          <text:insertion>
            <office:change-info>
              <dc:creator>Autoria desconeguda</dc:creator>
              <dc:date>2017-10-18T17:02:00</dc:date>
            </office:change-info>
          </text:insertion>
        </text:changed-region>
        <text:changed-region xml:id="ct94816647478960" text:id="ct94816647478960">
          <text:deletion>
            <office:change-info>
              <dc:creator>Autoria desconeguda</dc:creator>
              <dc:date>2017-10-11T10:23:54</dc:date>
            </office:change-info>
            <text:list xml:id="list1439986981" text:style-name="L3">
              <text:list-item>
                <text:p text:style-name="P55"/>
              </text:list-item>
              <text:list-item>
                <text:p text:style-name="P55">Els mètodes de creació i modificació tendran com a paràmetres les metadades ENI necessàries <text:span text:style-name="T15">i algun paràmetre addicional com, per exemple, la sèrie documental</text:span>.</text:p>
              </text:list-item>
            </text:list>
          </text:deletion>
        </text:changed-region>
        <text:changed-region xml:id="ct94816647497504" text:id="ct94816647497504">
          <text:insertion>
            <office:change-info>
              <dc:creator>Autoria desconeguda</dc:creator>
              <dc:date>2017-10-11T10:24:21</dc:date>
            </office:change-info>
          </text:insertion>
        </text:changed-region>
        <text:changed-region xml:id="ct94816647498896" text:id="ct94816647498896">
          <text:insertion>
            <office:change-info>
              <dc:creator>Autoria desconeguda</dc:creator>
              <dc:date>2017-10-11T10:23:40</dc:date>
            </office:change-info>
          </text:insertion>
        </text:changed-region>
        <text:changed-region xml:id="ct94816647501040" text:id="ct94816647501040">
          <text:deletion>
            <office:change-info>
              <dc:creator>Autoria desconeguda</dc:creator>
              <dc:date>2017-10-11T10:23:38</dc:date>
            </office:change-info>
            <text:p text:style-name="P56"/>
            <text:list xml:id="list82643443043727" text:continue-numbering="true" text:style-name="L3">
              <text:list-item>
                <text:p text:style-name="P57">Cada mètode tendrà un paràmetre addicional per <text:span text:style-name="T15">indicar la informació de context de la petició. Aquest paràmetre contendrà la següent informació:</text:span></text:p>
                <text:list>
                  <text:list-item>
                    <text:p text:style-name="P58">Dades del funcionari</text:p>
                  </text:list-item>
                  <text:list-item>
                    <text:p text:style-name="P58">Unitat organitzativa del funcionari.</text:p>
                  </text:list-item>
                  <text:list-item>
                    <text:p text:style-name="P58">Dades del procediment.</text:p>
                  </text:list-item>
                </text:list>
              </text:list-item>
              <text:list-item>
                <text:p text:style-name="P58">Dades de l’expedient.</text:p>
              </text:list-item>
            </text:list>
            <text:p text:style-name="P56"/>
          </text:deletion>
        </text:changed-region>
        <text:changed-region xml:id="ct94816647501840" text:id="ct94816647501840">
          <text:insertion>
            <office:change-info>
              <dc:creator>Autoria desconeguda</dc:creator>
              <dc:date>2017-10-06T09:22:33</dc:date>
            </office:change-info>
          </text:insertion>
        </text:changed-region>
        <text:changed-region xml:id="ct94816647502064" text:id="ct94816647502064">
          <text:deletion>
            <office:change-info>
              <dc:creator>Autoria desconeguda</dc:creator>
              <dc:date>2017-10-06T09:22:46</dc:date>
            </office:change-info>
            <text:h text:style-name="Heading_20_2" text:outline-level="2"/>
            <text:list xml:id="list82641956525687" text:continue-numbering="true" text:style-name="L3">
              <text:list-item>
                <text:list>
                  <text:list-item>
                    <text:p text:style-name="P59">expedientCrear<text:bookmark text:name="__RefHeading___Toc475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    </text:list-item>
                </text:list>
              </text:list-item>
            </text:list>
            <text:p text:style-name="P60"/>
          </text:deletion>
        </text:changed-region>
        <text:changed-region xml:id="ct94816647489136" text:id="ct94816647489136">
          <text:deletion>
            <office:change-info>
              <dc:creator>Autoria desconeguda</dc:creator>
              <dc:date>2017-10-11T09:01:22</dc:date>
            </office:change-info>
            <text:p text:style-name="P61">Creació d’un nou expedient a dins l’arxiu</text:p>
          </text:deletion>
        </text:changed-region>
        <text:changed-region xml:id="ct94816647488048" text:id="ct94816647488048">
          <text:insertion>
            <office:change-info>
              <dc:creator>Autoria desconeguda</dc:creator>
              <dc:date>2017-10-11T09:01:22</dc:date>
            </office:change-info>
          </text:insertion>
        </text:changed-region>
        <text:changed-region xml:id="ct94816647492816" text:id="ct94816647492816">
          <text:deletion>
            <office:change-info>
              <dc:creator>Autoria desconeguda</dc:creator>
              <dc:date>2017-10-11T09:03:59</dc:date>
            </office:change-info>
            <text:p text:style-name="P62">nom</text:p>
          </text:deletion>
        </text:changed-region>
        <text:changed-region xml:id="ct94816647501344" text:id="ct94816647501344">
          <text:insertion>
            <office:change-info>
              <dc:creator>Autoria desconeguda</dc:creator>
              <dc:date>2017-10-11T09:03:59</dc:date>
            </office:change-info>
          </text:insertion>
        </text:changed-region>
        <text:changed-region xml:id="ct94816647492000" text:id="ct94816647492000">
          <text:insertion>
            <office:change-info>
              <dc:creator>Autoria desconeguda</dc:creator>
              <dc:date>2017-10-11T09:04:09</dc:date>
            </office:change-info>
          </text:insertion>
        </text:changed-region>
        <text:changed-region xml:id="ct94816647505792" text:id="ct94816647505792">
          <text:deletion>
            <office:change-info>
              <dc:creator>Autoria desconeguda</dc:creator>
              <dc:date>2017-10-11T09:04:12</dc:date>
            </office:change-info>
            <text:p text:style-name="P63"><text:span text:style-name="T16">String</text:span></text:p>
          </text:deletion>
        </text:changed-region>
        <text:changed-region xml:id="ct94816647510112" text:id="ct94816647510112">
          <text:insertion>
            <office:change-info>
              <dc:creator>Autoria desconeguda</dc:creator>
              <dc:date>2017-10-11T09:04:12</dc:date>
            </office:change-info>
          </text:insertion>
        </text:changed-region>
        <text:changed-region xml:id="ct94816647510336" text:id="ct94816647510336">
          <text:deletion>
            <office:change-info>
              <dc:creator>Autoria desconeguda</dc:creator>
              <dc:date>2017-10-11T09:04:16</dc:date>
            </office:change-info>
            <text:p text:style-name="P64"><text:span text:style-name="T17">Nom de l’expedient</text:span></text:p>
          </text:deletion>
        </text:changed-region>
        <text:changed-region xml:id="ct94816647494256" text:id="ct94816647494256">
          <text:insertion>
            <office:change-info>
              <dc:creator>Autoria desconeguda</dc:creator>
              <dc:date>2017-10-11T09:04:17</dc:date>
            </office:change-info>
          </text:insertion>
        </text:changed-region>
        <text:changed-region xml:id="ct94816647512128" text:id="ct94816647512128">
          <text:insertion>
            <office:change-info>
              <dc:creator>Autoria desconeguda</dc:creator>
              <dc:date>2017-10-11T09:14:15</dc:date>
            </office:change-info>
          </text:insertion>
        </text:changed-region>
        <text:changed-region xml:id="ct94816647513040" text:id="ct94816647513040">
          <text:deletion>
            <office:change-info>
              <dc:creator>Autoria desconeguda</dc:creator>
              <dc:date>2017-10-11T09:06:40</dc:date>
            </office:change-info>
            <text:p text:style-name="P64"><text:span text:style-name="T18">String</text:span></text:p>
          </text:deletion>
        </text:changed-region>
        <text:changed-region xml:id="ct94816647511808" text:id="ct94816647511808">
          <text:insertion>
            <office:change-info>
              <dc:creator>Autoria desconeguda</dc:creator>
              <dc:date>2017-10-11T09:06:40</dc:date>
            </office:change-info>
          </text:insertion>
        </text:changed-region>
        <text:changed-region xml:id="ct94816647472608" text:id="ct94816647472608">
          <text:deletion>
            <office:change-info>
              <dc:creator>Autoria desconeguda</dc:creator>
              <dc:date>2017-10-06T09:22:14</dc:date>
            </office:change-info>
            <text:p text:style-name="P65"/>
            <text:p text:style-name="P65"/>
            <text:p text:style-name="P65"/>
            <text:p text:style-name="P65"/>
            <text:p text:style-name="P65"/>
            <text:p text:style-name="P65"/>
          </text:deletion>
        </text:changed-region>
        <text:changed-region xml:id="ct94816647515296" text:id="ct94816647515296">
          <text:deletion>
            <office:change-info>
              <dc:creator>Autoria desconeguda</dc:creator>
              <dc:date>2017-10-06T09:22:06</dc:date>
            </office:change-info>
            <text:h text:style-name="Heading_20_2" text:outline-level="2"/>
            <text:p text:style-name="P66"/>
          </text:deletion>
        </text:changed-region>
        <text:changed-region xml:id="ct94816647513296" text:id="ct94816647513296">
          <text:deletion>
            <office:change-info>
              <dc:creator>Autoria desconeguda</dc:creator>
              <dc:date>2017-10-11T09:01:39</dc:date>
            </office:change-info>
            <text:p text:style-name="P67">Modificació d’un expedient existent a dins l’arxiu</text:p>
          </text:deletion>
        </text:changed-region>
        <text:changed-region xml:id="ct94816647516000" text:id="ct94816647516000">
          <text:insertion>
            <office:change-info>
              <dc:creator>Autoria desconeguda</dc:creator>
              <dc:date>2017-10-11T09:01:39</dc:date>
            </office:change-info>
          </text:insertion>
        </text:changed-region>
        <text:changed-region xml:id="ct94816647521904" text:id="ct94816647521904">
          <text:deletion>
            <office:change-info>
              <dc:creator>Autoria desconeguda</dc:creator>
              <dc:date>2017-10-11T09:04:28</dc:date>
            </office:change-info>
            <text:p text:style-name="P68"><text:span text:style-name="T16">i</text:span>dentificador</text:p>
          </text:deletion>
        </text:changed-region>
        <text:changed-region xml:id="ct94816647522224" text:id="ct94816647522224">
          <text:insertion>
            <office:change-info>
              <dc:creator>Autoria desconeguda</dc:creator>
              <dc:date>2017-10-11T09:04:29</dc:date>
            </office:change-info>
          </text:insertion>
        </text:changed-region>
        <text:changed-region xml:id="ct94816647523520" text:id="ct94816647523520">
          <text:deletion>
            <office:change-info>
              <dc:creator>Autoria desconeguda</dc:creator>
              <dc:date>2017-10-11T09:04:33</dc:date>
            </office:change-info>
            <text:p text:style-name="P69"><text:span text:style-name="T16">String</text:span></text:p>
          </text:deletion>
        </text:changed-region>
        <text:changed-region xml:id="ct94816647524288" text:id="ct94816647524288">
          <text:insertion>
            <office:change-info>
              <dc:creator>Autoria desconeguda</dc:creator>
              <dc:date>2017-10-11T09:04:33</dc:date>
            </office:change-info>
          </text:insertion>
        </text:changed-region>
        <text:changed-region xml:id="ct94816647521616" text:id="ct94816647521616">
          <text:deletion>
            <office:change-info>
              <dc:creator>Autoria desconeguda</dc:creator>
              <dc:date>2017-10-11T09:04:48</dc:date>
            </office:change-info>
            <text:p text:style-name="P64"><text:span text:style-name="T19">Identificador de l’expedient</text:span></text:p>
          </text:deletion>
        </text:changed-region>
        <text:changed-region xml:id="ct94816647524608" text:id="ct94816647524608">
          <text:insertion>
            <office:change-info>
              <dc:creator>Autoria desconeguda</dc:creator>
              <dc:date>2017-10-11T09:04:48</dc:date>
            </office:change-info>
          </text:insertion>
        </text:changed-region>
        <text:changed-region xml:id="ct94816647527552" text:id="ct94816647527552">
          <text:insertion>
            <office:change-info>
              <dc:creator>Autoria desconeguda</dc:creator>
              <dc:date>2017-10-11T09:14:14</dc:date>
            </office:change-info>
          </text:insertion>
        </text:changed-region>
        <text:changed-region xml:id="ct94816647525488" text:id="ct94816647525488">
          <text:deletion>
            <office:change-info>
              <dc:creator>Autoria desconeguda</dc:creator>
              <dc:date>2017-10-10T09:59:29</dc:date>
            </office:change-info>
            <text:p text:style-name="P70"><text:span text:style-name="T20">InformacioItem</text:span></text:p>
          </text:deletion>
        </text:changed-region>
        <text:changed-region xml:id="ct94816647528064" text:id="ct94816647528064">
          <text:insertion>
            <office:change-info>
              <dc:creator>Autoria desconeguda</dc:creator>
              <dc:date>2017-10-10T09:59:47</dc:date>
            </office:change-info>
          </text:insertion>
        </text:changed-region>
        <text:changed-region xml:id="ct94816647525872" text:id="ct94816647525872">
          <text:deletion>
            <office:change-info>
              <dc:creator>Autoria desconeguda</dc:creator>
              <dc:date>2017-10-06T09:22:04</dc:date>
            </office:change-info>
            <text:p text:style-name="P71"/>
            <text:p text:style-name="P71"/>
          </text:deletion>
        </text:changed-region>
        <text:changed-region xml:id="ct94816647531088" text:id="ct94816647531088">
          <text:deletion>
            <office:change-info>
              <dc:creator>Autoria desconeguda</dc:creator>
              <dc:date>2017-10-06T09:22:02</dc:date>
            </office:change-info>
            <text:h text:style-name="Heading_20_2" text:outline-level="2"/>
            <text:p text:style-name="P72"/>
          </text:deletion>
        </text:changed-region>
        <text:changed-region xml:id="ct94816647527776" text:id="ct94816647527776">
          <text:deletion>
            <office:change-info>
              <dc:creator>Autoria desconeguda</dc:creator>
              <dc:date>2017-10-11T09:07:29</dc:date>
            </office:change-info>
            <text:p text:style-name="P73">Eliminació d’un expedient existent a dins l’arxiu</text:p>
          </text:deletion>
        </text:changed-region>
        <text:changed-region xml:id="ct94816647529120" text:id="ct94816647529120">
          <text:insertion>
            <office:change-info>
              <dc:creator>Autoria desconeguda</dc:creator>
              <dc:date>2017-10-11T09:07:29</dc:date>
            </office:change-info>
          </text:insertion>
        </text:changed-region>
        <text:changed-region xml:id="ct94816647529440" text:id="ct94816647529440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816647536992" text:id="ct94816647536992">
          <text:insertion>
            <office:change-info>
              <dc:creator>Autoria desconeguda</dc:creator>
              <dc:date>2017-10-11T09:14:12</dc:date>
            </office:change-info>
          </text:insertion>
        </text:changed-region>
        <text:changed-region xml:id="ct94816647532528" text:id="ct94816647532528">
          <text:deletion>
            <office:change-info>
              <dc:creator>Autoria desconeguda</dc:creator>
              <dc:date>2017-10-06T09:21:57</dc:date>
            </office:change-info>
            <text:p text:style-name="P71"/>
            <text:p text:style-name="P71"/>
          </text:deletion>
        </text:changed-region>
        <text:changed-region xml:id="ct94816647530208" text:id="ct94816647530208">
          <text:deletion>
            <office:change-info>
              <dc:creator>Autoria desconeguda</dc:creator>
              <dc:date>2017-10-06T09:21:54</dc:date>
            </office:change-info>
            <text:h text:style-name="Heading_20_2" text:outline-level="2"><text:span text:style-name="T21"/></text:h>
            <text:p text:style-name="P74"><text:span text:style-name="T21"/></text:p>
          </text:deletion>
        </text:changed-region>
        <text:changed-region xml:id="ct94816647543264" text:id="ct94816647543264">
          <text:deletion>
            <office:change-info>
              <dc:creator>Autoria desconeguda</dc:creator>
              <dc:date>2017-10-11T09:07:49</dc:date>
            </office:change-info>
            <text:p text:style-name="P75">Obtenció de la informació completa d’un expedient donat el seu identificador i versió (la versió és opcional i si no s’especifica s'entén que es sol·licita </text:p>
          </text:deletion>
        </text:changed-region>
        <text:changed-region xml:id="ct94816647543040" text:id="ct94816647543040">
          <text:deletion>
            <office:change-info>
              <dc:creator>Autoria desconeguda</dc:creator>
              <dc:date>2017-10-06T09:26:35</dc:date>
            </office:change-info>
            <text:p text:style-name="P75">la </text:p>
          </text:deletion>
        </text:changed-region>
        <text:changed-region xml:id="ct94816647542720" text:id="ct94816647542720">
          <text:deletion>
            <office:change-info>
              <dc:creator>Autoria desconeguda</dc:creator>
              <dc:date>2017-10-11T09:07:49</dc:date>
            </office:change-info>
            <text:p text:style-name="P75">informació de la darrera)</text:p>
          </text:deletion>
        </text:changed-region>
        <text:changed-region xml:id="ct94816647544112" text:id="ct94816647544112">
          <text:insertion>
            <office:change-info>
              <dc:creator>Autoria desconeguda</dc:creator>
              <dc:date>2017-10-11T09:07:49</dc:date>
            </office:change-info>
          </text:insertion>
        </text:changed-region>
        <text:changed-region xml:id="ct94816647544848" text:id="ct94816647544848">
          <text:insertion>
            <office:change-info>
              <dc:creator>Autoria desconeguda</dc:creator>
              <dc:date>2017-10-11T09:08:43</dc:date>
            </office:change-info>
          </text:insertion>
        </text:changed-region>
        <text:changed-region xml:id="ct94816647546016" text:id="ct94816647546016">
          <text:deletion>
            <office:change-info>
              <dc:creator>Autoria desconeguda</dc:creator>
              <dc:date>2017-10-11T09:08:36</dc:date>
            </office:change-info>
            <text:p text:style-name="P64"><text:span text:style-name="T22">Versió de l’expedient que es vol consultar. Null si es vol obtenir el detall de la darrera versió de l’expedient.</text:span></text:p>
          </text:deletion>
        </text:changed-region>
        <text:changed-region xml:id="ct94816647542400" text:id="ct94816647542400">
          <text:insertion>
            <office:change-info>
              <dc:creator>Autoria desconeguda</dc:creator>
              <dc:date>2017-10-11T09:08:36</dc:date>
            </office:change-info>
          </text:insertion>
        </text:changed-region>
        <text:changed-region xml:id="ct94816647549968" text:id="ct94816647549968">
          <text:insertion>
            <office:change-info>
              <dc:creator>Autoria desconeguda</dc:creator>
              <dc:date>2017-10-11T09:14:11</dc:date>
            </office:change-info>
          </text:insertion>
        </text:changed-region>
        <text:changed-region xml:id="ct94816647548096" text:id="ct94816647548096">
          <text:deletion>
            <office:change-info>
              <dc:creator>Autoria desconeguda</dc:creator>
              <dc:date>2017-10-06T09:21:51</dc:date>
            </office:change-info>
            <text:h text:style-name="Heading_20_2" text:outline-level="2"><text:span text:style-name="T21"/></text:h>
            <text:p text:style-name="P74"><text:span text:style-name="T21"/></text:p>
          </text:deletion>
        </text:changed-region>
        <text:changed-region xml:id="ct94816647553200" text:id="ct94816647553200">
          <text:deletion>
            <office:change-info>
              <dc:creator>Autoria desconeguda</dc:creator>
              <dc:date>2017-10-11T09:09:30</dc:date>
            </office:change-info>
            <text:p text:style-name="P76">Consulta d’expedients amb filtres</text:p>
          </text:deletion>
        </text:changed-region>
        <text:changed-region xml:id="ct94816647554464" text:id="ct94816647554464">
          <text:insertion>
            <office:change-info>
              <dc:creator>Autoria desconeguda</dc:creator>
              <dc:date>2017-10-11T09:09:30</dc:date>
            </office:change-info>
          </text:insertion>
        </text:changed-region>
        <text:changed-region xml:id="ct94816647556560" text:id="ct94816647556560">
          <text:deletion>
            <office:change-info>
              <dc:creator>Autoria desconeguda</dc:creator>
              <dc:date>2017-10-11T09:09:57</dc:date>
            </office:change-info>
            <text:p text:style-name="P64"><text:span text:style-name="T19">Filtres a aplicar per a la realització de la consulta</text:span></text:p>
          </text:deletion>
        </text:changed-region>
        <text:changed-region xml:id="ct94816647556864" text:id="ct94816647556864">
          <text:insertion>
            <office:change-info>
              <dc:creator>Autoria desconeguda</dc:creator>
              <dc:date>2017-10-11T09:09:57</dc:date>
            </office:change-info>
          </text:insertion>
        </text:changed-region>
        <text:changed-region xml:id="ct94816647555280" text:id="ct94816647555280">
          <text:deletion>
            <office:change-info>
              <dc:creator>Autoria desconeguda</dc:creator>
              <dc:date>2017-10-06T09:27:08</dc:date>
            </office:change-info>
            <text:p text:style-name="P77"><text:span text:style-name="T1">int</text:span></text:p>
          </text:deletion>
        </text:changed-region>
        <text:changed-region xml:id="ct94816647557680" text:id="ct94816647557680">
          <text:insertion>
            <office:change-info>
              <dc:creator>Autoria desconeguda</dc:creator>
              <dc:date>2017-10-06T09:27:08</dc:date>
            </office:change-info>
          </text:insertion>
        </text:changed-region>
        <text:changed-region xml:id="ct94816647553792" text:id="ct94816647553792">
          <text:deletion>
            <office:change-info>
              <dc:creator>Autoria desconeguda</dc:creator>
              <dc:date>2017-10-11T09:10:17</dc:date>
            </office:change-info>
            <text:p text:style-name="P64"><text:span text:style-name="T23">Número de pàgina que es vol obtenir. Null si no es vol realitzar la consulta amb paginació</text:span></text:p>
          </text:deletion>
        </text:changed-region>
        <text:changed-region xml:id="ct94816647558048" text:id="ct94816647558048">
          <text:insertion>
            <office:change-info>
              <dc:creator>Autoria desconeguda</dc:creator>
              <dc:date>2017-10-11T09:10:17</dc:date>
            </office:change-info>
          </text:insertion>
        </text:changed-region>
        <text:changed-region xml:id="ct94816647556192" text:id="ct94816647556192">
          <text:deletion>
            <office:change-info>
              <dc:creator>Autoria desconeguda</dc:creator>
              <dc:date>2017-10-06T09:27:10</dc:date>
            </office:change-info>
            <text:p text:style-name="P78">int</text:p>
          </text:deletion>
        </text:changed-region>
        <text:changed-region xml:id="ct94816647552240" text:id="ct94816647552240">
          <text:insertion>
            <office:change-info>
              <dc:creator>Autoria desconeguda</dc:creator>
              <dc:date>2017-10-06T09:27:10</dc:date>
            </office:change-info>
          </text:insertion>
        </text:changed-region>
        <text:changed-region xml:id="ct94816647546432" text:id="ct94816647546432">
          <text:deletion>
            <office:change-info>
              <dc:creator>Autoria desconeguda</dc:creator>
              <dc:date>2017-10-11T09:10:40</dc:date>
            </office:change-info>
            <text:p text:style-name="P64"><text:span text:style-name="T23">Número de elements per pàgina. Null si no es vol realitzar la consulta amb paginació</text:span></text:p>
          </text:deletion>
        </text:changed-region>
        <text:changed-region xml:id="ct94816647558912" text:id="ct94816647558912">
          <text:insertion>
            <office:change-info>
              <dc:creator>Autoria desconeguda</dc:creator>
              <dc:date>2017-10-11T09:10:40</dc:date>
            </office:change-info>
          </text:insertion>
        </text:changed-region>
        <text:changed-region xml:id="ct94816647562064" text:id="ct94816647562064">
          <text:insertion>
            <office:change-info>
              <dc:creator>Autoria desconeguda</dc:creator>
              <dc:date>2017-10-11T09:14:10</dc:date>
            </office:change-info>
          </text:insertion>
        </text:changed-region>
        <text:changed-region xml:id="ct94816647547392" text:id="ct94816647547392">
          <text:deletion>
            <office:change-info>
              <dc:creator>Autoria desconeguda</dc:creator>
              <dc:date>2017-10-06T09:21:48</dc:date>
            </office:change-info>
            <text:p text:style-name="P79"/>
            <text:p text:style-name="P79"/>
          </text:deletion>
        </text:changed-region>
        <text:changed-region xml:id="ct94816647279632" text:id="ct94816647279632">
          <text:insertion>
            <office:change-info>
              <dc:creator>Autoria desconeguda</dc:creator>
              <dc:date>2017-10-06T09:21:30</dc:date>
            </office:change-info>
          </text:insertion>
        </text:changed-region>
        <text:changed-region xml:id="ct94816647554176" text:id="ct94816647554176">
          <text:deletion>
            <office:change-info>
              <dc:creator>Autoria desconeguda</dc:creator>
              <dc:date>2017-10-06T09:21:37</dc:date>
            </office:change-info>
            <text:h text:style-name="Heading_20_2" text:outline-level="2"><text:span text:style-name="T24"/></text:h>
            <text:p text:style-name="P80"><text:bookmark-start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1">expedient</text:span><text:span text:style-name="T25">Versions</text:span><text:bookmark-end text:name="__RefHeading___Toc4760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<text:p text:style-name="P60"><text:span text:style-name="T24"/></text:p>
          </text:deletion>
        </text:changed-region>
        <text:changed-region xml:id="ct94816647565056" text:id="ct94816647565056">
          <text:insertion>
            <office:change-info>
              <dc:creator>Autoria desconeguda</dc:creator>
              <dc:date>2017-10-11T09:11:52</dc:date>
            </office:change-info>
          </text:insertion>
        </text:changed-region>
        <text:changed-region xml:id="ct94816647574496" text:id="ct94816647574496">
          <text:insertion>
            <office:change-info>
              <dc:creator>Autoria desconeguda</dc:creator>
              <dc:date>2017-10-11T09:13:33</dc:date>
            </office:change-info>
          </text:insertion>
        </text:changed-region>
        <text:changed-region xml:id="ct94816647571536" text:id="ct94816647571536">
          <text:deletion>
            <office:change-info>
              <dc:creator>Autoria desconeguda</dc:creator>
              <dc:date>2017-10-10T10:00:00</dc:date>
            </office:change-info>
            <text:p text:style-name="P81"><text:span text:style-name="T20">InformacioItem</text:span></text:p>
          </text:deletion>
        </text:changed-region>
        <text:changed-region xml:id="ct94816647574720" text:id="ct94816647574720">
          <text:insertion>
            <office:change-info>
              <dc:creator>Autoria desconeguda</dc:creator>
              <dc:date>2017-10-10T10:00:00</dc:date>
            </office:change-info>
          </text:insertion>
        </text:changed-region>
        <text:changed-region xml:id="ct94816646795664" text:id="ct94816646795664">
          <text:deletion>
            <office:change-info>
              <dc:creator>Autoria desconeguda</dc:creator>
              <dc:date>2017-10-06T09:21:45</dc:date>
            </office:change-info>
            <text:p text:style-name="P82"/>
            <text:p text:style-name="P82"/>
          </text:deletion>
        </text:changed-region>
        <text:changed-region xml:id="ct94816647576112" text:id="ct94816647576112">
          <text:deletion>
            <office:change-info>
              <dc:creator>Autoria desconeguda</dc:creator>
              <dc:date>2017-10-06T09:21:41</dc:date>
            </office:change-info>
            <text:h text:style-name="Heading_20_2" text:outline-level="2"><text:span text:style-name="T21"/></text:h>
            <text:p text:style-name="P74"><text:span text:style-name="T21"/></text:p>
          </text:deletion>
        </text:changed-region>
        <text:changed-region xml:id="ct94816647577488" text:id="ct94816647577488">
          <text:deletion>
            <office:change-info>
              <dc:creator>Autoria desconeguda</dc:creator>
              <dc:date>2017-10-11T09:13:22</dc:date>
            </office:change-info>
            <text:p text:style-name="P83"><text:span text:style-name="T26">Tancament d’un expedient amb estat obert.</text:span></text:p>
          </text:deletion>
        </text:changed-region>
        <text:changed-region xml:id="ct94816647577792" text:id="ct94816647577792">
          <text:insertion>
            <office:change-info>
              <dc:creator>Autoria desconeguda</dc:creator>
              <dc:date>2017-10-11T09:13:22</dc:date>
            </office:change-info>
          </text:insertion>
        </text:changed-region>
        <text:changed-region xml:id="ct94816647579408" text:id="ct94816647579408">
          <text:insertion>
            <office:change-info>
              <dc:creator>Autoria desconeguda</dc:creator>
              <dc:date>2017-10-11T09:14:04</dc:date>
            </office:change-info>
          </text:insertion>
        </text:changed-region>
        <text:changed-region xml:id="ct94816647583360" text:id="ct94816647583360">
          <text:insertion>
            <office:change-info>
              <dc:creator>Autoria desconeguda</dc:creator>
              <dc:date>2017-10-11T09:13:37</dc:date>
            </office:change-info>
          </text:insertion>
        </text:changed-region>
        <text:changed-region xml:id="ct94816647585408" text:id="ct94816647585408">
          <text:deletion>
            <office:change-info>
              <dc:creator>Autoria desconeguda</dc:creator>
              <dc:date>2017-10-06T09:23:13</dc:date>
            </office:change-info>
            <text:h text:style-name="Heading_20_2" text:outline-level="2"><text:span text:style-name="T27"/></text:h>
            <text:h text:style-name="P84" text:outline-level="2"/>
            <text:h text:style-name="P85" text:outline-level="2"><text:bookmark-start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xpedientReobrir<text:bookmark-end text:name="__RefHeading___Toc4764_1121911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<text:span text:style-name="T27"/></text:p>
          </text:deletion>
        </text:changed-region>
        <text:changed-region xml:id="ct94816647588064" text:id="ct94816647588064">
          <text:deletion>
            <office:change-info>
              <dc:creator>Autoria desconeguda</dc:creator>
              <dc:date>2017-10-11T09:13:58</dc:date>
            </office:change-info>
            <text:p text:style-name="P83"><text:span text:style-name="T26">Reobertura d’un expedient amb estat tancat.</text:span></text:p>
          </text:deletion>
        </text:changed-region>
        <text:changed-region xml:id="ct94816647588288" text:id="ct94816647588288">
          <text:insertion>
            <office:change-info>
              <dc:creator>Autoria desconeguda</dc:creator>
              <dc:date>2017-10-11T09:13:58</dc:date>
            </office:change-info>
          </text:insertion>
        </text:changed-region>
        <text:changed-region xml:id="ct94816647590304" text:id="ct94816647590304">
          <text:insertion>
            <office:change-info>
              <dc:creator>Autoria desconeguda</dc:creator>
              <dc:date>2017-10-11T09:14:05</dc:date>
            </office:change-info>
          </text:insertion>
        </text:changed-region>
        <text:changed-region xml:id="ct94816647593840" text:id="ct94816647593840">
          <text:insertion>
            <office:change-info>
              <dc:creator>Autoria desconeguda</dc:creator>
              <dc:date>2017-10-11T09:14:08</dc:date>
            </office:change-info>
          </text:insertion>
        </text:changed-region>
        <text:changed-region xml:id="ct94816647584416" text:id="ct94816647584416">
          <text:deletion>
            <office:change-info>
              <dc:creator>Autoria desconeguda</dc:creator>
              <dc:date>2017-10-06T09:19:40</dc:date>
            </office:change-info>
            <text:p text:style-name="P79"/>
            <text:p text:style-name="P79"/>
          </text:deletion>
        </text:changed-region>
        <text:changed-region xml:id="ct94816647596816" text:id="ct94816647596816">
          <text:deletion>
            <office:change-info>
              <dc:creator>Autoria desconeguda</dc:creator>
              <dc:date>2017-10-06T09:21:13</dc:date>
            </office:change-info>
            <text:h text:style-name="Heading_20_2" text:outline-level="2"><text:span text:style-name="T28"/></text:h>
            <text:p text:style-name="P87"><text:span text:style-name="T28"/></text:p>
          </text:deletion>
        </text:changed-region>
        <text:changed-region xml:id="ct94816647597040" text:id="ct94816647597040">
          <text:deletion>
            <office:change-info>
              <dc:creator>Autoria desconeguda</dc:creator>
              <dc:date>2017-10-11T09:14:53</dc:date>
            </office:change-info>
            <text:p text:style-name="P88"><text:span text:style-name="T29">Exporta un expedient al format definit per l’ENI.</text:span></text:p>
          </text:deletion>
        </text:changed-region>
        <text:changed-region xml:id="ct94816647591408" text:id="ct94816647591408">
          <text:insertion>
            <office:change-info>
              <dc:creator>Autoria desconeguda</dc:creator>
              <dc:date>2017-10-11T09:14:54</dc:date>
            </office:change-info>
          </text:insertion>
        </text:changed-region>
        <text:changed-region xml:id="ct94816647604288" text:id="ct94816647604288">
          <text:insertion>
            <office:change-info>
              <dc:creator>Autoria desconeguda</dc:creator>
              <dc:date>2017-10-11T09:14:32</dc:date>
            </office:change-info>
          </text:insertion>
        </text:changed-region>
        <text:changed-region xml:id="ct94816647586624" text:id="ct94816647586624">
          <text:deletion>
            <office:change-info>
              <dc:creator>Autoria desconeguda</dc:creator>
              <dc:date>2017-10-06T09:19:38</dc:date>
            </office:change-info>
            <text:p text:style-name="P79"/>
            <text:p text:style-name="P79"/>
          </text:deletion>
        </text:changed-region>
        <text:changed-region xml:id="ct94816647605952" text:id="ct94816647605952">
          <text:deletion>
            <office:change-info>
              <dc:creator>Autoria desconeguda</dc:creator>
              <dc:date>2017-10-06T09:21:10</dc:date>
            </office:change-info>
            <text:h text:style-name="Heading_20_2" text:outline-level="2"><text:span text:style-name="T30"/></text:h>
            <text:p text:style-name="P89"><text:span text:style-name="T30"/></text:p>
          </text:deletion>
        </text:changed-region>
        <text:changed-region xml:id="ct94816647614272" text:id="ct94816647614272">
          <text:deletion>
            <office:change-info>
              <dc:creator>Autoria desconeguda</dc:creator>
              <dc:date>2017-10-11T09:15:18</dc:date>
            </office:change-info>
            <text:p text:style-name="P90"><text:span text:style-name="T31">Creació d’un document </text:span></text:p>
          </text:deletion>
        </text:changed-region>
        <text:changed-region xml:id="ct94816647608544" text:id="ct94816647608544">
          <text:deletion>
            <office:change-info>
              <dc:creator>Autoria desconeguda</dc:creator>
              <dc:date>2017-10-06T13:10:15</dc:date>
            </office:change-info>
            <text:p text:style-name="P90"><text:span text:style-name="T31">de tipus </text:span></text:p>
          </text:deletion>
        </text:changed-region>
        <text:changed-region xml:id="ct94816647608320" text:id="ct94816647608320">
          <text:deletion>
            <office:change-info>
              <dc:creator>Autoria desconeguda</dc:creator>
              <dc:date>2017-10-05T16:30:03</dc:date>
            </office:change-info>
            <text:p text:style-name="P90"><text:span text:style-name="T31">final</text:span></text:p>
          </text:deletion>
        </text:changed-region>
        <text:changed-region xml:id="ct94816647601504" text:id="ct94816647601504">
          <text:deletion>
            <office:change-info>
              <dc:creator>Autoria desconeguda</dc:creator>
              <dc:date>2017-10-06T13:10:15</dc:date>
            </office:change-info>
            <text:p text:style-name="P90"><text:span text:style-name="T31"><text:s/></text:span></text:p>
          </text:deletion>
        </text:changed-region>
        <text:changed-region xml:id="ct94816647599680" text:id="ct94816647599680">
          <text:deletion>
            <office:change-info>
              <dc:creator>Autoria desconeguda</dc:creator>
              <dc:date>2017-10-11T09:15:18</dc:date>
            </office:change-info>
            <text:p text:style-name="P90"><text:span text:style-name="T31">a dins l’arxiu.</text:span></text:p>
          </text:deletion>
        </text:changed-region>
        <text:changed-region xml:id="ct94816647614496" text:id="ct94816647614496">
          <text:insertion>
            <office:change-info>
              <dc:creator>Autoria desconeguda</dc:creator>
              <dc:date>2017-10-11T09:15:18</dc:date>
            </office:change-info>
          </text:insertion>
        </text:changed-region>
        <text:changed-region xml:id="ct94816647616496" text:id="ct94816647616496">
          <text:deletion>
            <office:change-info>
              <dc:creator>Autoria desconeguda</dc:creator>
              <dc:date>2017-10-11T09:16:08</dc:date>
            </office:change-info>
            <text:p text:style-name="P91"><text:span text:style-name="T32">Document a crear</text:span></text:p>
          </text:deletion>
        </text:changed-region>
        <text:changed-region xml:id="ct94816646902624" text:id="ct94816646902624">
          <text:insertion>
            <office:change-info>
              <dc:creator>Autoria desconeguda</dc:creator>
              <dc:date>2017-10-11T09:16:08</dc:date>
            </office:change-info>
          </text:insertion>
        </text:changed-region>
        <text:changed-region xml:id="ct94816647616160" text:id="ct94816647616160">
          <text:deletion>
            <office:change-info>
              <dc:creator>Autoria desconeguda</dc:creator>
              <dc:date>2017-10-11T09:15:47</dc:date>
            </office:change-info>
            <text:p text:style-name="P91"><text:span text:style-name="T33">Identificador del pare (contenidor) del document</text:span></text:p>
          </text:deletion>
        </text:changed-region>
        <text:changed-region xml:id="ct94816647616896" text:id="ct94816647616896">
          <text:insertion>
            <office:change-info>
              <dc:creator>Autoria desconeguda</dc:creator>
              <dc:date>2017-10-11T09:15:47</dc:date>
            </office:change-info>
          </text:insertion>
        </text:changed-region>
        <text:changed-region xml:id="ct94816647620112" text:id="ct94816647620112">
          <text:insertion>
            <office:change-info>
              <dc:creator>Autoria desconeguda</dc:creator>
              <dc:date>2017-10-11T09:16:35</dc:date>
            </office:change-info>
          </text:insertion>
        </text:changed-region>
        <text:changed-region xml:id="ct94816647618496" text:id="ct94816647618496">
          <text:deletion>
            <office:change-info>
              <dc:creator>Autoria desconeguda</dc:creator>
              <dc:date>2017-10-11T09:17:36</dc:date>
            </office:change-info>
            <text:p text:style-name="P91"><text:span text:style-name="T34">String</text:span></text:p>
          </text:deletion>
        </text:changed-region>
        <text:changed-region xml:id="ct94816647620624" text:id="ct94816647620624">
          <text:insertion>
            <office:change-info>
              <dc:creator>Autoria desconeguda</dc:creator>
              <dc:date>2017-10-11T09:17:36</dc:date>
            </office:change-info>
          </text:insertion>
        </text:changed-region>
        <text:changed-region xml:id="ct94816647624288" text:id="ct94816647624288">
          <text:deletion>
            <office:change-info>
              <dc:creator>Autoria desconeguda</dc:creator>
              <dc:date>2017-10-10T09:56:53</dc:date>
            </office:change-info>
            <text:p text:style-name="P92"><text:span text:style-name="T35"/></text:p>
            <table:table table:name="Taula28" table:style-name="Taula28">
              <table:table-column table:style-name="Taula28.A"/>
              <table:table-column table:style-name="Taula28.B"/>
              <table:table-column table:style-name="Taula28.C"/>
              <table:table-column table:style-name="Taula28.D"/>
              <table:table-row>
                <table:table-cell table:style-name="Taula28.A1" table:number-columns-spanned="4" office:value-type="string">
                  <text:p text:style-name="P366"><text:span text:style-name="T102"><text:s/>M </text:span><text:span text:style-name="T101"><text:s/>documentEstablirDefinitiu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8.A2" office:value-type="string">
                  <text:p text:style-name="P332">Descripció</text:p>
                </table:table-cell>
                <table:table-cell table:style-name="Taula28.B2" table:number-columns-spanned="3" office:value-type="string">
                  <text:p text:style-name="P443">Converteix un document de tipus esborrany a un document de tipus definitiu.</text:p>
                </table:table-cell>
                <table:covered-table-cell/>
                <table:covered-table-cell/>
              </table:table-row>
              <table:table-row table:style-name="Taula28.3">
                <table:table-cell table:style-name="Taula28.A3" table:number-rows-spanned="2" office:value-type="string">
                  <text:p text:style-name="P324"><text:span text:style-name="T121">P</text:span>aràmetres</text:p>
                </table:table-cell>
                <table:table-cell table:style-name="Taula28.B3" office:value-type="string">
                  <text:p text:style-name="P307">Camp</text:p>
                </table:table-cell>
                <table:table-cell table:style-name="Taula28.C3" office:value-type="string">
                  <text:p text:style-name="P306">Tipus</text:p>
                </table:table-cell>
                <table:table-cell table:style-name="Taula28.B3" office:value-type="string">
                  <text:p text:style-name="P306">Descripció</text:p>
                </table:table-cell>
              </table:table-row>
              <table:table-row table:style-name="Taula28.3">
                <table:covered-table-cell/>
                <table:table-cell table:style-name="Taula28.B4" office:value-type="string">
                  <text:p text:style-name="P606">identificador</text:p>
                </table:table-cell>
                <table:table-cell table:style-name="Taula28.B4" office:value-type="string">
                  <text:p text:style-name="P555"><text:span text:style-name="T16">String</text:span> </text:p>
                </table:table-cell>
                <table:table-cell table:style-name="Taula28.D4" office:value-type="string">
                  <text:p text:style-name="P261">Identificador de<text:span text:style-name="T33">l document</text:span></text:p>
                </table:table-cell>
              </table:table-row>
              <table:table-row>
                <table:table-cell table:style-name="Taula28.A5" office:value-type="string">
                  <text:p text:style-name="P338">Excepcions</text:p>
                </table:table-cell>
                <table:table-cell table:style-name="Taula28.B5" office:value-type="string">
                  <text:p text:style-name="P252"><text:span text:style-name="T29">Arxiu</text:span>Exception</text:p>
                </table:table-cell>
                <table:table-cell table:style-name="Taula28.C5" table:number-columns-spanned="2" office:value-type="string">
                  <text:p text:style-name="P25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28.A6" office:value-type="string">
                  <text:p text:style-name="P332">Valor de retorn</text:p>
                </table:table-cell>
                <table:table-cell table:style-name="Taula28.B6" table:number-columns-spanned="3" office:value-type="string">
                  <text:p text:style-name="P538">InformacioItem</text:p>
                </table:table-cell>
                <table:covered-table-cell/>
                <table:covered-table-cell/>
              </table:table-row>
            </table:table>
            <text:h text:style-name="P93" text:outline-level="2"><text:span text:style-name="T35"/></text:h>
          </text:deletion>
        </text:changed-region>
        <text:changed-region xml:id="ct94816647624064" text:id="ct94816647624064">
          <text:deletion>
            <office:change-info>
              <dc:creator>Autoria desconeguda</dc:creator>
              <dc:date>2017-10-06T09:23:24</dc:date>
            </office:change-info>
            <text:h text:style-name="P93" text:outline-level="2"><text:span text:style-name="T35"/></text:h>
            <text:h text:style-name="P94" text:outline-level="2"/>
          </text:deletion>
        </text:changed-region>
        <text:changed-region xml:id="ct94816647623840" text:id="ct94816647623840">
          <text:deletion>
            <office:change-info>
              <dc:creator>Autoria desconeguda</dc:creator>
              <dc:date>2017-10-10T09:56:53</dc:date>
            </office:change-info>
            <text:h text:style-name="P94" text:outline-level="2">ocument<text:span text:style-name="T36">EstablirDefinitiu</text:span></text:h>
          </text:deletion>
        </text:changed-region>
        <text:changed-region xml:id="ct94816647623616" text:id="ct94816647623616">
          <text:deletion>
            <office:change-info>
              <dc:creator>Autoria desconeguda</dc:creator>
              <dc:date>2017-10-06T09:19:30</dc:date>
            </office:change-info>
            <text:h text:style-name="P94" text:outline-level="2">D</text:h>
          </text:deletion>
        </text:changed-region>
        <text:changed-region xml:id="ct94816647623392" text:id="ct94816647623392">
          <text:deletion>
            <office:change-info>
              <dc:creator>Autoria desconeguda</dc:creator>
              <dc:date>2017-10-10T09:56:53</dc:date>
            </office:change-info>
            <text:h text:style-name="P95" text:outline-level="2"><text:span text:style-name="T35"/></text:h>
            <text:p text:style-name="P96"><text:span text:style-name="T35"/></text:p>
          </text:deletion>
        </text:changed-region>
        <text:changed-region xml:id="ct94816647623168" text:id="ct94816647623168">
          <text:deletion>
            <office:change-info>
              <dc:creator>Autoria desconeguda</dc:creator>
              <dc:date>2017-10-06T09:21:08</dc:date>
            </office:change-info>
            <text:p text:style-name="P96"><text:span text:style-name="T35"/></text:p>
            <text:h text:style-name="P94" text:outline-level="2"><text:span text:style-name="T35"/></text:h>
          </text:deletion>
        </text:changed-region>
        <text:changed-region xml:id="ct94816647622944" text:id="ct94816647622944">
          <text:deletion>
            <office:change-info>
              <dc:creator>Autoria desconeguda</dc:creator>
              <dc:date>2017-10-06T09:20:20</dc:date>
            </office:change-info>
            <text:h text:style-name="P94" text:outline-level="2"><text:span text:style-name="T35"/></text:h>
            <text:h text:style-name="P93" text:outline-level="2"/>
          </text:deletion>
        </text:changed-region>
        <text:changed-region xml:id="ct94816647622720" text:id="ct94816647622720">
          <text:deletion>
            <office:change-info>
              <dc:creator>Autoria desconeguda</dc:creator>
              <dc:date>2017-10-06T09:19:33</dc:date>
            </office:change-info>
            <text:h text:style-name="P93" text:outline-level="2">D</text:h>
          </text:deletion>
        </text:changed-region>
        <text:changed-region xml:id="ct94816647618944" text:id="ct94816647618944">
          <text:deletion>
            <office:change-info>
              <dc:creator>Autoria desconeguda</dc:creator>
              <dc:date>2017-10-06T09:21:06</dc:date>
            </office:change-info>
            <text:h text:style-name="P95" text:outline-level="2">ocumentEsborranyCrear</text:h>
            <text:p text:style-name="P97"><text:span text:style-name="T35"/></text:p>
          </text:deletion>
        </text:changed-region>
        <text:changed-region xml:id="ct94816647606176" text:id="ct94816647606176">
          <text:deletion>
            <office:change-info>
              <dc:creator>Autoria desconeguda</dc:creator>
              <dc:date>2017-10-06T13:10:28</dc:date>
            </office:change-info>
            <text:p text:style-name="P97"><text:span text:style-name="T35"/></text:p>
            <table:table table:name="Taula27" table:style-name="Taula27">
              <table:table-column table:style-name="Taula27.A"/>
              <table:table-column table:style-name="Taula27.B"/>
              <table:table-column table:style-name="Taula27.C"/>
              <table:table-column table:style-name="Taula27.D"/>
              <table:table-row>
                <table:table-cell table:style-name="Taula27.A1" table:number-columns-spanned="4" office:value-type="string">
                  <text:p text:style-name="P366"><text:span text:style-name="T102"><text:s/>M </text:span><text:span text:style-name="T101"><text:s/>documentEsborranyCrear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27.A2" office:value-type="string">
                  <text:p text:style-name="P332">Descripció</text:p>
                </table:table-cell>
                <table:table-cell table:style-name="Taula27.B2" table:number-columns-spanned="3" office:value-type="string">
                  <text:p text:style-name="P435">Creació d’un document de tipus esborrany (sense firmes) a dins l’arxiu.</text:p>
                </table:table-cell>
                <table:covered-table-cell/>
                <table:covered-table-cell/>
              </table:table-row>
              <table:table-row table:style-name="Taula27.3">
                <table:table-cell table:style-name="Taula27.A3" table:number-rows-spanned="3" office:value-type="string">
                  <text:p text:style-name="P324">Paràmetres</text:p>
                </table:table-cell>
                <table:table-cell table:style-name="Taula27.B3" office:value-type="string">
                  <text:p text:style-name="P307">Camp</text:p>
                </table:table-cell>
                <table:table-cell table:style-name="Taula27.C3" office:value-type="string">
                  <text:p text:style-name="P306">Tipus</text:p>
                </table:table-cell>
                <table:table-cell table:style-name="Taula27.B3" office:value-type="string">
                  <text:p text:style-name="P306">Descripció</text:p>
                </table:table-cell>
              </table:table-row>
              <table:table-row table:style-name="Taula27.3">
                <table:covered-table-cell/>
                <table:table-cell table:style-name="Taula27.B4" office:value-type="string">
                  <text:p text:style-name="P347">document</text:p>
                </table:table-cell>
                <table:table-cell table:style-name="Taula27.B4" office:value-type="string">
                  <text:p text:style-name="P555"><text:span text:style-name="T32">Document</text:span> </text:p>
                </table:table-cell>
                <table:table-cell table:style-name="Taula27.D4" office:value-type="string">
                  <text:p text:style-name="P266"><text:span text:style-name="T18">D</text:span>ocument <text:span text:style-name="T18">a crear</text:span></text:p>
                </table:table-cell>
              </table:table-row>
              <table:table-row>
                <table:covered-table-cell/>
                <table:table-cell table:style-name="Taula27.B5" office:value-type="string">
                  <text:p text:style-name="P615">identificador<text:span text:style-name="T108">Pare</text:span></text:p>
                </table:table-cell>
                <table:table-cell table:style-name="Taula27.C5" office:value-type="string">
                  <text:p text:style-name="P555"><text:span text:style-name="T16">String</text:span> </text:p>
                </table:table-cell>
                <table:table-cell table:style-name="Taula27.D5" office:value-type="string">
                  <text:p text:style-name="P266">Identificador del pare (contenidor) del document</text:p>
                </table:table-cell>
              </table:table-row>
              <table:table-row>
                <table:table-cell table:style-name="Taula27.A6" office:value-type="string">
                  <text:p text:style-name="P338">Excepcions</text:p>
                </table:table-cell>
                <table:table-cell table:style-name="Taula27.B6" office:value-type="string">
                  <text:p text:style-name="P252"><text:span text:style-name="T29">Arxiu</text:span>Exception</text:p>
                </table:table-cell>
                <table:table-cell table:style-name="Taula27.C6" table:number-columns-spanned="2" office:value-type="string">
                  <text:p text:style-name="P25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27.A7" office:value-type="string">
                  <text:p text:style-name="P332">Valor de retorn</text:p>
                </table:table-cell>
                <table:table-cell table:style-name="Taula27.B7" table:number-columns-spanned="3" office:value-type="string">
                  <text:p text:style-name="P540">String</text:p>
                </table:table-cell>
                <table:covered-table-cell/>
                <table:covered-table-cell/>
              </table:table-row>
            </table:table>
            <text:p text:style-name="P60"><text:span text:style-name="T35"/></text:p>
          </text:deletion>
        </text:changed-region>
        <text:changed-region xml:id="ct94816647613040" text:id="ct94816647613040">
          <text:deletion>
            <office:change-info>
              <dc:creator>Autoria desconeguda</dc:creator>
              <dc:date>2017-10-06T09:19:28</dc:date>
            </office:change-info>
            <text:h text:style-name="P98" text:outline-level="2">D</text:h>
          </text:deletion>
        </text:changed-region>
        <text:changed-region xml:id="ct94816647621248" text:id="ct94816647621248">
          <text:insertion>
            <office:change-info>
              <dc:creator>Autoria desconeguda</dc:creator>
              <dc:date>2017-10-06T09:19:28</dc:date>
            </office:change-info>
          </text:insertion>
        </text:changed-region>
        <text:changed-region xml:id="ct94816647618128" text:id="ct94816647618128">
          <text:deletion>
            <office:change-info>
              <dc:creator>Autoria desconeguda</dc:creator>
              <dc:date>2017-10-11T09:18:27</dc:date>
            </office:change-info>
            <text:p text:style-name="P99">Modificació d’un document existent a l’arxiu</text:p>
          </text:deletion>
        </text:changed-region>
        <text:changed-region xml:id="ct94816647625280" text:id="ct94816647625280">
          <text:insertion>
            <office:change-info>
              <dc:creator>Autoria desconeguda</dc:creator>
              <dc:date>2017-10-11T09:18:27</dc:date>
            </office:change-info>
          </text:insertion>
        </text:changed-region>
        <text:changed-region xml:id="ct94816647624848" text:id="ct94816647624848">
          <text:deletion>
            <office:change-info>
              <dc:creator>Autoria desconeguda</dc:creator>
              <dc:date>2017-10-11T09:16:14</dc:date>
            </office:change-info>
            <text:p text:style-name="P91"><text:span text:style-name="T18">Document a modificar</text:span></text:p>
          </text:deletion>
        </text:changed-region>
        <text:changed-region xml:id="ct94816647603760" text:id="ct94816647603760">
          <text:insertion>
            <office:change-info>
              <dc:creator>Autoria desconeguda</dc:creator>
              <dc:date>2017-10-11T09:16:14</dc:date>
            </office:change-info>
          </text:insertion>
        </text:changed-region>
        <text:changed-region xml:id="ct94816647626944" text:id="ct94816647626944">
          <text:insertion>
            <office:change-info>
              <dc:creator>Autoria desconeguda</dc:creator>
              <dc:date>2017-10-10T09:57:11</dc:date>
            </office:change-info>
          </text:insertion>
        </text:changed-region>
        <text:changed-region xml:id="ct94816647624512" text:id="ct94816647624512">
          <text:insertion>
            <office:change-info>
              <dc:creator>Autoria desconeguda</dc:creator>
              <dc:date>2017-10-10T09:57:38</dc:date>
            </office:change-info>
          </text:insertion>
        </text:changed-region>
        <text:changed-region xml:id="ct94816647629600" text:id="ct94816647629600">
          <text:insertion>
            <office:change-info>
              <dc:creator>Autoria desconeguda</dc:creator>
              <dc:date>2017-10-10T09:57:45</dc:date>
            </office:change-info>
          </text:insertion>
        </text:changed-region>
        <text:changed-region xml:id="ct94816647629824" text:id="ct94816647629824">
          <text:insertion>
            <office:change-info>
              <dc:creator>Autoria desconeguda</dc:creator>
              <dc:date>2017-10-10T09:58:00</dc:date>
            </office:change-info>
          </text:insertion>
        </text:changed-region>
        <text:changed-region xml:id="ct94816647632816" text:id="ct94816647632816">
          <text:insertion>
            <office:change-info>
              <dc:creator>Autoria desconeguda</dc:creator>
              <dc:date>2017-10-11T09:16:34</dc:date>
            </office:change-info>
          </text:insertion>
        </text:changed-region>
        <text:changed-region xml:id="ct94816647631696" text:id="ct94816647631696">
          <text:deletion>
            <office:change-info>
              <dc:creator>Autoria desconeguda</dc:creator>
              <dc:date>2017-10-10T10:00:04</dc:date>
            </office:change-info>
            <text:p text:style-name="P70"><text:span text:style-name="T20">InformacioItem</text:span></text:p>
          </text:deletion>
        </text:changed-region>
        <text:changed-region xml:id="ct94816647629328" text:id="ct94816647629328">
          <text:insertion>
            <office:change-info>
              <dc:creator>Autoria desconeguda</dc:creator>
              <dc:date>2017-10-10T10:00:04</dc:date>
            </office:change-info>
          </text:insertion>
        </text:changed-region>
        <text:changed-region xml:id="ct94816647635376" text:id="ct94816647635376">
          <text:insertion>
            <office:change-info>
              <dc:creator>Autoria desconeguda</dc:creator>
              <dc:date>2017-10-06T09:19:19</dc:date>
            </office:change-info>
          </text:insertion>
        </text:changed-region>
        <text:changed-region xml:id="ct94816647636784" text:id="ct94816647636784">
          <text:deletion>
            <office:change-info>
              <dc:creator>Autoria desconeguda</dc:creator>
              <dc:date>2017-10-06T09:23:30</dc:date>
            </office:change-info>
            <text:h text:style-name="Heading_20_2" text:outline-level="2"><text:span text:style-name="T37"/></text:h>
            <text:p text:style-name="P100"><text:span text:style-name="T37"/></text:p>
          </text:deletion>
        </text:changed-region>
        <text:changed-region xml:id="ct94816647633552" text:id="ct94816647633552">
          <text:deletion>
            <office:change-info>
              <dc:creator>Autoria desconeguda</dc:creator>
              <dc:date>2017-10-11T09:18:11</dc:date>
            </office:change-info>
            <text:p text:style-name="P90"><text:span text:style-name="T29">Eliminació d’un document existent a dins l’arxiu.</text:span></text:p>
          </text:deletion>
        </text:changed-region>
        <text:changed-region xml:id="ct94816647637008" text:id="ct94816647637008">
          <text:insertion>
            <office:change-info>
              <dc:creator>Autoria desconeguda</dc:creator>
              <dc:date>2017-10-11T09:18:11</dc:date>
            </office:change-info>
          </text:insertion>
        </text:changed-region>
        <text:changed-region xml:id="ct94816647641200" text:id="ct94816647641200">
          <text:insertion>
            <office:change-info>
              <dc:creator>Autoria desconeguda</dc:creator>
              <dc:date>2017-10-11T09:16:41</dc:date>
            </office:change-info>
          </text:insertion>
        </text:changed-region>
        <text:changed-region xml:id="ct94816647643072" text:id="ct94816647643072">
          <text:insertion>
            <office:change-info>
              <dc:creator>Autoria desconeguda</dc:creator>
              <dc:date>2017-10-11T09:16:38</dc:date>
            </office:change-info>
          </text:insertion>
        </text:changed-region>
        <text:changed-region xml:id="ct94816647645552" text:id="ct94816647645552">
          <text:deletion>
            <office:change-info>
              <dc:creator>Autoria desconeguda</dc:creator>
              <dc:date>2017-10-06T09:23:32</dc:date>
            </office:change-info>
            <text:h text:style-name="Heading_20_2" text:outline-level="2"><text:span text:style-name="T21"/></text:h>
            <text:p text:style-name="P74"><text:span text:style-name="T21"/></text:p>
          </text:deletion>
        </text:changed-region>
        <text:changed-region xml:id="ct94816647644208" text:id="ct94816647644208">
          <text:deletion>
            <office:change-info>
              <dc:creator>Autoria desconeguda</dc:creator>
              <dc:date>2017-10-11T09:18:49</dc:date>
            </office:change-info>
            <text:p text:style-name="P90"><text:span text:style-name="T38">Obtenció de la informació completa d’un document donat el seu identificador i versió (la versió és opcional i si no s’especifica s'entén que es sol·licita la informació de la darrera).</text:span></text:p>
          </text:deletion>
        </text:changed-region>
        <text:changed-region xml:id="ct94816647646832" text:id="ct94816647646832">
          <text:insertion>
            <office:change-info>
              <dc:creator>Autoria desconeguda</dc:creator>
              <dc:date>2017-10-11T09:18:49</dc:date>
            </office:change-info>
          </text:insertion>
        </text:changed-region>
        <text:changed-region xml:id="ct94816647650576" text:id="ct94816647650576">
          <text:insertion>
            <office:change-info>
              <dc:creator>Autoria desconeguda</dc:creator>
              <dc:date>2017-10-11T09:18:53</dc:date>
            </office:change-info>
          </text:insertion>
        </text:changed-region>
        <text:changed-region xml:id="ct94816647636352" text:id="ct94816647636352">
          <text:deletion>
            <office:change-info>
              <dc:creator>Autoria desconeguda</dc:creator>
              <dc:date>2017-10-11T09:19:09</dc:date>
            </office:change-info>
            <text:p text:style-name="P101"><text:span text:style-name="T33">Versió del document. NO Obligatori.</text:span></text:p>
          </text:deletion>
        </text:changed-region>
        <text:changed-region xml:id="ct94816647652256" text:id="ct94816647652256">
          <text:insertion>
            <office:change-info>
              <dc:creator>Autoria desconeguda</dc:creator>
              <dc:date>2017-10-11T09:19:09</dc:date>
            </office:change-info>
          </text:insertion>
        </text:changed-region>
        <text:changed-region xml:id="ct94816647650800" text:id="ct94816647650800">
          <text:deletion>
            <office:change-info>
              <dc:creator>Autoria desconeguda</dc:creator>
              <dc:date>2017-10-11T09:20:01</dc:date>
            </office:change-info>
            <text:p text:style-name="P91"><text:span text:style-name="T33">Indica si del document resultat inclou el contingut del document</text:span></text:p>
          </text:deletion>
        </text:changed-region>
        <text:changed-region xml:id="ct94816647651312" text:id="ct94816647651312">
          <text:insertion>
            <office:change-info>
              <dc:creator>Autoria desconeguda</dc:creator>
              <dc:date>2017-10-11T09:20:01</dc:date>
            </office:change-info>
          </text:insertion>
        </text:changed-region>
        <text:changed-region xml:id="ct94816647654288" text:id="ct94816647654288">
          <text:insertion>
            <office:change-info>
              <dc:creator>Autoria desconeguda</dc:creator>
              <dc:date>2017-10-11T09:20:10</dc:date>
            </office:change-info>
          </text:insertion>
        </text:changed-region>
        <text:changed-region xml:id="ct94816647659296" text:id="ct94816647659296">
          <text:deletion>
            <office:change-info>
              <dc:creator>Autoria desconeguda</dc:creator>
              <dc:date>2017-10-06T09:23:33</dc:date>
            </office:change-info>
            <text:h text:style-name="Heading_20_2" text:outline-level="2"><text:span text:style-name="T21"/></text:h>
            <text:p text:style-name="P102"><text:span text:style-name="T21"/></text:p>
          </text:deletion>
        </text:changed-region>
        <text:changed-region xml:id="ct94816647657296" text:id="ct94816647657296">
          <text:deletion>
            <office:change-info>
              <dc:creator>Autoria desconeguda</dc:creator>
              <dc:date>2017-10-11T09:21:36</dc:date>
            </office:change-info>
            <text:p text:style-name="P103"><text:span text:style-name="T26">Consulta de documents amb filtres.</text:span></text:p>
          </text:deletion>
        </text:changed-region>
        <text:changed-region xml:id="ct94816647659664" text:id="ct94816647659664">
          <text:insertion>
            <office:change-info>
              <dc:creator>Autoria desconeguda</dc:creator>
              <dc:date>2017-10-11T09:21:36</dc:date>
            </office:change-info>
          </text:insertion>
        </text:changed-region>
        <text:changed-region xml:id="ct94816647668240" text:id="ct94816647668240">
          <text:insertion>
            <office:change-info>
              <dc:creator>Autoria desconeguda</dc:creator>
              <dc:date>2017-10-11T10:17:01</dc:date>
            </office:change-info>
          </text:insertion>
        </text:changed-region>
        <text:changed-region xml:id="ct94816647665824" text:id="ct94816647665824">
          <text:deletion>
            <office:change-info>
              <dc:creator>Autoria desconeguda</dc:creator>
              <dc:date>2017-10-06T09:23:39</dc:date>
            </office:change-info>
            <text:p text:style-name="P104"/>
            <text:p text:style-name="P104"/>
          </text:deletion>
        </text:changed-region>
        <text:changed-region xml:id="ct94816647644624" text:id="ct94816647644624">
          <text:deletion>
            <office:change-info>
              <dc:creator>Autoria desconeguda</dc:creator>
              <dc:date>2017-10-11T10:17:16</dc:date>
            </office:change-info>
            <text:p text:style-name="P104"/>
            <text:p text:style-name="P104"><text:bookmark-start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ocumentVersions<text:bookmark-end text:name="__RefHeading___Toc4782_112191102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816647668992" text:id="ct94816647668992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816647661136" text:id="ct94816647661136">
          <text:deletion>
            <office:change-info>
              <dc:creator>Autoria desconeguda</dc:creator>
              <dc:date>2017-10-06T09:23:37</dc:date>
            </office:change-info>
            <text:h text:style-name="P105" text:outline-level="2"><text:span text:style-name="T39"/></text:h>
            <text:h text:style-name="P105" text:outline-level="2"><text:span text:style-name="T39"/></text:h>
          </text:deletion>
        </text:changed-region>
        <text:changed-region xml:id="ct94816647677984" text:id="ct94816647677984">
          <text:insertion>
            <office:change-info>
              <dc:creator>Autoria desconeguda</dc:creator>
              <dc:date>2017-10-11T10:17:09</dc:date>
            </office:change-info>
          </text:insertion>
        </text:changed-region>
        <text:changed-region xml:id="ct94816647684112" text:id="ct94816647684112">
          <text:insertion>
            <office:change-info>
              <dc:creator>Autoria desconeguda</dc:creator>
              <dc:date>2017-10-11T10:16:59</dc:date>
            </office:change-info>
          </text:insertion>
        </text:changed-region>
        <text:changed-region xml:id="ct94816647681008" text:id="ct94816647681008">
          <text:deletion>
            <office:change-info>
              <dc:creator>Autoria desconeguda</dc:creator>
              <dc:date>2017-10-10T10:00:10</dc:date>
            </office:change-info>
            <text:p text:style-name="P81"><text:span text:style-name="T20">InformacioItem</text:span></text:p>
          </text:deletion>
        </text:changed-region>
        <text:changed-region xml:id="ct94816647683584" text:id="ct94816647683584">
          <text:insertion>
            <office:change-info>
              <dc:creator>Autoria desconeguda</dc:creator>
              <dc:date>2017-10-10T10:00:10</dc:date>
            </office:change-info>
          </text:insertion>
        </text:changed-region>
        <text:changed-region xml:id="ct94816647684624" text:id="ct94816647684624">
          <text:deletion>
            <office:change-info>
              <dc:creator>Autoria desconeguda</dc:creator>
              <dc:date>2017-10-06T09:23:49</dc:date>
            </office:change-info>
            <text:p text:style-name="P104"><text:span text:style-name="T39"/></text:p>
            <text:p text:style-name="P106"><text:span text:style-name="T39"/></text:p>
          </text:deletion>
        </text:changed-region>
        <text:changed-region xml:id="ct94816647022960" text:id="ct94816647022960">
          <text:deletion>
            <office:change-info>
              <dc:creator>Autoria desconeguda</dc:creator>
              <dc:date>2017-10-09T13:34:29</dc:date>
            </office:change-info>
            <text:p text:style-name="P106"><text:span text:style-name="T39"/></text:p>
            <table:table table:name="Taula60" table:style-name="Taula60">
              <table:table-column table:style-name="Taula60.A"/>
              <table:table-column table:style-name="Taula60.B"/>
              <table:table-column table:style-name="Taula60.C"/>
              <table:table-column table:style-name="Taula60.D"/>
              <table:table-row>
                <table:table-cell table:style-name="Taula60.A1" table:number-columns-spanned="4" office:value-type="string">
                  <text:p text:style-name="P368"><text:span text:style-name="T102"><text:s/>M </text:span><text:span text:style-name="T101"><text:s/>documentGenerarCsv</text:span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ula60.A2" office:value-type="string">
                  <text:p text:style-name="P333">Descripció</text:p>
                </table:table-cell>
                <table:table-cell table:style-name="Taula60.B2" table:number-columns-spanned="3" office:value-type="string">
                  <text:p text:style-name="P444">Genera un nou CSV per a un document.</text:p>
                </table:table-cell>
                <table:covered-table-cell/>
                <table:covered-table-cell/>
              </table:table-row>
              <table:table-row table:style-name="Taula60.3">
                <table:table-cell table:style-name="Taula60.A3" table:number-rows-spanned="2" office:value-type="string">
                  <text:p text:style-name="P324">Paràmetres</text:p>
                </table:table-cell>
                <table:table-cell table:style-name="Taula60.B3" office:value-type="string">
                  <text:p text:style-name="P307">Camp</text:p>
                </table:table-cell>
                <table:table-cell table:style-name="Taula60.C3" office:value-type="string">
                  <text:p text:style-name="P306">Tipus</text:p>
                </table:table-cell>
                <table:table-cell table:style-name="Taula60.B3" office:value-type="string">
                  <text:p text:style-name="P306">Descripció</text:p>
                </table:table-cell>
              </table:table-row>
              <table:table-row table:style-name="Taula60.3">
                <table:covered-table-cell/>
                <table:table-cell table:style-name="Taula60.B4" office:value-type="string">
                  <text:p text:style-name="P286">identificador</text:p>
                </table:table-cell>
                <table:table-cell table:style-name="Taula60.B4" office:value-type="string">
                  <text:p text:style-name="P195"><text:span text:style-name="T16">String</text:span> </text:p>
                </table:table-cell>
                <table:table-cell table:style-name="Taula60.D4" office:value-type="string">
                  <text:p text:style-name="P261">Identificador de<text:span text:style-name="T33">l document</text:span></text:p>
                </table:table-cell>
              </table:table-row>
              <table:table-row>
                <table:table-cell table:style-name="Taula60.A5" office:value-type="string">
                  <text:p text:style-name="P338">Excepcions</text:p>
                </table:table-cell>
                <table:table-cell table:style-name="Taula60.B5" office:value-type="string">
                  <text:p text:style-name="P252"><text:span text:style-name="T29">Arxiu</text:span>Exception</text:p>
                </table:table-cell>
                <table:table-cell table:style-name="Taula60.C5" table:number-columns-spanned="2" office:value-type="string">
                  <text:p text:style-name="P252">Si es produeix algun problema <text:span text:style-name="T29">al realitzar l’operació amb l’arxiu</text:span></text:p>
                </table:table-cell>
                <table:covered-table-cell/>
              </table:table-row>
              <table:table-row>
                <table:table-cell table:style-name="Taula60.A6" office:value-type="string">
                  <text:p text:style-name="P333">Valor de retorn</text:p>
                </table:table-cell>
                <table:table-cell table:style-name="Taula60.B6" table:number-columns-spanned="3" office:value-type="string">
                  <text:p text:style-name="P577">String</text:p>
                </table:table-cell>
                <table:covered-table-cell/>
                <table:covered-table-cell/>
              </table:table-row>
            </table:table>
            <text:h text:style-name="P107" text:outline-level="2"><text:span text:style-name="T39"/></text:h>
          </text:deletion>
        </text:changed-region>
        <text:changed-region xml:id="ct94816647679792" text:id="ct94816647679792">
          <text:deletion>
            <office:change-info>
              <dc:creator>Autoria desconeguda</dc:creator>
              <dc:date>2017-10-06T09:23:46</dc:date>
            </office:change-info>
            <text:h text:style-name="P107" text:outline-level="2"><text:span text:style-name="T39"/></text:h>
            <text:p text:style-name="P104"><text:span text:style-name="T39"/></text:p>
          </text:deletion>
        </text:changed-region>
        <text:changed-region xml:id="ct94816647682128" text:id="ct94816647682128">
          <text:deletion>
            <office:change-info>
              <dc:creator>Autoria desconeguda</dc:creator>
              <dc:date>2017-10-09T13:34:30</dc:date>
            </office:change-info>
            <text:p text:style-name="P104"><text:span text:style-name="T39"/></text:p>
            <text:h text:style-name="P107" text:outline-level="2">documentGenerarCsv</text:h>
          </text:deletion>
        </text:changed-region>
        <text:changed-region xml:id="ct94816647679008" text:id="ct94816647679008">
          <text:deletion>
            <office:change-info>
              <dc:creator>Autoria desconeguda</dc:creator>
              <dc:date>2017-10-06T09:23:45</dc:date>
            </office:change-info>
            <text:h text:style-name="P108" text:outline-level="2"><text:span text:style-name="T39"/></text:h>
            <text:p text:style-name="P102"><text:span text:style-name="T39"/></text:p>
          </text:deletion>
        </text:changed-region>
        <text:changed-region xml:id="ct94816647685136" text:id="ct94816647685136">
          <text:deletion>
            <office:change-info>
              <dc:creator>Autoria desconeguda</dc:creator>
              <dc:date>2017-10-06T09:23:50</dc:date>
            </office:change-info>
            <text:h text:style-name="Heading_20_2" text:outline-level="2"><text:span text:style-name="T40"/></text:h>
            <text:p text:style-name="P109"><text:span text:style-name="T40"/></text:p>
          </text:deletion>
        </text:changed-region>
        <text:changed-region xml:id="ct94816647690128" text:id="ct94816647690128">
          <text:deletion>
            <office:change-info>
              <dc:creator>Autoria desconeguda</dc:creator>
              <dc:date>2017-10-11T10:13:52</dc:date>
            </office:change-info>
            <text:p text:style-name="P110">Copia un document</text:p>
          </text:deletion>
        </text:changed-region>
        <text:changed-region xml:id="ct94816647691520" text:id="ct94816647691520">
          <text:insertion>
            <office:change-info>
              <dc:creator>Autoria desconeguda</dc:creator>
              <dc:date>2017-10-11T10:13:52</dc:date>
            </office:change-info>
          </text:insertion>
        </text:changed-region>
        <text:changed-region xml:id="ct94816647694912" text:id="ct94816647694912">
          <text:insertion>
            <office:change-info>
              <dc:creator>Autoria desconeguda</dc:creator>
              <dc:date>2017-10-11T10:14:51</dc:date>
            </office:change-info>
          </text:insertion>
        </text:changed-region>
        <text:changed-region xml:id="ct94816647693376" text:id="ct94816647693376">
          <text:deletion>
            <office:change-info>
              <dc:creator>Autoria desconeguda</dc:creator>
              <dc:date>2017-10-11T10:14:46</dc:date>
            </office:change-info>
            <text:p text:style-name="P111"><text:span text:style-name="T19">Identificador del contenidor on copiar el document</text:span></text:p>
          </text:deletion>
        </text:changed-region>
        <text:changed-region xml:id="ct94816647689856" text:id="ct94816647689856">
          <text:insertion>
            <office:change-info>
              <dc:creator>Autoria desconeguda</dc:creator>
              <dc:date>2017-10-11T10:14:46</dc:date>
            </office:change-info>
          </text:insertion>
        </text:changed-region>
        <text:changed-region xml:id="ct94816647696992" text:id="ct94816647696992">
          <text:insertion>
            <office:change-info>
              <dc:creator>Autoria desconeguda</dc:creator>
              <dc:date>2017-10-11T10:16:58</dc:date>
            </office:change-info>
          </text:insertion>
        </text:changed-region>
        <text:changed-region xml:id="ct94816647696224" text:id="ct94816647696224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816647691792" text:id="ct94816647691792">
          <text:deletion>
            <office:change-info>
              <dc:creator>Autoria desconeguda</dc:creator>
              <dc:date>2017-10-18T12:29:07</dc:date>
            </office:change-info>
            <text:p text:style-name="P112"/>
            <table:table table:name="Taula19" table:style-name="Taula19">
              <table:table-column table:style-name="Taula19.A"/>
              <table:table-column table:style-name="Taula19.B"/>
              <table:table-row>
                <table:table-cell table:style-name="Taula19.A1" office:value-type="string">
                  <text:p text:style-name="P600">Valor de retorn</text:p>
                </table:table-cell>
                <table:table-cell table:style-name="Taula19.B1" office:value-type="string">
                  <text:p text:style-name="P137">ContingutArxiu</text:p>
                </table:table-cell>
              </table:table-row>
            </table:table>
            <text:p text:style-name="P112">Valor de retorn</text:p>
          </text:deletion>
        </text:changed-region>
        <text:changed-region xml:id="ct94816647695136" text:id="ct94816647695136">
          <text:insertion>
            <office:change-info>
              <dc:creator>Autoria desconeguda</dc:creator>
              <dc:date>2017-10-18T12:29:07</dc:date>
            </office:change-info>
          </text:insertion>
        </text:changed-region>
        <text:changed-region xml:id="ct94816647693600" text:id="ct94816647693600">
          <text:deletion>
            <office:change-info>
              <dc:creator>sion </dc:creator>
              <dc:date>2017-09-22T12:34:00</dc:date>
            </office:change-info>
            <text:p text:style-name="P70"><text:span text:style-name="T18">(sense valor de retorn)</text:span></text:p>
          </text:deletion>
        </text:changed-region>
        <text:changed-region xml:id="ct94816647695360" text:id="ct94816647695360">
          <text:deletion>
            <office:change-info>
              <dc:creator>Autoria desconeguda</dc:creator>
              <dc:date>2017-10-11T10:15:09</dc:date>
            </office:change-info>
            <text:p text:style-name="P70"><text:span text:style-name="T18">String</text:span></text:p>
          </text:deletion>
        </text:changed-region>
        <text:changed-region xml:id="ct94816647690992" text:id="ct94816647690992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816647687280" text:id="ct94816647687280">
          <text:deletion>
            <office:change-info>
              <dc:creator>Autoria desconeguda</dc:creator>
              <dc:date>2017-10-06T09:23:56</dc:date>
            </office:change-info>
            <text:h text:style-name="P113" text:outline-level="2"><text:span text:style-name="T39"/></text:h>
            <text:h text:style-name="P113" text:outline-level="2"><text:span text:style-name="T39"/></text:h>
          </text:deletion>
        </text:changed-region>
        <text:changed-region xml:id="ct94816647699952" text:id="ct94816647699952">
          <text:insertion>
            <office:change-info>
              <dc:creator>Autoria desconeguda</dc:creator>
              <dc:date>2017-10-09T13:34:34</dc:date>
            </office:change-info>
          </text:insertion>
        </text:changed-region>
        <text:changed-region xml:id="ct94816647699728" text:id="ct94816647699728">
          <text:deletion>
            <office:change-info>
              <dc:creator>Autoria desconeguda</dc:creator>
              <dc:date>2017-10-06T09:23:53</dc:date>
            </office:change-info>
            <text:h text:style-name="Heading_20_2" text:outline-level="2"><text:span text:style-name="T40"/></text:h>
            <text:h text:style-name="P114" text:outline-level="2"><text:span text:style-name="T40"/></text:h>
          </text:deletion>
        </text:changed-region>
        <text:changed-region xml:id="ct94816647700656" text:id="ct94816647700656">
          <text:deletion>
            <office:change-info>
              <dc:creator>Autoria desconeguda</dc:creator>
              <dc:date>2017-10-09T13:34:40</dc:date>
            </office:change-info>
            <text:h text:style-name="P114" text:outline-level="2"><text:span text:style-name="T40"/></text:h>
            <text:p text:style-name="P115"><text:span text:style-name="T39">document</text:span><text:span text:style-name="T40">Moure</text:span></text:p>
          </text:deletion>
        </text:changed-region>
        <text:changed-region xml:id="ct94816647700224" text:id="ct94816647700224">
          <text:deletion>
            <office:change-info>
              <dc:creator>Autoria desconeguda</dc:creator>
              <dc:date>2017-10-11T10:14:22</dc:date>
            </office:change-info>
            <text:p text:style-name="P110">Mou un document</text:p>
          </text:deletion>
        </text:changed-region>
        <text:changed-region xml:id="ct94816647702656" text:id="ct94816647702656">
          <text:insertion>
            <office:change-info>
              <dc:creator>Autoria desconeguda</dc:creator>
              <dc:date>2017-10-11T10:14:22</dc:date>
            </office:change-info>
          </text:insertion>
        </text:changed-region>
        <text:changed-region xml:id="ct94816647706192" text:id="ct94816647706192">
          <text:insertion>
            <office:change-info>
              <dc:creator>Autoria desconeguda</dc:creator>
              <dc:date>2017-10-11T10:14:48</dc:date>
            </office:change-info>
          </text:insertion>
        </text:changed-region>
        <text:changed-region xml:id="ct94816647704176" text:id="ct94816647704176">
          <text:deletion>
            <office:change-info>
              <dc:creator>Autoria desconeguda</dc:creator>
              <dc:date>2017-10-11T10:14:39</dc:date>
            </office:change-info>
            <text:p text:style-name="P111"><text:span text:style-name="T19">Identificador del contenidor on moure el document</text:span></text:p>
          </text:deletion>
        </text:changed-region>
        <text:changed-region xml:id="ct94816647704512" text:id="ct94816647704512">
          <text:insertion>
            <office:change-info>
              <dc:creator>Autoria desconeguda</dc:creator>
              <dc:date>2017-10-11T10:14:39</dc:date>
            </office:change-info>
          </text:insertion>
        </text:changed-region>
        <text:changed-region xml:id="ct94816647708192" text:id="ct94816647708192">
          <text:insertion>
            <office:change-info>
              <dc:creator>Autoria desconeguda</dc:creator>
              <dc:date>2017-10-11T10:16:57</dc:date>
            </office:change-info>
          </text:insertion>
        </text:changed-region>
        <text:changed-region xml:id="ct94816647703376" text:id="ct94816647703376">
          <text:deletion>
            <office:change-info>
              <dc:creator>Autoria desconeguda</dc:creator>
              <dc:date>2017-10-06T09:24:03</dc:date>
            </office:change-info>
            <text:p text:style-name="P116"/>
            <text:p text:style-name="P116"/>
          </text:deletion>
        </text:changed-region>
        <text:changed-region xml:id="ct94816647712992" text:id="ct94816647712992">
          <text:deletion>
            <office:change-info>
              <dc:creator>Autoria desconeguda</dc:creator>
              <dc:date>2017-10-06T09:24:01</dc:date>
            </office:change-info>
            <text:h text:style-name="Heading_20_2" text:outline-level="2"><text:span text:style-name="T28"/></text:h>
            <text:p text:style-name="P117"><text:span text:style-name="T28"/></text:p>
          </text:deletion>
        </text:changed-region>
        <text:changed-region xml:id="ct94816647710944" text:id="ct94816647710944">
          <text:deletion>
            <office:change-info>
              <dc:creator>Autoria desconeguda</dc:creator>
              <dc:date>2017-10-11T10:15:26</dc:date>
            </office:change-info>
            <text:p text:style-name="P118">Exporta un document al format definit per l’ENI</text:p>
          </text:deletion>
        </text:changed-region>
        <text:changed-region xml:id="ct94816647716416" text:id="ct94816647716416">
          <text:insertion>
            <office:change-info>
              <dc:creator>Autoria desconeguda</dc:creator>
              <dc:date>2017-10-11T10:15:26</dc:date>
            </office:change-info>
          </text:insertion>
        </text:changed-region>
        <text:changed-region xml:id="ct94816647720288" text:id="ct94816647720288">
          <text:insertion>
            <office:change-info>
              <dc:creator>Autoria desconeguda</dc:creator>
              <dc:date>2017-10-11T10:16:56</dc:date>
            </office:change-info>
          </text:insertion>
        </text:changed-region>
        <text:changed-region xml:id="ct94816647721552" text:id="ct9481664772155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6832" text:id="ct948166477268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5216" text:id="ct9481664772521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6144" text:id="ct94816647726144">
          <text:insertion>
            <office:change-info>
              <dc:creator>Autoria desconeguda</dc:creator>
              <dc:date>2017-10-11T10:15:54</dc:date>
            </office:change-info>
          </text:insertion>
        </text:changed-region>
        <text:changed-region xml:id="ct94816647725648" text:id="ct9481664772564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6368" text:id="ct9481664772636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5872" text:id="ct9481664772587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18608" text:id="ct948166477186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14080" text:id="ct9481664771408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3296" text:id="ct9481664772329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8496" text:id="ct94816647728496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9008" text:id="ct948166477290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23520" text:id="ct94816647723520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30032" text:id="ct94816647730032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30544" text:id="ct94816647730544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31360" text:id="ct94816647731360">
          <text:insertion>
            <office:change-info>
              <dc:creator>Autoria desconeguda</dc:creator>
              <dc:date>2017-10-11T10:16:54</dc:date>
            </office:change-info>
          </text:insertion>
        </text:changed-region>
        <text:changed-region xml:id="ct94816641295808" text:id="ct94816641295808">
          <text:insertion>
            <office:change-info>
              <dc:creator>Autoria desconeguda</dc:creator>
              <dc:date>2017-10-09T08:09:30</dc:date>
            </office:change-info>
          </text:insertion>
        </text:changed-region>
        <text:changed-region xml:id="ct94816647730768" text:id="ct94816647730768">
          <text:insertion>
            <office:change-info>
              <dc:creator>Autoria desconeguda</dc:creator>
              <dc:date>2017-10-09T08:15:27</dc:date>
            </office:change-info>
          </text:insertion>
        </text:changed-region>
        <text:changed-region xml:id="ct94816647731584" text:id="ct94816647731584">
          <text:deletion>
            <office:change-info>
              <dc:creator>Autoria desconeguda</dc:creator>
              <dc:date>2017-10-06T09:24:05</dc:date>
            </office:change-info>
            <text:p text:style-name="P119"/>
            <text:p text:style-name="P119"/>
          </text:deletion>
        </text:changed-region>
        <text:changed-region xml:id="ct94816647732128" text:id="ct94816647732128">
          <text:deletion>
            <office:change-info>
              <dc:creator>Autoria desconeguda</dc:creator>
              <dc:date>2017-10-06T09:24:06</dc:date>
            </office:change-info>
            <text:h text:style-name="Heading_20_2" text:outline-level="2"><text:span text:style-name="T41"/></text:h>
            <text:p text:style-name="P120"><text:span text:style-name="T41"/></text:p>
          </text:deletion>
        </text:changed-region>
        <text:changed-region xml:id="ct94816647736080" text:id="ct94816647736080">
          <text:deletion>
            <office:change-info>
              <dc:creator>Autoria desconeguda</dc:creator>
              <dc:date>2017-10-11T10:16:33</dc:date>
            </office:change-info>
            <text:p text:style-name="P121">Crea una nova carpeta a dins un expedient o una altra carpeta</text:p>
          </text:deletion>
        </text:changed-region>
        <text:changed-region xml:id="ct94816647737088" text:id="ct94816647737088">
          <text:insertion>
            <office:change-info>
              <dc:creator>Autoria desconeguda</dc:creator>
              <dc:date>2017-10-11T10:16:33</dc:date>
            </office:change-info>
          </text:insertion>
        </text:changed-region>
        <text:changed-region xml:id="ct94816647739616" text:id="ct94816647739616">
          <text:deletion>
            <office:change-info>
              <dc:creator>Autoria desconeguda</dc:creator>
              <dc:date>2017-10-11T10:16:35</dc:date>
            </office:change-info>
            <text:p text:style-name="P122"><text:span text:style-name="T42">nom</text:span></text:p>
          </text:deletion>
        </text:changed-region>
        <text:changed-region xml:id="ct94816647739840" text:id="ct94816647739840">
          <text:insertion>
            <office:change-info>
              <dc:creator>Autoria desconeguda</dc:creator>
              <dc:date>2017-10-11T10:16:35</dc:date>
            </office:change-info>
          </text:insertion>
        </text:changed-region>
        <text:changed-region xml:id="ct94816647733152" text:id="ct94816647733152">
          <text:deletion>
            <office:change-info>
              <dc:creator>Autoria desconeguda</dc:creator>
              <dc:date>2017-10-11T10:16:38</dc:date>
            </office:change-info>
            <text:p text:style-name="P123"><text:span text:style-name="T16">String</text:span></text:p>
          </text:deletion>
        </text:changed-region>
        <text:changed-region xml:id="ct94816647740960" text:id="ct94816647740960">
          <text:insertion>
            <office:change-info>
              <dc:creator>Autoria desconeguda</dc:creator>
              <dc:date>2017-10-11T10:16:38</dc:date>
            </office:change-info>
          </text:insertion>
        </text:changed-region>
        <text:changed-region xml:id="ct94816647086544" text:id="ct94816647086544">
          <text:deletion>
            <office:change-info>
              <dc:creator>Autoria desconeguda</dc:creator>
              <dc:date>2017-10-11T10:16:51</dc:date>
            </office:change-info>
            <text:p text:style-name="P124"><text:span text:style-name="T33">Nom de la carpeta</text:span></text:p>
          </text:deletion>
        </text:changed-region>
        <text:changed-region xml:id="ct94816647739216" text:id="ct94816647739216">
          <text:insertion>
            <office:change-info>
              <dc:creator>Autoria desconeguda</dc:creator>
              <dc:date>2017-10-11T10:16:51</dc:date>
            </office:change-info>
          </text:insertion>
        </text:changed-region>
        <text:changed-region xml:id="ct94816647744464" text:id="ct94816647744464">
          <text:insertion>
            <office:change-info>
              <dc:creator>Autoria desconeguda</dc:creator>
              <dc:date>2017-10-11T10:21:51</dc:date>
            </office:change-info>
          </text:insertion>
        </text:changed-region>
        <text:changed-region xml:id="ct94816647741984" text:id="ct94816647741984">
          <text:deletion>
            <office:change-info>
              <dc:creator>Autoria desconeguda</dc:creator>
              <dc:date>2017-10-11T10:18:11</dc:date>
            </office:change-info>
            <text:p text:style-name="P125"><text:span text:style-name="T18">String</text:span></text:p>
          </text:deletion>
        </text:changed-region>
        <text:changed-region xml:id="ct94816647742208" text:id="ct94816647742208">
          <text:insertion>
            <office:change-info>
              <dc:creator>Autoria desconeguda</dc:creator>
              <dc:date>2017-10-11T10:18:11</dc:date>
            </office:change-info>
          </text:insertion>
        </text:changed-region>
        <text:changed-region xml:id="ct94816647746784" text:id="ct94816647746784">
          <text:deletion>
            <office:change-info>
              <dc:creator>Autoria desconeguda</dc:creator>
              <dc:date>2017-10-06T09:24:10</dc:date>
            </office:change-info>
            <text:p text:style-name="P126"/>
            <text:p text:style-name="P126"/>
            <text:p text:style-name="P126"/>
          </text:deletion>
        </text:changed-region>
        <text:changed-region xml:id="ct94816647748896" text:id="ct94816647748896">
          <text:deletion>
            <office:change-info>
              <dc:creator>Autoria desconeguda</dc:creator>
              <dc:date>2017-10-06T09:24:15</dc:date>
            </office:change-info>
            <text:h text:style-name="Heading_20_2" text:outline-level="2"><text:span text:style-name="T43"/></text:h>
            <text:p text:style-name="P127"><text:span text:style-name="T43"/></text:p>
          </text:deletion>
        </text:changed-region>
        <text:changed-region xml:id="ct94816647749120" text:id="ct94816647749120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816647753744" text:id="ct94816647753744">
          <text:deletion>
            <office:change-info>
              <dc:creator>Autoria desconeguda</dc:creator>
              <dc:date>2017-10-11T10:18:25</dc:date>
            </office:change-info>
            <text:p text:style-name="P122"><text:span text:style-name="T16">identificador</text:span></text:p>
            <table:table table:name="Taula11" table:style-name="Taula11">
              <table:table-column table:style-name="Taula11.A"/>
              <table:table-column table:style-name="Taula11.B"/>
              <table:table-column table:style-name="Taula11.C"/>
              <table:table-row table:style-name="Taula11.1">
                <table:table-cell table:style-name="Taula11.A1" office:value-type="string">
                  <text:p text:style-name="P603">carpeta</text:p>
                </table:table-cell>
                <table:table-cell table:style-name="Taula11.A1" office:value-type="string">
                  <text:p text:style-name="P558"><text:span text:style-name="T16">Carpeta</text:span> </text:p>
                </table:table-cell>
                <table:table-cell table:style-name="Taula11.C1" office:value-type="string">
                  <text:p text:style-name="P580">Informació per a la creació de la carpeta.</text:p>
                </table:table-cell>
              </table:table-row>
            </table:table>
            <text:p text:style-name="P122"/>
          </text:deletion>
        </text:changed-region>
        <text:changed-region xml:id="ct94816647754896" text:id="ct94816647754896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816647755120" text:id="ct94816647755120">
          <text:deletion>
            <office:change-info>
              <dc:creator>Autoria desconeguda</dc:creator>
              <dc:date>2017-10-11T10:18:25</dc:date>
            </office:change-info>
            <text:p text:style-name="P123"><text:span text:style-name="T16">String</text:span> </text:p>
          </text:deletion>
        </text:changed-region>
        <text:changed-region xml:id="ct94816647748368" text:id="ct94816647748368">
          <text:insertion>
            <office:change-info>
              <dc:creator>Autoria desconeguda</dc:creator>
              <dc:date>2017-10-11T10:18:25</dc:date>
            </office:change-info>
          </text:insertion>
        </text:changed-region>
        <text:changed-region xml:id="ct94816647756112" text:id="ct94816647756112">
          <text:deletion>
            <office:change-info>
              <dc:creator>Autoria desconeguda</dc:creator>
              <dc:date>2017-10-11T10:18:25</dc:date>
            </office:change-info>
            <text:p text:style-name="P124"><text:span text:style-name="T33">Identificador de la carpeta</text:span></text:p>
          </text:deletion>
        </text:changed-region>
        <text:changed-region xml:id="ct94816647758112" text:id="ct94816647758112">
          <text:insertion>
            <office:change-info>
              <dc:creator>Autoria desconeguda</dc:creator>
              <dc:date>2017-10-11T10:21:49</dc:date>
            </office:change-info>
          </text:insertion>
        </text:changed-region>
        <text:changed-region xml:id="ct94816647754224" text:id="ct94816647754224">
          <text:deletion>
            <office:change-info>
              <dc:creator>Autoria desconeguda</dc:creator>
              <dc:date>2017-10-10T10:00:12</dc:date>
            </office:change-info>
            <text:p text:style-name="P70"><text:span text:style-name="T20">InformacioItem</text:span></text:p>
          </text:deletion>
        </text:changed-region>
        <text:changed-region xml:id="ct94816647758624" text:id="ct94816647758624">
          <text:insertion>
            <office:change-info>
              <dc:creator>Autoria desconeguda</dc:creator>
              <dc:date>2017-10-10T10:00:12</dc:date>
            </office:change-info>
          </text:insertion>
        </text:changed-region>
        <text:changed-region xml:id="ct94816647747872" text:id="ct94816647747872">
          <text:deletion>
            <office:change-info>
              <dc:creator>Autoria desconeguda</dc:creator>
              <dc:date>2017-10-06T09:24:18</dc:date>
            </office:change-info>
            <text:p text:style-name="P128"/>
            <text:p text:style-name="P128"/>
          </text:deletion>
        </text:changed-region>
        <text:changed-region xml:id="ct94816647762128" text:id="ct94816647762128">
          <text:deletion>
            <office:change-info>
              <dc:creator>Autoria desconeguda</dc:creator>
              <dc:date>2017-10-06T09:24:19</dc:date>
            </office:change-info>
            <text:h text:style-name="Heading_20_2" text:outline-level="2"><text:span text:style-name="T43"/></text:h>
            <text:p text:style-name="P127"><text:span text:style-name="T43"/></text:p>
          </text:deletion>
        </text:changed-region>
        <text:changed-region xml:id="ct94816647767808" text:id="ct94816647767808">
          <text:insertion>
            <office:change-info>
              <dc:creator>Autoria desconeguda</dc:creator>
              <dc:date>2017-10-11T10:21:48</dc:date>
            </office:change-info>
          </text:insertion>
        </text:changed-region>
        <text:changed-region xml:id="ct94816647769280" text:id="ct94816647769280">
          <text:deletion>
            <office:change-info>
              <dc:creator>Autoria desconeguda</dc:creator>
              <dc:date>2017-10-06T09:24:20</dc:date>
            </office:change-info>
            <text:p text:style-name="P129"/>
            <text:p text:style-name="P129"/>
          </text:deletion>
        </text:changed-region>
        <text:changed-region xml:id="ct94816647771296" text:id="ct94816647771296">
          <text:deletion>
            <office:change-info>
              <dc:creator>Autoria desconeguda</dc:creator>
              <dc:date>2017-10-06T09:24:21</dc:date>
            </office:change-info>
            <text:h text:style-name="Heading_20_2" text:outline-level="2"><text:span text:style-name="T21"/></text:h>
            <text:p text:style-name="P130"><text:span text:style-name="T21"/></text:p>
          </text:deletion>
        </text:changed-region>
        <text:changed-region xml:id="ct94816643902176" text:id="ct94816643902176">
          <text:deletion>
            <office:change-info>
              <dc:creator>Autoria desconeguda</dc:creator>
              <dc:date>2017-10-11T10:19:10</dc:date>
            </office:change-info>
            <text:p text:style-name="P131">Obtenció de la informació completa d’una carpeta donat el seu identificador</text:p>
          </text:deletion>
        </text:changed-region>
        <text:changed-region xml:id="ct94816647768032" text:id="ct94816647768032">
          <text:insertion>
            <office:change-info>
              <dc:creator>Autoria desconeguda</dc:creator>
              <dc:date>2017-10-11T10:19:10</dc:date>
            </office:change-info>
          </text:insertion>
        </text:changed-region>
        <text:changed-region xml:id="ct94816647777632" text:id="ct94816647777632">
          <text:insertion>
            <office:change-info>
              <dc:creator>Autoria desconeguda</dc:creator>
              <dc:date>2017-10-11T10:21:47</dc:date>
            </office:change-info>
          </text:insertion>
        </text:changed-region>
        <text:changed-region xml:id="ct94816647780160" text:id="ct94816647780160">
          <text:insertion>
            <office:change-info>
              <dc:creator>Autoria desconeguda</dc:creator>
              <dc:date>2017-10-11T10:20:18</dc:date>
            </office:change-info>
          </text:insertion>
        </text:changed-region>
        <text:changed-region xml:id="ct94816647780832" text:id="ct94816647780832">
          <text:deletion>
            <office:change-info>
              <dc:creator>Autoria desconeguda</dc:creator>
              <dc:date>2017-10-06T09:24:28</dc:date>
            </office:change-info>
            <text:h text:style-name="Heading_20_2" text:outline-level="2"><text:span text:style-name="T44"/></text:h>
            <text:p text:style-name="P132"/>
            <text:h text:style-name="P133" text:outline-level="2"><text:span text:style-name="T44"/></text:h>
          </text:deletion>
        </text:changed-region>
        <text:changed-region xml:id="ct94816647780608" text:id="ct94816647780608">
          <text:deletion>
            <office:change-info>
              <dc:creator>Autoria desconeguda</dc:creator>
              <dc:date>2017-10-11T10:20:27</dc:date>
            </office:change-info>
            <text:h text:style-name="P133" text:outline-level="2"><text:span text:style-name="T44"/></text:h>
            <text:p text:style-name="P134"><text:bookmark-start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43">carpetaCopiar</text:span><text:bookmark-end text:name="__RefHeading___Toc4800_112191102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94816647780384" text:id="ct94816647780384">
          <text:deletion>
            <office:change-info>
              <dc:creator>Autoria desconeguda</dc:creator>
              <dc:date>2017-10-06T09:24:25</dc:date>
            </office:change-info>
            <text:p text:style-name="P134"><text:span text:style-name="T44"/></text:p>
            <text:p text:style-name="P134"><text:span text:style-name="T44"/></text:p>
          </text:deletion>
        </text:changed-region>
        <text:changed-region xml:id="ct94816647782112" text:id="ct94816647782112">
          <text:insertion>
            <office:change-info>
              <dc:creator>Autoria desconeguda</dc:creator>
              <dc:date>2017-10-11T10:20:31</dc:date>
            </office:change-info>
          </text:insertion>
        </text:changed-region>
        <text:changed-region xml:id="ct94816647782336" text:id="ct94816647782336">
          <text:deletion>
            <office:change-info>
              <dc:creator>Autoria desconeguda</dc:creator>
              <dc:date>2017-10-11T10:19:42</dc:date>
            </office:change-info>
            <text:p text:style-name="P135"><text:span text:style-name="T45">Copia una carpeta.</text:span></text:p>
          </text:deletion>
        </text:changed-region>
        <text:changed-region xml:id="ct94816647779360" text:id="ct94816647779360">
          <text:insertion>
            <office:change-info>
              <dc:creator>Autoria desconeguda</dc:creator>
              <dc:date>2017-10-11T10:19:42</dc:date>
            </office:change-info>
          </text:insertion>
        </text:changed-region>
        <text:changed-region xml:id="ct94816647781680" text:id="ct94816647781680">
          <text:deletion>
            <office:change-info>
              <dc:creator>Autoria desconeguda</dc:creator>
              <dc:date>2017-10-11T10:21:02</dc:date>
            </office:change-info>
            <text:p text:style-name="P136"><text:span text:style-name="T33">Identificador de la carpeta</text:span></text:p>
          </text:deletion>
        </text:changed-region>
        <text:changed-region xml:id="ct94816647774480" text:id="ct94816647774480">
          <text:insertion>
            <office:change-info>
              <dc:creator>Autoria desconeguda</dc:creator>
              <dc:date>2017-10-11T10:21:02</dc:date>
            </office:change-info>
          </text:insertion>
        </text:changed-region>
        <text:changed-region xml:id="ct94816647785488" text:id="ct94816647785488">
          <text:deletion>
            <office:change-info>
              <dc:creator>Autoria desconeguda</dc:creator>
              <dc:date>2017-10-11T10:21:35</dc:date>
            </office:change-info>
            <text:p text:style-name="P136"><text:span text:style-name="T19">Identificador del contenidor on copiar la carpeta</text:span></text:p>
          </text:deletion>
        </text:changed-region>
        <text:changed-region xml:id="ct94816647778832" text:id="ct94816647778832">
          <text:insertion>
            <office:change-info>
              <dc:creator>Autoria desconeguda</dc:creator>
              <dc:date>2017-10-11T10:21:35</dc:date>
            </office:change-info>
          </text:insertion>
        </text:changed-region>
        <text:changed-region xml:id="ct94816647789312" text:id="ct94816647789312">
          <text:insertion>
            <office:change-info>
              <dc:creator>Autoria desconeguda</dc:creator>
              <dc:date>2017-10-11T10:21:44</dc:date>
            </office:change-info>
          </text:insertion>
        </text:changed-region>
        <text:changed-region xml:id="ct94816647785888" text:id="ct94816647785888">
          <text:deletion>
            <office:change-info>
              <dc:creator>sion </dc:creator>
              <dc:date>2017-09-22T12:34:00</dc:date>
            </office:change-info>
            <text:p text:style-name="P137"><text:span text:style-name="T29">(sense valor de retorn)</text:span></text:p>
          </text:deletion>
        </text:changed-region>
        <text:changed-region xml:id="ct94816647786560" text:id="ct94816647786560">
          <text:deletion>
            <office:change-info>
              <dc:creator>Autoria desconeguda</dc:creator>
              <dc:date>2017-10-11T10:20:00</dc:date>
            </office:change-info>
            <text:p text:style-name="P137"><text:span text:style-name="T29">String</text:span></text:p>
          </text:deletion>
        </text:changed-region>
        <text:changed-region xml:id="ct94816647789872" text:id="ct94816647789872">
          <text:insertion>
            <office:change-info>
              <dc:creator>Autoria desconeguda</dc:creator>
              <dc:date>2017-10-18T12:29:23</dc:date>
            </office:change-info>
          </text:insertion>
        </text:changed-region>
        <text:changed-region xml:id="ct94816647793392" text:id="ct94816647793392">
          <text:deletion>
            <office:change-info>
              <dc:creator>Autoria desconeguda</dc:creator>
              <dc:date>2017-10-06T09:24:32</dc:date>
            </office:change-info>
            <text:h text:style-name="Heading_20_2" text:outline-level="2"><text:span text:style-name="T43"/></text:h>
            <text:p text:style-name="P127"><text:span text:style-name="T43"/></text:p>
          </text:deletion>
        </text:changed-region>
        <text:changed-region xml:id="ct94816647790816" text:id="ct94816647790816">
          <text:deletion>
            <office:change-info>
              <dc:creator>Autoria desconeguda</dc:creator>
              <dc:date>2017-10-11T10:19:47</dc:date>
            </office:change-info>
            <text:p text:style-name="P135"><text:span text:style-name="T45">Mou una carpeta.</text:span></text:p>
          </text:deletion>
        </text:changed-region>
        <text:changed-region xml:id="ct94816647796624" text:id="ct94816647796624">
          <text:insertion>
            <office:change-info>
              <dc:creator>Autoria desconeguda</dc:creator>
              <dc:date>2017-10-11T10:19:47</dc:date>
            </office:change-info>
          </text:insertion>
        </text:changed-region>
        <text:changed-region xml:id="ct94816647794240" text:id="ct94816647794240">
          <text:deletion>
            <office:change-info>
              <dc:creator>Autoria desconeguda</dc:creator>
              <dc:date>2017-10-11T10:21:11</dc:date>
            </office:change-info>
            <text:p text:style-name="P136"><text:span text:style-name="T33">Identificador de la carpeta</text:span></text:p>
          </text:deletion>
        </text:changed-region>
        <text:changed-region xml:id="ct94816647788224" text:id="ct94816647788224">
          <text:insertion>
            <office:change-info>
              <dc:creator>Autoria desconeguda</dc:creator>
              <dc:date>2017-10-11T10:21:11</dc:date>
            </office:change-info>
          </text:insertion>
        </text:changed-region>
        <text:changed-region xml:id="ct94816647799504" text:id="ct94816647799504">
          <text:deletion>
            <office:change-info>
              <dc:creator>Autoria desconeguda</dc:creator>
              <dc:date>2017-10-11T10:21:28</dc:date>
            </office:change-info>
            <text:p text:style-name="P136"><text:span text:style-name="T19">Identificador del contenidor on moure la carpeta</text:span></text:p>
          </text:deletion>
        </text:changed-region>
        <text:changed-region xml:id="ct94816647798272" text:id="ct94816647798272">
          <text:insertion>
            <office:change-info>
              <dc:creator>Autoria desconeguda</dc:creator>
              <dc:date>2017-10-11T10:21:28</dc:date>
            </office:change-info>
          </text:insertion>
        </text:changed-region>
        <text:changed-region xml:id="ct94816647801760" text:id="ct94816647801760">
          <text:insertion>
            <office:change-info>
              <dc:creator>Autoria desconeguda</dc:creator>
              <dc:date>2017-10-11T10:21:43</dc:date>
            </office:change-info>
          </text:insertion>
        </text:changed-region>
        <text:changed-region xml:id="ct94816647792464" text:id="ct94816647792464">
          <text:deletion>
            <office:change-info>
              <dc:creator>Autoria desconeguda</dc:creator>
              <dc:date>2017-10-06T09:24:42</dc:date>
            </office:change-info>
            <text:p text:style-name="P138"/>
            <text:p text:style-name="P139"/>
            <text:p text:style-name="P140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94816647167664"/>Interfície genèrica per a la comunicació amb l’arxiu digital</text:p>
      <text:p text:style-name="P161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397">Índex de continguts</text:p>
          </text:index-title>
          <text:p text:style-name="P398"><text:a xlink:type="simple" xlink:href="#__RefHeading___Toc4720_112191102" text:style-name="Index_20_Link" text:visited-style-name="Index_20_Link">1 Introducció<text:tab/>3</text:a></text:p>
          <text:p text:style-name="P398"><text:a xlink:type="simple" xlink:href="#__RefHeading___Toc4722_112191102" text:style-name="Index_20_Link" text:visited-style-name="Index_20_Link">2 Estructures de dades comunes<text:tab/>4</text:a></text:p>
          <text:p text:style-name="P399"><text:a xlink:type="simple" xlink:href="#__RefHeading___Toc7468_250777550" text:style-name="Index_20_Link" text:visited-style-name="Index_20_Link">2.1 Expedient<text:tab/>4</text:a></text:p>
          <text:p text:style-name="P399"><text:a xlink:type="simple" xlink:href="#__RefHeading___Toc4738_112191102" text:style-name="Index_20_Link" text:visited-style-name="Index_20_Link">2.2 Document<text:tab/>4</text:a></text:p>
          <text:p text:style-name="P399"><text:a xlink:type="simple" xlink:href="#__RefHeading___Toc4740_112191102" text:style-name="Index_20_Link" text:visited-style-name="Index_20_Link">2.3 Carpeta<text:tab/>4</text:a></text:p>
          <text:p text:style-name="P399"><text:a xlink:type="simple" xlink:href="#__RefHeading___Toc3780_928946740" text:style-name="Index_20_Link" text:visited-style-name="Index_20_Link">2.4 ExpedientMetadades<text:tab/>5</text:a></text:p>
          <text:p text:style-name="P399"><text:a xlink:type="simple" xlink:href="#__RefHeading___Toc4724_112191102" text:style-name="Index_20_Link" text:visited-style-name="Index_20_Link">2.5 DocumentMetadades<text:tab/>5</text:a></text:p>
          <text:p text:style-name="P399"><text:a xlink:type="simple" xlink:href="#__RefHeading___Toc4726_112191102" text:style-name="Index_20_Link" text:visited-style-name="Index_20_Link">2.6 DocumentContingut<text:tab/>6</text:a></text:p>
          <text:p text:style-name="P399"><text:a xlink:type="simple" xlink:href="#__RefHeading___Toc4730_112191102" text:style-name="Index_20_Link" text:visited-style-name="Index_20_Link">2.7 Firma<text:tab/>7</text:a></text:p>
          <text:p text:style-name="P399"><text:a xlink:type="simple" xlink:href="#__RefHeading___Toc4732_112191102" text:style-name="Index_20_Link" text:visited-style-name="Index_20_Link">2.8 ContingutArxiu<text:tab/>7</text:a></text:p>
          <text:p text:style-name="P399"><text:a xlink:type="simple" xlink:href="#__RefHeading___Toc4742_112191102" text:style-name="Index_20_Link" text:visited-style-name="Index_20_Link">2.9 ConsultaFiltre<text:tab/>7</text:a></text:p>
          <text:p text:style-name="P399"><text:a xlink:type="simple" xlink:href="#__RefHeading___Toc4744_112191102" text:style-name="Index_20_Link" text:visited-style-name="Index_20_Link">2.10 ConsultaResultat<text:tab/>8</text:a></text:p>
          <text:p text:style-name="P398"><text:a xlink:type="simple" xlink:href="#__RefHeading___Toc4746_112191102" text:style-name="Index_20_Link" text:visited-style-name="Index_20_Link">3 Mètodes de l’API<text:tab/>9</text:a></text:p>
          <text:p text:style-name="P399"><text:a xlink:type="simple" xlink:href="#__RefHeading___Toc4748_112191102" text:style-name="Index_20_Link" text:visited-style-name="Index_20_Link">3.1 Consideracions sobre els paràmetres dels mètodes<text:tab/>9</text:a></text:p>
          <text:p text:style-name="P399"><text:a xlink:type="simple" xlink:href="#__RefHeading___Toc4752_1121911021" text:style-name="Index_20_Link" text:visited-style-name="Index_20_Link">3.2 expedientCrear<text:tab/>9</text:a></text:p>
          <text:p text:style-name="P399"><text:a xlink:type="simple" xlink:href="#__RefHeading___Toc4752_112191102" text:style-name="Index_20_Link" text:visited-style-name="Index_20_Link">3.3 expedientModificar<text:tab/>9</text:a></text:p>
          <text:p text:style-name="P399"><text:a xlink:type="simple" xlink:href="#__RefHeading___Toc4754_112191102" text:style-name="Index_20_Link" text:visited-style-name="Index_20_Link">3.4 expedientEsborrar<text:tab/>10</text:a></text:p>
          <text:p text:style-name="P399"><text:a xlink:type="simple" xlink:href="#__RefHeading___Toc4756_112191102" text:style-name="Index_20_Link" text:visited-style-name="Index_20_Link">3.5 expedientDetalls<text:tab/>10</text:a></text:p>
          <text:p text:style-name="P399"><text:a xlink:type="simple" xlink:href="#__RefHeading___Toc4758_112191102" text:style-name="Index_20_Link" text:visited-style-name="Index_20_Link">3.6 expedientConsulta<text:tab/>10</text:a></text:p>
          <text:p text:style-name="P399"><text:a xlink:type="simple" xlink:href="#__RefHeading___Toc4762_1121911021" text:style-name="Index_20_Link" text:visited-style-name="Index_20_Link">3.7 expedientVersions<text:tab/>10</text:a></text:p>
          <text:p text:style-name="P399"><text:a xlink:type="simple" xlink:href="#__RefHeading___Toc4762_112191102" text:style-name="Index_20_Link" text:visited-style-name="Index_20_Link">3.8 expedientTancar<text:tab/>11</text:a></text:p>
          <text:p text:style-name="P399"><text:a xlink:type="simple" xlink:href="#__RefHeading___Toc4766_1121911022" text:style-name="Index_20_Link" text:visited-style-name="Index_20_Link">3.9 expedientReobrir<text:tab/>11</text:a></text:p>
          <text:p text:style-name="P399"><text:a xlink:type="simple" xlink:href="#__RefHeading___Toc4766_112191102" text:style-name="Index_20_Link" text:visited-style-name="Index_20_Link">3.10 expedientExportarEni<text:tab/>11</text:a></text:p>
          <text:p text:style-name="P399"><text:a xlink:type="simple" xlink:href="#__RefHeading___Toc4768_112191102" text:style-name="Index_20_Link" text:visited-style-name="Index_20_Link">3.11 documentCrear<text:tab/>11</text:a></text:p>
          <text:p text:style-name="P399"><text:a xlink:type="simple" xlink:href="#__RefHeading___Toc4774_112191102" text:style-name="Index_20_Link" text:visited-style-name="Index_20_Link">3.12 documentModificar<text:tab/>12</text:a></text:p>
          <text:p text:style-name="P399"><text:a xlink:type="simple" xlink:href="#__RefHeading___Toc4776_112191102" text:style-name="Index_20_Link" text:visited-style-name="Index_20_Link">3.13 documentEsborrar<text:tab/>12</text:a></text:p>
          <text:p text:style-name="P399"><text:a xlink:type="simple" xlink:href="#__RefHeading___Toc4778_112191102" text:style-name="Index_20_Link" text:visited-style-name="Index_20_Link">3.14 documentDetalls<text:tab/>12</text:a></text:p>
          <text:p text:style-name="P399"><text:a xlink:type="simple" xlink:href="#__RefHeading___Toc4780_112191102" text:style-name="Index_20_Link" text:visited-style-name="Index_20_Link">3.15 documentConsulta<text:tab/>13</text:a></text:p>
          <text:p text:style-name="P399"><text:a xlink:type="simple" xlink:href="#__RefHeading___Toc7464_3993651760" text:style-name="Index_20_Link" text:visited-style-name="Index_20_Link">3.16 documentVersions<text:tab/>13</text:a></text:p>
          <text:p text:style-name="P399"><text:a xlink:type="simple" xlink:href="#__RefHeading___Toc4786_112191102" text:style-name="Index_20_Link" text:visited-style-name="Index_20_Link">3.17 documentCopiar<text:tab/>13</text:a></text:p>
          <text:p text:style-name="P399"><text:a xlink:type="simple" xlink:href="#__RefHeading___Toc4786_1121911021" text:style-name="Index_20_Link" text:visited-style-name="Index_20_Link">3.18 documentMoure<text:tab/>13</text:a></text:p>
          <text:p text:style-name="P399"><text:a xlink:type="simple" xlink:href="#__RefHeading___Toc4790_112191102" text:style-name="Index_20_Link" text:visited-style-name="Index_20_Link">3.19 documentExportarEni<text:tab/>14</text:a></text:p>
          <text:p text:style-name="P399"><text:a xlink:type="simple" xlink:href="#__RefHeading___Toc4790_1121911021" text:style-name="Index_20_Link" text:visited-style-name="Index_20_Link">3.20 documentImprimible<text:tab/>14</text:a></text:p>
          <text:p text:style-name="P399"><text:a xlink:type="simple" xlink:href="#__RefHeading___Toc4792_112191102" text:style-name="Index_20_Link" text:visited-style-name="Index_20_Link">3.21 carpetaCrear<text:tab/>14</text:a></text:p>
          <text:p text:style-name="P399"><text:a xlink:type="simple" xlink:href="#__RefHeading___Toc4794_112191102" text:style-name="Index_20_Link" text:visited-style-name="Index_20_Link">3.22 carpetaModificar<text:tab/>15</text:a></text:p>
          <text:p text:style-name="P399"><text:a xlink:type="simple" xlink:href="#__RefHeading___Toc4796_112191102" text:style-name="Index_20_Link" text:visited-style-name="Index_20_Link">3.23 carpetaEsborrar<text:tab/>15</text:a></text:p>
          <text:p text:style-name="P399"><text:a xlink:type="simple" xlink:href="#__RefHeading___Toc4798_112191102" text:style-name="Index_20_Link" text:visited-style-name="Index_20_Link">3.24 carpetaDetalls<text:tab/>15</text:a></text:p>
          <text:p text:style-name="P399"><text:a xlink:type="simple" xlink:href="#__RefHeading___Toc7466_3993651760" text:style-name="Index_20_Link" text:visited-style-name="Index_20_Link">3.25 carpetaCopiar<text:tab/>15</text:a></text:p>
          <text:p text:style-name="P399"><text:a xlink:type="simple" xlink:href="#__RefHeading___Toc4910_112191102" text:style-name="Index_20_Link" text:visited-style-name="Index_20_Link">3.26 carpetaMoure<text:tab/>16</text:a></text:p>
        </text:index-body>
      </text:table-of-content>
      <text:p text:style-name="P161"/>
      <text:h text:style-name="P480" text:outline-level="1"><text:bookmark-start text:name="__RefHeading___Toc4720_112191102"/>Introducció<text:bookmark-end text:name="__RefHeading___Toc4720_112191102"/></text:h>
      <text:p text:style-name="P162"><text:span text:style-name="T111">Aquest document te com a objectiu la definició d’una API</text:span> <text:span text:style-name="T111">genèrica que permeti la comunicació de les aplicacions que formen part del Kit Aníbal amb un arxiu digital.</text:span></text:p>
      <text:p text:style-name="P163">Es te previst realitzar implementacions per a diferents arxius com, per exemple, l’arxiu digital de la CAIB o l’aplicació INSIDE. És per això que el disseny de l’API es basa en les APIs d’aquestes dues aplicacions.</text:p>
      <text:h text:style-name="P480" text:outline-level="1"><text:bookmark-start text:name="__RefHeading___Toc4722_112191102"/>Estructures de dades comunes<text:bookmark-end text:name="__RefHeading___Toc4722_112191102"/></text:h>
      <text:h text:style-name="P494" text:outline-level="2"><text:bookmark-start text:name="__RefHeading___Toc7468_250777550"/><text:span text:style-name="T114">Expedient</text:span><text:bookmark-end text:name="__RefHeading___Toc7468_250777550"/><text:change text:change-id="ct94816647266640"/></text:h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column table:style-name="Taula6.E"/>
        <table:table-row>
          <table:table-cell table:style-name="Taula6.A1" table:number-columns-spanned="5" office:value-type="string">
            <text:p text:style-name="P358"><text:span text:style-name="T102"><text:s/></text:span><text:span text:style-name="T103">C</text:span><text:span text:style-name="T102"> </text:span><text:s/><text:span text:style-name="T114">Expedi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table:number-columns-spanned="5" office:value-type="string">
            <text:p text:style-name="P3"><text:change text:change-id="ct94816647255296"/><text:change-start text:change-id="ct94816647279168"/><text:span text:style-name="T130">Informació d'un contingut de l'arxiu de tipus expedient</text:span><text:change-end text:change-id="ct94816647279168"/>.</text:p>
          </table:table-cell>
          <table:covered-table-cell/>
          <table:covered-table-cell/>
          <table:covered-table-cell/>
          <table:covered-table-cell/>
        </table:table-row>
        <table:table-row table:style-name="Taula6.3">
          <table:table-cell table:style-name="Taula6.A3" office:value-type="string">
            <text:p text:style-name="P299">Camp</text:p>
          </table:table-cell>
          <table:table-cell table:style-name="Taula6.A3" office:value-type="string">
            <text:p text:style-name="P298">Tipus</text:p>
          </table:table-cell>
          <table:table-cell table:style-name="Taula6.A3" office:value-type="string">
            <text:p text:style-name="P298">Ob<text:span text:style-name="T112">l</text:span></text:p>
          </table:table-cell>
          <table:table-cell table:style-name="Taula6.A3" office:value-type="string">
            <text:p text:style-name="P298">Descripció</text:p>
          </table:table-cell>
          <table:table-cell table:style-name="Taula6.E3" office:value-type="string">
            <text:p text:style-name="P298">Comentaris</text:p>
          </table:table-cell>
        </table:table-row>
        <table:table-row>
          <table:table-cell table:style-name="Taula6.A4" office:value-type="string">
            <text:p text:style-name="P352"><text:span text:style-name="T34">i</text:span>dentificador</text:p>
          </table:table-cell>
          <table:table-cell table:style-name="Taula6.B5" office:value-type="string">
            <text:p text:style-name="P244">String</text:p>
          </table:table-cell>
          <table:table-cell table:style-name="Taula6.C4" office:value-type="string">
            <text:p text:style-name="P238"><text:change-start text:change-id="ct94816647282272"/>SI<text:change-end text:change-id="ct94816647282272"/></text:p>
          </table:table-cell>
          <table:table-cell table:style-name="Taula6.D4" office:value-type="string">
            <text:p text:style-name="P244">Identificador de l’expedient</text:p>
          </table:table-cell>
          <table:table-cell table:style-name="Taula6.E5" office:value-type="string">
            <text:p text:style-name="P187"/>
          </table:table-cell>
        </table:table-row>
        <table:table-row>
          <table:table-cell table:style-name="Taula6.A2" office:value-type="string">
            <text:p text:style-name="P318">nom</text:p>
          </table:table-cell>
          <table:table-cell table:style-name="Taula6.B5" office:value-type="string">
            <text:p text:style-name="P187"><text:span text:style-name="T110">String</text:span> </text:p>
          </table:table-cell>
          <table:table-cell table:style-name="Taula6.C5" office:value-type="string">
            <text:p text:style-name="P238"><text:change-start text:change-id="ct94816647280400"/>SI<text:change-end text:change-id="ct94816647280400"/></text:p>
          </table:table-cell>
          <table:table-cell table:style-name="Taula6.D5" office:value-type="string">
            <text:p text:style-name="P5">Nom de l’expedient</text:p>
          </table:table-cell>
          <table:table-cell table:style-name="Taula6.E5" office:value-type="string">
            <text:p text:style-name="P187"/>
          </table:table-cell>
        </table:table-row>
        <table:table-row>
          <table:table-cell table:style-name="Taula6.A2" office:value-type="string">
            <text:p text:style-name="P316">metadades</text:p>
          </table:table-cell>
          <table:table-cell table:style-name="Taula6.B6" office:value-type="string">
            <text:p text:style-name="P171">ExpedientMetadades</text:p>
          </table:table-cell>
          <table:table-cell table:style-name="Taula6.C6" office:value-type="string">
            <text:p text:style-name="P238"><text:change-start text:change-id="ct94816647293152"/>SI<text:change-end text:change-id="ct94816647293152"/></text:p>
          </table:table-cell>
          <table:table-cell table:style-name="Taula6.D6" office:value-type="string">
            <text:p text:style-name="P5">Metadades de l’expedient</text:p>
          </table:table-cell>
          <table:table-cell table:style-name="Taula6.E6" office:value-type="string">
            <text:p text:style-name="P187"/>
          </table:table-cell>
        </table:table-row>
        <table:table-row>
          <table:table-cell table:style-name="Taula6.A2" office:value-type="string">
            <text:p text:style-name="P316">continguts</text:p>
          </table:table-cell>
          <table:table-cell table:style-name="Taula6.B7" office:value-type="string">
            <text:p text:style-name="P4"><text:span text:style-name="T1">List&lt;</text:span><text:change text:change-id="ct94816647295360"/><text:change-start text:change-id="ct94816647296480"/><text:span text:style-name="T1">ContingutArxiu</text:span><text:change-end text:change-id="ct94816647296480"/><text:span text:style-name="T1">&gt;</text:span> </text:p>
          </table:table-cell>
          <table:table-cell table:style-name="Taula6.C7" office:value-type="string">
            <text:p text:style-name="P269"><text:change-start text:change-id="ct94816646609184"/>NO<text:change-end text:change-id="ct94816646609184"/></text:p>
          </table:table-cell>
          <table:table-cell table:style-name="Taula6.D7" office:value-type="string">
            <text:p text:style-name="P5">Llista <text:change-start text:change-id="ct94816647293664"/><text:span text:style-name="T122">d'ítems</text:span><text:change-end text:change-id="ct94816647293664"/><text:change text:change-id="ct94816647296848"/> que <text:change text:change-id="ct94816647297264"/><text:change-start text:change-id="ct94816647295008"/><text:span text:style-name="T122">pengen</text:span><text:change-end text:change-id="ct94816647295008"/> de l’expedient</text:p>
          </table:table-cell>
          <table:table-cell table:style-name="Taula6.E7" office:value-type="string">
            <text:p text:style-name="P187"/>
          </table:table-cell>
        </table:table-row>
      </table:table>
      <text:p text:style-name="P6"><text:change text:change-id="ct94816647280160"/></text:p>
      <text:h text:style-name="P494" text:outline-level="2"><text:bookmark-start text:name="__RefHeading___Toc4738_112191102"/><text:span text:style-name="T105">Document</text:span><text:bookmark-end text:name="__RefHeading___Toc4738_112191102"/><text:change text:change-id="ct94816647260720"/></text:h>
      <table:table table:name="Taula8" table:style-name="Taula8">
        <table:table-column table:style-name="Taula8.A"/>
        <table:table-row>
          <table:table-cell table:style-name="Taula8.A1" office:value-type="string">
            <text:p text:style-name="P358"><text:span text:style-name="T102"><text:s/></text:span><text:span text:style-name="T103">C</text:span><text:span text:style-name="T102"> </text:span><text:s/><text:span text:style-name="T105">Document</text:span></text:p>
          </table:table-cell>
        </table:table-row>
      </table:table>
      <table:table table:name="Taula9" table:style-name="Taula9">
        <table:table-column table:style-name="Taula9.A"/>
        <table:table-row>
          <table:table-cell table:style-name="Taula9.A1" office:value-type="string">
            <text:p text:style-name="P3"><text:change text:change-id="ct94816647277840"/><text:change-start text:change-id="ct94816647303584"/><text:span text:style-name="T130">Informació d'un contingut de l'arxiu de tipus document</text:span><text:change-end text:change-id="ct94816647303584"/>.</text:p>
          </table:table-cell>
        </table:table-row>
      </table:table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column table:style-name="Taula12.E"/>
        <table:table-row table:style-name="Taula12.1">
          <table:table-cell table:style-name="Taula12.A1" office:value-type="string">
            <text:p text:style-name="P299">Camp</text:p>
          </table:table-cell>
          <table:table-cell table:style-name="Taula12.A1" office:value-type="string">
            <text:p text:style-name="P298">Tipus</text:p>
          </table:table-cell>
          <table:table-cell table:style-name="Taula12.A1" office:value-type="string">
            <text:p text:style-name="P298">Ob<text:span text:style-name="T112">l</text:span></text:p>
          </table:table-cell>
          <table:table-cell table:style-name="Taula12.A1" office:value-type="string">
            <text:p text:style-name="P298">Descripció</text:p>
          </table:table-cell>
          <table:table-cell table:style-name="Taula12.E1" office:value-type="string">
            <text:p text:style-name="P298">Comentaris</text:p>
          </table:table-cell>
        </table:table-row>
        <table:table-row>
          <table:table-cell table:style-name="Taula12.A2" office:value-type="string">
            <text:p text:style-name="P352"><text:span text:style-name="T34">i</text:span>dentificador</text:p>
          </table:table-cell>
          <table:table-cell table:style-name="Taula12.B6" office:value-type="string">
            <text:p text:style-name="P244">String</text:p>
          </table:table-cell>
          <table:table-cell table:style-name="Taula12.C2" office:value-type="string">
            <text:p text:style-name="P238"><text:change-start text:change-id="ct94816647306544"/>SI<text:change-end text:change-id="ct94816647306544"/></text:p>
          </table:table-cell>
          <table:table-cell table:style-name="Taula12.D2" office:value-type="string">
            <text:p text:style-name="P244">Identificador del document</text:p>
          </table:table-cell>
          <table:table-cell table:style-name="Taula12.E6" office:value-type="string">
            <text:p text:style-name="P187"/>
          </table:table-cell>
        </table:table-row>
        <table:table-row>
          <table:table-cell table:style-name="Taula12.A3" office:value-type="string">
            <text:p text:style-name="P318">nom</text:p>
          </table:table-cell>
          <table:table-cell table:style-name="Taula12.B6" office:value-type="string">
            <text:p text:style-name="P187"><text:span text:style-name="T110">String</text:span> </text:p>
          </table:table-cell>
          <table:table-cell table:style-name="Taula12.C3" office:value-type="string">
            <text:p text:style-name="P238"><text:change-start text:change-id="ct94816647307152"/>SI<text:change-end text:change-id="ct94816647307152"/></text:p>
          </table:table-cell>
          <table:table-cell table:style-name="Taula12.D3" office:value-type="string">
            <text:p text:style-name="P246">Nom del document</text:p>
          </table:table-cell>
          <table:table-cell table:style-name="Taula12.E6" office:value-type="string">
            <text:p text:style-name="P187"/>
          </table:table-cell>
        </table:table-row>
        <table:table-row>
          <table:table-cell table:style-name="Taula12.A5" office:value-type="string">
            <text:p text:style-name="P350"><text:change-start text:change-id="ct94816647309200"/>estat<text:change-end text:change-id="ct94816647309200"/></text:p>
          </table:table-cell>
          <table:table-cell table:style-name="Taula12.B6" office:value-type="string">
            <text:p text:style-name="P593"><text:change-start text:change-id="ct94816686771456"/>DocumentEstat<text:change-end text:change-id="ct94816686771456"/></text:p>
          </table:table-cell>
          <table:table-cell table:style-name="Taula12.C5" office:value-type="string">
            <text:p text:style-name="P271"><text:change-start text:change-id="ct94816647309648"/>SI<text:change-end text:change-id="ct94816647309648"/></text:p>
          </table:table-cell>
          <table:table-cell table:style-name="Taula12.D5" office:value-type="string">
            <text:p text:style-name="P271"><text:change-start text:change-id="ct94816647309872"/>Estat del document<text:change-end text:change-id="ct94816647309872"/></text:p>
          </table:table-cell>
          <table:table-cell table:style-name="Taula12.E6" office:value-type="string">
            <text:p text:style-name="P271"><text:change-start text:change-id="ct94816647310384"/>ESBORRANY</text:p>
            <text:p text:style-name="P271">DEFINITI<text:change-end text:change-id="ct94816647310384"/><text:change-start text:change-id="ct94816647308544"/>U<text:change-end text:change-id="ct94816647308544"/></text:p>
          </table:table-cell>
        </table:table-row>
        <table:table-row>
          <table:table-cell table:style-name="Taula12.A5" office:value-type="string">
            <text:p text:style-name="P316">metadades</text:p>
          </table:table-cell>
          <table:table-cell table:style-name="Taula12.B6" office:value-type="string">
            <text:p text:style-name="P171">DocumentMetadades</text:p>
          </table:table-cell>
          <table:table-cell table:style-name="Taula12.C5" office:value-type="string">
            <text:p text:style-name="P238"><text:change-start text:change-id="ct94816647310912"/>SI<text:change-end text:change-id="ct94816647310912"/></text:p>
          </table:table-cell>
          <table:table-cell table:style-name="Taula12.D5" office:value-type="string">
            <text:p text:style-name="P246">Metadades del document</text:p>
          </table:table-cell>
          <table:table-cell table:style-name="Taula12.E6" office:value-type="string">
            <text:p text:style-name="P187"/>
          </table:table-cell>
        </table:table-row>
        <table:table-row>
          <table:table-cell table:style-name="Taula12.A6" office:value-type="string">
            <text:p text:style-name="P316">firmes</text:p>
          </table:table-cell>
          <table:table-cell table:style-name="Taula12.B6" office:value-type="string">
            <text:p text:style-name="P171">List&lt;Firma&gt;</text:p>
          </table:table-cell>
          <table:table-cell table:style-name="Taula12.C6" office:value-type="string">
            <text:p text:style-name="P269"><text:change-start text:change-id="ct94816647312256"/>NO<text:change-end text:change-id="ct94816647312256"/></text:p>
          </table:table-cell>
          <table:table-cell table:style-name="Taula12.D6" office:value-type="string">
            <text:p text:style-name="P246">Llista de firmes del document</text:p>
          </table:table-cell>
          <table:table-cell table:style-name="Taula12.E6" office:value-type="string">
            <text:p text:style-name="P187"/>
          </table:table-cell>
        </table:table-row>
        <table:table-row>
          <table:table-cell table:style-name="Taula12.A7" office:value-type="string">
            <text:p text:style-name="P316">contingut</text:p>
          </table:table-cell>
          <table:table-cell table:style-name="Taula12.B7" office:value-type="string">
            <text:p text:style-name="P386">DocumentContingut</text:p>
          </table:table-cell>
          <table:table-cell table:style-name="Taula12.C7" office:value-type="string">
            <text:p text:style-name="P269"><text:change-start text:change-id="ct94816647313520"/>NO<text:change-end text:change-id="ct94816647313520"/></text:p>
          </table:table-cell>
          <table:table-cell table:style-name="Taula12.D7" office:value-type="string">
            <text:p text:style-name="P246">Contingut del document</text:p>
          </table:table-cell>
          <table:table-cell table:style-name="Taula12.E7" office:value-type="string">
            <text:p text:style-name="P187"/>
          </table:table-cell>
        </table:table-row>
      </table:table>
      <text:p text:style-name="P7"><text:change text:change-id="ct94816647302080"/></text:p>
      <text:h text:style-name="P494" text:outline-level="2"><text:bookmark-start text:name="__RefHeading___Toc4740_112191102"/><text:span text:style-name="T2">Carpeta</text:span><text:bookmark-end text:name="__RefHeading___Toc4740_112191102"/><text:change text:change-id="ct94816647245872"/></text:h>
      <table:table table:name="Taula13" table:style-name="Taula13">
        <table:table-column table:style-name="Taula13.A"/>
        <table:table-row>
          <table:table-cell table:style-name="Taula13.A1" office:value-type="string">
            <text:p text:style-name="P358"><text:span text:style-name="T102"><text:s/></text:span><text:span text:style-name="T103">C</text:span><text:span text:style-name="T102"> </text:span><text:s/><text:span text:style-name="T2">Carpeta</text:span></text:p>
          </table:table-cell>
        </table:table-row>
      </table:table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column table:style-name="Taula16.E"/>
        <table:table-row>
          <table:table-cell table:style-name="Taula16.A1" table:number-columns-spanned="5" office:value-type="string">
            <text:p text:style-name="P8"><text:change text:change-id="ct94816647311872"/><text:change-start text:change-id="ct94816647319744"/>Informació d'un contingut de l'arxiu de tipus carpeta.<text:change-end text:change-id="ct94816647319744"/></text:p>
          </table:table-cell>
          <table:covered-table-cell/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299">Camp</text:p>
          </table:table-cell>
          <table:table-cell table:style-name="Taula16.A2" office:value-type="string">
            <text:p text:style-name="P298">Tipus</text:p>
          </table:table-cell>
          <table:table-cell table:style-name="Taula16.A2" office:value-type="string">
            <text:p text:style-name="P298">Ob<text:span text:style-name="T112">l</text:span></text:p>
          </table:table-cell>
          <table:table-cell table:style-name="Taula16.A2" office:value-type="string">
            <text:p text:style-name="P298">Descripció</text:p>
          </table:table-cell>
          <table:table-cell table:style-name="Taula16.E2" office:value-type="string">
            <text:p text:style-name="P298">Comentaris</text:p>
          </table:table-cell>
        </table:table-row>
        <table:table-row>
          <table:table-cell table:style-name="Taula16.A1" office:value-type="string">
            <text:p text:style-name="P352"><text:span text:style-name="T34">i</text:span>dentificador</text:p>
          </table:table-cell>
          <table:table-cell table:style-name="Taula16.B4" office:value-type="string">
            <text:p text:style-name="P244">String</text:p>
          </table:table-cell>
          <table:table-cell table:style-name="Taula16.C3" office:value-type="string">
            <text:p text:style-name="P238"><text:change-start text:change-id="ct94816647319296"/>SI<text:change-end text:change-id="ct94816647319296"/></text:p>
          </table:table-cell>
          <table:table-cell table:style-name="Taula16.D3" office:value-type="string">
            <text:p text:style-name="P244">Identificador de l<text:span text:style-name="T120">a carpeta</text:span></text:p>
          </table:table-cell>
          <table:table-cell table:style-name="Taula16.E4" office:value-type="string">
            <text:p text:style-name="P187"/>
          </table:table-cell>
        </table:table-row>
        <table:table-row>
          <table:table-cell table:style-name="Taula16.A4" office:value-type="string">
            <text:p text:style-name="P318">nom</text:p>
          </table:table-cell>
          <table:table-cell table:style-name="Taula16.B4" office:value-type="string">
            <text:p text:style-name="P187"><text:span text:style-name="T110">String</text:span> </text:p>
          </table:table-cell>
          <table:table-cell table:style-name="Taula16.C4" office:value-type="string">
            <text:p text:style-name="P238"><text:change-start text:change-id="ct94816647322720"/>SI<text:change-end text:change-id="ct94816647322720"/></text:p>
          </table:table-cell>
          <table:table-cell table:style-name="Taula16.D4" office:value-type="string">
            <text:p text:style-name="P246">Nom de la carpeta</text:p>
          </table:table-cell>
          <table:table-cell table:style-name="Taula16.E4" office:value-type="string">
            <text:p text:style-name="P187"/>
          </table:table-cell>
        </table:table-row>
        <table:table-row>
          <table:table-cell table:style-name="Taula16.A5" office:value-type="string">
            <text:p text:style-name="P316">continguts</text:p>
          </table:table-cell>
          <table:table-cell table:style-name="Taula16.B5" office:value-type="string">
            <text:p text:style-name="P4"><text:span text:style-name="T1">List&lt;</text:span><text:change text:change-id="ct94816647328208"/><text:change-start text:change-id="ct94816647329424"/><text:span text:style-name="T1">ContingutArxiu</text:span><text:change-end text:change-id="ct94816647329424"/><text:span text:style-name="T1">&gt;</text:span> </text:p>
          </table:table-cell>
          <table:table-cell table:style-name="Taula16.C5" office:value-type="string">
            <text:p text:style-name="P269"><text:change-start text:change-id="ct94816647321520"/>NO<text:change-end text:change-id="ct94816647321520"/></text:p>
          </table:table-cell>
          <table:table-cell table:style-name="Taula16.D5" office:value-type="string">
            <text:p text:style-name="P246">Llista d’elements que pengen de la carpeta</text:p>
          </table:table-cell>
          <table:table-cell table:style-name="Taula16.E5" office:value-type="string">
            <text:p text:style-name="P187"/>
          </table:table-cell>
        </table:table-row>
      </table:table>
      <text:p text:style-name="P9"><text:change text:change-id="ct94816647324288"/></text:p>
      <text:h text:style-name="P515" text:outline-level="2"><text:bookmark-start text:name="__RefHeading___Toc3780_928946740"/><text:span text:style-name="T3">ExpedientMetadades</text:span><text:bookmark-end text:name="__RefHeading___Toc3780_928946740"/><text:change text:change-id="ct94816647329120"/></text:h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table:number-columns-spanned="5" office:value-type="string">
            <text:p text:style-name="P359"><text:span text:style-name="T102"><text:s/></text:span><text:span text:style-name="T103">C</text:span><text:span text:style-name="T102"> </text:span><text:s/><text:span text:style-name="T3">Expedi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.A2" table:number-columns-spanned="5" office:value-type="string">
            <text:p text:style-name="P11"><text:change text:change-id="ct94816646649088"/><text:change-start text:change-id="ct94816647340384"/><text:span text:style-name="T131">Meta-dades associades a un expedient</text:span><text:change-end text:change-id="ct94816647340384"/>.</text:p>
          </table:table-cell>
          <table:covered-table-cell/>
          <table:covered-table-cell/>
          <table:covered-table-cell/>
          <table:covered-table-cell/>
        </table:table-row>
        <table:table-row table:style-name="Taula1.3">
          <table:table-cell table:style-name="Taula1.A3" office:value-type="string">
            <text:p text:style-name="P309">Camp</text:p>
          </table:table-cell>
          <table:table-cell table:style-name="Taula1.A3" office:value-type="string">
            <text:p text:style-name="P308">Tipus</text:p>
          </table:table-cell>
          <table:table-cell table:style-name="Taula1.A3" office:value-type="string">
            <text:p text:style-name="P308">Ob<text:span text:style-name="T112">l</text:span></text:p>
          </table:table-cell>
          <table:table-cell table:style-name="Taula1.A3" office:value-type="string">
            <text:p text:style-name="P308">Descripció</text:p>
          </table:table-cell>
          <table:table-cell table:style-name="Taula1.E3" office:value-type="string">
            <text:p text:style-name="P308">Comentaris</text:p>
          </table:table-cell>
        </table:table-row>
        <table:table-row>
          <table:table-cell table:style-name="Taula1.A2" office:value-type="string">
            <text:p text:style-name="P308">versioNti</text:p>
          </table:table-cell>
          <table:table-cell table:style-name="Taula1.B4" office:value-type="string">
            <text:p text:style-name="P13">String </text:p>
          </table:table-cell>
          <table:table-cell table:style-name="Taula1.C4" office:value-type="string">
            <text:p text:style-name="P237">SI</text:p>
          </table:table-cell>
          <table:table-cell table:style-name="Taula1.D4" office:value-type="string">
            <text:p text:style-name="P237">http://administracionelectronica.gob.es/ENI/XSD/v1.0/documento-e</text:p>
          </table:table-cell>
          <table:table-cell table:style-name="Taula1.E4" office:value-type="string">
            <text:p text:style-name="P13"/>
          </table:table-cell>
        </table:table-row>
        <table:table-row>
          <table:table-cell table:style-name="Taula1.A5" office:value-type="string">
            <text:p text:style-name="P308">identificador</text:p>
          </table:table-cell>
          <table:table-cell table:style-name="Taula1.B5" office:value-type="string">
            <text:p text:style-name="P13">String </text:p>
          </table:table-cell>
          <table:table-cell table:style-name="Taula1.C5" office:value-type="string">
            <text:p text:style-name="P237">SI</text:p>
          </table:table-cell>
          <table:table-cell table:style-name="Taula1.D5" office:value-type="string">
            <text:p text:style-name="P12">Identificador de la metadada</text:p>
          </table:table-cell>
          <table:table-cell table:style-name="Taula1.E5" office:value-type="string">
            <text:p text:style-name="P13"/>
          </table:table-cell>
        </table:table-row>
        <table:table-row>
          <table:table-cell table:style-name="Taula1.A6" office:value-type="string">
            <text:p text:style-name="P17"><text:change-start text:change-id="ct94816758645376"/>origen<text:change-end text:change-id="ct94816758645376"/></text:p>
          </table:table-cell>
          <table:table-cell table:style-name="Taula1.B6" office:value-type="string">
            <text:p text:style-name="P186"><text:change-start text:change-id="ct94816758628128"/><text:span text:style-name="T157">ContingutOrigen</text:span> <text:change-end text:change-id="ct94816758628128"/></text:p>
          </table:table-cell>
          <table:table-cell table:style-name="Taula1.C6" office:value-type="string">
            <text:p text:style-name="P241"><text:change-start text:change-id="ct94816647374064"/>SI<text:change-end text:change-id="ct94816647374064"/></text:p>
          </table:table-cell>
          <table:table-cell table:style-name="Taula1.D6" office:value-type="string">
            <text:p text:style-name="P19"><text:change-start text:change-id="ct94816647339920"/><text:span text:style-name="T126">Persona física o jurídica que origina el document.</text:span><text:change-end text:change-id="ct94816647339920"/></text:p>
          </table:table-cell>
          <table:table-cell table:style-name="Taula1.E6" office:value-type="string">
            <text:p text:style-name="P211"><text:change-start text:change-id="ct94816761251920"/><text:span text:style-name="T157">0</text:span>: Ciutadà</text:p>
            <text:p text:style-name="P211"><text:span text:style-name="T157">1</text:span>: Administració<text:change-end text:change-id="ct94816761251920"/></text:p>
          </table:table-cell>
        </table:table-row>
        <table:table-row>
          <table:table-cell table:style-name="Taula1.A7" office:value-type="string">
            <text:p text:style-name="P308">organs</text:p>
          </table:table-cell>
          <table:table-cell table:style-name="Taula1.B7" office:value-type="string">
            <text:p text:style-name="P13"><text:span text:style-name="T67">List</text:span>&lt;String&gt; </text:p>
          </table:table-cell>
          <table:table-cell table:style-name="Taula1.C7" office:value-type="string">
            <text:p text:style-name="P237">SI</text:p>
          </table:table-cell>
          <table:table-cell table:style-name="Taula1.D7" office:value-type="string">
            <text:p text:style-name="P12">Codi <text:change text:change-id="ct94816647343376"/><text:change-start text:change-id="ct94816647344864"/><text:span text:style-name="T122">DIR3</text:span><text:change-end text:change-id="ct94816647344864"/> de la unitat orgànica</text:p>
          </table:table-cell>
          <table:table-cell table:style-name="Taula1.E7" office:value-type="string">
            <text:p text:style-name="P13"/>
          </table:table-cell>
        </table:table-row>
        <table:table-row>
          <table:table-cell table:style-name="Taula1.A8" office:value-type="string">
            <text:p text:style-name="P308">data<text:span text:style-name="T3">Obertura</text:span></text:p>
          </table:table-cell>
          <table:table-cell table:style-name="Taula1.B8" office:value-type="string">
            <text:p text:style-name="P13">Date </text:p>
          </table:table-cell>
          <table:table-cell table:style-name="Taula1.C8" office:value-type="string">
            <text:p text:style-name="P237">SI</text:p>
          </table:table-cell>
          <table:table-cell table:style-name="Taula1.D8" office:value-type="string">
            <text:p text:style-name="P12"><text:span text:style-name="T3">D</text:span>ata d’obertura <text:span text:style-name="T3">de l’expedient</text:span></text:p>
          </table:table-cell>
          <table:table-cell table:style-name="Taula1.E8" office:value-type="string">
            <text:p text:style-name="P12"/>
          </table:table-cell>
        </table:table-row>
        <table:table-row>
          <table:table-cell table:style-name="Taula1.A9" office:value-type="string">
            <text:p text:style-name="P345">classificacio</text:p>
          </table:table-cell>
          <table:table-cell table:style-name="Taula1.B9" office:value-type="string">
            <text:p text:style-name="P13">String </text:p>
          </table:table-cell>
          <table:table-cell table:style-name="Taula1.C9" office:value-type="string">
            <text:p text:style-name="P242">SI</text:p>
          </table:table-cell>
          <table:table-cell table:style-name="Taula1.D9" office:value-type="string">
            <text:p text:style-name="P267">Codi SIA del procediment</text:p>
          </table:table-cell>
          <table:table-cell table:style-name="Taula1.E9" office:value-type="string">
            <text:p text:style-name="P12"/>
          </table:table-cell>
        </table:table-row>
        <table:table-row>
          <table:table-cell table:style-name="Taula1.A10" office:value-type="string">
            <text:p text:style-name="P308">estat</text:p>
          </table:table-cell>
          <table:table-cell table:style-name="Taula1.B10" office:value-type="string">
            <text:p text:style-name="P13"><text:change text:change-id="ct94816689003232"/><text:change-start text:change-id="ct94816684458416"/><text:span text:style-name="T157">ExpedientEstat</text:span><text:change-end text:change-id="ct94816684458416"/> </text:p>
          </table:table-cell>
          <table:table-cell table:style-name="Taula1.C10" office:value-type="string">
            <text:p text:style-name="P12">SI</text:p>
          </table:table-cell>
          <table:table-cell table:style-name="Taula1.D10" office:value-type="string">
            <text:p text:style-name="P12">Estat <text:span text:style-name="T3">de l’expedient</text:span><text:change text:change-id="ct94816647349936"/></text:p>
          </table:table-cell>
          <table:table-cell table:style-name="Taula1.E10" office:value-type="string">
            <text:p text:style-name="P204"><text:change-start text:change-id="ct94816647351296"/>E01: <text:span text:style-name="T3">Obert</text:span></text:p>
            <text:p text:style-name="P204">E02: <text:span text:style-name="T3">Tancat</text:span></text:p>
            <text:p text:style-name="P204">E03: <text:span text:style-name="T3">Índex per a remissió tancat</text:span><text:change-end text:change-id="ct94816647351296"/></text:p>
          </table:table-cell>
        </table:table-row>
        <table:table-row>
          <table:table-cell table:style-name="Taula1.A12" office:value-type="string">
            <text:p text:style-name="P345">interessats</text:p>
          </table:table-cell>
          <table:table-cell table:style-name="Taula1.B11" office:value-type="string">
            <text:p text:style-name="P13"><text:span text:style-name="T3">List&lt;</text:span>String<text:span text:style-name="T3">&gt;</text:span> </text:p>
          </table:table-cell>
          <table:table-cell table:style-name="Taula1.C11" office:value-type="string">
            <text:p text:style-name="P267">NO</text:p>
          </table:table-cell>
          <table:table-cell table:style-name="Taula1.D11" office:value-type="string">
            <text:p text:style-name="P267">NIFs dels interessats associats a l’expedient</text:p>
          </table:table-cell>
          <table:table-cell table:style-name="Taula1.E11" office:value-type="string">
            <text:p text:style-name="P12"/>
          </table:table-cell>
        </table:table-row>
        <table:table-row>
          <table:table-cell table:style-name="Taula1.A12" office:value-type="string">
            <text:p text:style-name="P308">serieDocumental</text:p>
          </table:table-cell>
          <table:table-cell table:style-name="Taula1.B12" office:value-type="string">
            <text:p text:style-name="P13">String </text:p>
          </table:table-cell>
          <table:table-cell table:style-name="Taula1.C12" office:value-type="string">
            <text:p text:style-name="P237">SI</text:p>
          </table:table-cell>
          <table:table-cell table:style-name="Taula1.D12" office:value-type="string">
            <text:p text:style-name="P15">Identificador de la sèrie documental de l’arxiu</text:p>
          </table:table-cell>
          <table:table-cell table:style-name="Taula1.E12" office:value-type="string">
            <text:p text:style-name="P13"/>
          </table:table-cell>
        </table:table-row>
        <table:table-row>
          <table:table-cell table:style-name="Taula1.A13" office:value-type="string">
            <text:p text:style-name="P308">metadadesAddicionals</text:p>
          </table:table-cell>
          <table:table-cell table:style-name="Taula1.B13" office:value-type="string">
            <text:p text:style-name="P13"><text:span text:style-name="T115">Map</text:span>&lt;String, <text:change text:change-id="ct94816647355280"/><text:change-start text:change-id="ct94816645524592"/><text:span text:style-name="T143">Object</text:span><text:change-end text:change-id="ct94816645524592"/>&gt; </text:p>
          </table:table-cell>
          <table:table-cell table:style-name="Taula1.C13" office:value-type="string">
            <text:p text:style-name="P15">No</text:p>
          </table:table-cell>
          <table:table-cell table:style-name="Taula1.D13" office:value-type="string">
            <text:p text:style-name="P15"><text:change text:change-id="ct94816647078128"/><text:change-start text:change-id="ct94816647346848"/><text:span text:style-name="T133">Altres meta-dades de l’expedient</text:span><text:change-end text:change-id="ct94816647346848"/>.</text:p>
          </table:table-cell>
          <table:table-cell table:style-name="Taula1.E13" office:value-type="string">
            <text:p text:style-name="P15">Map: &lt;nomMetadada, valorMetadada&gt;</text:p>
          </table:table-cell>
        </table:table-row>
      </table:table>
      <text:p text:style-name="Text_20_body"><text:change-start text:change-id="ct94816645536032"/></text:p>
      <text:h text:style-name="P495" text:outline-level="2"><text:bookmark-start text:name="__RefHeading___Toc4724_112191102"/><text:change-end text:change-id="ct94816645536032"/><text:span text:style-name="T116">DocumentMetadades</text:span><text:bookmark-end text:name="__RefHeading___Toc4724_112191102"/><text:change text:change-id="ct94816645537984"/></text:h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row>
          <table:table-cell table:style-name="Taula3.A1" table:number-columns-spanned="5" office:value-type="string">
            <text:p text:style-name="P357"><text:span text:style-name="T102"><text:s/></text:span><text:span text:style-name="T103">C</text:span><text:span text:style-name="T102"> </text:span><text:s/><text:span text:style-name="T105">DocumentMetadad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.A2" table:number-columns-spanned="5" office:value-type="string">
            <text:p text:style-name="P16"><text:change text:change-id="ct94816647331696"/><text:change-start text:change-id="ct94816645535616"/><text:span text:style-name="T132">Meta-dades associades a un document</text:span><text:change-end text:change-id="ct94816645535616"/>.</text:p>
          </table:table-cell>
          <table:covered-table-cell/>
          <table:covered-table-cell/>
          <table:covered-table-cell/>
          <table:covered-table-cell/>
        </table:table-row>
        <table:table-row table:style-name="Taula3.3">
          <table:table-cell table:style-name="Taula3.A3" office:value-type="string">
            <text:p text:style-name="P293">Camp</text:p>
          </table:table-cell>
          <table:table-cell table:style-name="Taula3.A3" office:value-type="string">
            <text:p text:style-name="P292">Tipus</text:p>
          </table:table-cell>
          <table:table-cell table:style-name="Taula3.A3" office:value-type="string">
            <text:p text:style-name="P292">Ob<text:span text:style-name="T112">l</text:span></text:p>
          </table:table-cell>
          <table:table-cell table:style-name="Taula3.A3" office:value-type="string">
            <text:p text:style-name="P292">Descripció</text:p>
          </table:table-cell>
          <table:table-cell table:style-name="Taula3.E3" office:value-type="string">
            <text:p text:style-name="P292">Comentaris</text:p>
          </table:table-cell>
        </table:table-row>
        <table:table-row>
          <table:table-cell table:style-name="Taula3.A2" office:value-type="string">
            <text:p text:style-name="P294">versioNti</text:p>
          </table:table-cell>
          <table:table-cell table:style-name="Taula3.B4" office:value-type="string">
            <text:p text:style-name="P186">String </text:p>
          </table:table-cell>
          <table:table-cell table:style-name="Taula3.C4" office:value-type="string">
            <text:p text:style-name="P235">SI</text:p>
          </table:table-cell>
          <table:table-cell table:style-name="Taula3.D4" office:value-type="string">
            <text:p text:style-name="P235">http://administracionelectronica.gob.es/ENI/XSD/v1.0/documento-e</text:p>
          </table:table-cell>
          <table:table-cell table:style-name="Taula3.E4" office:value-type="string">
            <text:p text:style-name="P185"/>
          </table:table-cell>
        </table:table-row>
        <table:table-row>
          <table:table-cell table:style-name="Taula3.A5" office:value-type="string">
            <text:p text:style-name="P17">identificador</text:p>
          </table:table-cell>
          <table:table-cell table:style-name="Taula3.B5" office:value-type="string">
            <text:p text:style-name="P186">String </text:p>
          </table:table-cell>
          <table:table-cell table:style-name="Taula3.C5" office:value-type="string">
            <text:p text:style-name="P236">SI</text:p>
          </table:table-cell>
          <table:table-cell table:style-name="Taula3.D5" office:value-type="string">
            <text:p text:style-name="P19">Identificador de la metadada</text:p>
          </table:table-cell>
          <table:table-cell table:style-name="Taula3.E5" office:value-type="string">
            <text:p text:style-name="P185"/>
          </table:table-cell>
        </table:table-row>
        <table:table-row>
          <table:table-cell table:style-name="Taula3.A7" office:value-type="string">
            <text:p text:style-name="P17"><text:change-start text:change-id="ct94816695836656"/>origen<text:change-end text:change-id="ct94816695836656"/></text:p>
          </table:table-cell>
          <table:table-cell table:style-name="Taula3.B7" office:value-type="string">
            <text:p text:style-name="P186"><text:change-start text:change-id="ct94816707602144"/><text:span text:style-name="T157">ContingutOrigen</text:span> <text:change-end text:change-id="ct94816707602144"/></text:p>
          </table:table-cell>
          <table:table-cell table:style-name="Taula3.C7" office:value-type="string">
            <text:p text:style-name="P241"><text:change-start text:change-id="ct94816757165840"/>SI<text:change-end text:change-id="ct94816757165840"/></text:p>
          </table:table-cell>
          <table:table-cell table:style-name="Taula3.D7" office:value-type="string">
            <text:p text:style-name="P19"><text:change-start text:change-id="ct94816684656976"/><text:span text:style-name="T126">Persona física o jurídica que origina el document.</text:span><text:change-end text:change-id="ct94816684656976"/></text:p>
          </table:table-cell>
          <table:table-cell table:style-name="Taula3.E7" office:value-type="string">
            <text:p text:style-name="P211"><text:change-start text:change-id="ct94816687158800"/><text:span text:style-name="T157">0:</text:span><text:change-end text:change-id="ct94816687158800"/><text:change-start text:change-id="ct94816761048272"/> Ciutadà</text:p>
            <text:p text:style-name="P211"><text:span text:style-name="T157">1</text:span>: Administració<text:change-end text:change-id="ct94816761048272"/></text:p>
          </table:table-cell>
        </table:table-row>
        <table:table-row>
          <table:table-cell table:style-name="Taula3.A7" office:value-type="string">
            <text:p text:style-name="P17">organs</text:p>
          </table:table-cell>
          <table:table-cell table:style-name="Taula3.B7" office:value-type="string">
            <text:p text:style-name="P186"><text:span text:style-name="T67">List</text:span>&lt;String&gt; </text:p>
          </table:table-cell>
          <table:table-cell table:style-name="Taula3.C7" office:value-type="string">
            <text:p text:style-name="P236">SI</text:p>
          </table:table-cell>
          <table:table-cell table:style-name="Taula3.D7" office:value-type="string">
            <text:p text:style-name="P19">Codi Dir3 de la unitat orgànica</text:p>
          </table:table-cell>
          <table:table-cell table:style-name="Taula3.E7" office:value-type="string">
            <text:p text:style-name="P185"/>
          </table:table-cell>
        </table:table-row>
        <table:table-row>
          <table:table-cell table:style-name="Taula3.A8" office:value-type="string">
            <text:p text:style-name="P17">data<text:change-start text:change-id="ct94816647371216"/><text:span text:style-name="T136">Captura</text:span><text:change-end text:change-id="ct94816647371216"/></text:p>
          </table:table-cell>
          <table:table-cell table:style-name="Taula3.B8" office:value-type="string">
            <text:p text:style-name="P186">Date </text:p>
          </table:table-cell>
          <table:table-cell table:style-name="Taula3.C8" office:value-type="string">
            <text:p text:style-name="P236">SI</text:p>
          </table:table-cell>
          <table:table-cell table:style-name="Taula3.D8" office:value-type="string">
            <text:p text:style-name="P19"><text:span text:style-name="T3">D</text:span>ata de captura <text:span text:style-name="T3">del document</text:span></text:p>
          </table:table-cell>
          <table:table-cell table:style-name="Taula3.E8" office:value-type="string">
            <text:p text:style-name="P19"/>
          </table:table-cell>
        </table:table-row>
        <table:table-row>
          <table:table-cell table:style-name="Taula3.A9" office:value-type="string">
            <text:p text:style-name="P17"><text:change text:change-id="ct94816686489760"/><text:change text:change-id="ct94816647373328"/>estat<text:span text:style-name="T117">Elaboracio</text:span></text:p>
          </table:table-cell>
          <table:table-cell table:style-name="Taula3.B9" office:value-type="string">
            <text:p text:style-name="P18"><text:change text:change-id="ct94816647372528"/><text:change-start text:change-id="ct94816685281920"/><text:span text:style-name="T157">Document</text:span><text:change-end text:change-id="ct94816685281920"/><text:change-start text:change-id="ct94816686798880"/><text:span text:style-name="T157">EstatElaboracio</text:span><text:change-end text:change-id="ct94816686798880"/> </text:p>
          </table:table-cell>
          <table:table-cell table:style-name="Taula3.C9" office:value-type="string">
            <text:p text:style-name="P19">SI</text:p>
          </table:table-cell>
          <table:table-cell table:style-name="Taula3.D9" office:value-type="string">
            <text:p text:style-name="P19">Estat <text:change-start text:change-id="ct94816647375328"/><text:span text:style-name="T138">d’</text:span><text:change-end text:change-id="ct94816647375328"/>elaboració<text:change text:change-id="ct94816647376832"/><text:change-start text:change-id="ct94816646684384"/>.<text:change-end text:change-id="ct94816646684384"/></text:p>
          </table:table-cell>
          <table:table-cell table:style-name="Taula3.E9" office:value-type="string">
            <text:p text:style-name="P203"><text:change-start text:change-id="ct94816646683920"/>EE01: Original</text:p>
            <text:p text:style-name="P203">EE02: Còpia electrònica autèntica amb canvi de format</text:p>
            <text:p text:style-name="P203">EE03: Còpia electrònica autèntica de document paper</text:p>
            <text:p text:style-name="P203">EE04: Còpia electrònica parcial autèntica<text:change-end text:change-id="ct94816646683920"/></text:p>
          </table:table-cell>
        </table:table-row>
        <table:table-row>
          <table:table-cell table:style-name="Taula3.A14" office:value-type="string">
            <text:p text:style-name="P17">tipusDocumental</text:p>
          </table:table-cell>
          <table:table-cell table:style-name="Taula3.B10" office:value-type="string">
            <text:p text:style-name="P18"><text:change text:change-id="ct94816758350192"/><text:change-start text:change-id="ct94816696339888"/><text:span text:style-name="T157">DocumentTipus</text:span><text:change-end text:change-id="ct94816696339888"/> </text:p>
          </table:table-cell>
          <table:table-cell table:style-name="Taula3.C10" office:value-type="string">
            <text:p text:style-name="P240">SI</text:p>
          </table:table-cell>
          <table:table-cell table:style-name="Taula3.D10" office:value-type="string">
            <text:p text:style-name="P21"><text:change-start text:change-id="ct94816647371440"/><text:span text:style-name="T122">Tipus</text:span><text:change-end text:change-id="ct94816647371440"/><text:change text:change-id="ct94816646682416"/><text:change-start text:change-id="ct94816647323760"/><text:span text:style-name="T122"> de document.</text:span><text:change-end text:change-id="ct94816647323760"/></text:p>
          </table:table-cell>
          <table:table-cell table:style-name="Taula3.E10" office:value-type="string">
            <text:p text:style-name="P208"><text:change-start text:change-id="ct94816647389440"/>TD01: Resolución</text:p>
            <text:p text:style-name="P208">TD02: Acuerdo</text:p>
            <text:p text:style-name="P208">TD03: Contrato</text:p>
            <text:p text:style-name="P208">TD04: Convenio</text:p>
            <text:p text:style-name="P208">TD05: Declaración</text:p>
            <text:p text:style-name="P208">TD06: Comunicación</text:p>
            <text:p text:style-name="P208">TD07: Notificación</text:p>
            <text:p text:style-name="P208">TD08: Publicación</text:p>
            <text:p text:style-name="P208">TD09: Acuse de recibo</text:p>
            <text:p text:style-name="P208">TD10: Acta</text:p>
            <text:p text:style-name="P208"><text:soft-page-break/>TD11: Certificado</text:p>
            <text:p text:style-name="P208">TD12: Diligencia</text:p>
            <text:p text:style-name="P208">TD13: Informe</text:p>
            <text:p text:style-name="P208">TD14: Solicitud</text:p>
            <text:p text:style-name="P208">TD15: Denuncia</text:p>
            <text:p text:style-name="P208">TD16: Alegación</text:p>
            <text:p text:style-name="P208">TD17: Recursos</text:p>
            <text:p text:style-name="P208">TD18: Comunicación ciudadano</text:p>
            <text:p text:style-name="P208">TD19: Factura</text:p>
            <text:p text:style-name="P208">TD20: Otros incautados</text:p>
            <text:p text:style-name="P208">TD99: Otros<text:change-end text:change-id="ct94816647389440"/></text:p>
          </table:table-cell>
        </table:table-row>
        <table:table-row>
          <table:table-cell table:style-name="Taula3.A14" office:value-type="string">
            <text:p text:style-name="P349"><text:change-start text:change-id="ct94816647387856"/>format<text:change-end text:change-id="ct94816647387856"/></text:p>
          </table:table-cell>
          <table:table-cell table:style-name="Taula3.B14" office:value-type="string">
            <text:p text:style-name="P18"><text:change-start text:change-id="ct94816757139296"/><text:span text:style-name="T157">DocumentFormat</text:span><text:change-end text:change-id="ct94816757139296"/><text:change-start text:change-id="ct94816646670528"/> <text:change-end text:change-id="ct94816646670528"/></text:p>
          </table:table-cell>
          <table:table-cell table:style-name="Taula3.C14" office:value-type="string">
            <text:p text:style-name="P239"><text:change-start text:change-id="ct94816647378800"/>SI<text:change-end text:change-id="ct94816647378800"/></text:p>
          </table:table-cell>
          <table:table-cell table:style-name="Taula3.D14" office:value-type="string">
            <text:p text:style-name="P270"><text:change-start text:change-id="ct94816647387008"/>Nom del fo<text:change-end text:change-id="ct94816647387008"/><text:change-start text:change-id="ct94816647388352"/>rmat del fitxer.<text:change-end text:change-id="ct94816647388352"/></text:p>
          </table:table-cell>
          <table:table-cell table:style-name="Taula3.E14" office:value-type="string">
            <text:p text:style-name="P270"><text:change-start text:change-id="ct94816647387456"/>Valor extret de la l<text:change-end text:change-id="ct94816647387456"/><text:change-start text:change-id="ct94816647380912"/>lista de formats admesos per la NTI de Catálogo de estándares.<text:change-end text:change-id="ct94816647380912"/></text:p>
          </table:table-cell>
        </table:table-row>
        <table:table-row>
          <table:table-cell table:style-name="Taula3.A12" office:value-type="string">
            <text:p text:style-name="P349"><text:change-start text:change-id="ct94816647381136"/>extensio<text:change-end text:change-id="ct94816647381136"/></text:p>
          </table:table-cell>
          <table:table-cell table:style-name="Taula3.B12" office:value-type="string">
            <text:p text:style-name="P18"><text:change-start text:change-id="ct94816686323200"/><text:span text:style-name="T157">DocumentExtensio</text:span><text:change-end text:change-id="ct94816686323200"/><text:change-start text:change-id="ct94816647381360"/> <text:change-end text:change-id="ct94816647381360"/></text:p>
          </table:table-cell>
          <table:table-cell table:style-name="Taula3.C12" office:value-type="string">
            <text:p text:style-name="P239"><text:change-start text:change-id="ct94816647381872"/>SI<text:change-end text:change-id="ct94816647381872"/></text:p>
          </table:table-cell>
          <table:table-cell table:style-name="Taula3.D12" office:value-type="string">
            <text:p text:style-name="P270"><text:change-start text:change-id="ct94816647380464"/>Extensió del fitxer.<text:change-end text:change-id="ct94816647380464"/></text:p>
          </table:table-cell>
          <table:table-cell table:style-name="Taula3.E12" office:value-type="string">
            <text:p text:style-name="P270"><text:change-start text:change-id="ct94816647396016"/>.gml</text:p>
            <text:p text:style-name="P270">.gz</text:p>
            <text:p text:style-name="P270">.zip</text:p>
            <text:p text:style-name="P270">.avi</text:p>
            <text:p text:style-name="P270">.csv</text:p>
            <text:p text:style-name="P270">.html</text:p>
            <text:p text:style-name="P270">.htm</text:p>
            <text:p text:style-name="P270">.css</text:p>
            <text:p text:style-name="P270">.jpg</text:p>
            <text:p text:style-name="P270">.jpeg</text:p>
            <text:p text:style-name="P270">.mhtml</text:p>
            <text:p text:style-name="P270">.mht</text:p>
            <text:p text:style-name="P270">.odt</text:p>
            <text:p text:style-name="P270">.ods</text:p>
            <text:p text:style-name="P270">.odp</text:p>
            <text:p text:style-name="P270">.odg</text:p>
            <text:p text:style-name="P270">.docx</text:p>
            <text:p text:style-name="P270">.xlsx</text:p>
            <text:p text:style-name="P270">.pptx</text:p>
            <text:p text:style-name="P270">.pdf</text:p>
            <text:p text:style-name="P270">.png</text:p>
            <text:p text:style-name="P270">.rtf</text:p>
            <text:p text:style-name="P270">.svg</text:p>
            <text:p text:style-name="P270">.tiff</text:p>
            <text:p text:style-name="P270">.txt</text:p>
            <text:p text:style-name="P270">.mp3</text:p>
            <text:p text:style-name="P270">.ogg</text:p>
            <text:p text:style-name="P270">.oga</text:p>
            <text:p text:style-name="P270">.mpeg</text:p>
            <text:p text:style-name="P270">.mp4</text:p>
            <text:p text:style-name="P270">.webm<text:change-end text:change-id="ct94816647396016"/></text:p>
          </table:table-cell>
        </table:table-row>
        <table:table-row>
          <table:table-cell table:style-name="Taula3.A13" office:value-type="string">
            <text:p text:style-name="P17">serieDocumental</text:p>
          </table:table-cell>
          <table:table-cell table:style-name="Taula3.B13" office:value-type="string">
            <text:p text:style-name="P18">String </text:p>
          </table:table-cell>
          <table:table-cell table:style-name="Taula3.C13" office:value-type="string">
            <text:p text:style-name="P236">SI</text:p>
          </table:table-cell>
          <table:table-cell table:style-name="Taula3.D13" office:value-type="string">
            <text:p text:style-name="P207">Identificador de la sèrie documental de l’arxiu<text:change-start text:change-id="ct94816646702048"/>.<text:change-end text:change-id="ct94816646702048"/></text:p>
          </table:table-cell>
          <table:table-cell table:style-name="Taula3.E13" office:value-type="string">
            <text:p text:style-name="P185"/>
          </table:table-cell>
        </table:table-row>
        <table:table-row>
          <table:table-cell table:style-name="Taula3.A14" office:value-type="string">
            <text:p text:style-name="P17"><text:change-start text:change-id="ct94816646705200"/>identificadorOrigen<text:change-end text:change-id="ct94816646705200"/></text:p>
          </table:table-cell>
          <table:table-cell table:style-name="Taula3.B14" office:value-type="string">
            <text:p text:style-name="P183"><text:change-start text:change-id="ct94816646692368"/>String<text:change-end text:change-id="ct94816646692368"/></text:p>
          </table:table-cell>
          <table:table-cell table:style-name="Taula3.C14" office:value-type="string">
            <text:p text:style-name="P34"><text:change-start text:change-id="ct94816647382464"/>No<text:change-end text:change-id="ct94816647382464"/></text:p>
          </table:table-cell>
          <table:table-cell table:style-name="Taula3.D14" office:value-type="string">
            <text:p text:style-name="P34"><text:change-start text:change-id="ct94816646704544"/>Identificador del document <text:span text:style-name="T138">original al que correspon aquesta còpia.</text:span><text:change-end text:change-id="ct94816646704544"/></text:p>
          </table:table-cell>
          <table:table-cell table:style-name="Taula3.E14" office:value-type="string">
            <text:p text:style-name="P34"><text:change-start text:change-id="ct94816646697072"/>Només té sentit en cas de <text:span text:style-name="T138">que el document sigui una</text:span> còpia<text:change-end text:change-id="ct94816646697072"/><text:change-start text:change-id="ct94816647380176"/> <text:span text:style-name="T138">(estats d’elaboració: EE02 i EE04).</text:span><text:change-end text:change-id="ct94816647380176"/></text:p>
          </table:table-cell>
        </table:table-row>
        <table:table-row>
          <table:table-cell table:style-name="Taula3.A15" office:value-type="string">
            <text:p text:style-name="P17">metadadesAddicionals</text:p>
          </table:table-cell>
          <table:table-cell table:style-name="Taula3.B15" office:value-type="string">
            <text:p text:style-name="P23"><text:span text:style-name="T115">Map</text:span>&lt;String, <text:change text:change-id="ct94816646706368"/><text:change-start text:change-id="ct94816647394016"/><text:span text:style-name="T143">Object</text:span><text:change-end text:change-id="ct94816647394016"/>&gt; </text:p>
          </table:table-cell>
          <table:table-cell table:style-name="Taula3.C15" office:value-type="string">
            <text:p text:style-name="P207">No</text:p>
          </table:table-cell>
          <table:table-cell table:style-name="Taula3.D15" office:value-type="string">
            <text:p text:style-name="P24"><text:change text:change-id="ct94816646698608"/><text:change-start text:change-id="ct94816646707648"/><text:span text:style-name="T133">Altres meta-dades del document</text:span><text:change-end text:change-id="ct94816646707648"/>.</text:p>
          </table:table-cell>
          <table:table-cell table:style-name="Taula3.E15" office:value-type="string">
            <text:p text:style-name="P207">Map: &lt;nomMetadada, valorMetadada&gt;</text:p>
          </table:table-cell>
        </table:table-row>
      </table:table>
      <text:p text:style-name="P395"/>
      <text:h text:style-name="P496" text:outline-level="2"><text:bookmark-start text:name="__RefHeading___Toc4726_112191102"/><text:span text:style-name="T105">DocumentContingut</text:span><text:bookmark-end text:name="__RefHeading___Toc4726_112191102"/><text:change text:change-id="ct94816647335984"/></text:h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355"><text:span text:style-name="T102"><text:s/></text:span><text:span text:style-name="T103">C</text:span><text:span text:style-name="T102"> </text:span><text:s/><text:span text:style-name="T105">DocumentContingu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26"><text:change text:change-id="ct94816647370432"/><text:change-start text:change-id="ct94816647382096"/><text:span text:style-name="T134">Informació sobre un contingut d’un document</text:span><text:change-end text:change-id="ct94816647382096"/>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91">Camp</text:p>
          </table:table-cell>
          <table:table-cell table:style-name="Taula58.A3" office:value-type="string">
            <text:p text:style-name="P17">Tipus</text:p>
          </table:table-cell>
          <table:table-cell table:style-name="Taula58.A3" office:value-type="string">
            <text:p text:style-name="P17">Ob<text:span text:style-name="T112">l</text:span></text:p>
          </table:table-cell>
          <table:table-cell table:style-name="Taula58.A3" office:value-type="string">
            <text:p text:style-name="P17">Descripció</text:p>
          </table:table-cell>
          <table:table-cell table:style-name="Taula58.E3" office:value-type="string">
            <text:p text:style-name="P17">Comentaris</text:p>
          </table:table-cell>
        </table:table-row>
        <table:table-row>
          <table:table-cell table:style-name="Taula58.A4" office:value-type="string">
            <text:p text:style-name="P17">contingut</text:p>
          </table:table-cell>
          <table:table-cell table:style-name="Taula58.B4" office:value-type="string">
            <text:p text:style-name="P183"><text:span text:style-name="T113">byte[]</text:span> </text:p>
          </table:table-cell>
          <table:table-cell table:style-name="Taula58.C4" office:value-type="string">
            <text:p text:style-name="P34">Si</text:p>
          </table:table-cell>
          <table:table-cell table:style-name="Taula58.D4" office:value-type="string">
            <text:p text:style-name="P34">Contingut del fitxer</text:p>
          </table:table-cell>
          <table:table-cell table:style-name="Taula58.E4" office:value-type="string">
            <text:p text:style-name="P183"/>
          </table:table-cell>
        </table:table-row>
        <text:soft-page-break/>
        <table:table-row>
          <table:table-cell table:style-name="Taula58.A2" office:value-type="string">
            <text:p text:style-name="P376"><text:change-start text:change-id="ct94816647413376"/><text:span text:style-name="T52">a</text:span><text:span text:style-name="T5">rxiuNom</text:span><text:change-end text:change-id="ct94816647413376"/></text:p>
          </table:table-cell>
          <table:table-cell table:style-name="Taula58.B5" office:value-type="string">
            <text:p text:style-name="P197"><text:change-start text:change-id="ct94816646984704"/>String<text:change-end text:change-id="ct94816646984704"/></text:p>
          </table:table-cell>
          <table:table-cell table:style-name="Taula58.C5" office:value-type="string">
            <text:p text:style-name="P273"><text:change-start text:change-id="ct94816647410096"/>No<text:change-end text:change-id="ct94816647410096"/></text:p>
          </table:table-cell>
          <table:table-cell table:style-name="Taula58.D5" office:value-type="string">
            <text:p text:style-name="P273"><text:change-start text:change-id="ct94816647404240"/>Nom de l’arxiu<text:change-end text:change-id="ct94816647404240"/></text:p>
          </table:table-cell>
          <table:table-cell table:style-name="Taula58.E5" office:value-type="string">
            <text:p text:style-name="P34"/>
          </table:table-cell>
        </table:table-row>
        <table:table-row>
          <table:table-cell table:style-name="Taula58.A2" office:value-type="string">
            <text:p text:style-name="P27"><text:span text:style-name="T51">tipusM</text:span><text:span text:style-name="T50">ime</text:span><text:change text:change-id="ct94816647414320"/></text:p>
          </table:table-cell>
          <table:table-cell table:style-name="Taula58.B6" office:value-type="string">
            <text:p text:style-name="P183">String </text:p>
          </table:table-cell>
          <table:table-cell table:style-name="Taula58.C6" office:value-type="string">
            <text:p text:style-name="P34">Si</text:p>
          </table:table-cell>
          <table:table-cell table:style-name="Taula58.D6" office:value-type="string">
            <text:p text:style-name="P34">Tipus de format del contingut</text:p>
          </table:table-cell>
          <table:table-cell table:style-name="Taula58.E6" office:value-type="string">
            <text:p text:style-name="P34">PDF, XML, ...</text:p>
          </table:table-cell>
        </table:table-row>
      </table:table>
      <text:p text:style-name="Standard"/>
      <text:h text:style-name="P497" text:outline-level="2"><text:bookmark-start text:name="__RefHeading___Toc4730_112191102"/><text:span text:style-name="T119">Firma</text:span><text:bookmark-end text:name="__RefHeading___Toc4730_112191102"/><text:change text:change-id="ct94816647415984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355"><text:span text:style-name="T102"><text:s/></text:span><text:span text:style-name="T103">C</text:span><text:span text:style-name="T102"> </text:span><text:s/><text:span text:style-name="T109">Firm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5" office:value-type="string">
            <text:p text:style-name="P29"><text:change text:change-id="ct94816647415616"/><text:change-start text:change-id="ct94816647421008"/><text:span text:style-name="T129">Informació sobre la firma d’un expedient o document</text:span><text:change-end text:change-id="ct94816647421008"/>.</text:p>
          </table:table-cell>
          <table:covered-table-cell/>
          <table:covered-table-cell/>
          <table:covered-table-cell/>
          <table:covered-table-cell/>
        </table:table-row>
        <table:table-row table:style-name="Taula2.3">
          <table:table-cell table:style-name="Taula2.A3" office:value-type="string">
            <text:p text:style-name="P296">Camp</text:p>
          </table:table-cell>
          <table:table-cell table:style-name="Taula2.A3" office:value-type="string">
            <text:p text:style-name="P295">Tipus</text:p>
          </table:table-cell>
          <table:table-cell table:style-name="Taula2.A3" office:value-type="string">
            <text:p text:style-name="P295">Ob<text:span text:style-name="T112">l</text:span></text:p>
          </table:table-cell>
          <table:table-cell table:style-name="Taula2.A3" office:value-type="string">
            <text:p text:style-name="P295">Descripció</text:p>
          </table:table-cell>
          <table:table-cell table:style-name="Taula2.E3" office:value-type="string">
            <text:p text:style-name="P295">Comentaris</text:p>
          </table:table-cell>
        </table:table-row>
        <table:table-row>
          <table:table-cell table:style-name="Taula2.A4" office:value-type="string">
            <text:p text:style-name="P297">tipus</text:p>
          </table:table-cell>
          <table:table-cell table:style-name="Taula2.B7" office:value-type="string">
            <text:p text:style-name="P30"><text:change text:change-id="ct94816647418352"/><text:change-start text:change-id="ct94816686791792"/><text:span text:style-name="T157">FirmaTipus</text:span><text:change-end text:change-id="ct94816686791792"/> </text:p>
          </table:table-cell>
          <table:table-cell table:style-name="Taula2.C6" office:value-type="string">
            <text:p text:style-name="P31"><text:change text:change-id="ct94816647414672"/><text:change-start text:change-id="ct94816647421520"/>Si<text:change-end text:change-id="ct94816647421520"/></text:p>
          </table:table-cell>
          <table:table-cell table:style-name="Taula2.D6" office:value-type="string">
            <text:p text:style-name="P34">Tipus de firma</text:p>
          </table:table-cell>
          <table:table-cell table:style-name="Taula2.E7" office:value-type="string">
            <text:p text:style-name="P211"><text:change-start text:change-id="ct94816647426624"/>TF01: CSV</text:p>
            <text:p text:style-name="P211">TF02: <text:span text:style-name="T7">XAdES internally detached signature</text:span></text:p>
            <text:p text:style-name="P211">TF03: <text:span text:style-name="T7">XAdES enveloped signature</text:span></text:p>
            <text:p text:style-name="P211">TF04: <text:span text:style-name="T7">CAdES detached/explicit signature</text:span></text:p>
            <text:p text:style-name="P211">TF05: <text:span text:style-name="T7">CAdES attached/implicit signature</text:span></text:p>
            <text:p text:style-name="P32">TF06: P<text:span text:style-name="T137">A</text:span>dES<text:change-end text:change-id="ct94816647426624"/><text:change-start text:change-id="ct94816647427424"/></text:p>
            <text:p text:style-name="P272">TF07: SMIME</text:p>
            <text:p text:style-name="P272">TF08: ODT</text:p>
            <text:p text:style-name="P32"><text:change-end text:change-id="ct94816647427424"/><text:change text:change-id="ct94816647377760"/><text:change text:change-id="ct94816647430112"/><text:change text:change-id="ct94816646720800"/><text:change text:change-id="ct94816647429888"/><text:change text:change-id="ct94816647429664"/><text:change text:change-id="ct94816647429440"/><text:change text:change-id="ct94816647429216"/><text:change text:change-id="ct94816646650432"/><text:change text:change-id="ct94816647428992"/><text:change text:change-id="ct94816647428768"/><text:change text:change-id="ct94816646717808"/><text:change text:change-id="ct94816647428544"/><text:change text:change-id="ct94816647428320"/><text:change text:change-id="ct94816646721888"/><text:change text:change-id="ct94816647428096"/><text:change text:change-id="ct94816647427872"/><text:change text:change-id="ct94816646720256"/><text:change text:change-id="ct94816647427648"/><text:change text:change-id="ct94816647421744"/><text:change-start text:change-id="ct94816647377984"/><text:span text:style-name="T8">TF09</text:span><text:change-end text:change-id="ct94816647377984"/><text:change-start text:change-id="ct94816647378208"/><text:span text:style-name="T8">: OOXML</text:span><text:change-end text:change-id="ct94816647378208"/></text:p>
          </table:table-cell>
        </table:table-row>
        <table:table-row>
          <table:table-cell table:style-name="Taula2.A2" office:value-type="string">
            <text:p text:style-name="P348"><text:change-start text:change-id="ct94816646715872"/>perfil<text:change-end text:change-id="ct94816646715872"/></text:p>
          </table:table-cell>
          <table:table-cell table:style-name="Taula2.B7" office:value-type="string">
            <text:p text:style-name="P593"><text:change-start text:change-id="ct94816752884192"/>FirmaPerfil<text:change-end text:change-id="ct94816752884192"/></text:p>
          </table:table-cell>
          <table:table-cell table:style-name="Taula2.C6" office:value-type="string">
            <text:p text:style-name="P31"><text:change-start text:change-id="ct94816647427184"/>Si<text:change-end text:change-id="ct94816647427184"/></text:p>
          </table:table-cell>
          <table:table-cell table:style-name="Taula2.D6" office:value-type="string">
            <text:p text:style-name="P31"><text:change-start text:change-id="ct94816647415200"/>Perfil de la firma<text:change-end text:change-id="ct94816647415200"/></text:p>
          </table:table-cell>
          <table:table-cell table:style-name="Taula2.E7" office:value-type="string">
            <text:p text:style-name="P31"><text:change-start text:change-id="ct94816646722800"/>BES</text:p>
            <text:p text:style-name="P31">EPES</text:p>
            <text:p text:style-name="P31">LTV</text:p>
            <text:p text:style-name="P31">T</text:p>
            <text:p text:style-name="P31">C</text:p>
            <text:p text:style-name="P31">X</text:p>
            <text:p text:style-name="P31">XL</text:p>
            <text:p text:style-name="P31">A<text:change-end text:change-id="ct94816646722800"/></text:p>
          </table:table-cell>
        </table:table-row>
        <table:table-row>
          <table:table-cell table:style-name="Taula2.A2" office:value-type="string">
            <text:p text:style-name="P33"><text:change-start text:change-id="ct94816646737216"/><text:span text:style-name="T123">fitxerN</text:span><text:change-end text:change-id="ct94816646737216"/><text:change text:change-id="ct94816647426848"/>om</text:p>
          </table:table-cell>
          <table:table-cell table:style-name="Taula2.B7" office:value-type="string">
            <text:p text:style-name="P268">String</text:p>
          </table:table-cell>
          <table:table-cell table:style-name="Taula2.C6" office:value-type="string">
            <text:p text:style-name="P268">No</text:p>
          </table:table-cell>
          <table:table-cell table:style-name="Taula2.D6" office:value-type="string">
            <text:p text:style-name="P268">Nom del fitxer que conté la firma</text:p>
          </table:table-cell>
          <table:table-cell table:style-name="Taula2.E7" office:value-type="string">
            <text:p text:style-name="P213"/>
          </table:table-cell>
        </table:table-row>
        <table:table-row>
          <table:table-cell table:style-name="Taula2.A2" office:value-type="string">
            <text:p text:style-name="P319"><text:span text:style-name="T10">c</text:span>ontingut</text:p>
          </table:table-cell>
          <table:table-cell table:style-name="Taula2.B7" office:value-type="string">
            <text:p text:style-name="P34">byte[]</text:p>
          </table:table-cell>
          <table:table-cell table:style-name="Taula2.C7" office:value-type="string">
            <text:p text:style-name="P34">Si</text:p>
          </table:table-cell>
          <table:table-cell table:style-name="Taula2.D7" office:value-type="string">
            <text:p text:style-name="P34">Contingut de la firma</text:p>
          </table:table-cell>
          <table:table-cell table:style-name="Taula2.E7" office:value-type="string">
            <text:p text:style-name="P34">En cas de firma de tipus CSV <text:change text:change-id="ct94816646738000"/><text:change-start text:change-id="ct94816647425904"/><text:span text:style-name="T125">aquest camp contendrà</text:span><text:change-end text:change-id="ct94816647425904"/> <text:change-start text:change-id="ct94816647432912"/><text:span text:style-name="T125">el </text:span><text:change-end text:change-id="ct94816647432912"/><text:change text:change-id="ct94816647433136"/><text:change-start text:change-id="ct94816647434256"/><text:span text:style-name="T125">CSV</text:span><text:change-end text:change-id="ct94816647434256"/> <text:change text:change-id="ct94816647434624"/><text:change-start text:change-id="ct94816647435520"/><text:span text:style-name="T125">com a cadena de caràcters</text:span><text:change-end text:change-id="ct94816647435520"/>.</text:p>
            <text:p text:style-name="P34">E<text:span text:style-name="T9">n</text:span> cas contrari <text:change text:change-id="ct94816647435296"/><text:change-start text:change-id="ct94816647425488"/><text:span text:style-name="T125">aquest camp contendrà els bytes de </text:span><text:change-end text:change-id="ct94816647425488"/>la firma detached<text:change-start text:change-id="ct94816647426288"/>.<text:change-end text:change-id="ct94816647426288"/></text:p>
          </table:table-cell>
        </table:table-row>
        <table:table-row>
          <table:table-cell table:style-name="Taula2.A2" office:value-type="string">
            <text:p text:style-name="P375"><text:span text:style-name="T51">tipusM</text:span><text:span text:style-name="T50">ime</text:span></text:p>
          </table:table-cell>
          <table:table-cell table:style-name="Taula2.B8" office:value-type="string">
            <text:p text:style-name="P245">String</text:p>
          </table:table-cell>
          <table:table-cell table:style-name="Taula2.C8" office:value-type="string">
            <text:p text:style-name="P245">Si</text:p>
          </table:table-cell>
          <table:table-cell table:style-name="Taula2.D8" office:value-type="string">
            <text:p text:style-name="P245">Format del contingut de la firma</text:p>
          </table:table-cell>
          <table:table-cell table:style-name="Taula2.E8" office:value-type="string">
            <text:p text:style-name="P34"/>
          </table:table-cell>
        </table:table-row>
        <table:table-row>
          <table:table-cell table:style-name="Taula2.A2" office:value-type="string">
            <text:p text:style-name="P312">csvRegulacio</text:p>
          </table:table-cell>
          <table:table-cell table:style-name="Taula2.B9" office:value-type="string">
            <text:p text:style-name="P30">String </text:p>
          </table:table-cell>
          <table:table-cell table:style-name="Taula2.C9" office:value-type="string">
            <text:p text:style-name="P34">No</text:p>
          </table:table-cell>
          <table:table-cell table:style-name="Taula2.D9" office:value-type="string">
            <text:p text:style-name="P243">Referència a la llei que regula <text:span text:style-name="T118">l’aplicació d</text:span>el CSV</text:p>
          </table:table-cell>
          <table:table-cell table:style-name="Taula2.E9" office:value-type="string">
            <text:p text:style-name="P30"/>
          </table:table-cell>
        </table:table-row>
      </table:table>
      <text:p text:style-name="P387"/>
      <text:h text:style-name="P35" text:outline-level="2"><text:bookmark-start text:name="__RefHeading___Toc4732_112191102"/><text:change text:change-id="ct94816646982288"/><text:change-start text:change-id="ct94816647440272"/><text:span text:style-name="T10">ContingutArxiu</text:span><text:bookmark-end text:name="__RefHeading___Toc4732_112191102"/><text:change-end text:change-id="ct94816647440272"/><text:change text:change-id="ct94816647440496"/></text:h>
      <table:table table:name="Taula5" table:style-name="Taula5">
        <table:table-column table:style-name="Taula5.A"/>
        <table:table-row>
          <table:table-cell table:style-name="Taula5.A1" office:value-type="string">
            <text:p text:style-name="P37"><text:span text:style-name="T102"><text:s/></text:span><text:span text:style-name="T103">C</text:span><text:span text:style-name="T102"> </text:span><text:s/><text:change text:change-id="ct94816647444624"/><text:change-start text:change-id="ct94816647445232"/><text:span text:style-name="T10">ContingutArxiu</text:span><text:change-end text:change-id="ct94816647445232"/></text:p>
          </table:table-cell>
        </table:table-row>
      </table:table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column table:style-name="Taula15.E"/>
        <table:table-row>
          <table:table-cell table:style-name="Taula15.A1" table:number-columns-spanned="5" office:value-type="string">
            <text:p text:style-name="P38"><text:change text:change-id="ct94816647444976"/><text:change-start text:change-id="ct94816647442272"/><text:span text:style-name="T135">Informació sobre</text:span><text:change-end text:change-id="ct94816647442272"/> un contingut <text:change text:change-id="ct94816647442496"/><text:change-start text:change-id="ct94816647443520"/><text:span text:style-name="T140">genèric de l’arxiu</text:span><text:change-end text:change-id="ct94816647443520"/>.<text:change-start text:change-id="ct94816647443936"/> <text:span text:style-name="T140">Aquest contingut pot ser de tipus document, expedient o carpeta.</text:span><text:change-end text:change-id="ct94816647443936"/></text:p>
          </table:table-cell>
          <table:covered-table-cell/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296">Camp</text:p>
          </table:table-cell>
          <table:table-cell table:style-name="Taula15.A2" office:value-type="string">
            <text:p text:style-name="P295">Tipus</text:p>
          </table:table-cell>
          <table:table-cell table:style-name="Taula15.A2" office:value-type="string">
            <text:p text:style-name="P295">Ob<text:span text:style-name="T112">l</text:span></text:p>
          </table:table-cell>
          <table:table-cell table:style-name="Taula15.A2" office:value-type="string">
            <text:p text:style-name="P295">Descripció</text:p>
          </table:table-cell>
          <table:table-cell table:style-name="Taula15.E2" office:value-type="string">
            <text:p text:style-name="P295">Comentaris</text:p>
          </table:table-cell>
        </table:table-row>
        <table:table-row table:style-name="Taula15.2">
          <table:table-cell table:style-name="Taula15.A1" office:value-type="string">
            <text:p text:style-name="P313">tipus</text:p>
          </table:table-cell>
          <table:table-cell table:style-name="Taula15.B3" office:value-type="string">
            <text:p text:style-name="P39"><text:change text:change-id="ct94816647433952"/><text:change-start text:change-id="ct94816647442720"/><text:span text:style-name="T11">String</text:span><text:change-end text:change-id="ct94816647442720"/> </text:p>
          </table:table-cell>
          <table:table-cell table:style-name="Taula15.C3" office:value-type="string">
            <text:p text:style-name="P269"><text:change-start text:change-id="ct94816646752112"/>SI<text:change-end text:change-id="ct94816646752112"/></text:p>
          </table:table-cell>
          <table:table-cell table:style-name="Taula15.D3" office:value-type="string">
            <text:p text:style-name="P40"><text:change text:change-id="ct94816646745904"/><text:change-start text:change-id="ct94816647441216"/><text:span text:style-name="T124">T</text:span><text:change-end text:change-id="ct94816647441216"/>ipus de contingut</text:p>
          </table:table-cell>
          <table:table-cell table:style-name="Taula15.E3" office:value-type="string">
            <text:p text:style-name="P44"><text:change text:change-id="ct94816646746192"/><text:change-start text:change-id="ct94816647434848"/><text:span text:style-name="T12">TC</text:span><text:change-end text:change-id="ct94816647434848"/><text:change-start text:change-id="ct94816647446032"/><text:span text:style-name="T12">01: Expedient</text:span><text:change-end text:change-id="ct94816647446032"/><text:change-start text:change-id="ct94816647446256"/></text:p>
            <text:p text:style-name="P211"><text:span text:style-name="T127">TC</text:span>02: Document</text:p>
            <text:p text:style-name="P211"><text:change-end text:change-id="ct94816647446256"/><text:change-start text:change-id="ct94816647446480"/><text:span text:style-name="T127">TC</text:span><text:change-end text:change-id="ct94816647446480"/><text:change-start text:change-id="ct94816647446704"/>03: Carpeta<text:change-end text:change-id="ct94816647446704"/></text:p>
          </table:table-cell>
        </table:table-row>
        <table:table-row>
          <table:table-cell table:style-name="Taula15.A4" office:value-type="string">
            <text:p text:style-name="P313">nom</text:p>
          </table:table-cell>
          <table:table-cell table:style-name="Taula15.B4" office:value-type="string">
            <text:p text:style-name="P30">String </text:p>
          </table:table-cell>
          <table:table-cell table:style-name="Taula15.C4" office:value-type="string">
            <text:p text:style-name="P269"><text:change-start text:change-id="ct94816646759008"/>SI<text:change-end text:change-id="ct94816646759008"/></text:p>
          </table:table-cell>
          <table:table-cell table:style-name="Taula15.D4" office:value-type="string">
            <text:p text:style-name="P45">Nom de<text:change text:change-id="ct94816646756224"/><text:change-start text:change-id="ct94816647445456"/><text:span text:style-name="T140">l contingut</text:span><text:change-end text:change-id="ct94816647445456"/></text:p>
          </table:table-cell>
          <table:table-cell table:style-name="Taula15.E4" office:value-type="string">
            <text:p text:style-name="P42"/>
          </table:table-cell>
        </table:table-row>
        <table:table-row>
          <table:table-cell table:style-name="Taula15.A5" office:value-type="string">
            <text:p text:style-name="P314">identificador</text:p>
          </table:table-cell>
          <table:table-cell table:style-name="Taula15.B5" office:value-type="string">
            <text:p text:style-name="P184">String </text:p>
          </table:table-cell>
          <table:table-cell table:style-name="Taula15.C5" office:value-type="string">
            <text:p text:style-name="P269"><text:change-start text:change-id="ct94816647440896"/>SI<text:change-end text:change-id="ct94816647440896"/></text:p>
          </table:table-cell>
          <table:table-cell table:style-name="Taula15.D5" office:value-type="string">
            <text:p text:style-name="P45">Identificador de l’item</text:p>
          </table:table-cell>
          <table:table-cell table:style-name="Taula15.E5" office:value-type="string">
            <text:p text:style-name="P184"/>
          </table:table-cell>
        </table:table-row>
        <table:table-row>
          <table:table-cell table:style-name="Taula15.A6" office:value-type="string">
            <text:p text:style-name="P314">versio</text:p>
          </table:table-cell>
          <table:table-cell table:style-name="Taula15.B6" office:value-type="string">
            <text:p text:style-name="P184">String </text:p>
          </table:table-cell>
          <table:table-cell table:style-name="Taula15.C6" office:value-type="string">
            <text:p text:style-name="P269"><text:change-start text:change-id="ct94816647447728"/>NO<text:change-end text:change-id="ct94816647447728"/></text:p>
          </table:table-cell>
          <table:table-cell table:style-name="Taula15.D6" office:value-type="string">
            <text:p text:style-name="P353">Versió de l’item</text:p>
          </table:table-cell>
          <table:table-cell table:style-name="Taula15.E6" office:value-type="string">
            <text:p text:style-name="P184"/>
          </table:table-cell>
        </table:table-row>
      </table:table>
      <text:p text:style-name="Text_20_body"><text:change-start text:change-id="ct94816647453296"/></text:p>
      <text:h text:style-name="P46" text:outline-level="2"><text:bookmark-start text:name="__RefHeading___Toc4742_112191102"/><text:change-end text:change-id="ct94816647453296"/><text:soft-page-break/><text:span text:style-name="T13">ConsultaFiltre</text:span><text:bookmark-end text:name="__RefHeading___Toc4742_112191102"/><text:change text:change-id="ct94816647453520"/><text:change text:change-id="ct94816647441824"/></text:h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column table:style-name="Taula10.E"/>
        <table:table-row>
          <table:table-cell table:style-name="Taula10.A1" table:number-columns-spanned="5" office:value-type="string">
            <text:p text:style-name="P356"><text:span text:style-name="T102"><text:s/></text:span><text:span text:style-name="T103">C</text:span><text:span text:style-name="T102"> </text:span><text:s/><text:span text:style-name="T13">ConsultaFilt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0.A2" table:number-columns-spanned="5" office:value-type="string">
            <text:p text:style-name="P48"><text:change text:change-id="ct94816647455584"/><text:change-start text:change-id="ct94816647455936"/>Informació sobre el filtre per a realitzar consultes.<text:change-end text:change-id="ct94816647455936"/></text:p>
          </table:table-cell>
          <table:covered-table-cell/>
          <table:covered-table-cell/>
          <table:covered-table-cell/>
          <table:covered-table-cell/>
        </table:table-row>
        <table:table-row table:style-name="Taula10.3">
          <table:table-cell table:style-name="Taula10.A3" office:value-type="string">
            <text:p text:style-name="P296">Camp</text:p>
          </table:table-cell>
          <table:table-cell table:style-name="Taula10.A3" office:value-type="string">
            <text:p text:style-name="P295">Tipus</text:p>
          </table:table-cell>
          <table:table-cell table:style-name="Taula10.A3" office:value-type="string">
            <text:p text:style-name="P295">Ob<text:span text:style-name="T112">l</text:span></text:p>
          </table:table-cell>
          <table:table-cell table:style-name="Taula10.A3" office:value-type="string">
            <text:p text:style-name="P295">Descripció</text:p>
          </table:table-cell>
          <table:table-cell table:style-name="Taula10.E3" office:value-type="string">
            <text:p text:style-name="P295">Comentaris</text:p>
          </table:table-cell>
        </table:table-row>
        <table:table-row>
          <table:table-cell table:style-name="Taula10.A4" office:value-type="string">
            <text:p text:style-name="P49">metada<text:change text:change-id="ct94816647456736"/><text:change-start text:change-id="ct94816647465712"/><text:span text:style-name="T139">da</text:span><text:change-end text:change-id="ct94816647465712"/></text:p>
          </table:table-cell>
          <table:table-cell table:style-name="Taula10.B5" office:value-type="string">
            <text:p text:style-name="P382">String</text:p>
          </table:table-cell>
          <table:table-cell table:style-name="Taula10.C4" office:value-type="string">
            <text:p text:style-name="P385">SI</text:p>
          </table:table-cell>
          <table:table-cell table:style-name="Taula10.D4" office:value-type="string">
            <text:p text:style-name="P383">Metadada sobre la que s’aplica el criteri de filtre</text:p>
          </table:table-cell>
          <table:table-cell table:style-name="Taula10.E5" office:value-type="string">
            <text:p text:style-name="P377"/>
          </table:table-cell>
        </table:table-row>
        <table:table-row>
          <table:table-cell table:style-name="Taula10.A2" office:value-type="string">
            <text:p text:style-name="P49">operacio</text:p>
          </table:table-cell>
          <table:table-cell table:style-name="Taula10.B5" office:value-type="string">
            <text:p text:style-name="P382"><text:change-start text:change-id="ct94816647467136"/><text:span text:style-name="T128">Consulta</text:span><text:change-end text:change-id="ct94816647467136"/>Operacio</text:p>
          </table:table-cell>
          <table:table-cell table:style-name="Taula10.C5" office:value-type="string">
            <text:p text:style-name="P384">SI</text:p>
          </table:table-cell>
          <table:table-cell table:style-name="Taula10.D5" office:value-type="string">
            <text:p text:style-name="P383">Operació a aplicar sobre la metadada</text:p>
          </table:table-cell>
          <table:table-cell table:style-name="Taula10.E5" office:value-type="string">
            <text:p text:style-name="P50"><text:change-start text:change-id="ct94816647468384"/>IGUAL</text:p>
            <text:p text:style-name="P50">CONTE</text:p>
            <text:p text:style-name="P381"><text:span text:style-name="T128">M</text:span><text:change-end text:change-id="ct94816647468384"/><text:change-start text:change-id="ct94816647466512"/><text:span text:style-name="T128">ENOR</text:span></text:p>
            <text:p text:style-name="P50">MAJOR</text:p>
            <text:p text:style-name="P50">ENTRE<text:change-end text:change-id="ct94816647466512"/><text:change text:change-id="ct94816647467360"/></text:p>
          </table:table-cell>
        </table:table-row>
        <table:table-row>
          <table:table-cell table:style-name="Taula10.A2" office:value-type="string">
            <text:p text:style-name="P379">valorOperacio</text:p>
          </table:table-cell>
          <table:table-cell table:style-name="Taula10.B6" office:value-type="string">
            <text:p text:style-name="P383">String</text:p>
          </table:table-cell>
          <table:table-cell table:style-name="Taula10.C6" office:value-type="string">
            <text:p text:style-name="P385">SI</text:p>
          </table:table-cell>
          <table:table-cell table:style-name="Taula10.D6" office:value-type="string">
            <text:p text:style-name="P383">Valor a utilitzar en el criteri</text:p>
          </table:table-cell>
          <table:table-cell table:style-name="Taula10.E6" office:value-type="string">
            <text:p text:style-name="P382"/>
          </table:table-cell>
        </table:table-row>
      </table:table>
      <text:p text:style-name="P51"><text:change text:change-id="ct94816647471840"/></text:p>
      <text:h text:style-name="P46" text:outline-level="2"><text:bookmark-start text:name="__RefHeading___Toc4744_112191102"/><text:span text:style-name="T13">ConsultaResultat </text:span><text:bookmark-end text:name="__RefHeading___Toc4744_112191102"/><text:change text:change-id="ct94816647473824"/></text:h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column table:style-name="Taula14.E"/>
        <table:table-row>
          <table:table-cell table:style-name="Taula14.A1" table:number-columns-spanned="5" office:value-type="string">
            <text:p text:style-name="P356"><text:span text:style-name="T102"><text:s/></text:span><text:span text:style-name="T103">C</text:span><text:span text:style-name="T102"> </text:span><text:s/><text:span text:style-name="T13">ConsultaResulta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4.A2" table:number-columns-spanned="5" office:value-type="string">
            <text:p text:style-name="P52"><text:change text:change-id="ct94816647479504"/><text:change-start text:change-id="ct94816647472256"/>Informació sobre el resultat d’una consulta.<text:change-end text:change-id="ct94816647472256"/></text:p>
          </table:table-cell>
          <table:covered-table-cell/>
          <table:covered-table-cell/>
          <table:covered-table-cell/>
          <table:covered-table-cell/>
        </table:table-row>
        <table:table-row table:style-name="Taula14.3">
          <table:table-cell table:style-name="Taula14.A3" office:value-type="string">
            <text:p text:style-name="P296">Camp</text:p>
          </table:table-cell>
          <table:table-cell table:style-name="Taula14.A3" office:value-type="string">
            <text:p text:style-name="P295">Tipus</text:p>
          </table:table-cell>
          <table:table-cell table:style-name="Taula14.A3" office:value-type="string">
            <text:p text:style-name="P295">Ob<text:span text:style-name="T112">l</text:span></text:p>
          </table:table-cell>
          <table:table-cell table:style-name="Taula14.A3" office:value-type="string">
            <text:p text:style-name="P295">Descripció</text:p>
          </table:table-cell>
          <table:table-cell table:style-name="Taula14.E3" office:value-type="string">
            <text:p text:style-name="P295">Comentaris</text:p>
          </table:table-cell>
        </table:table-row>
        <table:table-row>
          <table:table-cell table:style-name="Taula14.A4" office:value-type="string">
            <text:p text:style-name="P315">numRegistres</text:p>
          </table:table-cell>
          <table:table-cell table:style-name="Taula14.B4" office:value-type="string">
            <text:p text:style-name="P30"><text:span text:style-name="T1">int</text:span> </text:p>
          </table:table-cell>
          <table:table-cell table:style-name="Taula14.C4" office:value-type="string">
            <text:p text:style-name="P30"/>
          </table:table-cell>
          <table:table-cell table:style-name="Taula14.D4" office:value-type="string">
            <text:p text:style-name="P30"/>
          </table:table-cell>
          <table:table-cell table:style-name="Taula14.E4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15">numPagines</text:p>
          </table:table-cell>
          <table:table-cell table:style-name="Taula14.B5" office:value-type="string">
            <text:p text:style-name="P30"><text:span text:style-name="T1">int</text:span> </text:p>
          </table:table-cell>
          <table:table-cell table:style-name="Taula14.C5" office:value-type="string">
            <text:p text:style-name="P30"/>
          </table:table-cell>
          <table:table-cell table:style-name="Taula14.D5" office:value-type="string">
            <text:p text:style-name="P30"/>
          </table:table-cell>
          <table:table-cell table:style-name="Taula14.E5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15">numRetornat</text:p>
          </table:table-cell>
          <table:table-cell table:style-name="Taula14.B6" office:value-type="string">
            <text:p text:style-name="P170">int</text:p>
          </table:table-cell>
          <table:table-cell table:style-name="Taula14.C6" office:value-type="string">
            <text:p text:style-name="P30"/>
          </table:table-cell>
          <table:table-cell table:style-name="Taula14.D6" office:value-type="string">
            <text:p text:style-name="P30"/>
          </table:table-cell>
          <table:table-cell table:style-name="Taula14.E6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15">paginaActual</text:p>
          </table:table-cell>
          <table:table-cell table:style-name="Taula14.B7" office:value-type="string">
            <text:p text:style-name="P30"><text:span text:style-name="T1">int</text:span> </text:p>
          </table:table-cell>
          <table:table-cell table:style-name="Taula14.C7" office:value-type="string">
            <text:p text:style-name="P30"/>
          </table:table-cell>
          <table:table-cell table:style-name="Taula14.D7" office:value-type="string">
            <text:p text:style-name="P30"/>
          </table:table-cell>
          <table:table-cell table:style-name="Taula14.E7" office:value-type="string">
            <text:p text:style-name="P30"/>
          </table:table-cell>
        </table:table-row>
        <table:table-row>
          <table:table-cell table:style-name="Taula14.A2" office:value-type="string">
            <text:p text:style-name="P315">resultats</text:p>
          </table:table-cell>
          <table:table-cell table:style-name="Taula14.B8" office:value-type="string">
            <text:p text:style-name="P4"><text:span text:style-name="T1">List&lt;</text:span><text:change text:change-id="ct94816647486624"/><text:change-start text:change-id="ct94816647487312"/><text:span text:style-name="T1">ContingutArxiu</text:span><text:change-end text:change-id="ct94816647487312"/><text:span text:style-name="T1">&gt;</text:span> </text:p>
          </table:table-cell>
          <table:table-cell table:style-name="Taula14.C8" office:value-type="string">
            <text:p text:style-name="P30"/>
          </table:table-cell>
          <table:table-cell table:style-name="Taula14.D8" office:value-type="string">
            <text:p text:style-name="P30"/>
          </table:table-cell>
          <table:table-cell table:style-name="Taula14.E8" office:value-type="string">
            <text:p text:style-name="P30"/>
          </table:table-cell>
        </table:table-row>
      </table:table>
      <text:p text:style-name="P405"><text:change-start text:change-id="ct94816651783776"/></text:p>
      <text:h text:style-name="P53" text:outline-level="2"><text:bookmark-start text:name="__RefHeading___Toc4744_1121911021"/><text:change-end text:change-id="ct94816651783776"/><text:change text:change-id="ct94816647490336"/><text:change-start text:change-id="ct94816681995040"/><text:span text:style-name="T152">Enumerats</text:span><text:bookmark-end text:name="__RefHeading___Toc4744_1121911021"/><text:change-end text:change-id="ct94816681995040"/><text:change text:change-id="ct94816636169872"/></text:h>
      <table:table table:name="Taula23" table:style-name="Taula23">
        <table:table-column table:style-name="Taula23.A"/>
        <table:table-row>
          <table:table-cell table:style-name="Taula23.A1" office:value-type="string">
            <text:p text:style-name="P630"><text:change-start text:change-id="ct94816683651264"/><text:span text:style-name="T102"><text:s/></text:span><text:span text:style-name="T104">E</text:span><text:span text:style-name="T102"> </text:span><text:s/><text:span text:style-name="T10">ContingutOrigen</text:span><text:change-end text:change-id="ct94816683651264"/></text:p>
          </table:table-cell>
        </table:table-row>
      </table:table>
      <table:table table:name="Taula26" table:style-name="Taula26">
        <table:table-column table:style-name="Taula26.A"/>
        <table:table-column table:style-name="Taula26.B"/>
        <table:table-column table:style-name="Taula26.C"/>
        <table:table-header-rows>
          <table:table-row>
            <table:table-cell table:style-name="Taula26.A1" table:number-columns-spanned="3" office:value-type="string">
              <text:p text:style-name="P583"><text:change-start text:change-id="ct94816695644080"/>Possibles orígens d’un document.<text:change-end text:change-id="ct94816695644080"/></text:p>
            </table:table-cell>
            <table:covered-table-cell/>
            <table:covered-table-cell/>
          </table:table-row>
        </table:table-header-rows>
        <table:table-row table:style-name="Taula26.2">
          <table:table-cell table:style-name="Taula26.A2" office:value-type="string">
            <text:p text:style-name="P617"><text:change-start text:change-id="ct94816707988224"/>Codi<text:change-end text:change-id="ct94816707988224"/></text:p>
          </table:table-cell>
          <table:table-cell table:style-name="Taula26.A2" office:value-type="string">
            <text:p text:style-name="P616"><text:change-start text:change-id="ct94816700569600"/>Valor<text:change-end text:change-id="ct94816700569600"/></text:p>
          </table:table-cell>
          <table:table-cell table:style-name="Taula26.C2" office:value-type="string">
            <text:p text:style-name="P610"><text:change-start text:change-id="ct94816642277504"/>Comentaris<text:change-end text:change-id="ct94816642277504"/></text:p>
          </table:table-cell>
        </table:table-row>
        <table:table-row table:style-name="Taula26.2">
          <table:table-cell table:style-name="Taula26.A3" office:value-type="string">
            <text:p text:style-name="P622"><text:change-start text:change-id="ct94816750454992"/>CIUTADA<text:change-end text:change-id="ct94816750454992"/></text:p>
          </table:table-cell>
          <table:table-cell table:style-name="Taula26.B3" office:value-type="string">
            <text:p text:style-name="P559"><text:change-start text:change-id="ct94816688461296"/><text:span text:style-name="T154">0</text:span><text:change-end text:change-id="ct94816688461296"/></text:p>
          </table:table-cell>
          <table:table-cell table:style-name="Taula26.C3" office:value-type="string">
            <text:p text:style-name="P543"/>
          </table:table-cell>
        </table:table-row>
        <table:table-row>
          <table:table-cell table:style-name="Taula26.A4" office:value-type="string">
            <text:p text:style-name="P622"><text:change-start text:change-id="ct94816683507696"/>ADMINISTRACIO<text:change-end text:change-id="ct94816683507696"/></text:p>
          </table:table-cell>
          <table:table-cell table:style-name="Taula26.B4" office:value-type="string">
            <text:p text:style-name="P559"><text:change-start text:change-id="ct94816689105504"/><text:span text:style-name="T154">1</text:span><text:change-end text:change-id="ct94816689105504"/></text:p>
          </table:table-cell>
          <table:table-cell table:style-name="Taula26.C4" office:value-type="string">
            <text:p text:style-name="P535"/>
          </table:table-cell>
        </table:table-row>
      </table:table>
      <text:p text:style-name="P476"><text:change-start text:change-id="ct94816752841344"/><text:change-end text:change-id="ct94816752841344"/></text:p>
      <table:table table:name="Taula29" table:style-name="Taula29">
        <table:table-column table:style-name="Taula29.A"/>
        <table:table-row>
          <table:table-cell table:style-name="Taula29.A1" office:value-type="string">
            <text:p text:style-name="P631"><text:change-start text:change-id="ct94816684554736"/><text:span text:style-name="T102"><text:s/></text:span><text:span text:style-name="T104">E</text:span><text:span text:style-name="T102"> </text:span><text:s/><text:span text:style-name="T10">ContingutTipus</text:span><text:change-end text:change-id="ct94816684554736"/></text:p>
          </table:table-cell>
        </table:table-row>
      </table:table>
      <table:table table:name="Taula34" table:style-name="Taula34">
        <table:table-column table:style-name="Taula34.A"/>
        <table:table-column table:style-name="Taula34.B"/>
        <table:table-column table:style-name="Taula34.C"/>
        <table:table-header-rows>
          <table:table-row>
            <table:table-cell table:style-name="Taula34.A1" table:number-columns-spanned="3" office:value-type="string">
              <text:p text:style-name="P584"><text:change-start text:change-id="ct94816636055376"/>Possibles <text:span text:style-name="T154">tipus de continguts que gestiona l’arxiu</text:span>.<text:change-end text:change-id="ct94816636055376"/></text:p>
            </table:table-cell>
            <table:covered-table-cell/>
            <table:covered-table-cell/>
          </table:table-row>
        </table:table-header-rows>
        <table:table-row table:style-name="Taula34.2">
          <table:table-cell table:style-name="Taula34.A2" office:value-type="string">
            <text:p text:style-name="P619"><text:change-start text:change-id="ct94816696361248"/>Codi<text:change-end text:change-id="ct94816696361248"/></text:p>
          </table:table-cell>
          <table:table-cell table:style-name="Taula34.A2" office:value-type="string">
            <text:p text:style-name="P618"><text:change-start text:change-id="ct94816660973984"/>Valor<text:change-end text:change-id="ct94816660973984"/></text:p>
          </table:table-cell>
          <table:table-cell table:style-name="Taula34.C2" office:value-type="string">
            <text:p text:style-name="P611"><text:change-start text:change-id="ct94816694400128"/>Comentaris<text:change-end text:change-id="ct94816694400128"/></text:p>
          </table:table-cell>
        </table:table-row>
        <table:table-row table:style-name="Taula34.2">
          <table:table-cell table:style-name="Taula34.A3" office:value-type="string">
            <text:p text:style-name="P622"><text:change-start text:change-id="ct94816680856544"/>EXPEDIENT<text:change-end text:change-id="ct94816680856544"/></text:p>
          </table:table-cell>
          <table:table-cell table:style-name="Taula34.B3" office:value-type="string">
            <text:p text:style-name="P560"><text:change-start text:change-id="ct94816635978000"/><text:s/><text:change-end text:change-id="ct94816635978000"/></text:p>
          </table:table-cell>
          <table:table-cell table:style-name="Taula34.C3" office:value-type="string">
            <text:p text:style-name="P544"/>
          </table:table-cell>
        </table:table-row>
        <table:table-row>
          <table:table-cell table:style-name="Taula34.A4" office:value-type="string">
            <text:p text:style-name="P622"><text:change-start text:change-id="ct94816701629216"/>DOCUMENT<text:change-end text:change-id="ct94816701629216"/></text:p>
          </table:table-cell>
          <table:table-cell table:style-name="Taula34.B4" office:value-type="string">
            <text:p text:style-name="P560"/>
          </table:table-cell>
          <table:table-cell table:style-name="Taula34.C4" office:value-type="string">
            <text:p text:style-name="P536"/>
          </table:table-cell>
        </table:table-row>
        <table:table-row>
          <table:table-cell table:style-name="Taula34.A5" office:value-type="string">
            <text:p text:style-name="P622"><text:change-start text:change-id="ct94816684549888"/>CARPETA<text:change-end text:change-id="ct94816684549888"/></text:p>
          </table:table-cell>
          <table:table-cell table:style-name="Taula34.B5" office:value-type="string">
            <text:p text:style-name="P560"/>
          </table:table-cell>
          <table:table-cell table:style-name="Taula34.C5" office:value-type="string">
            <text:p text:style-name="P536"/>
          </table:table-cell>
        </table:table-row>
      </table:table>
      <text:p text:style-name="P476"><text:change-start text:change-id="ct94816752690480"/><text:change-end text:change-id="ct94816752690480"/></text:p>
      <table:table table:name="Taula35" table:style-name="Taula35">
        <table:table-column table:style-name="Taula35.A"/>
        <table:table-row>
          <table:table-cell table:style-name="Taula35.A1" office:value-type="string">
            <text:p text:style-name="P631"><text:change-start text:change-id="ct94816752990480"/><text:span text:style-name="T102"><text:s/></text:span><text:span text:style-name="T104">E</text:span><text:span text:style-name="T102"> </text:span><text:s/><text:span text:style-name="T154">DocumentEstat</text:span><text:change-end text:change-id="ct94816752990480"/></text:p>
          </table:table-cell>
        </table:table-row>
      </table:table>
      <table:table table:name="Taula36" table:style-name="Taula36">
        <table:table-column table:style-name="Taula36.A"/>
        <table:table-column table:style-name="Taula36.B"/>
        <table:table-column table:style-name="Taula36.C"/>
        <table:table-header-rows>
          <text:soft-page-break/>
          <table:table-row>
            <table:table-cell table:style-name="Taula36.A1" table:number-columns-spanned="3" office:value-type="string">
              <text:p text:style-name="P584"><text:change-start text:change-id="ct94816752640000"/>Possibles <text:span text:style-name="T154">estats durant el cicle de vida del document.</text:span><text:change-end text:change-id="ct94816752640000"/></text:p>
            </table:table-cell>
            <table:covered-table-cell/>
            <table:covered-table-cell/>
          </table:table-row>
        </table:table-header-rows>
        <table:table-row table:style-name="Taula36.2">
          <table:table-cell table:style-name="Taula36.A2" office:value-type="string">
            <text:p text:style-name="P619"><text:change-start text:change-id="ct94816699736864"/>Codi<text:change-end text:change-id="ct94816699736864"/></text:p>
          </table:table-cell>
          <table:table-cell table:style-name="Taula36.A2" office:value-type="string">
            <text:p text:style-name="P618"><text:change-start text:change-id="ct94816696879744"/>Valor<text:change-end text:change-id="ct94816696879744"/></text:p>
          </table:table-cell>
          <table:table-cell table:style-name="Taula36.C2" office:value-type="string">
            <text:p text:style-name="P611"><text:change-start text:change-id="ct94816682042144"/>Comentaris<text:change-end text:change-id="ct94816682042144"/></text:p>
          </table:table-cell>
        </table:table-row>
        <table:table-row table:style-name="Taula36.2">
          <table:table-cell table:style-name="Taula36.A3" office:value-type="string">
            <text:p text:style-name="P622"><text:change-start text:change-id="ct94816696979840"/>ESBORRANY<text:change-end text:change-id="ct94816696979840"/></text:p>
          </table:table-cell>
          <table:table-cell table:style-name="Taula36.B3" office:value-type="string">
            <text:p text:style-name="P560"/>
          </table:table-cell>
          <table:table-cell table:style-name="Taula36.C3" office:value-type="string">
            <text:p text:style-name="P587"/>
          </table:table-cell>
        </table:table-row>
        <table:table-row>
          <table:table-cell table:style-name="Taula36.A4" office:value-type="string">
            <text:p text:style-name="P622"><text:change-start text:change-id="ct94816700359200"/>DEFINITIU<text:change-end text:change-id="ct94816700359200"/></text:p>
          </table:table-cell>
          <table:table-cell table:style-name="Taula36.B4" office:value-type="string">
            <text:p text:style-name="P560"/>
          </table:table-cell>
          <table:table-cell table:style-name="Taula36.C4" office:value-type="string">
            <text:p text:style-name="P587"/>
          </table:table-cell>
        </table:table-row>
      </table:table>
      <text:p text:style-name="P476"><text:change-start text:change-id="ct94816683478688"/></text:p>
      <table:table table:name="Taula37" table:style-name="Taula37">
        <table:table-column table:style-name="Taula37.A"/>
        <table:table-row>
          <table:table-cell table:style-name="Taula37.A1" office:value-type="string">
            <text:p text:style-name="P631"><text:span text:style-name="T102"><text:s/></text:span><text:span text:style-name="T104">E</text:span><text:span text:style-name="T102"> </text:span><text:s/><text:span text:style-name="T154">DocumentEstatElaboracio</text:span></text:p>
          </table:table-cell>
        </table:table-row>
      </table:table>
      <table:table table:name="Taula38" table:style-name="Taula38">
        <table:table-column table:style-name="Taula38.A"/>
        <table:table-column table:style-name="Taula38.B"/>
        <table:table-column table:style-name="Taula38.C"/>
        <table:table-header-rows>
          <table:table-row>
            <table:table-cell table:style-name="Taula38.A1" table:number-columns-spanned="3" office:value-type="string">
              <text:p text:style-name="P587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38.2">
          <table:table-cell table:style-name="Taula38.A2" office:value-type="string">
            <text:p text:style-name="P619">Codi</text:p>
          </table:table-cell>
          <table:table-cell table:style-name="Taula38.A2" office:value-type="string">
            <text:p text:style-name="P618">Valor</text:p>
          </table:table-cell>
          <table:table-cell table:style-name="Taula38.C2" office:value-type="string">
            <text:p text:style-name="P611">Comentaris</text:p>
          </table:table-cell>
        </table:table-row>
        <table:table-row table:style-name="Taula38.2">
          <table:table-cell table:style-name="Taula38.A3" office:value-type="string">
            <text:p text:style-name="P622">ORIGINAL</text:p>
          </table:table-cell>
          <table:table-cell table:style-name="Taula38.B3" office:value-type="string">
            <text:p text:style-name="P587">EE01</text:p>
          </table:table-cell>
          <table:table-cell table:style-name="Taula38.C3" office:value-type="string">
            <text:p text:style-name="P587">Original (Llei 11/2007 Art. 30)</text:p>
          </table:table-cell>
        </table:table-row>
        <table:table-row>
          <table:table-cell table:style-name="Taula38.A6" office:value-type="string">
            <text:p text:style-name="P622">COPIA_CF</text:p>
          </table:table-cell>
          <table:table-cell table:style-name="Taula38.B6" office:value-type="string">
            <text:p text:style-name="P560"><text:span text:style-name="T154">EE02</text:span></text:p>
          </table:table-cell>
          <table:table-cell table:style-name="Taula38.C6" office:value-type="string">
            <text:p text:style-name="P424">Còpia electrònica autèntica amb canvi de format (Llei 11/2007 Art. 30.1).</text:p>
          </table:table-cell>
        </table:table-row>
        <table:table-row>
          <table:table-cell table:style-name="Taula38.A6" office:value-type="string">
            <text:p text:style-name="P622">COPIA_DP</text:p>
          </table:table-cell>
          <table:table-cell table:style-name="Taula38.B6" office:value-type="string">
            <text:p text:style-name="P587">EE03</text:p>
          </table:table-cell>
          <table:table-cell table:style-name="Taula38.C6" office:value-type="string">
            <text:p text:style-name="P424">Còpia electrònica autèntica de document en paper amb canvi de format (Llei 11/2007 Art. 30.2 i 30.3).</text:p>
          </table:table-cell>
        </table:table-row>
        <table:table-row>
          <table:table-cell table:style-name="Taula38.A6" office:value-type="string">
            <text:p text:style-name="P622">COPIA_PR</text:p>
          </table:table-cell>
          <table:table-cell table:style-name="Taula38.B6" office:value-type="string">
            <text:p text:style-name="P587">EE04</text:p>
          </table:table-cell>
          <table:table-cell table:style-name="Taula38.C6" office:value-type="string">
            <text:p text:style-name="P587">Còpia electrònica parcial autèntica.</text:p>
          </table:table-cell>
        </table:table-row>
        <table:table-row>
          <table:table-cell table:style-name="Taula38.A7" office:value-type="string">
            <text:p text:style-name="P622">ALTRES</text:p>
          </table:table-cell>
          <table:table-cell table:style-name="Taula38.B7" office:value-type="string">
            <text:p text:style-name="P587">EE99</text:p>
          </table:table-cell>
          <table:table-cell table:style-name="Taula38.C7" office:value-type="string">
            <text:p text:style-name="P587">Altres estats d'elaboració.</text:p>
          </table:table-cell>
        </table:table-row>
      </table:table>
      <text:p text:style-name="P476"><text:change-end text:change-id="ct94816683478688"/></text:p>
      <table:table table:name="Taula39" table:style-name="Taula39">
        <table:table-column table:style-name="Taula39.A"/>
        <table:table-row>
          <table:table-cell table:style-name="Taula39.A1" office:value-type="string">
            <text:p text:style-name="P631"><text:change-start text:change-id="ct94816686849424"/><text:span text:style-name="T102"><text:s/></text:span><text:span text:style-name="T104">E</text:span><text:span text:style-name="T102"> </text:span><text:s/><text:span text:style-name="T153">DocumentExtensio</text:span><text:change-end text:change-id="ct94816686849424"/>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header-rows>
          <table:table-row>
            <table:table-cell table:style-name="Taula42.A1" table:number-columns-spanned="3" office:value-type="string">
              <text:p text:style-name="P585"><text:change-start text:change-id="ct94816695593840"/><text:span text:style-name="T155">Possibles extensions d'un document</text:span><text:change-end text:change-id="ct94816695593840"/><text:change-start text:change-id="ct94816685296832"/><text:span text:style-name="T155">.</text:span><text:change-end text:change-id="ct94816685296832"/></text:p>
            </table:table-cell>
            <table:covered-table-cell/>
            <table:covered-table-cell/>
          </table:table-row>
        </table:table-header-rows>
        <table:table-row table:style-name="Taula42.2">
          <table:table-cell table:style-name="Taula42.A2" office:value-type="string">
            <text:p text:style-name="P619"><text:change-start text:change-id="ct94816682802912"/>Codi<text:change-end text:change-id="ct94816682802912"/></text:p>
          </table:table-cell>
          <table:table-cell table:style-name="Taula42.A2" office:value-type="string">
            <text:p text:style-name="P618"><text:change-start text:change-id="ct94816680856176"/>Valor<text:change-end text:change-id="ct94816680856176"/></text:p>
          </table:table-cell>
          <table:table-cell table:style-name="Taula42.C2" office:value-type="string">
            <text:p text:style-name="P611"><text:change-start text:change-id="ct94816688783776"/>Comentaris<text:change-end text:change-id="ct94816688783776"/></text:p>
          </table:table-cell>
        </table:table-row>
        <table:table-row table:style-name="Taula42.2">
          <table:table-cell table:style-name="Taula42.A3" office:value-type="string">
            <text:p text:style-name="P623"><text:change-start text:change-id="ct94816688846112"/>GML.gml<text:change-end text:change-id="ct94816688846112"/></text:p>
          </table:table-cell>
          <table:table-cell table:style-name="Taula42.B3" office:value-type="string">
            <text:p text:style-name="P589"><text:change-start text:change-id="ct94816684546320"/>.gml<text:change-end text:change-id="ct94816684546320"/></text:p>
          </table:table-cell>
          <table:table-cell table:style-name="Taula42.C3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700566704"/>GZ<text:change-end text:change-id="ct94816700566704"/></text:p>
          </table:table-cell>
          <table:table-cell table:style-name="Taula42.B11" office:value-type="string">
            <text:p text:style-name="P589"><text:change-start text:change-id="ct94816696872288"/>.gz<text:change-end text:change-id="ct94816696872288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701839744"/>ZIP<text:change-end text:change-id="ct94816701839744"/></text:p>
          </table:table-cell>
          <table:table-cell table:style-name="Taula42.B11" office:value-type="string">
            <text:p text:style-name="P589"><text:change-start text:change-id="ct94816685526176"/>.zip<text:change-end text:change-id="ct94816685526176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662621440"/>AVI<text:change-end text:change-id="ct94816662621440"/></text:p>
          </table:table-cell>
          <table:table-cell table:style-name="Taula42.B11" office:value-type="string">
            <text:p text:style-name="P589"><text:change-start text:change-id="ct94816699289920"/>.avi<text:change-end text:change-id="ct94816699289920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702025376"/>CSV<text:change-end text:change-id="ct94816702025376"/></text:p>
          </table:table-cell>
          <table:table-cell table:style-name="Taula42.B11" office:value-type="string">
            <text:p text:style-name="P589"><text:change-start text:change-id="ct94816752841088"/>.csv<text:change-end text:change-id="ct94816752841088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686796208"/>HTML<text:change-end text:change-id="ct94816686796208"/></text:p>
          </table:table-cell>
          <table:table-cell table:style-name="Taula42.B11" office:value-type="string">
            <text:p text:style-name="P589"><text:change-start text:change-id="ct94816686669824"/>.html<text:change-end text:change-id="ct94816686669824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686184672"/>HTM<text:change-end text:change-id="ct94816686184672"/></text:p>
          </table:table-cell>
          <table:table-cell table:style-name="Taula42.B11" office:value-type="string">
            <text:p text:style-name="P589"><text:change-start text:change-id="ct94816686832912"/>.htm<text:change-end text:change-id="ct94816686832912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687072896"/>CSS<text:change-end text:change-id="ct94816687072896"/></text:p>
          </table:table-cell>
          <table:table-cell table:style-name="Taula42.B11" office:value-type="string">
            <text:p text:style-name="P589"><text:change-start text:change-id="ct94816685234864"/>.css<text:change-end text:change-id="ct94816685234864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1" office:value-type="string">
            <text:p text:style-name="P623"><text:change-start text:change-id="ct94816681383232"/>JPG<text:change-end text:change-id="ct94816681383232"/></text:p>
          </table:table-cell>
          <table:table-cell table:style-name="Taula42.B11" office:value-type="string">
            <text:p text:style-name="P589"><text:change-start text:change-id="ct94816685267040"/>.jpg<text:change-end text:change-id="ct94816685267040"/></text:p>
          </table:table-cell>
          <table:table-cell table:style-name="Taula42.C11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708551472"/>JPEG<text:change-end text:change-id="ct94816708551472"/></text:p>
          </table:table-cell>
          <table:table-cell table:style-name="Taula42.B19" office:value-type="string">
            <text:p text:style-name="P589"><text:change-start text:change-id="ct94816686304000"/>.jpeg<text:change-end text:change-id="ct94816686304000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86956416"/>MHTML<text:change-end text:change-id="ct94816686956416"/></text:p>
          </table:table-cell>
          <table:table-cell table:style-name="Taula42.B19" office:value-type="string">
            <text:p text:style-name="P589"><text:change-start text:change-id="ct94816686978032"/>.mhtml<text:change-end text:change-id="ct94816686978032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85062000"/>MHT<text:change-end text:change-id="ct94816685062000"/></text:p>
          </table:table-cell>
          <table:table-cell table:style-name="Taula42.B19" office:value-type="string">
            <text:p text:style-name="P589"><text:change-start text:change-id="ct94816643333680"/>.mht<text:change-end text:change-id="ct94816643333680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58776032"/>ODT<text:change-end text:change-id="ct94816658776032"/></text:p>
          </table:table-cell>
          <table:table-cell table:style-name="Taula42.B19" office:value-type="string">
            <text:p text:style-name="P589"><text:change-start text:change-id="ct94816636054768"/>.odt<text:change-end text:change-id="ct94816636054768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94415952"/>ODS<text:change-end text:change-id="ct94816694415952"/></text:p>
          </table:table-cell>
          <table:table-cell table:style-name="Taula42.B19" office:value-type="string">
            <text:p text:style-name="P589"><text:change-start text:change-id="ct94816752962000"/>.ods<text:change-end text:change-id="ct94816752962000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752688064"/>ODP<text:change-end text:change-id="ct94816752688064"/></text:p>
          </table:table-cell>
          <table:table-cell table:style-name="Taula42.B19" office:value-type="string">
            <text:p text:style-name="P589"><text:change-start text:change-id="ct94816685252736"/>.odp<text:change-end text:change-id="ct94816685252736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86709760"/>ODG<text:change-end text:change-id="ct94816686709760"/></text:p>
          </table:table-cell>
          <table:table-cell table:style-name="Taula42.B19" office:value-type="string">
            <text:p text:style-name="P589"><text:change-start text:change-id="ct94816688800176"/>.odg<text:change-end text:change-id="ct94816688800176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19" office:value-type="string">
            <text:p text:style-name="P623"><text:change-start text:change-id="ct94816687676112"/>DOCX<text:change-end text:change-id="ct94816687676112"/></text:p>
          </table:table-cell>
          <table:table-cell table:style-name="Taula42.B19" office:value-type="string">
            <text:p text:style-name="P589"><text:change-start text:change-id="ct94816687659344"/>.docx<text:change-end text:change-id="ct94816687659344"/></text:p>
          </table:table-cell>
          <table:table-cell table:style-name="Taula42.C19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752683760"/>XLSX<text:change-end text:change-id="ct94816752683760"/></text:p>
          </table:table-cell>
          <table:table-cell table:style-name="Taula42.B25" office:value-type="string">
            <text:p text:style-name="P589"><text:change-start text:change-id="ct94816687469200"/>.xlsx<text:change-end text:change-id="ct94816687469200"/></text:p>
          </table:table-cell>
          <table:table-cell table:style-name="Taula42.C25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686690960"/>PPTX<text:change-end text:change-id="ct94816686690960"/></text:p>
          </table:table-cell>
          <table:table-cell table:style-name="Taula42.B25" office:value-type="string">
            <text:p text:style-name="P589"><text:change-start text:change-id="ct94816687091536"/>.pptx<text:change-end text:change-id="ct94816687091536"/></text:p>
          </table:table-cell>
          <table:table-cell table:style-name="Taula42.C25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686806960"/>PDF<text:change-end text:change-id="ct94816686806960"/></text:p>
          </table:table-cell>
          <table:table-cell table:style-name="Taula42.B25" office:value-type="string">
            <text:p text:style-name="P589"><text:change-start text:change-id="ct94816686809872"/>.pdf<text:change-end text:change-id="ct94816686809872"/></text:p>
          </table:table-cell>
          <table:table-cell table:style-name="Taula42.C25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683785120"/>PNG<text:change-end text:change-id="ct94816683785120"/></text:p>
          </table:table-cell>
          <table:table-cell table:style-name="Taula42.B25" office:value-type="string">
            <text:p text:style-name="P589"><text:change-start text:change-id="ct94816687705632"/>.png<text:change-end text:change-id="ct94816687705632"/></text:p>
          </table:table-cell>
          <table:table-cell table:style-name="Taula42.C25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687692816"/>RTF<text:change-end text:change-id="ct94816687692816"/></text:p>
          </table:table-cell>
          <table:table-cell table:style-name="Taula42.B25" office:value-type="string">
            <text:p text:style-name="P589"><text:change-start text:change-id="ct94816687693136"/>.rtf<text:change-end text:change-id="ct94816687693136"/></text:p>
          </table:table-cell>
          <table:table-cell table:style-name="Taula42.C25" office:value-type="string">
            <text:p text:style-name="P587"/>
          </table:table-cell>
        </table:table-row>
        <table:table-row>
          <table:table-cell table:style-name="Taula42.A25" office:value-type="string">
            <text:p text:style-name="P623"><text:change-start text:change-id="ct94816752663056"/>SVG<text:change-end text:change-id="ct94816752663056"/></text:p>
          </table:table-cell>
          <table:table-cell table:style-name="Taula42.B25" office:value-type="string">
            <text:p text:style-name="P589"><text:change-start text:change-id="ct94816686805328"/>.svg<text:change-end text:change-id="ct94816686805328"/></text:p>
          </table:table-cell>
          <table:table-cell table:style-name="Taula42.C25" office:value-type="string">
            <text:p text:style-name="P587"/>
          </table:table-cell>
        </table:table-row>
        <text:soft-page-break/>
        <table:table-row>
          <table:table-cell table:style-name="Taula42.A26" office:value-type="string">
            <text:p text:style-name="P623"><text:change-start text:change-id="ct94816752983920"/>TIFF<text:change-end text:change-id="ct94816752983920"/></text:p>
          </table:table-cell>
          <table:table-cell table:style-name="Taula42.B26" office:value-type="string">
            <text:p text:style-name="P589"><text:change-start text:change-id="ct94816687705360"/>.tiff<text:change-end text:change-id="ct94816687705360"/></text:p>
          </table:table-cell>
          <table:table-cell table:style-name="Taula42.C26" office:value-type="string">
            <text:p text:style-name="P587"/>
          </table:table-cell>
        </table:table-row>
        <table:table-row>
          <table:table-cell table:style-name="Taula42.A27" office:value-type="string">
            <text:p text:style-name="P623"><text:change-start text:change-id="ct94816685325552"/>TXT<text:change-end text:change-id="ct94816685325552"/></text:p>
          </table:table-cell>
          <table:table-cell table:style-name="Taula42.B27" office:value-type="string">
            <text:p text:style-name="P589"><text:change-start text:change-id="ct94816701015648"/>.txt<text:change-end text:change-id="ct94816701015648"/></text:p>
          </table:table-cell>
          <table:table-cell table:style-name="Taula42.C27" office:value-type="string">
            <text:p text:style-name="P587"/>
          </table:table-cell>
        </table:table-row>
        <table:table-row>
          <table:table-cell table:style-name="Taula42.A28" office:value-type="string">
            <text:p text:style-name="P623"><text:change-start text:change-id="ct94816757105696"/>MP3<text:change-end text:change-id="ct94816757105696"/></text:p>
          </table:table-cell>
          <table:table-cell table:style-name="Taula42.B28" office:value-type="string">
            <text:p text:style-name="P589"><text:change-start text:change-id="ct94816685372240"/>.mp3<text:change-end text:change-id="ct94816685372240"/></text:p>
          </table:table-cell>
          <table:table-cell table:style-name="Taula42.C28" office:value-type="string">
            <text:p text:style-name="P587"/>
          </table:table-cell>
        </table:table-row>
        <table:table-row>
          <table:table-cell table:style-name="Taula42.A29" office:value-type="string">
            <text:p text:style-name="P623"><text:change-start text:change-id="ct94816684840224"/>OGG<text:change-end text:change-id="ct94816684840224"/></text:p>
          </table:table-cell>
          <table:table-cell table:style-name="Taula42.B29" office:value-type="string">
            <text:p text:style-name="P589"><text:change-start text:change-id="ct94816708438240"/>.ogg<text:change-end text:change-id="ct94816708438240"/></text:p>
          </table:table-cell>
          <table:table-cell table:style-name="Taula42.C29" office:value-type="string">
            <text:p text:style-name="P587"/>
          </table:table-cell>
        </table:table-row>
        <table:table-row>
          <table:table-cell table:style-name="Taula42.A30" office:value-type="string">
            <text:p text:style-name="P623"><text:change-start text:change-id="ct94816686803472"/>OGA<text:change-end text:change-id="ct94816686803472"/></text:p>
          </table:table-cell>
          <table:table-cell table:style-name="Taula42.B30" office:value-type="string">
            <text:p text:style-name="P589"><text:change-start text:change-id="ct94816684973072"/>.oga<text:change-end text:change-id="ct94816684973072"/></text:p>
          </table:table-cell>
          <table:table-cell table:style-name="Taula42.C30" office:value-type="string">
            <text:p text:style-name="P587"/>
          </table:table-cell>
        </table:table-row>
        <table:table-row>
          <table:table-cell table:style-name="Taula42.A32" office:value-type="string">
            <text:p text:style-name="P623"><text:change-start text:change-id="ct94816684634256"/>MPEG<text:change-end text:change-id="ct94816684634256"/></text:p>
          </table:table-cell>
          <table:table-cell table:style-name="Taula42.B32" office:value-type="string">
            <text:p text:style-name="P589"><text:change-start text:change-id="ct94816757287216"/>.mpeg<text:change-end text:change-id="ct94816757287216"/></text:p>
          </table:table-cell>
          <table:table-cell table:style-name="Taula42.C32" office:value-type="string">
            <text:p text:style-name="P587"/>
          </table:table-cell>
        </table:table-row>
        <table:table-row>
          <table:table-cell table:style-name="Taula42.A32" office:value-type="string">
            <text:p text:style-name="P623"><text:change-start text:change-id="ct94816685732048"/>MP4<text:change-end text:change-id="ct94816685732048"/></text:p>
          </table:table-cell>
          <table:table-cell table:style-name="Taula42.B32" office:value-type="string">
            <text:p text:style-name="P589"><text:change-start text:change-id="ct94816700769760"/>.mp4<text:change-end text:change-id="ct94816700769760"/></text:p>
          </table:table-cell>
          <table:table-cell table:style-name="Taula42.C32" office:value-type="string">
            <text:p text:style-name="P587"/>
          </table:table-cell>
        </table:table-row>
        <table:table-row>
          <table:table-cell table:style-name="Taula42.A33" office:value-type="string">
            <text:p text:style-name="P623"><text:change-start text:change-id="ct94816687423984"/>WEBM<text:change-end text:change-id="ct94816687423984"/></text:p>
          </table:table-cell>
          <table:table-cell table:style-name="Taula42.B33" office:value-type="string">
            <text:p text:style-name="P589"><text:change-start text:change-id="ct94816757409584"/>.webm<text:change-end text:change-id="ct94816757409584"/></text:p>
          </table:table-cell>
          <table:table-cell table:style-name="Taula42.C33" office:value-type="string">
            <text:p text:style-name="P587"/>
          </table:table-cell>
        </table:table-row>
      </table:table>
      <text:p text:style-name="P476"><text:change-start text:change-id="ct94816689137936"/><text:change-end text:change-id="ct94816689137936"/></text:p>
      <table:table table:name="Taula43" table:style-name="Taula43">
        <table:table-column table:style-name="Taula43.A"/>
        <table:table-row>
          <table:table-cell table:style-name="Taula43.A1" office:value-type="string">
            <text:p text:style-name="P632"><text:change-start text:change-id="ct94816757385088"/><text:span text:style-name="T102"><text:s/></text:span><text:span text:style-name="T104">E</text:span><text:span text:style-name="T102"> </text:span><text:s/><text:span text:style-name="T153">DocumentFormat</text:span><text:change-end text:change-id="ct94816757385088"/></text:p>
          </table:table-cell>
        </table:table-row>
      </table:table>
      <table:table table:name="Taula44" table:style-name="Taula44">
        <table:table-column table:style-name="Taula44.A"/>
        <table:table-column table:style-name="Taula44.B"/>
        <table:table-column table:style-name="Taula44.C"/>
        <table:table-header-rows>
          <table:table-row>
            <table:table-cell table:style-name="Taula44.A1" table:number-columns-spanned="3" office:value-type="string">
              <text:p text:style-name="P589"><text:change-start text:change-id="ct94816636389952"/>Possibles formats de document.<text:change-end text:change-id="ct94816636389952"/></text:p>
            </table:table-cell>
            <table:covered-table-cell/>
            <table:covered-table-cell/>
          </table:table-row>
        </table:table-header-rows>
        <table:table-row table:style-name="Taula44.2">
          <table:table-cell table:style-name="Taula44.A2" office:value-type="string">
            <text:p text:style-name="P619"><text:change-start text:change-id="ct94816684336416"/>Codi<text:change-end text:change-id="ct94816684336416"/></text:p>
          </table:table-cell>
          <table:table-cell table:style-name="Taula44.A2" office:value-type="string">
            <text:p text:style-name="P618"><text:change-start text:change-id="ct94816684132016"/>Valor<text:change-end text:change-id="ct94816684132016"/></text:p>
          </table:table-cell>
          <table:table-cell table:style-name="Taula44.C2" office:value-type="string">
            <text:p text:style-name="P611"><text:change-start text:change-id="ct94816687477536"/>Comentaris<text:change-end text:change-id="ct94816687477536"/></text:p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753002560"/>GML<text:change-end text:change-id="ct94816753002560"/></text:p>
          </table:table-cell>
          <table:table-cell table:style-name="Taula44.B9" office:value-type="string">
            <text:p text:style-name="P589"><text:change-start text:change-id="ct94816685061680"/>GML<text:change-end text:change-id="ct94816685061680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684267136"/>WFS<text:change-end text:change-id="ct94816684267136"/></text:p>
          </table:table-cell>
          <table:table-cell table:style-name="Taula44.B9" office:value-type="string">
            <text:p text:style-name="P589"><text:change-start text:change-id="ct94816681231472"/>WFS<text:change-end text:change-id="ct94816681231472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685816960"/>WMS<text:change-end text:change-id="ct94816685816960"/></text:p>
          </table:table-cell>
          <table:table-cell table:style-name="Taula44.B9" office:value-type="string">
            <text:p text:style-name="P589"><text:change-start text:change-id="ct94816707420640"/>WMS<text:change-end text:change-id="ct94816707420640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696050416"/>GZIP<text:change-end text:change-id="ct94816696050416"/></text:p>
          </table:table-cell>
          <table:table-cell table:style-name="Taula44.B9" office:value-type="string">
            <text:p text:style-name="P589"><text:change-start text:change-id="ct94816685006096"/>GZIP<text:change-end text:change-id="ct94816685006096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636548608"/>ZIP<text:change-end text:change-id="ct94816636548608"/></text:p>
          </table:table-cell>
          <table:table-cell table:style-name="Taula44.B9" office:value-type="string">
            <text:p text:style-name="P589"><text:change-start text:change-id="ct94816752785680"/>ZIP<text:change-end text:change-id="ct94816752785680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681514704"/>AVI<text:change-end text:change-id="ct94816681514704"/></text:p>
          </table:table-cell>
          <table:table-cell table:style-name="Taula44.B9" office:value-type="string">
            <text:p text:style-name="P589"><text:change-start text:change-id="ct94816684251648"/>AVI<text:change-end text:change-id="ct94816684251648"/></text:p>
          </table:table-cell>
          <table:table-cell table:style-name="Taula44.C3" office:value-type="string">
            <text:p text:style-name="P587"/>
          </table:table-cell>
        </table:table-row>
        <table:table-row table:style-name="Taula44.2">
          <table:table-cell table:style-name="Taula44.A9" office:value-type="string">
            <text:p text:style-name="P623"><text:change-start text:change-id="ct94816757256416"/>MP4A<text:change-end text:change-id="ct94816757256416"/></text:p>
          </table:table-cell>
          <table:table-cell table:style-name="Taula44.B9" office:value-type="string">
            <text:p text:style-name="P589"><text:change-start text:change-id="ct94816686828784"/>MP4A<text:change-end text:change-id="ct94816686828784"/></text:p>
          </table:table-cell>
          <table:table-cell table:style-name="Taula44.C3" office:value-type="string">
            <text:p text:style-name="P589"><text:change-start text:change-id="ct94816757735392"/>MPEG-4 MP4 media<text:change-end text:change-id="ct94816757735392"/></text:p>
          </table:table-cell>
        </table:table-row>
        <table:table-row>
          <table:table-cell table:style-name="Taula44.A16" office:value-type="string">
            <text:p text:style-name="P623"><text:change-start text:change-id="ct94816684495504"/>CSV<text:change-end text:change-id="ct94816684495504"/></text:p>
          </table:table-cell>
          <table:table-cell table:style-name="Taula44.B16" office:value-type="string">
            <text:p text:style-name="P628"><text:change-start text:change-id="ct94816686983312"/>CSV<text:change-end text:change-id="ct94816686983312"/></text:p>
          </table:table-cell>
          <table:table-cell table:style-name="Taula44.C16" office:value-type="string">
            <text:p text:style-name="P589"><text:change-start text:change-id="ct94816701666480"/>Comma Separated Values<text:change-end text:change-id="ct94816701666480"/></text:p>
          </table:table-cell>
        </table:table-row>
        <table:table-row>
          <table:table-cell table:style-name="Taula44.A16" office:value-type="string">
            <text:p text:style-name="P623"><text:change-start text:change-id="ct94816684264928"/>HTML<text:change-end text:change-id="ct94816684264928"/></text:p>
          </table:table-cell>
          <table:table-cell table:style-name="Taula44.B16" office:value-type="string">
            <text:p text:style-name="P589"><text:change-start text:change-id="ct94816635986576"/>HTML<text:change-end text:change-id="ct94816635986576"/></text:p>
          </table:table-cell>
          <table:table-cell table:style-name="Taula44.C16" office:value-type="string">
            <text:p text:style-name="P589"/>
          </table:table-cell>
        </table:table-row>
        <table:table-row>
          <table:table-cell table:style-name="Taula44.A16" office:value-type="string">
            <text:p text:style-name="P623"><text:change-start text:change-id="ct94816681685808"/>CSS<text:change-end text:change-id="ct94816681685808"/></text:p>
          </table:table-cell>
          <table:table-cell table:style-name="Taula44.B16" office:value-type="string">
            <text:p text:style-name="P589"><text:change-start text:change-id="ct94816687711376"/>CSS<text:change-end text:change-id="ct94816687711376"/></text:p>
          </table:table-cell>
          <table:table-cell table:style-name="Taula44.C16" office:value-type="string">
            <text:p text:style-name="P589"/>
          </table:table-cell>
        </table:table-row>
        <table:table-row>
          <table:table-cell table:style-name="Taula44.A16" office:value-type="string">
            <text:p text:style-name="P623"><text:change-start text:change-id="ct94816686609024"/>JPEG<text:change-end text:change-id="ct94816686609024"/></text:p>
          </table:table-cell>
          <table:table-cell table:style-name="Taula44.B16" office:value-type="string">
            <text:p text:style-name="P589"><text:change-start text:change-id="ct94816708726640"/>JPEG<text:change-end text:change-id="ct94816708726640"/></text:p>
          </table:table-cell>
          <table:table-cell table:style-name="Taula44.C16" office:value-type="string">
            <text:p text:style-name="P589"/>
          </table:table-cell>
        </table:table-row>
        <table:table-row>
          <table:table-cell table:style-name="Taula44.A16" office:value-type="string">
            <text:p text:style-name="P623"><text:change-start text:change-id="ct94816685825888"/>MHTML<text:change-end text:change-id="ct94816685825888"/></text:p>
          </table:table-cell>
          <table:table-cell table:style-name="Taula44.B16" office:value-type="string">
            <text:p text:style-name="P589"><text:change-start text:change-id="ct94816701669104"/>MHTML<text:change-end text:change-id="ct94816701669104"/></text:p>
          </table:table-cell>
          <table:table-cell table:style-name="Taula44.C16" office:value-type="string">
            <text:p text:style-name="P589"/>
          </table:table-cell>
        </table:table-row>
        <table:table-row>
          <table:table-cell table:style-name="Taula44.A16" office:value-type="string">
            <text:p text:style-name="P623"><text:change-start text:change-id="ct94816699774464"/>OASIS12<text:change-end text:change-id="ct94816699774464"/></text:p>
          </table:table-cell>
          <table:table-cell table:style-name="Taula44.B16" office:value-type="string">
            <text:p text:style-name="P589"><text:change-start text:change-id="ct94816687570944"/>OASIS12<text:change-end text:change-id="ct94816687570944"/></text:p>
          </table:table-cell>
          <table:table-cell table:style-name="Taula44.C16" office:value-type="string">
            <text:p text:style-name="P589"><text:change-start text:change-id="ct94816686555424"/>ISO/IEC 26300:2006 OASIS 1.2<text:change-end text:change-id="ct94816686555424"/></text:p>
          </table:table-cell>
        </table:table-row>
        <table:table-row>
          <table:table-cell table:style-name="Taula44.A16" office:value-type="string">
            <text:p text:style-name="P623"><text:change-start text:change-id="ct94816702142160"/>SOXML<text:change-end text:change-id="ct94816702142160"/></text:p>
          </table:table-cell>
          <table:table-cell table:style-name="Taula44.B16" office:value-type="string">
            <text:p text:style-name="P589"><text:change-start text:change-id="ct94816752776624"/>SOXML<text:change-end text:change-id="ct94816752776624"/></text:p>
          </table:table-cell>
          <table:table-cell table:style-name="Taula44.C16" office:value-type="string">
            <text:p text:style-name="P589"><text:change-start text:change-id="ct94816699814160"/>Strict Open XML<text:change-end text:change-id="ct94816699814160"/></text:p>
          </table:table-cell>
        </table:table-row>
        <table:table-row>
          <table:table-cell table:style-name="Taula44.A23" office:value-type="string">
            <text:p text:style-name="P623"><text:change-start text:change-id="ct94816757056288"/>PDF<text:change-end text:change-id="ct94816757056288"/></text:p>
          </table:table-cell>
          <table:table-cell table:style-name="Taula44.B23" office:value-type="string">
            <text:p text:style-name="P589"><text:change-start text:change-id="ct94816685110752"/>PDF<text:change-end text:change-id="ct94816685110752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3" office:value-type="string">
            <text:p text:style-name="P623"><text:change-start text:change-id="ct94816687146384"/>PDFA<text:change-end text:change-id="ct94816687146384"/></text:p>
          </table:table-cell>
          <table:table-cell table:style-name="Taula44.B23" office:value-type="string">
            <text:p text:style-name="P589"><text:change-start text:change-id="ct94816684834064"/>PDFA<text:change-end text:change-id="ct94816684834064"/></text:p>
          </table:table-cell>
          <table:table-cell table:style-name="Taula44.C23" office:value-type="string">
            <text:p text:style-name="P589"><text:change-start text:change-id="ct94816685004496"/>PDF/A<text:change-end text:change-id="ct94816685004496"/></text:p>
          </table:table-cell>
        </table:table-row>
        <table:table-row>
          <table:table-cell table:style-name="Taula44.A23" office:value-type="string">
            <text:p text:style-name="P623"><text:change-start text:change-id="ct94816757351440"/>PNG<text:change-end text:change-id="ct94816757351440"/></text:p>
          </table:table-cell>
          <table:table-cell table:style-name="Taula44.B23" office:value-type="string">
            <text:p text:style-name="P589"><text:change-start text:change-id="ct94816685162128"/>PNG<text:change-end text:change-id="ct94816685162128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3" office:value-type="string">
            <text:p text:style-name="P623"><text:change-start text:change-id="ct94816682006320"/>RTF<text:change-end text:change-id="ct94816682006320"/></text:p>
          </table:table-cell>
          <table:table-cell table:style-name="Taula44.B23" office:value-type="string">
            <text:p text:style-name="P589"><text:change-start text:change-id="ct94816684241360"/>RTF<text:change-end text:change-id="ct94816684241360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3" office:value-type="string">
            <text:p text:style-name="P623"><text:change-start text:change-id="ct94816685756912"/>SVG<text:change-end text:change-id="ct94816685756912"/></text:p>
          </table:table-cell>
          <table:table-cell table:style-name="Taula44.B23" office:value-type="string">
            <text:p text:style-name="P589"><text:change-start text:change-id="ct94816686475840"/>SVG<text:change-end text:change-id="ct94816686475840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3" office:value-type="string">
            <text:p text:style-name="P623"><text:change-start text:change-id="ct94816757203856"/>TIFF<text:change-end text:change-id="ct94816757203856"/></text:p>
          </table:table-cell>
          <table:table-cell table:style-name="Taula44.B23" office:value-type="string">
            <text:p text:style-name="P589"><text:change-start text:change-id="ct94816686773248"/>TIFF<text:change-end text:change-id="ct94816686773248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3" office:value-type="string">
            <text:p text:style-name="P623"><text:change-start text:change-id="ct94816636087808"/>TXT<text:change-end text:change-id="ct94816636087808"/></text:p>
          </table:table-cell>
          <table:table-cell table:style-name="Taula44.B23" office:value-type="string">
            <text:p text:style-name="P589"><text:change-start text:change-id="ct94816687683824"/>TXT<text:change-end text:change-id="ct94816687683824"/></text:p>
          </table:table-cell>
          <table:table-cell table:style-name="Taula44.C23" office:value-type="string">
            <text:p text:style-name="P589"/>
          </table:table-cell>
        </table:table-row>
        <table:table-row>
          <table:table-cell table:style-name="Taula44.A27" office:value-type="string">
            <text:p text:style-name="P623"><text:change-start text:change-id="ct94816684323824"/>XHTML<text:change-end text:change-id="ct94816684323824"/></text:p>
          </table:table-cell>
          <table:table-cell table:style-name="Taula44.B27" office:value-type="string">
            <text:p text:style-name="P589"><text:change-start text:change-id="ct94816685757200"/>XHTML<text:change-end text:change-id="ct94816685757200"/></text:p>
          </table:table-cell>
          <table:table-cell table:style-name="Taula44.C27" office:value-type="string">
            <text:p text:style-name="P589"/>
          </table:table-cell>
        </table:table-row>
        <table:table-row>
          <table:table-cell table:style-name="Taula44.A27" office:value-type="string">
            <text:p text:style-name="P623"><text:change-start text:change-id="ct94816757565712"/>MP3<text:change-end text:change-id="ct94816757565712"/></text:p>
          </table:table-cell>
          <table:table-cell table:style-name="Taula44.B27" office:value-type="string">
            <text:p text:style-name="P589"><text:change-start text:change-id="ct94816687666336"/>MP3<text:change-end text:change-id="ct94816687666336"/></text:p>
          </table:table-cell>
          <table:table-cell table:style-name="Taula44.C27" office:value-type="string">
            <text:p text:style-name="P589"><text:change-start text:change-id="ct94816684238016"/>MP3. MPEG-1 Audio Layer 3<text:change-end text:change-id="ct94816684238016"/></text:p>
          </table:table-cell>
        </table:table-row>
        <table:table-row>
          <table:table-cell table:style-name="Taula44.A27" office:value-type="string">
            <text:p text:style-name="P623"><text:change-start text:change-id="ct94816686477392"/>OGG<text:change-end text:change-id="ct94816686477392"/></text:p>
          </table:table-cell>
          <table:table-cell table:style-name="Taula44.B27" office:value-type="string">
            <text:p text:style-name="P589"><text:change-start text:change-id="ct94816685853504"/>OGG<text:change-end text:change-id="ct94816685853504"/></text:p>
          </table:table-cell>
          <table:table-cell table:style-name="Taula44.C27" office:value-type="string">
            <text:p text:style-name="P589"><text:change-start text:change-id="ct94816685526640"/>OGG-Vorbis<text:change-end text:change-id="ct94816685526640"/></text:p>
          </table:table-cell>
        </table:table-row>
        <table:table-row>
          <table:table-cell table:style-name="Taula44.A27" office:value-type="string">
            <text:p text:style-name="P623"><text:change-start text:change-id="ct94816684297712"/>MP4V<text:change-end text:change-id="ct94816684297712"/></text:p>
          </table:table-cell>
          <table:table-cell table:style-name="Taula44.B27" office:value-type="string">
            <text:p text:style-name="P589"><text:change-start text:change-id="ct94816687442704"/>MP4V<text:change-end text:change-id="ct94816687442704"/></text:p>
          </table:table-cell>
          <table:table-cell table:style-name="Taula44.C27" office:value-type="string">
            <text:p text:style-name="P589"><text:change-start text:change-id="ct94816687091760"/>MPEG-4 MP4 vídeo<text:change-end text:change-id="ct94816687091760"/></text:p>
          </table:table-cell>
        </table:table-row>
        <table:table-row>
          <table:table-cell table:style-name="Taula44.A28" office:value-type="string">
            <text:p text:style-name="P623"><text:change-start text:change-id="ct94816686122752"/>WEBM<text:change-end text:change-id="ct94816686122752"/></text:p>
          </table:table-cell>
          <table:table-cell table:style-name="Taula44.B28" office:value-type="string">
            <text:p text:style-name="P589"><text:change-start text:change-id="ct94816757048080"/>WEBM<text:change-end text:change-id="ct94816757048080"/></text:p>
          </table:table-cell>
          <table:table-cell table:style-name="Taula44.C28" office:value-type="string">
            <text:p text:style-name="P589"><text:change-start text:change-id="ct94816685825664"/>WebM<text:change-end text:change-id="ct94816685825664"/></text:p>
          </table:table-cell>
        </table:table-row>
      </table:table>
      <text:p text:style-name="P476"><text:change-start text:change-id="ct94816687373664"/><text:change-end text:change-id="ct94816687373664"/></text:p>
      <table:table table:name="Taula46" table:style-name="Taula46">
        <table:table-column table:style-name="Taula46.A"/>
        <table:table-row>
          <table:table-cell table:style-name="Taula46.A1" office:value-type="string">
            <text:p text:style-name="P633"><text:change-start text:change-id="ct94816684721296"/><text:span text:style-name="T102"><text:s/></text:span><text:span text:style-name="T104">E</text:span><text:span text:style-name="T102"> </text:span><text:s/><text:span text:style-name="T153">DocumentTipus</text:span><text:change-end text:change-id="ct94816684721296"/>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ext:soft-page-break/>
          <table:table-row>
            <table:table-cell table:style-name="Taula47.A1" table:number-columns-spanned="3" office:value-type="string">
              <text:p text:style-name="P586"><text:change-start text:change-id="ct94816681155008"/><text:span text:style-name="T156">Possibles tipus de document</text:span><text:change-end text:change-id="ct94816681155008"/><text:change-start text:change-id="ct94816662881408"/><text:span text:style-name="T156">.</text:span><text:change-end text:change-id="ct94816662881408"/>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619"><text:change-start text:change-id="ct94816687511888"/>Codi<text:change-end text:change-id="ct94816687511888"/></text:p>
          </table:table-cell>
          <table:table-cell table:style-name="Taula47.A2" office:value-type="string">
            <text:p text:style-name="P618"><text:change-start text:change-id="ct94816757567136"/>Valor<text:change-end text:change-id="ct94816757567136"/></text:p>
          </table:table-cell>
          <table:table-cell table:style-name="Taula47.C2" office:value-type="string">
            <text:p text:style-name="P611"><text:change-start text:change-id="ct94816689656832"/>Comentaris<text:change-end text:change-id="ct94816689656832"/></text:p>
          </table:table-cell>
        </table:table-row>
        <table:table-row table:style-name="Taula47.2">
          <table:table-cell table:style-name="Taula47.A3" office:value-type="string">
            <text:p text:style-name="P624"><text:change-start text:change-id="ct94816702066896"/>RESOLUCIO<text:change-end text:change-id="ct94816702066896"/></text:p>
          </table:table-cell>
          <table:table-cell table:style-name="Taula47.B3" office:value-type="string">
            <text:p text:style-name="P590"><text:change-start text:change-id="ct94816685013280"/>TD<text:change-end text:change-id="ct94816685013280"/><text:change-start text:change-id="ct94816684975808"/>01<text:change-end text:change-id="ct94816684975808"/></text:p>
          </table:table-cell>
          <table:table-cell table:style-name="Taula47.C3" office:value-type="string">
            <text:p text:style-name="P591"><text:change-start text:change-id="ct94816687009520"/>Resolución<text:change-end text:change-id="ct94816687009520"/></text:p>
          </table:table-cell>
        </table:table-row>
        <table:table-row>
          <table:table-cell table:style-name="Taula47.A13" office:value-type="string">
            <text:p text:style-name="P624"><text:change-start text:change-id="ct94816686077088"/>ACORD<text:change-end text:change-id="ct94816686077088"/></text:p>
          </table:table-cell>
          <table:table-cell table:style-name="Taula47.B13" office:value-type="string">
            <text:p text:style-name="P590"><text:change-start text:change-id="ct94816686071648"/>TD<text:change-end text:change-id="ct94816686071648"/><text:change-start text:change-id="ct94816760517856"/>02<text:change-end text:change-id="ct94816760517856"/></text:p>
          </table:table-cell>
          <table:table-cell table:style-name="Taula47.C13" office:value-type="string">
            <text:p text:style-name="P591"><text:change-start text:change-id="ct94816687162544"/>Acuerdo<text:change-end text:change-id="ct94816687162544"/></text:p>
          </table:table-cell>
        </table:table-row>
        <table:table-row>
          <table:table-cell table:style-name="Taula47.A13" office:value-type="string">
            <text:p text:style-name="P624"><text:change-start text:change-id="ct94816687506816"/>CONTRACTE<text:change-end text:change-id="ct94816687506816"/></text:p>
          </table:table-cell>
          <table:table-cell table:style-name="Taula47.B13" office:value-type="string">
            <text:p text:style-name="P590"><text:change-start text:change-id="ct94816695992208"/>TD<text:change-end text:change-id="ct94816695992208"/><text:change-start text:change-id="ct94816757195952"/>03<text:change-end text:change-id="ct94816757195952"/></text:p>
          </table:table-cell>
          <table:table-cell table:style-name="Taula47.C13" office:value-type="string">
            <text:p text:style-name="P591"><text:change-start text:change-id="ct94816684953888"/>Contrato<text:change-end text:change-id="ct94816684953888"/></text:p>
          </table:table-cell>
        </table:table-row>
        <table:table-row>
          <table:table-cell table:style-name="Taula47.A13" office:value-type="string">
            <text:p text:style-name="P624"><text:change-start text:change-id="ct94816684995936"/>CONVENI<text:change-end text:change-id="ct94816684995936"/></text:p>
          </table:table-cell>
          <table:table-cell table:style-name="Taula47.B13" office:value-type="string">
            <text:p text:style-name="P590"><text:change-start text:change-id="ct94816752881520"/>TD<text:change-end text:change-id="ct94816752881520"/><text:change-start text:change-id="ct94816686509184"/>04<text:change-end text:change-id="ct94816686509184"/></text:p>
          </table:table-cell>
          <table:table-cell table:style-name="Taula47.C13" office:value-type="string">
            <text:p text:style-name="P591"><text:change-start text:change-id="ct94816752992880"/>Convenio<text:change-end text:change-id="ct94816752992880"/></text:p>
          </table:table-cell>
        </table:table-row>
        <table:table-row>
          <table:table-cell table:style-name="Taula47.A13" office:value-type="string">
            <text:p text:style-name="P624"><text:change-start text:change-id="ct94816662489760"/>DECLARACIO<text:change-end text:change-id="ct94816662489760"/></text:p>
          </table:table-cell>
          <table:table-cell table:style-name="Taula47.B13" office:value-type="string">
            <text:p text:style-name="P590"><text:change-start text:change-id="ct94816686512640"/>TD<text:change-end text:change-id="ct94816686512640"/><text:change-start text:change-id="ct94816684367520"/>05<text:change-end text:change-id="ct94816684367520"/></text:p>
          </table:table-cell>
          <table:table-cell table:style-name="Taula47.C13" office:value-type="string">
            <text:p text:style-name="P591"><text:change-start text:change-id="ct94816688026992"/>Declaración<text:change-end text:change-id="ct94816688026992"/></text:p>
          </table:table-cell>
        </table:table-row>
        <table:table-row>
          <table:table-cell table:style-name="Taula47.A13" office:value-type="string">
            <text:p text:style-name="P624"><text:change-start text:change-id="ct94816680143920"/>COMUNICACIO<text:change-end text:change-id="ct94816680143920"/></text:p>
          </table:table-cell>
          <table:table-cell table:style-name="Taula47.B13" office:value-type="string">
            <text:p text:style-name="P590"><text:change-start text:change-id="ct94816636480720"/>TD<text:change-end text:change-id="ct94816636480720"/><text:change-start text:change-id="ct94816686288864"/>06<text:change-end text:change-id="ct94816686288864"/></text:p>
          </table:table-cell>
          <table:table-cell table:style-name="Taula47.C13" office:value-type="string">
            <text:p text:style-name="P591"><text:change-start text:change-id="ct94816681026912"/>Comunicación<text:change-end text:change-id="ct94816681026912"/></text:p>
          </table:table-cell>
        </table:table-row>
        <table:table-row>
          <table:table-cell table:style-name="Taula47.A13" office:value-type="string">
            <text:p text:style-name="P624"><text:change-start text:change-id="ct94816697883024"/>NOTIFICACIO<text:change-end text:change-id="ct94816697883024"/></text:p>
          </table:table-cell>
          <table:table-cell table:style-name="Taula47.B13" office:value-type="string">
            <text:p text:style-name="P590"><text:change-start text:change-id="ct94816684264256"/>TD<text:change-end text:change-id="ct94816684264256"/><text:change-start text:change-id="ct94816685430016"/>07<text:change-end text:change-id="ct94816685430016"/></text:p>
          </table:table-cell>
          <table:table-cell table:style-name="Taula47.C13" office:value-type="string">
            <text:p text:style-name="P591"><text:change-start text:change-id="ct94816758709488"/>Notificación<text:change-end text:change-id="ct94816758709488"/></text:p>
          </table:table-cell>
        </table:table-row>
        <table:table-row>
          <table:table-cell table:style-name="Taula47.A13" office:value-type="string">
            <text:p text:style-name="P624"><text:change-start text:change-id="ct94816684615568"/>PUBLICACIO<text:change-end text:change-id="ct94816684615568"/></text:p>
          </table:table-cell>
          <table:table-cell table:style-name="Taula47.B13" office:value-type="string">
            <text:p text:style-name="P590"><text:change-start text:change-id="ct94816685815648"/>TD08<text:change-end text:change-id="ct94816685815648"/></text:p>
          </table:table-cell>
          <table:table-cell table:style-name="Taula47.C13" office:value-type="string">
            <text:p text:style-name="P591"><text:change-start text:change-id="ct94816757105920"/>Publicación<text:change-end text:change-id="ct94816757105920"/></text:p>
          </table:table-cell>
        </table:table-row>
        <table:table-row>
          <table:table-cell table:style-name="Taula47.A13" office:value-type="string">
            <text:p text:style-name="P624"><text:change-start text:change-id="ct94816685010128"/>JUSTIFICANT_RECEPCIO<text:change-end text:change-id="ct94816685010128"/></text:p>
          </table:table-cell>
          <table:table-cell table:style-name="Taula47.B13" office:value-type="string">
            <text:p text:style-name="P590"><text:change-start text:change-id="ct94816687401920"/>TD<text:change-end text:change-id="ct94816687401920"/><text:change-start text:change-id="ct94816687855744"/>09<text:change-end text:change-id="ct94816687855744"/></text:p>
          </table:table-cell>
          <table:table-cell table:style-name="Taula47.C13" office:value-type="string">
            <text:p text:style-name="P591"><text:change-start text:change-id="ct94816760932752"/>Acuse de recibo<text:change-end text:change-id="ct94816760932752"/></text:p>
          </table:table-cell>
        </table:table-row>
        <table:table-row>
          <table:table-cell table:style-name="Taula47.A13" office:value-type="string">
            <text:p text:style-name="P624"><text:change-start text:change-id="ct94816685377840"/>ACTA<text:change-end text:change-id="ct94816685377840"/></text:p>
          </table:table-cell>
          <table:table-cell table:style-name="Taula47.B13" office:value-type="string">
            <text:p text:style-name="P590"><text:change-start text:change-id="ct94816684669968"/>TD<text:change-end text:change-id="ct94816684669968"/><text:change-start text:change-id="ct94816687412352"/>10<text:change-end text:change-id="ct94816687412352"/></text:p>
          </table:table-cell>
          <table:table-cell table:style-name="Taula47.C13" office:value-type="string">
            <text:p text:style-name="P591"><text:change-start text:change-id="ct94816687595856"/>Acta<text:change-end text:change-id="ct94816687595856"/></text:p>
          </table:table-cell>
        </table:table-row>
        <table:table-row>
          <table:table-cell table:style-name="Taula47.A13" office:value-type="string">
            <text:p text:style-name="P624"><text:change-start text:change-id="ct94816686000480"/>CERTIFICAT<text:change-end text:change-id="ct94816686000480"/></text:p>
          </table:table-cell>
          <table:table-cell table:style-name="Taula47.B13" office:value-type="string">
            <text:p text:style-name="P590"><text:change-start text:change-id="ct94816686594752"/>TD<text:change-end text:change-id="ct94816686594752"/><text:change-start text:change-id="ct94816758696624"/>11<text:change-end text:change-id="ct94816758696624"/></text:p>
          </table:table-cell>
          <table:table-cell table:style-name="Taula47.C13" office:value-type="string">
            <text:p text:style-name="P591"><text:change-start text:change-id="ct94816758147728"/>Certificat<text:change-end text:change-id="ct94816758147728"/></text:p>
          </table:table-cell>
        </table:table-row>
        <table:table-row>
          <table:table-cell table:style-name="Taula47.A21" office:value-type="string">
            <text:p text:style-name="P624"><text:change-start text:change-id="ct94816688034992"/>DILIGENCIA<text:change-end text:change-id="ct94816688034992"/></text:p>
          </table:table-cell>
          <table:table-cell table:style-name="Taula47.B21" office:value-type="string">
            <text:p text:style-name="P590"><text:change-start text:change-id="ct94816696064544"/>TD<text:change-end text:change-id="ct94816696064544"/><text:change-start text:change-id="ct94816757212128"/>12<text:change-end text:change-id="ct94816757212128"/></text:p>
          </table:table-cell>
          <table:table-cell table:style-name="Taula47.C21" office:value-type="string">
            <text:p text:style-name="P591"><text:change-start text:change-id="ct94816688157968"/>Diligència<text:change-end text:change-id="ct94816688157968"/></text:p>
          </table:table-cell>
        </table:table-row>
        <table:table-row>
          <table:table-cell table:style-name="Taula47.A21" office:value-type="string">
            <text:p text:style-name="P624"><text:change-start text:change-id="ct94816760701456"/>INFORME<text:change-end text:change-id="ct94816760701456"/></text:p>
          </table:table-cell>
          <table:table-cell table:style-name="Taula47.B21" office:value-type="string">
            <text:p text:style-name="P590"><text:change-start text:change-id="ct94816687104928"/>TD<text:change-end text:change-id="ct94816687104928"/><text:change-start text:change-id="ct94816687482000"/>13<text:change-end text:change-id="ct94816687482000"/></text:p>
          </table:table-cell>
          <table:table-cell table:style-name="Taula47.C21" office:value-type="string">
            <text:p text:style-name="P591"><text:change-start text:change-id="ct94816687538464"/>Informe<text:change-end text:change-id="ct94816687538464"/></text:p>
          </table:table-cell>
        </table:table-row>
        <table:table-row>
          <table:table-cell table:style-name="Taula47.A21" office:value-type="string">
            <text:p text:style-name="P624"><text:change-start text:change-id="ct94816698751728"/>SOLICITUD<text:change-end text:change-id="ct94816698751728"/></text:p>
          </table:table-cell>
          <table:table-cell table:style-name="Taula47.B21" office:value-type="string">
            <text:p text:style-name="P590"><text:change-start text:change-id="ct94816684249872"/>TD<text:change-end text:change-id="ct94816684249872"/><text:change-start text:change-id="ct94816760705024"/>14<text:change-end text:change-id="ct94816760705024"/></text:p>
          </table:table-cell>
          <table:table-cell table:style-name="Taula47.C21" office:value-type="string">
            <text:p text:style-name="P591"><text:change-start text:change-id="ct94816684677264"/>Solicitud<text:change-end text:change-id="ct94816684677264"/></text:p>
          </table:table-cell>
        </table:table-row>
        <table:table-row>
          <table:table-cell table:style-name="Taula47.A21" office:value-type="string">
            <text:p text:style-name="P624"><text:change-start text:change-id="ct94816687571872"/>DENUNCIA<text:change-end text:change-id="ct94816687571872"/></text:p>
          </table:table-cell>
          <table:table-cell table:style-name="Taula47.B21" office:value-type="string">
            <text:p text:style-name="P590"><text:change-start text:change-id="ct94816757120000"/>TD<text:change-end text:change-id="ct94816757120000"/><text:change-start text:change-id="ct94816700569952"/>15<text:change-end text:change-id="ct94816700569952"/></text:p>
          </table:table-cell>
          <table:table-cell table:style-name="Taula47.C21" office:value-type="string">
            <text:p text:style-name="P591"><text:change-start text:change-id="ct94816685083200"/>Denuncia<text:change-end text:change-id="ct94816685083200"/></text:p>
          </table:table-cell>
        </table:table-row>
        <table:table-row>
          <table:table-cell table:style-name="Taula47.A21" office:value-type="string">
            <text:p text:style-name="P624"><text:change-start text:change-id="ct94816757148160"/>ALEGACIO<text:change-end text:change-id="ct94816757148160"/></text:p>
          </table:table-cell>
          <table:table-cell table:style-name="Taula47.B21" office:value-type="string">
            <text:p text:style-name="P590"><text:change-start text:change-id="ct94816686493136"/>TD<text:change-end text:change-id="ct94816686493136"/><text:change-start text:change-id="ct94816758525920"/>16<text:change-end text:change-id="ct94816758525920"/></text:p>
          </table:table-cell>
          <table:table-cell table:style-name="Taula47.C21" office:value-type="string">
            <text:p text:style-name="P591"><text:change-start text:change-id="ct94816757394976"/>Alegación<text:change-end text:change-id="ct94816757394976"/></text:p>
          </table:table-cell>
        </table:table-row>
        <table:table-row>
          <table:table-cell table:style-name="Taula47.A21" office:value-type="string">
            <text:p text:style-name="P624"><text:change-start text:change-id="ct94816758094240"/>RECURS<text:change-end text:change-id="ct94816758094240"/></text:p>
          </table:table-cell>
          <table:table-cell table:style-name="Taula47.B21" office:value-type="string">
            <text:p text:style-name="P590"><text:change-start text:change-id="ct94816760959728"/>TD<text:change-end text:change-id="ct94816760959728"/><text:change-start text:change-id="ct94816686334800"/>17<text:change-end text:change-id="ct94816686334800"/></text:p>
          </table:table-cell>
          <table:table-cell table:style-name="Taula47.C21" office:value-type="string">
            <text:p text:style-name="P591"><text:change-start text:change-id="ct94816708022272"/>Recurso<text:change-end text:change-id="ct94816708022272"/></text:p>
          </table:table-cell>
        </table:table-row>
        <table:table-row>
          <table:table-cell table:style-name="Taula47.A21" office:value-type="string">
            <text:p text:style-name="P624"><text:change-start text:change-id="ct94816758105088"/>COMUNICACIO_CIUTADA<text:change-end text:change-id="ct94816758105088"/></text:p>
          </table:table-cell>
          <table:table-cell table:style-name="Taula47.B21" office:value-type="string">
            <text:p text:style-name="P590"><text:change-start text:change-id="ct94816761023408"/>TD<text:change-end text:change-id="ct94816761023408"/><text:change-start text:change-id="ct94816757183264"/>18<text:change-end text:change-id="ct94816757183264"/></text:p>
          </table:table-cell>
          <table:table-cell table:style-name="Taula47.C21" office:value-type="string">
            <text:p text:style-name="P591"><text:change-start text:change-id="ct94816684577232"/>Comunicación ciudadano<text:change-end text:change-id="ct94816684577232"/></text:p>
          </table:table-cell>
        </table:table-row>
        <table:table-row>
          <table:table-cell table:style-name="Taula47.A21" office:value-type="string">
            <text:p text:style-name="P624"><text:change-start text:change-id="ct94816685038144"/>FACTURA<text:change-end text:change-id="ct94816685038144"/></text:p>
          </table:table-cell>
          <table:table-cell table:style-name="Taula47.B21" office:value-type="string">
            <text:p text:style-name="P590"><text:change-start text:change-id="ct94816686575952"/>TD<text:change-end text:change-id="ct94816686575952"/><text:change-start text:change-id="ct94816686489472"/>19<text:change-end text:change-id="ct94816686489472"/></text:p>
          </table:table-cell>
          <table:table-cell table:style-name="Taula47.C21" office:value-type="string">
            <text:p text:style-name="P591"><text:change-start text:change-id="ct94816684340480"/>Factura<text:change-end text:change-id="ct94816684340480"/></text:p>
          </table:table-cell>
        </table:table-row>
        <table:table-row>
          <table:table-cell table:style-name="Taula47.A22" office:value-type="string">
            <text:p text:style-name="P624"><text:change-start text:change-id="ct94816686762528"/>ALTRES_INCAUTATS<text:change-end text:change-id="ct94816686762528"/></text:p>
          </table:table-cell>
          <table:table-cell table:style-name="Taula47.B22" office:value-type="string">
            <text:p text:style-name="P590"><text:change-start text:change-id="ct94816685107968"/>TD<text:change-end text:change-id="ct94816685107968"/><text:change-start text:change-id="ct94816760566928"/>20<text:change-end text:change-id="ct94816760566928"/></text:p>
          </table:table-cell>
          <table:table-cell table:style-name="Taula47.C22" office:value-type="string">
            <text:p text:style-name="P591"><text:change-start text:change-id="ct94816686561104"/>Otros incautados<text:change-end text:change-id="ct94816686561104"/></text:p>
          </table:table-cell>
        </table:table-row>
        <table:table-row>
          <table:table-cell table:style-name="Taula47.A23" office:value-type="string">
            <text:p text:style-name="P624"><text:change-start text:change-id="ct94816685330208"/>ALTRES<text:change-end text:change-id="ct94816685330208"/></text:p>
          </table:table-cell>
          <table:table-cell table:style-name="Taula47.B23" office:value-type="string">
            <text:p text:style-name="P590"><text:change-start text:change-id="ct94816760492160"/>TD99<text:change-end text:change-id="ct94816760492160"/></text:p>
          </table:table-cell>
          <table:table-cell table:style-name="Taula47.C23" office:value-type="string">
            <text:p text:style-name="P591"><text:change-start text:change-id="ct94816752545856"/>Otros<text:change-end text:change-id="ct94816752545856"/></text:p>
          </table:table-cell>
        </table:table-row>
      </table:table>
      <text:p text:style-name="P477"><text:change-start text:change-id="ct94816686168160"/><text:change-end text:change-id="ct94816686168160"/></text:p>
      <table:table table:name="Taula48" table:style-name="Taula48">
        <table:table-column table:style-name="Taula48.A"/>
        <table:table-row>
          <table:table-cell table:style-name="Taula48.A1" office:value-type="string">
            <text:p text:style-name="P634"><text:change-start text:change-id="ct94816687633472"/><text:span text:style-name="T102"><text:s/></text:span><text:span text:style-name="T104">E</text:span><text:span text:style-name="T102"> </text:span><text:s/><text:span text:style-name="T153">ExpedientEstat</text:span><text:change-end text:change-id="ct94816687633472"/>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592"><text:change-start text:change-id="ct94816757925728"/>Possibles estats d'un expedient.<text:change-end text:change-id="ct94816757925728"/>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621"><text:change-start text:change-id="ct94816686513440"/>Codi<text:change-end text:change-id="ct94816686513440"/></text:p>
          </table:table-cell>
          <table:table-cell table:style-name="Taula49.A2" office:value-type="string">
            <text:p text:style-name="P620"><text:change-start text:change-id="ct94816686513840"/>Valor<text:change-end text:change-id="ct94816686513840"/></text:p>
          </table:table-cell>
          <table:table-cell table:style-name="Taula49.C2" office:value-type="string">
            <text:p text:style-name="P612"><text:change-start text:change-id="ct94816700793744"/>Comentaris<text:change-end text:change-id="ct94816700793744"/></text:p>
          </table:table-cell>
        </table:table-row>
        <table:table-row table:style-name="Taula49.2">
          <table:table-cell table:style-name="Taula49.A3" office:value-type="string">
            <text:p text:style-name="P625"><text:change-start text:change-id="ct94816758156672"/>OBERT<text:change-end text:change-id="ct94816758156672"/></text:p>
          </table:table-cell>
          <table:table-cell table:style-name="Taula49.B3" office:value-type="string">
            <text:p text:style-name="P592"><text:change-start text:change-id="ct94816701030576"/>E01<text:change-end text:change-id="ct94816701030576"/></text:p>
          </table:table-cell>
          <table:table-cell table:style-name="Taula49.C3" office:value-type="string">
            <text:p text:style-name="P592"><text:change-start text:change-id="ct94816684936832"/>Abierto<text:change-end text:change-id="ct94816684936832"/></text:p>
          </table:table-cell>
        </table:table-row>
        <table:table-row>
          <table:table-cell table:style-name="Taula49.A4" office:value-type="string">
            <text:p text:style-name="P625"><text:change-start text:change-id="ct94816688101136"/>TANCAT<text:change-end text:change-id="ct94816688101136"/></text:p>
          </table:table-cell>
          <table:table-cell table:style-name="Taula49.B4" office:value-type="string">
            <text:p text:style-name="P592"><text:change-start text:change-id="ct94816695000256"/>E02<text:change-end text:change-id="ct94816695000256"/></text:p>
          </table:table-cell>
          <table:table-cell table:style-name="Taula49.C4" office:value-type="string">
            <text:p text:style-name="P592"><text:change-start text:change-id="ct94816687595488"/>Cerrado<text:change-end text:change-id="ct94816687595488"/></text:p>
          </table:table-cell>
        </table:table-row>
        <table:table-row>
          <table:table-cell table:style-name="Taula49.A5" office:value-type="string">
            <text:p text:style-name="P625"><text:change-start text:change-id="ct94816707862048"/>INDEX_REMISSIO<text:change-end text:change-id="ct94816707862048"/></text:p>
          </table:table-cell>
          <table:table-cell table:style-name="Taula49.B5" office:value-type="string">
            <text:p text:style-name="P592"><text:change-start text:change-id="ct94816686785040"/>E03<text:change-end text:change-id="ct94816686785040"/></text:p>
          </table:table-cell>
          <table:table-cell table:style-name="Taula49.C5" office:value-type="string">
            <text:p text:style-name="P592"><text:change-start text:change-id="ct94816687411904"/>Índice para remisión cerrado<text:change-end text:change-id="ct94816687411904"/></text:p>
          </table:table-cell>
        </table:table-row>
      </table:table>
      <text:p text:style-name="P477"><text:change-start text:change-id="ct94816687580912"/><text:change-end text:change-id="ct94816687580912"/></text:p>
      <table:table table:name="Taula50" table:style-name="Taula50">
        <table:table-column table:style-name="Taula50.A"/>
        <table:table-row>
          <table:table-cell table:style-name="Taula50.A1" office:value-type="string">
            <text:p text:style-name="P634"><text:change-start text:change-id="ct94816685157024"/><text:span text:style-name="T102"><text:s/></text:span><text:span text:style-name="T104">E</text:span><text:span text:style-name="T102"> </text:span><text:s/><text:span text:style-name="T153">FirmaPerfil</text:span><text:change-end text:change-id="ct94816685157024"/>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>
            <table:table-cell table:style-name="Taula51.A1" table:number-columns-spanned="3" office:value-type="string">
              <text:p text:style-name="P593"><text:change-start text:change-id="ct94816687095088"/>Possibles perfils de firma.<text:change-end text:change-id="ct94816687095088"/>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621"><text:change-start text:change-id="ct94816686502560"/>Codi<text:change-end text:change-id="ct94816686502560"/></text:p>
          </table:table-cell>
          <table:table-cell table:style-name="Taula51.A2" office:value-type="string">
            <text:p text:style-name="P620"><text:change-start text:change-id="ct94816708134768"/>Valor<text:change-end text:change-id="ct94816708134768"/></text:p>
          </table:table-cell>
          <table:table-cell table:style-name="Taula51.C2" office:value-type="string">
            <text:p text:style-name="P612"><text:change-start text:change-id="ct94816758140464"/>Comentaris<text:change-end text:change-id="ct94816758140464"/></text:p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687286608"/>BES<text:change-end text:change-id="ct94816687286608"/></text:p>
          </table:table-cell>
          <table:table-cell table:style-name="Taula51.B9" office:value-type="string">
            <text:p text:style-name="P593"><text:change-start text:change-id="ct94816701717776"/>BES<text:change-end text:change-id="ct94816701717776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758205408"/>EPES<text:change-end text:change-id="ct94816758205408"/></text:p>
          </table:table-cell>
          <table:table-cell table:style-name="Taula51.B9" office:value-type="string">
            <text:p text:style-name="P593"><text:change-start text:change-id="ct94816699243616"/>EPES<text:change-end text:change-id="ct94816699243616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760973840"/>LTV<text:change-end text:change-id="ct94816760973840"/></text:p>
          </table:table-cell>
          <table:table-cell table:style-name="Taula51.B9" office:value-type="string">
            <text:p text:style-name="P593"><text:change-start text:change-id="ct94816752654336"/>LTV<text:change-end text:change-id="ct94816752654336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688029472"/>T<text:change-end text:change-id="ct94816688029472"/></text:p>
          </table:table-cell>
          <table:table-cell table:style-name="Taula51.B9" office:value-type="string">
            <text:p text:style-name="P593"><text:change-start text:change-id="ct94816687658832"/>T<text:change-end text:change-id="ct94816687658832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687421472"/>C<text:change-end text:change-id="ct94816687421472"/></text:p>
          </table:table-cell>
          <table:table-cell table:style-name="Taula51.B9" office:value-type="string">
            <text:p text:style-name="P593"><text:change-start text:change-id="ct94816758696016"/>C<text:change-end text:change-id="ct94816758696016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758230816"/>X<text:change-end text:change-id="ct94816758230816"/></text:p>
          </table:table-cell>
          <table:table-cell table:style-name="Taula51.B9" office:value-type="string">
            <text:p text:style-name="P593"><text:change-start text:change-id="ct94816685120256"/>X<text:change-end text:change-id="ct94816685120256"/></text:p>
          </table:table-cell>
          <table:table-cell table:style-name="Taula51.C3" office:value-type="string">
            <text:p text:style-name="P588"/>
          </table:table-cell>
        </table:table-row>
        <table:table-row table:style-name="Taula51.2">
          <table:table-cell table:style-name="Taula51.A9" office:value-type="string">
            <text:p text:style-name="P626"><text:change-start text:change-id="ct94816701015984"/>XL<text:change-end text:change-id="ct94816701015984"/></text:p>
          </table:table-cell>
          <table:table-cell table:style-name="Taula51.B9" office:value-type="string">
            <text:p text:style-name="P593"><text:change-start text:change-id="ct94816685756512"/>XL<text:change-end text:change-id="ct94816685756512"/></text:p>
          </table:table-cell>
          <table:table-cell table:style-name="Taula51.C3" office:value-type="string">
            <text:p text:style-name="P588"/>
          </table:table-cell>
        </table:table-row>
        <table:table-row>
          <table:table-cell table:style-name="Taula51.A10" office:value-type="string">
            <text:p text:style-name="P626"><text:change-start text:change-id="ct94816688161440"/>A<text:change-end text:change-id="ct94816688161440"/></text:p>
          </table:table-cell>
          <table:table-cell table:style-name="Taula51.B10" office:value-type="string">
            <text:p text:style-name="P593"><text:change-start text:change-id="ct94816683479728"/>A<text:change-end text:change-id="ct94816683479728"/></text:p>
          </table:table-cell>
          <table:table-cell table:style-name="Taula51.C10" office:value-type="string">
            <text:p text:style-name="P588"/>
          </table:table-cell>
        </table:table-row>
      </table:table>
      <text:p text:style-name="P477"><text:change-start text:change-id="ct94816685493984"/><text:change-end text:change-id="ct94816685493984"/><text:soft-page-break/></text:p>
      <table:table table:name="Taula52" table:style-name="Taula52">
        <table:table-column table:style-name="Taula52.A"/>
        <table:table-row>
          <table:table-cell table:style-name="Taula52.A1" office:value-type="string">
            <text:p text:style-name="P634"><text:change-start text:change-id="ct94816700769984"/><text:span text:style-name="T102"><text:s/></text:span><text:span text:style-name="T104">E</text:span><text:span text:style-name="T102"> </text:span><text:s/><text:span text:style-name="T153">FirmaTipus</text:span><text:change-end text:change-id="ct94816700769984"/>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593"><text:change-start text:change-id="ct94816686113184"/>Possibles tipus de firma.<text:change-end text:change-id="ct94816686113184"/>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621"><text:change-start text:change-id="ct94816687148976"/>Codi<text:change-end text:change-id="ct94816687148976"/></text:p>
          </table:table-cell>
          <table:table-cell table:style-name="Taula53.A2" office:value-type="string">
            <text:p text:style-name="P620"><text:change-start text:change-id="ct94816752876496"/>Valor<text:change-end text:change-id="ct94816752876496"/></text:p>
          </table:table-cell>
          <table:table-cell table:style-name="Taula53.C2" office:value-type="string">
            <text:p text:style-name="P612"><text:change-start text:change-id="ct94816685427952"/>Comentaris<text:change-end text:change-id="ct94816685427952"/></text:p>
          </table:table-cell>
        </table:table-row>
        <table:table-row table:style-name="Taula53.2">
          <table:table-cell table:style-name="Taula53.A3" office:value-type="string">
            <text:p text:style-name="P626"><text:change-start text:change-id="ct94816757568528"/>CSV<text:change-end text:change-id="ct94816757568528"/></text:p>
          </table:table-cell>
          <table:table-cell table:style-name="Taula53.B3" office:value-type="string">
            <text:p text:style-name="P593"><text:change-start text:change-id="ct94816701013968"/>TF01<text:change-end text:change-id="ct94816701013968"/></text:p>
          </table:table-cell>
          <table:table-cell table:style-name="Taula53.C3" office:value-type="string">
            <text:p text:style-name="P593"><text:change-start text:change-id="ct94816686921280"/>Código seguro de verificación<text:change-end text:change-id="ct94816686921280"/></text:p>
          </table:table-cell>
        </table:table-row>
        <table:table-row>
          <table:table-cell table:style-name="Taula53.A8" office:value-type="string">
            <text:p text:style-name="P626"><text:change-start text:change-id="ct94816684862240"/>XADES_DET<text:change-end text:change-id="ct94816684862240"/></text:p>
          </table:table-cell>
          <table:table-cell table:style-name="Taula53.B8" office:value-type="string">
            <text:p text:style-name="P593"><text:change-start text:change-id="ct94816758230528"/>TF02<text:change-end text:change-id="ct94816758230528"/></text:p>
          </table:table-cell>
          <table:table-cell table:style-name="Taula53.C8" office:value-type="string">
            <text:p text:style-name="P593"><text:change-start text:change-id="ct94816686818960"/>XAdES internally detached signature<text:change-end text:change-id="ct94816686818960"/></text:p>
          </table:table-cell>
        </table:table-row>
        <table:table-row>
          <table:table-cell table:style-name="Taula53.A8" office:value-type="string">
            <text:p text:style-name="P626"><text:change-start text:change-id="ct94816758531040"/>XADES_ENV<text:change-end text:change-id="ct94816758531040"/></text:p>
          </table:table-cell>
          <table:table-cell table:style-name="Taula53.B8" office:value-type="string">
            <text:p text:style-name="P593"><text:change-start text:change-id="ct94816685899120"/>TF03<text:change-end text:change-id="ct94816685899120"/></text:p>
          </table:table-cell>
          <table:table-cell table:style-name="Taula53.C8" office:value-type="string">
            <text:p text:style-name="P593"><text:change-start text:change-id="ct94816686078144"/>XAdES enveloped signature<text:change-end text:change-id="ct94816686078144"/></text:p>
          </table:table-cell>
        </table:table-row>
        <table:table-row>
          <table:table-cell table:style-name="Taula53.A8" office:value-type="string">
            <text:p text:style-name="P626"><text:change-start text:change-id="ct94816685429520"/>CADES_DET<text:change-end text:change-id="ct94816685429520"/></text:p>
          </table:table-cell>
          <table:table-cell table:style-name="Taula53.B8" office:value-type="string">
            <text:p text:style-name="P593"><text:change-start text:change-id="ct94816685545872"/>TF04<text:change-end text:change-id="ct94816685545872"/></text:p>
          </table:table-cell>
          <table:table-cell table:style-name="Taula53.C8" office:value-type="string">
            <text:p text:style-name="P593"><text:change-start text:change-id="ct94816687486944"/>CAdES detached/explicit signature<text:change-end text:change-id="ct94816687486944"/></text:p>
          </table:table-cell>
        </table:table-row>
        <table:table-row>
          <table:table-cell table:style-name="Taula53.A8" office:value-type="string">
            <text:p text:style-name="P626"><text:change-start text:change-id="ct94816663076048"/>CADES_ATT<text:change-end text:change-id="ct94816663076048"/></text:p>
          </table:table-cell>
          <table:table-cell table:style-name="Taula53.B8" office:value-type="string">
            <text:p text:style-name="P593"><text:change-start text:change-id="ct94816696330080"/>TF05<text:change-end text:change-id="ct94816696330080"/></text:p>
          </table:table-cell>
          <table:table-cell table:style-name="Taula53.C8" office:value-type="string">
            <text:p text:style-name="P593"><text:change-start text:change-id="ct94816686560752"/>CAdES attached/implicit signature<text:change-end text:change-id="ct94816686560752"/></text:p>
          </table:table-cell>
        </table:table-row>
        <table:table-row>
          <table:table-cell table:style-name="Taula53.A8" office:value-type="string">
            <text:p text:style-name="P626"><text:change-start text:change-id="ct94816686648416"/>PADES<text:change-end text:change-id="ct94816686648416"/></text:p>
          </table:table-cell>
          <table:table-cell table:style-name="Taula53.B8" office:value-type="string">
            <text:p text:style-name="P593"><text:change-start text:change-id="ct94816688079680"/>TF06<text:change-end text:change-id="ct94816688079680"/></text:p>
          </table:table-cell>
          <table:table-cell table:style-name="Taula53.C8" office:value-type="string">
            <text:p text:style-name="P593"><text:change-start text:change-id="ct94816757571904"/>PAdES<text:change-end text:change-id="ct94816757571904"/></text:p>
          </table:table-cell>
        </table:table-row>
        <table:table-row>
          <table:table-cell table:style-name="Taula53.A10" office:value-type="string">
            <text:p text:style-name="P626"><text:change-start text:change-id="ct94816687093104"/>SMIME<text:change-end text:change-id="ct94816687093104"/></text:p>
          </table:table-cell>
          <table:table-cell table:style-name="Taula53.B10" office:value-type="string">
            <text:p text:style-name="P593"><text:change-start text:change-id="ct94816687062032"/>TF07<text:change-end text:change-id="ct94816687062032"/></text:p>
          </table:table-cell>
          <table:table-cell table:style-name="Taula53.C10" office:value-type="string">
            <text:p text:style-name="P588"/>
          </table:table-cell>
        </table:table-row>
        <table:table-row>
          <table:table-cell table:style-name="Taula53.A10" office:value-type="string">
            <text:p text:style-name="P626"><text:change-start text:change-id="ct94816684717456"/>ODT<text:change-end text:change-id="ct94816684717456"/></text:p>
          </table:table-cell>
          <table:table-cell table:style-name="Taula53.B10" office:value-type="string">
            <text:p text:style-name="P593"><text:change-start text:change-id="ct94816686434144"/>TF08<text:change-end text:change-id="ct94816686434144"/></text:p>
          </table:table-cell>
          <table:table-cell table:style-name="Taula53.C10" office:value-type="string">
            <text:p text:style-name="P588"/>
          </table:table-cell>
        </table:table-row>
        <table:table-row>
          <table:table-cell table:style-name="Taula53.A11" office:value-type="string">
            <text:p text:style-name="P626"><text:change-start text:change-id="ct94816758135120"/>OOXML<text:change-end text:change-id="ct94816758135120"/></text:p>
          </table:table-cell>
          <table:table-cell table:style-name="Taula53.B11" office:value-type="string">
            <text:p text:style-name="P593"><text:change-start text:change-id="ct94816686455536"/>TF09<text:change-end text:change-id="ct94816686455536"/></text:p>
          </table:table-cell>
          <table:table-cell table:style-name="Taula53.C11" office:value-type="string">
            <text:p text:style-name="P588"/>
          </table:table-cell>
        </table:table-row>
      </table:table>
      <text:p text:style-name="P475"><text:change-start text:change-id="ct94816637478912"/></text:p>
      <text:p text:style-name="P474"><text:change-end text:change-id="ct94816637478912"/></text:p>
      <text:h text:style-name="P479" text:outline-level="1"><text:bookmark-start text:name="__RefHeading___Toc4746_112191102"/>Mètodes de l’<text:span text:style-name="T106">API</text:span><text:bookmark-end text:name="__RefHeading___Toc4746_112191102"/></text:h>
      <text:p text:style-name="P160"/>
      <text:h text:style-name="P499" text:outline-level="2"><text:bookmark-start text:name="__RefHeading___Toc4748_112191102"/>Consideracions sobre els paràmetres dels mètodes<text:bookmark-end text:name="__RefHeading___Toc4748_112191102"/></text:h>
      <text:list xml:id="list82642160669898" text:continue-numbering="true" text:style-name="L3">
        <text:list-item>
          <text:p text:style-name="P55">Hi haurà tres tipus de dades bàsics: expedients, documents i carpetes.<text:change text:change-id="ct94816647478960"/></text:p>
        </text:list-item>
        <text:list-item>
          <text:p text:style-name="P450">Els paràmetres ENI que prenguin valors d’una llista es passaran com a tipus enumerats i no com a cadenes de text.</text:p>
        </text:list-item>
        <text:list-item>
          <text:p text:style-name="P451"><text:change-start text:change-id="ct94816647497504"/>Els mètodes de creació i modificació tendran com a paràmetre<text:span text:style-name="T151">s</text:span> l’element (expedient, document o carpeta) que es vol crear o modificar <text:span text:style-name="T151">i l’identificador del contenidor pare (només per a documents i carpetes)</text:span>.</text:p>
        </text:list-item>
        <text:list-item>
          <text:p text:style-name="P55"><text:change-end text:change-id="ct94816647497504"/>Els altres mètodes tendran com a únic paràmetre l’identificador de l’element sobre el qual es realitza l’acció. Els mètodes que involucrin varis elements (copiar, moure, ...) tendran varis identificadors.</text:p>
        </text:list-item>
        <text:list-item>
          <text:p text:style-name="P55">No tendrà sentit per l’arxiu gestionar documents o carpetes deslligades d’un expedient.<text:change-start text:change-id="ct94816647498896"/></text:p>
        </text:list-item>
      </text:list>
      <text:p text:style-name="P56"><text:change-end text:change-id="ct94816647498896"/><text:change text:change-id="ct94816647501040"/><text:change-start text:change-id="ct94816647501840"/></text:p>
      <text:h text:style-name="P500" text:outline-level="2"><text:bookmark-start text:name="__RefHeading___Toc4752_1121911021"/><text:span text:style-name="T29">expedientCrear</text:span><text:bookmark-end text:name="__RefHeading___Toc4752_1121911021"/><text:change-end text:change-id="ct94816647501840"/><text:change text:change-id="ct94816647502064"/></text:h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360"><text:span text:style-name="T102"><text:s/>M </text:span><text:span text:style-name="T101"><text:s/>expedientCrear</text:span>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320">Descripció</text:p>
          </table:table-cell>
          <table:table-cell table:style-name="Taula17.B2" table:number-columns-spanned="3" office:value-type="string">
            <text:p text:style-name="P61"><text:change text:change-id="ct94816647489136"/><text:change-start text:change-id="ct94816647488048"/><text:span text:style-name="T144">Crea un nou expedient</text:span><text:change-end text:change-id="ct94816647488048"/>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21">Paràmetres</text:p>
          </table:table-cell>
          <table:table-cell table:style-name="Taula17.B3" office:value-type="string">
            <text:p text:style-name="P301">Camp</text:p>
          </table:table-cell>
          <table:table-cell table:style-name="Taula17.C3" office:value-type="string">
            <text:p text:style-name="P300">Tipus</text:p>
          </table:table-cell>
          <table:table-cell table:style-name="Taula17.B3" office:value-type="string">
            <text:p text:style-name="P300">Descripció</text:p>
          </table:table-cell>
        </table:table-row>
        <table:table-row>
          <table:covered-table-cell/>
          <table:table-cell table:style-name="Taula17.B4" office:value-type="string">
            <text:p text:style-name="P62"><text:change text:change-id="ct94816647492816"/><text:change-start text:change-id="ct94816647501344"/><text:span text:style-name="T145">e</text:span><text:change-end text:change-id="ct94816647501344"/><text:change-start text:change-id="ct94816647492000"/><text:span text:style-name="T145">xpedient</text:span><text:change-end text:change-id="ct94816647492000"/></text:p>
          </table:table-cell>
          <table:table-cell table:style-name="Taula17.C4" office:value-type="string">
            <text:p text:style-name="P63"><text:change text:change-id="ct94816647505792"/><text:change-start text:change-id="ct94816647510112"/><text:span text:style-name="T16">Expedient</text:span><text:change-end text:change-id="ct94816647510112"/> </text:p>
          </table:table-cell>
          <table:table-cell table:style-name="Taula17.D4" office:value-type="string">
            <text:p text:style-name="P64"><text:change text:change-id="ct94816647510336"/><text:change-start text:change-id="ct94816647494256"/>Informació per a la creació de l'expedient.<text:change-end text:change-id="ct94816647494256"/></text:p>
          </table:table-cell>
        </table:table-row>
        <table:table-row>
          <table:table-cell table:style-name="Taula17.A5" office:value-type="string">
            <text:p text:style-name="P320">Excepcions</text:p>
          </table:table-cell>
          <table:table-cell table:style-name="Taula17.B5" office:value-type="string">
            <text:p text:style-name="P249"><text:span text:style-name="T29">Arxiu</text:span>Exception</text:p>
          </table:table-cell>
          <table:table-cell table:style-name="Taula17.C5" table:number-columns-spanned="2" office:value-type="string">
            <text:p text:style-name="P250">Si es produeix algun problema <text:span text:style-name="T29">al realitzar l’operació amb l’arxiu</text:span><text:change-start text:change-id="ct94816647512128"/><text:span text:style-name="T29">.</text:span><text:change-end text:change-id="ct94816647512128"/></text:p>
          </table:table-cell>
          <table:covered-table-cell/>
        </table:table-row>
        <table:table-row>
          <table:table-cell table:style-name="Taula17.A6" office:value-type="string">
            <text:p text:style-name="P320">Valor de retorn</text:p>
          </table:table-cell>
          <table:table-cell table:style-name="Taula17.B6" table:number-columns-spanned="3" office:value-type="string">
            <text:p text:style-name="P64"><text:change text:change-id="ct94816647513040"/><text:change-start text:change-id="ct94816647511808"/>ContingutArxiu<text:change-end text:change-id="ct94816647511808"/></text:p>
          </table:table-cell>
          <table:covered-table-cell/>
          <table:covered-table-cell/>
        </table:table-row>
      </table:table>
      <text:p text:style-name="P65"><text:change text:change-id="ct94816647472608"/></text:p>
      <text:h text:style-name="P517" text:outline-level="2"><text:bookmark-start text:name="__RefHeading___Toc4752_112191102"/><text:span text:style-name="T29">expedientModificar</text:span><text:bookmark-end text:name="__RefHeading___Toc4752_112191102"/><text:change text:change-id="ct94816647515296"/>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table:number-columns-spanned="4" office:value-type="string">
            <text:p text:style-name="P361"><text:span text:style-name="T102"><text:s/>M </text:span><text:span text:style-name="T101"><text:s/>expedi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.A2" office:value-type="string">
            <text:p text:style-name="P112">Descripció</text:p>
          </table:table-cell>
          <table:table-cell table:style-name="Taula4.B2" table:number-columns-spanned="3" office:value-type="string">
            <text:p text:style-name="P67"><text:change text:change-id="ct94816647513296"/><text:change-start text:change-id="ct94816647516000"/><text:span text:style-name="T144">Modifica un expedient existent</text:span><text:change-end text:change-id="ct94816647516000"/>.</text:p>
          </table:table-cell>
          <table:covered-table-cell/>
          <table:covered-table-cell/>
        </table:table-row>
        <table:table-row table:style-name="Taula4.3">
          <table:table-cell table:style-name="Taula4.A3" table:number-rows-spanned="2" office:value-type="string">
            <text:p text:style-name="P322">Paràmetres</text:p>
          </table:table-cell>
          <table:table-cell table:style-name="Taula4.B3" office:value-type="string">
            <text:p text:style-name="P303">Camp</text:p>
          </table:table-cell>
          <table:table-cell table:style-name="Taula4.C3" office:value-type="string">
            <text:p text:style-name="P302">Tipus</text:p>
          </table:table-cell>
          <table:table-cell table:style-name="Taula4.B3" office:value-type="string">
            <text:p text:style-name="P302">Descripció</text:p>
          </table:table-cell>
        </table:table-row>
        <table:table-row>
          <table:covered-table-cell/>
          <table:table-cell table:style-name="Taula4.B4" office:value-type="string">
            <text:p text:style-name="P68"><text:change text:change-id="ct94816647521904"/><text:change-start text:change-id="ct94816647522224"/>expedient<text:change-end text:change-id="ct94816647522224"/></text:p>
          </table:table-cell>
          <table:table-cell table:style-name="Taula4.C4" office:value-type="string">
            <text:p text:style-name="P69"><text:change text:change-id="ct94816647523520"/><text:change-start text:change-id="ct94816647524288"/><text:span text:style-name="T16">Expedient</text:span><text:change-end text:change-id="ct94816647524288"/> </text:p>
          </table:table-cell>
          <table:table-cell table:style-name="Taula4.D4" office:value-type="string">
            <text:p text:style-name="P64"><text:change text:change-id="ct94816647521616"/><text:change-start text:change-id="ct94816647524608"/>Informació per a la modificació de l'expedient.<text:change-end text:change-id="ct94816647524608"/></text:p>
          </table:table-cell>
        </table:table-row>
        <table:table-row>
          <table:table-cell table:style-name="Taula4.A5" office:value-type="string">
            <text:p text:style-name="P320">Excepcions</text:p>
          </table:table-cell>
          <table:table-cell table:style-name="Taula4.B5" office:value-type="string">
            <text:p text:style-name="P249"><text:span text:style-name="T29">Arxiu</text:span>Exception</text:p>
          </table:table-cell>
          <table:table-cell table:style-name="Taula4.C5" table:number-columns-spanned="2" office:value-type="string">
            <text:p text:style-name="P250">Si es produeix algun problema <text:span text:style-name="T29">al realitzar l’operació amb l’arxiu</text:span><text:change-start text:change-id="ct94816647527552"/><text:span text:style-name="T29">.</text:span><text:change-end text:change-id="ct94816647527552"/></text:p>
          </table:table-cell>
          <table:covered-table-cell/>
        </table:table-row>
        <table:table-row>
          <table:table-cell table:style-name="Taula4.A6" office:value-type="string">
            <text:p text:style-name="P112">Valor de retorn</text:p>
          </table:table-cell>
          <table:table-cell table:style-name="Taula4.B6" table:number-columns-spanned="3" office:value-type="string">
            <text:p text:style-name="P70"><text:change text:change-id="ct94816647525488"/><text:change-start text:change-id="ct94816647528064"/>ContingutArxiu<text:change-end text:change-id="ct94816647528064"/></text:p>
          </table:table-cell>
          <table:covered-table-cell/>
          <table:covered-table-cell/>
        </table:table-row>
      </table:table>
      <text:p text:style-name="P71"><text:change text:change-id="ct94816647525872"/></text:p>
      <text:h text:style-name="P501" text:outline-level="2"><text:bookmark-start text:name="__RefHeading___Toc4754_112191102"/><text:soft-page-break/><text:span text:style-name="T142">expedientEsborrar</text:span><text:bookmark-end text:name="__RefHeading___Toc4754_112191102"/><text:change text:change-id="ct94816647531088"/></text:h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361"><text:span text:style-name="T102"><text:s/>M </text:span><text:span text:style-name="T101"><text:s/>expedientEsborrar</text:span>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12">Descripció</text:p>
          </table:table-cell>
          <table:table-cell table:style-name="Taula33.B2" table:number-columns-spanned="3" office:value-type="string">
            <text:p text:style-name="P73"><text:change text:change-id="ct94816647527776"/><text:change-start text:change-id="ct94816647529120"/><text:span text:style-name="T145">Esborra un expedient</text:span><text:change-end text:change-id="ct94816647529120"/>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23">Paràmetres</text:p>
          </table:table-cell>
          <table:table-cell table:style-name="Taula33.B3" office:value-type="string">
            <text:p text:style-name="P305">Camp</text:p>
          </table:table-cell>
          <table:table-cell table:style-name="Taula33.C3" office:value-type="string">
            <text:p text:style-name="P304">Tipus</text:p>
          </table:table-cell>
          <table:table-cell table:style-name="Taula33.B3" office:value-type="string">
            <text:p text:style-name="P304">Descripció</text:p>
          </table:table-cell>
        </table:table-row>
        <table:table-row>
          <table:covered-table-cell/>
          <table:table-cell table:style-name="Taula33.B4" office:value-type="string">
            <text:p text:style-name="P280">identificador</text:p>
          </table:table-cell>
          <table:table-cell table:style-name="Taula33.C4" office:value-type="string">
            <text:p text:style-name="P188"><text:span text:style-name="T16">String</text:span> </text:p>
          </table:table-cell>
          <table:table-cell table:style-name="Taula33.D4" office:value-type="string">
            <text:p text:style-name="P259">Identificador de l’expedient<text:change-start text:change-id="ct94816647529440"/>.<text:change-end text:change-id="ct94816647529440"/></text:p>
          </table:table-cell>
        </table:table-row>
        <table:table-row>
          <table:table-cell table:style-name="Taula33.A5" office:value-type="string">
            <text:p text:style-name="P330">Excepcions</text:p>
          </table:table-cell>
          <table:table-cell table:style-name="Taula33.B5" office:value-type="string">
            <text:p text:style-name="P251"><text:span text:style-name="T29">Arxiu</text:span>Exception</text:p>
          </table:table-cell>
          <table:table-cell table:style-name="Taula33.C5" table:number-columns-spanned="2" office:value-type="string">
            <text:p text:style-name="P251">Si es produeix algun problema <text:span text:style-name="T29">al realitzar l’operació amb l’arxiu</text:span><text:change-start text:change-id="ct94816647536992"/><text:span text:style-name="T29">.</text:span><text:change-end text:change-id="ct94816647536992"/></text:p>
          </table:table-cell>
          <table:covered-table-cell/>
        </table:table-row>
        <table:table-row>
          <table:table-cell table:style-name="Taula33.A6" office:value-type="string">
            <text:p text:style-name="P112">Valor de retorn</text:p>
          </table:table-cell>
          <table:table-cell table:style-name="Taula33.B6" table:number-columns-spanned="3" office:value-type="string">
            <text:p text:style-name="P230">(sense valor de retorn)</text:p>
          </table:table-cell>
          <table:covered-table-cell/>
          <table:covered-table-cell/>
        </table:table-row>
      </table:table>
      <text:p text:style-name="P71"><text:change text:change-id="ct94816647532528"/></text:p>
      <text:h text:style-name="P502" text:outline-level="2"><text:bookmark-start text:name="__RefHeading___Toc4756_112191102"/><text:span text:style-name="T21">expedientDetalls</text:span><text:bookmark-end text:name="__RefHeading___Toc4756_112191102"/><text:change text:change-id="ct94816647530208"/></text:h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362"><text:span text:style-name="T102"><text:s/>M </text:span><text:span text:style-name="T101"><text:s/>expedi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327">Descripció</text:p>
          </table:table-cell>
          <table:table-cell table:style-name="Taula20.B2" table:number-columns-spanned="3" office:value-type="string">
            <text:p text:style-name="P75"><text:change text:change-id="ct94816647543264"/><text:change text:change-id="ct94816647543040"/><text:change text:change-id="ct94816647542720"/><text:change-start text:change-id="ct94816647544112"/><text:span text:style-name="T145">Retorna la informació detallada d'un expedient</text:span><text:change-end text:change-id="ct94816647544112"/>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23">Paràmetres</text:p>
          </table:table-cell>
          <table:table-cell table:style-name="Taula20.B3" office:value-type="string">
            <text:p text:style-name="P305">Camp</text:p>
          </table:table-cell>
          <table:table-cell table:style-name="Taula20.C3" office:value-type="string">
            <text:p text:style-name="P304">Tipus</text:p>
          </table:table-cell>
          <table:table-cell table:style-name="Taula20.B3" office:value-type="string">
            <text:p text:style-name="P304">Descripció</text:p>
          </table:table-cell>
        </table:table-row>
        <table:table-row>
          <table:covered-table-cell/>
          <table:table-cell table:style-name="Taula20.B4" office:value-type="string">
            <text:p text:style-name="P281">identificador</text:p>
          </table:table-cell>
          <table:table-cell table:style-name="Taula20.C4" office:value-type="string">
            <text:p text:style-name="P189"><text:span text:style-name="T16">String</text:span> </text:p>
          </table:table-cell>
          <table:table-cell table:style-name="Taula20.D4" office:value-type="string">
            <text:p text:style-name="P259">Identificador de l’expedient<text:change-start text:change-id="ct94816647544848"/>.<text:change-end text:change-id="ct94816647544848"/></text:p>
          </table:table-cell>
        </table:table-row>
        <table:table-row>
          <table:covered-table-cell/>
          <table:table-cell table:style-name="Taula20.B5" office:value-type="string">
            <text:p text:style-name="P281">versio</text:p>
          </table:table-cell>
          <table:table-cell table:style-name="Taula20.C5" office:value-type="string">
            <text:p text:style-name="P189"><text:span text:style-name="T16">String</text:span> </text:p>
          </table:table-cell>
          <table:table-cell table:style-name="Taula20.D5" office:value-type="string">
            <text:p text:style-name="P64"><text:change text:change-id="ct94816647546016"/><text:change-start text:change-id="ct94816647542400"/>Versió de l'expedient (opcional). Si te el valor null es consulta la darrera versió disponible.<text:change-end text:change-id="ct94816647542400"/></text:p>
          </table:table-cell>
        </table:table-row>
        <table:table-row>
          <table:table-cell table:style-name="Taula20.A6" office:value-type="string">
            <text:p text:style-name="P329">Excepcions</text:p>
          </table:table-cell>
          <table:table-cell table:style-name="Taula20.B6" office:value-type="string">
            <text:p text:style-name="P250"><text:span text:style-name="T29">Arxiu</text:span>Exception</text:p>
          </table:table-cell>
          <table:table-cell table:style-name="Taula20.C6" table:number-columns-spanned="2" office:value-type="string">
            <text:p text:style-name="P250">Si es produeix algun problema <text:span text:style-name="T29">al realitzar l’operació amb l’arxiu</text:span><text:change-start text:change-id="ct94816647549968"/><text:span text:style-name="T29">.</text:span><text:change-end text:change-id="ct94816647549968"/></text:p>
          </table:table-cell>
          <table:covered-table-cell/>
        </table:table-row>
        <table:table-row>
          <table:table-cell table:style-name="Taula20.A7" office:value-type="string">
            <text:p text:style-name="P327">Valor de retorn</text:p>
          </table:table-cell>
          <table:table-cell table:style-name="Taula20.B7" table:number-columns-spanned="3" office:value-type="string">
            <text:p text:style-name="P254">Expedient</text:p>
          </table:table-cell>
          <table:covered-table-cell/>
          <table:covered-table-cell/>
        </table:table-row>
      </table:table>
      <text:p text:style-name="P79"/>
      <text:h text:style-name="P502" text:outline-level="2"><text:bookmark-start text:name="__RefHeading___Toc4758_112191102"/><text:span text:style-name="T21">expedientConsulta</text:span><text:bookmark-end text:name="__RefHeading___Toc4758_112191102"/><text:change text:change-id="ct94816647548096"/></text:h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362"><text:span text:style-name="T102"><text:s/>M </text:span><text:span text:style-name="T101"><text:s/>expedientConsulta</text:span>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27">Descripció</text:p>
          </table:table-cell>
          <table:table-cell table:style-name="Taula21.B2" table:number-columns-spanned="3" office:value-type="string">
            <text:p text:style-name="P76"><text:change text:change-id="ct94816647553200"/><text:change-start text:change-id="ct94816647554464"/><text:span text:style-name="T145">Realitza una consulta d'expedients</text:span><text:change-end text:change-id="ct94816647554464"/>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23">Paràmetres</text:p>
          </table:table-cell>
          <table:table-cell table:style-name="Taula21.B3" office:value-type="string">
            <text:p text:style-name="P305">Camp</text:p>
          </table:table-cell>
          <table:table-cell table:style-name="Taula21.C3" office:value-type="string">
            <text:p text:style-name="P304">Tipus</text:p>
          </table:table-cell>
          <table:table-cell table:style-name="Taula21.B3" office:value-type="string">
            <text:p text:style-name="P304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340">filtres</text:p>
          </table:table-cell>
          <table:table-cell table:style-name="Taula21.B4" office:value-type="string">
            <text:p text:style-name="P248">List&lt;ConsultaFiltre&gt;</text:p>
          </table:table-cell>
          <table:table-cell table:style-name="Taula21.D4" office:value-type="string">
            <text:p text:style-name="P64"><text:change text:change-id="ct94816647556560"/><text:change-start text:change-id="ct94816647556864"/>Llista de filtres per aplicar a la consulta.<text:change-end text:change-id="ct94816647556864"/></text:p>
          </table:table-cell>
        </table:table-row>
        <table:table-row>
          <table:covered-table-cell/>
          <table:table-cell table:style-name="Taula21.B5" office:value-type="string">
            <text:p text:style-name="P317"><text:span text:style-name="T23">p</text:span>agin<text:span text:style-name="T23">a</text:span></text:p>
          </table:table-cell>
          <table:table-cell table:style-name="Taula21.C5" office:value-type="string">
            <text:p text:style-name="P77"><text:change text:change-id="ct94816647555280"/><text:change-start text:change-id="ct94816647557680"/><text:span text:style-name="T1">Integer</text:span><text:change-end text:change-id="ct94816647557680"/> </text:p>
          </table:table-cell>
          <table:table-cell table:style-name="Taula21.D5" office:value-type="string">
            <text:p text:style-name="P64"><text:change text:change-id="ct94816647553792"/><text:change-start text:change-id="ct94816647558048"/>Número de la pàgina de resultats que s'ha de retornar. Si te el valor null es fa la consulta sense paginació.<text:change-end text:change-id="ct94816647558048"/></text:p>
          </table:table-cell>
        </table:table-row>
        <table:table-row>
          <table:covered-table-cell/>
          <table:table-cell table:style-name="Taula21.B6" office:value-type="string">
            <text:p text:style-name="P344">itemsPerPagina</text:p>
          </table:table-cell>
          <table:table-cell table:style-name="Taula21.C6" office:value-type="string">
            <text:p text:style-name="P78"><text:change text:change-id="ct94816647556192"/><text:change-start text:change-id="ct94816647552240"/>Integer<text:change-end text:change-id="ct94816647552240"/></text:p>
          </table:table-cell>
          <table:table-cell table:style-name="Taula21.D6" office:value-type="string">
            <text:p text:style-name="P64"><text:change text:change-id="ct94816647546432"/><text:change-start text:change-id="ct94816647558912"/>Nombre d’elements per pàgina. Si te el valor null es fa la consulta sense paginació.<text:change-end text:change-id="ct94816647558912"/></text:p>
          </table:table-cell>
        </table:table-row>
        <table:table-row>
          <table:table-cell table:style-name="Taula21.A7" office:value-type="string">
            <text:p text:style-name="P329">Excepcions</text:p>
          </table:table-cell>
          <table:table-cell table:style-name="Taula21.B7" office:value-type="string">
            <text:p text:style-name="P250"><text:span text:style-name="T29">Arxiu</text:span>Exception</text:p>
          </table:table-cell>
          <table:table-cell table:style-name="Taula21.C7" table:number-columns-spanned="2" office:value-type="string">
            <text:p text:style-name="P250">Si es produeix algun problema <text:span text:style-name="T29">al realitzar l’operació amb l’arxiu</text:span><text:change-start text:change-id="ct94816647562064"/><text:span text:style-name="T29">.</text:span><text:change-end text:change-id="ct94816647562064"/></text:p>
          </table:table-cell>
          <table:covered-table-cell/>
        </table:table-row>
        <table:table-row>
          <table:table-cell table:style-name="Taula21.A8" office:value-type="string">
            <text:p text:style-name="P327">Valor de retorn</text:p>
          </table:table-cell>
          <table:table-cell table:style-name="Taula21.B8" table:number-columns-spanned="3" office:value-type="string">
            <text:p text:style-name="P255">ConsultaResultat</text:p>
          </table:table-cell>
          <table:covered-table-cell/>
          <table:covered-table-cell/>
        </table:table-row>
      </table:table>
      <text:p text:style-name="P79"><text:change text:change-id="ct94816647547392"/><text:change-start text:change-id="ct94816647279632"/></text:p>
      <text:h text:style-name="P500" text:outline-level="2"><text:bookmark-start text:name="__RefHeading___Toc4762_1121911021"/><text:span text:style-name="T21">expedient</text:span><text:span text:style-name="T24">Versions</text:span><text:bookmark-end text:name="__RefHeading___Toc4762_1121911021"/><text:change-end text:change-id="ct94816647279632"/><text:change text:change-id="ct94816647554176"/></text:h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363"><text:span text:style-name="T102"><text:s/>M </text:span><text:span text:style-name="T101"><text:s/></text:span><text:span text:style-name="T21">expedient</text:span><text:span text:style-name="T25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328">Descripció</text:p>
          </table:table-cell>
          <table:table-cell table:style-name="Taula22.B2" table:number-columns-spanned="3" office:value-type="string">
            <text:p text:style-name="P158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23">Paràmetres</text:p>
          </table:table-cell>
          <table:table-cell table:style-name="Taula22.B3" office:value-type="string">
            <text:p text:style-name="P305">Camp</text:p>
          </table:table-cell>
          <table:table-cell table:style-name="Taula22.C3" office:value-type="string">
            <text:p text:style-name="P304">Tipus</text:p>
          </table:table-cell>
          <table:table-cell table:style-name="Taula22.B3" office:value-type="string">
            <text:p text:style-name="P304">Descripció</text:p>
          </table:table-cell>
        </table:table-row>
        <table:table-row>
          <table:covered-table-cell/>
          <table:table-cell table:style-name="Taula22.B4" office:value-type="string">
            <text:p text:style-name="P281">identificador</text:p>
          </table:table-cell>
          <table:table-cell table:style-name="Taula22.C4" office:value-type="string">
            <text:p text:style-name="P189"><text:span text:style-name="T16">String</text:span> </text:p>
          </table:table-cell>
          <table:table-cell table:style-name="Taula22.D4" office:value-type="string">
            <text:p text:style-name="P258">Identificador de l’expedient<text:change-start text:change-id="ct94816647565056"/>.<text:change-end text:change-id="ct94816647565056"/></text:p>
          </table:table-cell>
        </table:table-row>
        <table:table-row>
          <table:table-cell table:style-name="Taula22.A5" office:value-type="string">
            <text:p text:style-name="P329">Excepcions</text:p>
          </table:table-cell>
          <table:table-cell table:style-name="Taula22.B5" office:value-type="string">
            <text:p text:style-name="P250"><text:span text:style-name="T29">Arxiu</text:span>Exception</text:p>
          </table:table-cell>
          <table:table-cell table:style-name="Taula22.C5" table:number-columns-spanned="2" office:value-type="string">
            <text:p text:style-name="P250">Si es produeix algun problema <text:span text:style-name="T29">al realitzar l’operació amb l’arxiu</text:span><text:change-start text:change-id="ct94816647574496"/><text:span text:style-name="T29">.</text:span><text:change-end text:change-id="ct94816647574496"/></text:p>
          </table:table-cell>
          <table:covered-table-cell/>
        </table:table-row>
        <table:table-row>
          <table:table-cell table:style-name="Taula22.A6" office:value-type="string">
            <text:p text:style-name="P328">Valor de retorn</text:p>
          </table:table-cell>
          <table:table-cell table:style-name="Taula22.B6" table:number-columns-spanned="3" office:value-type="string">
            <text:p text:style-name="P81">List&lt;<text:change text:change-id="ct94816647571536"/><text:change-start text:change-id="ct94816647574720"/><text:span text:style-name="T20">ContingutArxiu</text:span><text:change-end text:change-id="ct94816647574720"/>&gt;</text:p>
          </table:table-cell>
          <table:covered-table-cell/>
          <table:covered-table-cell/>
        </table:table-row>
      </table:table>
      <text:p text:style-name="P82"><text:change text:change-id="ct94816646795664"/></text:p>
      <text:h text:style-name="P502" text:outline-level="2"><text:bookmark-start text:name="__RefHeading___Toc4762_112191102"/><text:span text:style-name="T21">expedientTancar</text:span><text:bookmark-end text:name="__RefHeading___Toc4762_112191102"/><text:change text:change-id="ct94816647576112"/></text:h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362"><text:span text:style-name="T102"><text:s/>M </text:span><text:span text:style-name="T101"><text:s/>expedientTancar</text:span>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327">Descripció</text:p>
          </table:table-cell>
          <table:table-cell table:style-name="Taula32.B2" table:number-columns-spanned="3" office:value-type="string">
            <text:p text:style-name="P83"><text:change text:change-id="ct94816647577488"/><text:change-start text:change-id="ct94816647577792"/>Tanca un expedient obert.<text:change-end text:change-id="ct94816647577792"/>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23">Paràmetres</text:p>
          </table:table-cell>
          <table:table-cell table:style-name="Taula32.B3" office:value-type="string">
            <text:p text:style-name="P305">Camp</text:p>
          </table:table-cell>
          <table:table-cell table:style-name="Taula32.C3" office:value-type="string">
            <text:p text:style-name="P304">Tipus</text:p>
          </table:table-cell>
          <table:table-cell table:style-name="Taula32.B3" office:value-type="string">
            <text:p text:style-name="P304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281">identificador</text:p>
          </table:table-cell>
          <table:table-cell table:style-name="Taula32.B4" office:value-type="string">
            <text:p text:style-name="P189"><text:span text:style-name="T16">String</text:span> </text:p>
          </table:table-cell>
          <table:table-cell table:style-name="Taula32.D4" office:value-type="string">
            <text:p text:style-name="P258">Identificador de l’expedient<text:change-start text:change-id="ct94816647579408"/>.<text:change-end text:change-id="ct94816647579408"/></text:p>
          </table:table-cell>
        </table:table-row>
        <table:table-row>
          <table:table-cell table:style-name="Taula32.A5" office:value-type="string">
            <text:p text:style-name="P329">Excepcions</text:p>
          </table:table-cell>
          <table:table-cell table:style-name="Taula32.B5" office:value-type="string">
            <text:p text:style-name="P250"><text:span text:style-name="T29">Arxiu</text:span>Exception</text:p>
          </table:table-cell>
          <table:table-cell table:style-name="Taula32.C5" table:number-columns-spanned="2" office:value-type="string">
            <text:p text:style-name="P250">Si es produeix algun problema <text:span text:style-name="T29">al realitzar l’operació amb l’arxiu</text:span><text:change-start text:change-id="ct94816647583360"/><text:span text:style-name="T29">.</text:span><text:change-end text:change-id="ct94816647583360"/></text:p>
          </table:table-cell>
          <table:covered-table-cell/>
        </table:table-row>
        <table:table-row>
          <table:table-cell table:style-name="Taula32.A6" office:value-type="string">
            <text:p text:style-name="P327">Valor de retorn</text:p>
          </table:table-cell>
          <table:table-cell table:style-name="Taula32.B6" table:number-columns-spanned="3" office:value-type="string">
            <text:p text:style-name="P231">(sense valor de retorn)</text:p>
          </table:table-cell>
          <table:covered-table-cell/>
          <table:covered-table-cell/>
        </table:table-row>
      </table:table>
      <text:p text:style-name="P396"/>
      <text:h text:style-name="P503" text:outline-level="2"><text:bookmark-start text:name="__RefHeading___Toc4766_1121911022"/><text:span text:style-name="T28">expedient</text:span><text:span text:style-name="T27">Reobrir</text:span><text:bookmark-end text:name="__RefHeading___Toc4766_1121911022"/><text:change text:change-id="ct94816647585408"/></text:h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362"><text:span text:style-name="T102"><text:s/>M </text:span><text:span text:style-name="T101"><text:s/>expedientReobrir</text:span></text:p>
          </table:table-cell>
          <table:covered-table-cell/>
          <table:covered-table-cell/>
          <table:covered-table-cell/>
        </table:table-row>
        <table:table-row>
          <table:table-cell table:style-name="Taula24.A2" office:value-type="string">
            <text:p text:style-name="P327">Descripció</text:p>
          </table:table-cell>
          <table:table-cell table:style-name="Taula24.B2" table:number-columns-spanned="3" office:value-type="string">
            <text:p text:style-name="P83"><text:change text:change-id="ct94816647588064"/><text:change-start text:change-id="ct94816647588288"/>Reobre un expedient tancat.<text:change-end text:change-id="ct94816647588288"/>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323">Paràmetres</text:p>
          </table:table-cell>
          <table:table-cell table:style-name="Taula24.B3" office:value-type="string">
            <text:p text:style-name="P305">Camp</text:p>
          </table:table-cell>
          <table:table-cell table:style-name="Taula24.C3" office:value-type="string">
            <text:p text:style-name="P304">Tipus</text:p>
          </table:table-cell>
          <table:table-cell table:style-name="Taula24.B3" office:value-type="string">
            <text:p text:style-name="P304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282">identificador</text:p>
          </table:table-cell>
          <table:table-cell table:style-name="Taula24.B4" office:value-type="string">
            <text:p text:style-name="P190"><text:span text:style-name="T16">String</text:span> </text:p>
          </table:table-cell>
          <table:table-cell table:style-name="Taula24.D4" office:value-type="string">
            <text:p text:style-name="P258">Identificador de l’expedient<text:change-start text:change-id="ct94816647590304"/>.<text:change-end text:change-id="ct94816647590304"/></text:p>
          </table:table-cell>
        </table:table-row>
        <table:table-row>
          <table:table-cell table:style-name="Taula24.A5" office:value-type="string">
            <text:p text:style-name="P329">Excepcions</text:p>
          </table:table-cell>
          <table:table-cell table:style-name="Taula24.B5" office:value-type="string">
            <text:p text:style-name="P250"><text:span text:style-name="T29">Arxiu</text:span>Exception</text:p>
          </table:table-cell>
          <table:table-cell table:style-name="Taula24.C5" table:number-columns-spanned="2" office:value-type="string">
            <text:p text:style-name="P250">Si es produeix algun problema <text:span text:style-name="T29">al realitzar l’operació amb l’arxiu</text:span><text:change-start text:change-id="ct94816647593840"/><text:span text:style-name="T29">.</text:span><text:change-end text:change-id="ct94816647593840"/></text:p>
          </table:table-cell>
          <table:covered-table-cell/>
        </table:table-row>
        <table:table-row>
          <table:table-cell table:style-name="Taula24.A6" office:value-type="string">
            <text:p text:style-name="P327">Valor de retorn</text:p>
          </table:table-cell>
          <table:table-cell table:style-name="Taula24.B6" table:number-columns-spanned="3" office:value-type="string">
            <text:p text:style-name="P231">(sense valor de retorn)</text:p>
          </table:table-cell>
          <table:covered-table-cell/>
          <table:covered-table-cell/>
        </table:table-row>
      </table:table>
      <text:p text:style-name="P79"><text:change text:change-id="ct94816647584416"/></text:p>
      <text:h text:style-name="P504" text:outline-level="2"><text:bookmark-start text:name="__RefHeading___Toc4766_112191102"/><text:span text:style-name="T28">expedientExporta</text:span><text:span text:style-name="T39">r</text:span><text:span text:style-name="T28">Eni</text:span><text:bookmark-end text:name="__RefHeading___Toc4766_112191102"/><text:change text:change-id="ct94816647596816"/></text:h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364"><text:span text:style-name="T102"><text:s/>M </text:span><text:span text:style-name="T101"><text:s/>expedi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327">Descripció</text:p>
          </table:table-cell>
          <table:table-cell table:style-name="Taula94.B2" table:number-columns-spanned="3" office:value-type="string">
            <text:p text:style-name="P88"><text:change text:change-id="ct94816647597040"/><text:change-start text:change-id="ct94816647591408"/>Exporta l'expedient en format ENI.<text:change-end text:change-id="ct94816647591408"/>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23">Paràmetres</text:p>
          </table:table-cell>
          <table:table-cell table:style-name="Taula94.B3" office:value-type="string">
            <text:p text:style-name="P305">Camp</text:p>
          </table:table-cell>
          <table:table-cell table:style-name="Taula94.C3" office:value-type="string">
            <text:p text:style-name="P304">Tipus</text:p>
          </table:table-cell>
          <table:table-cell table:style-name="Taula94.B3" office:value-type="string">
            <text:p text:style-name="P304">Descripció</text:p>
          </table:table-cell>
        </table:table-row>
        <table:table-row>
          <table:covered-table-cell/>
          <table:table-cell table:style-name="Taula94.B4" office:value-type="string">
            <text:p text:style-name="P283">identificador</text:p>
          </table:table-cell>
          <table:table-cell table:style-name="Taula94.C4" office:value-type="string">
            <text:p text:style-name="P191"><text:span text:style-name="T16">String</text:span> </text:p>
          </table:table-cell>
          <table:table-cell table:style-name="Taula94.D4" office:value-type="string">
            <text:p text:style-name="P260">Identificador de l’expedient</text:p>
          </table:table-cell>
        </table:table-row>
        <table:table-row>
          <table:table-cell table:style-name="Taula94.A5" office:value-type="string">
            <text:p text:style-name="P329">Excepcions</text:p>
          </table:table-cell>
          <table:table-cell table:style-name="Taula94.B5" office:value-type="string">
            <text:p text:style-name="P250"><text:span text:style-name="T29">Arxiu</text:span>Exception</text:p>
          </table:table-cell>
          <table:table-cell table:style-name="Taula94.C5" table:number-columns-spanned="2" office:value-type="string">
            <text:p text:style-name="P250">Si es produeix algun problema <text:span text:style-name="T29">al realitzar l’operació amb l’arxiu</text:span><text:change-start text:change-id="ct94816647604288"/><text:span text:style-name="T29">.</text:span><text:change-end text:change-id="ct94816647604288"/></text:p>
          </table:table-cell>
          <table:covered-table-cell/>
        </table:table-row>
        <table:table-row>
          <table:table-cell table:style-name="Taula94.A6" office:value-type="string">
            <text:p text:style-name="P327">Valor de retorn</text:p>
          </table:table-cell>
          <table:table-cell table:style-name="Taula94.B6" table:number-columns-spanned="3" office:value-type="string">
            <text:p text:style-name="P223">String</text:p>
          </table:table-cell>
          <table:covered-table-cell/>
          <table:covered-table-cell/>
        </table:table-row>
      </table:table>
      <text:p text:style-name="P79"><text:change text:change-id="ct94816647586624"/></text:p>
      <text:h text:style-name="P505" text:outline-level="2"><text:bookmark-start text:name="__RefHeading___Toc4768_112191102"/><text:span text:style-name="T81">documen</text:span><text:span text:style-name="T30">tCrear</text:span><text:bookmark-end text:name="__RefHeading___Toc4768_112191102"/><text:change text:change-id="ct94816647605952"/></text:h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365"><text:span text:style-name="T102"><text:s/>M </text:span><text:span text:style-name="T101"><text:s/></text:span><text:span text:style-name="T81">documen</text:span><text:span text:style-name="T30">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331">Descripció</text:p>
          </table:table-cell>
          <table:table-cell table:style-name="Taula45.B2" table:number-columns-spanned="3" office:value-type="string">
            <text:p text:style-name="P90"><text:change text:change-id="ct94816647614272"/><text:change text:change-id="ct94816647608544"/><text:change text:change-id="ct94816647608320"/><text:change text:change-id="ct94816647601504"/><text:change text:change-id="ct94816647599680"/><text:change-start text:change-id="ct94816647614496"/>Crea un nou document.<text:change-end text:change-id="ct94816647614496"/>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23">Paràmetres</text:p>
          </table:table-cell>
          <table:table-cell table:style-name="Taula45.B3" office:value-type="string">
            <text:p text:style-name="P305">Camp</text:p>
          </table:table-cell>
          <table:table-cell table:style-name="Taula45.C3" office:value-type="string">
            <text:p text:style-name="P304">Tipus</text:p>
          </table:table-cell>
          <table:table-cell table:style-name="Taula45.B3" office:value-type="string">
            <text:p text:style-name="P304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346">document</text:p>
          </table:table-cell>
          <table:table-cell table:style-name="Taula45.B4" office:value-type="string">
            <text:p text:style-name="P192"><text:span text:style-name="T32">Document</text:span> </text:p>
          </table:table-cell>
          <table:table-cell table:style-name="Taula45.D4" office:value-type="string">
            <text:p text:style-name="P91"><text:change text:change-id="ct94816647616496"/><text:change-start text:change-id="ct94816646902624"/>Informació per a la creació del document.<text:change-end text:change-id="ct94816646902624"/></text:p>
          </table:table-cell>
        </table:table-row>
        <table:table-row>
          <table:covered-table-cell/>
          <table:table-cell table:style-name="Taula45.B5" office:value-type="string">
            <text:p text:style-name="P341">identificador<text:span text:style-name="T108">Pare</text:span></text:p>
          </table:table-cell>
          <table:table-cell table:style-name="Taula45.C5" office:value-type="string">
            <text:p text:style-name="P192"><text:span text:style-name="T16">String</text:span> </text:p>
          </table:table-cell>
          <table:table-cell table:style-name="Taula45.D5" office:value-type="string">
            <text:p text:style-name="P91"><text:change text:change-id="ct94816647616160"/><text:change-start text:change-id="ct94816647616896"/>Identificador del pare (expedient o carpeta) del <text:soft-page-break/>document.<text:change-end text:change-id="ct94816647616896"/></text:p>
          </table:table-cell>
        </table:table-row>
        <table:table-row>
          <table:table-cell table:style-name="Taula45.A6" office:value-type="string">
            <text:p text:style-name="P329">Excepcions</text:p>
          </table:table-cell>
          <table:table-cell table:style-name="Taula45.B6" office:value-type="string">
            <text:p text:style-name="P250"><text:span text:style-name="T29">Arxiu</text:span>Exception</text:p>
          </table:table-cell>
          <table:table-cell table:style-name="Taula45.C6" table:number-columns-spanned="2" office:value-type="string">
            <text:p text:style-name="P250">Si es produeix algun problema <text:span text:style-name="T29">al realitzar l’operació amb l’arxiu</text:span><text:change-start text:change-id="ct94816647620112"/><text:span text:style-name="T29">.</text:span><text:change-end text:change-id="ct94816647620112"/></text:p>
          </table:table-cell>
          <table:covered-table-cell/>
        </table:table-row>
        <table:table-row>
          <table:table-cell table:style-name="Taula45.A7" office:value-type="string">
            <text:p text:style-name="P331">Valor de retorn</text:p>
          </table:table-cell>
          <table:table-cell table:style-name="Taula45.B7" table:number-columns-spanned="3" office:value-type="string">
            <text:p text:style-name="P91"><text:change text:change-id="ct94816647618496"/><text:change-start text:change-id="ct94816647620624"/>ContingutArxiu<text:change-end text:change-id="ct94816647620624"/></text:p>
          </table:table-cell>
          <table:covered-table-cell/>
          <table:covered-table-cell/>
        </table:table-row>
      </table:table>
      <text:p text:style-name="P109"><text:change text:change-id="ct94816647624288"/><text:change text:change-id="ct94816647624064"/><text:change text:change-id="ct94816647623840"/><text:change text:change-id="ct94816647623616"/><text:change text:change-id="ct94816647623392"/><text:change text:change-id="ct94816647623168"/><text:change text:change-id="ct94816647622944"/><text:change text:change-id="ct94816647622720"/><text:change text:change-id="ct94816647618944"/><text:change text:change-id="ct94816647606176"/><text:span text:style-name="T35"/></text:p>
      <text:h text:style-name="P98" text:outline-level="2"><text:bookmark-start text:name="__RefHeading___Toc4774_112191102"/><text:change text:change-id="ct94816647613040"/><text:change-start text:change-id="ct94816647621248"/><text:span text:style-name="T141">d</text:span><text:change-end text:change-id="ct94816647621248"/>ocumentModificar<text:bookmark-end text:name="__RefHeading___Toc4774_112191102"/></text:h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367"><text:span text:style-name="T102"><text:s/>M </text:span><text:span text:style-name="T101"><text:s/>documentModificar</text:span>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327">Descripció</text:p>
          </table:table-cell>
          <table:table-cell table:style-name="Taula40.B2" table:number-columns-spanned="3" office:value-type="string">
            <text:p text:style-name="P99"><text:change text:change-id="ct94816647618128"/><text:change-start text:change-id="ct94816647625280"/><text:span text:style-name="T146">Modifica un document existent</text:span><text:change-end text:change-id="ct94816647625280"/>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24">Paràmetres</text:p>
          </table:table-cell>
          <table:table-cell table:style-name="Taula40.B3" office:value-type="string">
            <text:p text:style-name="P307">Camp</text:p>
          </table:table-cell>
          <table:table-cell table:style-name="Taula40.C3" office:value-type="string">
            <text:p text:style-name="P306">Tipus</text:p>
          </table:table-cell>
          <table:table-cell table:style-name="Taula40.B3" office:value-type="string">
            <text:p text:style-name="P306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347">document</text:p>
          </table:table-cell>
          <table:table-cell table:style-name="Taula40.B4" office:value-type="string">
            <text:p text:style-name="P234">Document</text:p>
          </table:table-cell>
          <table:table-cell table:style-name="Taula40.D4" office:value-type="string">
            <text:p text:style-name="P91"><text:change text:change-id="ct94816647624848"/><text:change-start text:change-id="ct94816647603760"/>Informació per a la modificació del document.<text:change-end text:change-id="ct94816647603760"/></text:p>
          </table:table-cell>
        </table:table-row>
        <table:table-row table:style-name="Taula40.3">
          <table:table-cell table:style-name="Taula40.A3" office:value-type="string">
            <text:p text:style-name="Standard"/>
          </table:table-cell>
          <table:table-cell table:style-name="Taula40.B4" office:value-type="string">
            <text:p text:style-name="P351"><text:change-start text:change-id="ct94816647626944"/>marcarDefinitiu<text:change-end text:change-id="ct94816647626944"/></text:p>
          </table:table-cell>
          <table:table-cell table:style-name="Taula40.B4" office:value-type="string">
            <text:p text:style-name="P70"><text:change-start text:change-id="ct94816647624512"/>boolean<text:change-end text:change-id="ct94816647624512"/></text:p>
          </table:table-cell>
          <table:table-cell table:style-name="Taula40.D4" office:value-type="string">
            <text:p text:style-name="P70"><text:change-start text:change-id="ct94816647629600"/>Indica si el document s’ha de marcar com a definitiu durant la modificació<text:change-end text:change-id="ct94816647629600"/><text:change-start text:change-id="ct94816647629824"/>. Per a marcar un document com a definitiu aquest ha d’estar firmat.<text:change-end text:change-id="ct94816647629824"/></text:p>
          </table:table-cell>
        </table:table-row>
        <table:table-row>
          <table:table-cell table:style-name="Taula40.A6" office:value-type="string">
            <text:p text:style-name="P338">Excepcions</text:p>
          </table:table-cell>
          <table:table-cell table:style-name="Taula40.B6" office:value-type="string">
            <text:p text:style-name="P252"><text:span text:style-name="T29">Arxiu</text:span>Exception</text:p>
          </table:table-cell>
          <table:table-cell table:style-name="Taula40.C6" table:number-columns-spanned="2" office:value-type="string">
            <text:p text:style-name="P252">Si es produeix algun problema <text:span text:style-name="T29">al realitzar l’operació amb l’arxiu</text:span><text:change-start text:change-id="ct94816647632816"/><text:span text:style-name="T29">.</text:span><text:change-end text:change-id="ct94816647632816"/></text:p>
          </table:table-cell>
          <table:covered-table-cell/>
        </table:table-row>
        <table:table-row>
          <table:table-cell table:style-name="Taula40.A7" office:value-type="string">
            <text:p text:style-name="P327">Valor de retorn</text:p>
          </table:table-cell>
          <table:table-cell table:style-name="Taula40.B7" table:number-columns-spanned="3" office:value-type="string">
            <text:p text:style-name="P70"><text:change text:change-id="ct94816647631696"/><text:change-start text:change-id="ct94816647629328"/>ContingutArxiu<text:change-end text:change-id="ct94816647629328"/></text:p>
          </table:table-cell>
          <table:covered-table-cell/>
          <table:covered-table-cell/>
        </table:table-row>
      </table:table>
      <text:p text:style-name="Text_20_body"><text:change-start text:change-id="ct94816647635376"/></text:p>
      <text:h text:style-name="P506" text:outline-level="2"><text:bookmark-start text:name="__RefHeading___Toc4776_112191102"/><text:change-end text:change-id="ct94816647635376"/><text:span text:style-name="T81">document</text:span><text:span text:style-name="T37">Esborrar</text:span><text:bookmark-end text:name="__RefHeading___Toc4776_112191102"/><text:change text:change-id="ct94816647636784"/></text:h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362"><text:span text:style-name="T102"><text:s/>M </text:span><text:span text:style-name="T101"><text:s/>documentEsborrar</text:span></text:p>
          </table:table-cell>
          <table:covered-table-cell/>
        </table:table-row>
        <table:table-row>
          <table:table-cell table:style-name="Taula41.A2" office:value-type="string">
            <text:p text:style-name="P327">Descripció</text:p>
          </table:table-cell>
          <table:table-cell table:style-name="Taula41.B2" office:value-type="string">
            <text:p text:style-name="P90"><text:change text:change-id="ct94816647633552"/><text:change-start text:change-id="ct94816647637008"/>Esborra un document existent.<text:change-end text:change-id="ct94816647637008"/>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24">Paràmetres</text:p>
          </table:table-cell>
          <table:table-cell table:style-name="Taula30.B1" office:value-type="string">
            <text:p text:style-name="P307">Camp</text:p>
          </table:table-cell>
          <table:table-cell table:style-name="Taula30.C1" office:value-type="string">
            <text:p text:style-name="P306">Tipus</text:p>
          </table:table-cell>
          <table:table-cell table:style-name="Taula30.B1" office:value-type="string">
            <text:p text:style-name="P306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284">identificador</text:p>
          </table:table-cell>
          <table:table-cell table:style-name="Taula30.B2" office:value-type="string">
            <text:p text:style-name="P193"><text:span text:style-name="T16">String</text:span> </text:p>
          </table:table-cell>
          <table:table-cell table:style-name="Taula30.D2" office:value-type="string">
            <text:p text:style-name="P261">Identificador de<text:span text:style-name="T33">l document</text:span><text:change-start text:change-id="ct94816647641200"/><text:span text:style-name="T33">.</text:span><text:change-end text:change-id="ct94816647641200"/></text:p>
          </table:table-cell>
        </table:table-row>
        <table:table-row>
          <table:table-cell table:style-name="Taula30.A3" office:value-type="string">
            <text:p text:style-name="P338">Excepcions</text:p>
          </table:table-cell>
          <table:table-cell table:style-name="Taula30.B3" office:value-type="string">
            <text:p text:style-name="P252"><text:span text:style-name="T29">Arxiu</text:span>Exception</text:p>
          </table:table-cell>
          <table:table-cell table:style-name="Taula30.C3" table:number-columns-spanned="2" office:value-type="string">
            <text:p text:style-name="P252">Si es produeix algun problema <text:span text:style-name="T29">al realitzar l’operació amb l’arxiu</text:span><text:change-start text:change-id="ct94816647643072"/><text:span text:style-name="T29">.</text:span><text:change-end text:change-id="ct94816647643072"/></text:p>
          </table:table-cell>
          <table:covered-table-cell/>
        </table:table-row>
        <table:table-row>
          <table:table-cell table:style-name="Taula30.A4" office:value-type="string">
            <text:p text:style-name="P327">Valor de retorn</text:p>
          </table:table-cell>
          <table:table-cell table:style-name="Taula30.B4" table:number-columns-spanned="3" office:value-type="string">
            <text:p text:style-name="P231">(sense valor de retorn)</text:p>
          </table:table-cell>
          <table:covered-table-cell/>
          <table:covered-table-cell/>
        </table:table-row>
      </table:table>
      <text:p text:style-name="P390"/>
      <text:h text:style-name="P502" text:outline-level="2"><text:bookmark-start text:name="__RefHeading___Toc4778_112191102"/><text:span text:style-name="T82">document</text:span><text:span text:style-name="T21">Detalls</text:span><text:bookmark-end text:name="__RefHeading___Toc4778_112191102"/><text:change text:change-id="ct94816647645552"/></text:h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368"><text:span text:style-name="T102"><text:s/>M </text:span><text:span text:style-name="T101"><text:s/>documentDetalls</text:span>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333">Descripció</text:p>
          </table:table-cell>
          <table:table-cell table:style-name="Taula25.B2" table:number-columns-spanned="3" office:value-type="string">
            <text:p text:style-name="P90"><text:change text:change-id="ct94816647644208"/><text:change-start text:change-id="ct94816647646832"/>Retorna la informació detallada d'un document.<text:change-end text:change-id="ct94816647646832"/>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24">Paràmetres</text:p>
          </table:table-cell>
          <table:table-cell table:style-name="Taula25.B3" office:value-type="string">
            <text:p text:style-name="P307">Camp</text:p>
          </table:table-cell>
          <table:table-cell table:style-name="Taula25.C3" office:value-type="string">
            <text:p text:style-name="P306">Tipus</text:p>
          </table:table-cell>
          <table:table-cell table:style-name="Taula25.B3" office:value-type="string">
            <text:p text:style-name="P306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285">identificador</text:p>
          </table:table-cell>
          <table:table-cell table:style-name="Taula25.B4" office:value-type="string">
            <text:p text:style-name="P194"><text:span text:style-name="T16">String</text:span> </text:p>
          </table:table-cell>
          <table:table-cell table:style-name="Taula25.D4" office:value-type="string">
            <text:p text:style-name="P261">Identificador de<text:span text:style-name="T33">l document</text:span><text:change-start text:change-id="ct94816647650576"/><text:span text:style-name="T33">.</text:span><text:change-end text:change-id="ct94816647650576"/></text:p>
          </table:table-cell>
        </table:table-row>
        <table:table-row>
          <table:covered-table-cell/>
          <table:table-cell table:style-name="Taula25.B5" office:value-type="string">
            <text:p text:style-name="P285">versio</text:p>
          </table:table-cell>
          <table:table-cell table:style-name="Taula25.C5" office:value-type="string">
            <text:p text:style-name="P194"><text:span text:style-name="T16">String</text:span> </text:p>
          </table:table-cell>
          <table:table-cell table:style-name="Taula25.D5" office:value-type="string">
            <text:p text:style-name="P101"><text:change text:change-id="ct94816647636352"/><text:change-start text:change-id="ct94816647652256"/>Versió de l'expedient (opcional). Si te el valor null es consulta la darrera versió disponible.<text:change-end text:change-id="ct94816647652256"/></text:p>
          </table:table-cell>
        </table:table-row>
        <table:table-row>
          <table:covered-table-cell/>
          <table:table-cell table:style-name="Taula25.B6" office:value-type="string">
            <text:p text:style-name="P278">ambContingut</text:p>
          </table:table-cell>
          <table:table-cell table:style-name="Taula25.C6" office:value-type="string">
            <text:p text:style-name="P247">boolean</text:p>
          </table:table-cell>
          <table:table-cell table:style-name="Taula25.D6" office:value-type="string">
            <text:p text:style-name="P91"><text:change text:change-id="ct94816647650800"/><text:change-start text:change-id="ct94816647651312"/>Indica si s'ha de retornar també el contingut del document.<text:change-end text:change-id="ct94816647651312"/></text:p>
          </table:table-cell>
        </table:table-row>
        <table:table-row>
          <table:table-cell table:style-name="Taula25.A7" office:value-type="string">
            <text:p text:style-name="P338">Excepcions</text:p>
          </table:table-cell>
          <table:table-cell table:style-name="Taula25.B7" office:value-type="string">
            <text:p text:style-name="P252"><text:span text:style-name="T29">Arxiu</text:span>Exception</text:p>
          </table:table-cell>
          <table:table-cell table:style-name="Taula25.C7" table:number-columns-spanned="2" office:value-type="string">
            <text:p text:style-name="P252">Si es produeix algun problema <text:span text:style-name="T29">al realitzar l’operació amb l’arxiu</text:span><text:change-start text:change-id="ct94816647654288"/><text:span text:style-name="T29">.</text:span><text:change-end text:change-id="ct94816647654288"/>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333">Valor de retorn</text:p>
          </table:table-cell>
          <table:table-cell table:style-name="Taula31.B1" office:value-type="string">
            <text:p text:style-name="P265">Document</text:p>
          </table:table-cell>
        </table:table-row>
      </table:table>
      <text:p text:style-name="P394"/>
      <text:h text:style-name="P507" text:outline-level="2"><text:bookmark-start text:name="__RefHeading___Toc4780_112191102"/><text:soft-page-break/><text:span text:style-name="T83">document</text:span><text:span text:style-name="T21">Consulta</text:span><text:bookmark-end text:name="__RefHeading___Toc4780_112191102"/><text:change text:change-id="ct94816647659296"/></text:h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368"><text:span text:style-name="T102"><text:s/>M </text:span><text:span text:style-name="T101"><text:s/>documentConsulta</text:span>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333">Descripció</text:p>
          </table:table-cell>
          <table:table-cell table:style-name="Taula57.B2" table:number-columns-spanned="3" office:value-type="string">
            <text:p text:style-name="P103"><text:change text:change-id="ct94816647657296"/><text:change-start text:change-id="ct94816647659664"/>Realitza una consulta de documents.<text:change-end text:change-id="ct94816647659664"/>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4" office:value-type="string">
            <text:p text:style-name="P324">Paràmetres</text:p>
          </table:table-cell>
          <table:table-cell table:style-name="Taula57.B3" office:value-type="string">
            <text:p text:style-name="P307">Camp</text:p>
          </table:table-cell>
          <table:table-cell table:style-name="Taula57.C3" office:value-type="string">
            <text:p text:style-name="P306">Tipus</text:p>
          </table:table-cell>
          <table:table-cell table:style-name="Taula57.B3" office:value-type="string">
            <text:p text:style-name="P306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340">filtres</text:p>
          </table:table-cell>
          <table:table-cell table:style-name="Taula57.B4" office:value-type="string">
            <text:p text:style-name="P248">List&lt;ConsultaFiltre&gt;</text:p>
          </table:table-cell>
          <table:table-cell table:style-name="Taula57.D4" office:value-type="string">
            <text:p text:style-name="P258">Filtres a aplicar per a la realització de la consulta</text:p>
          </table:table-cell>
        </table:table-row>
        <table:table-row>
          <table:covered-table-cell/>
          <table:table-cell table:style-name="Taula57.B5" office:value-type="string">
            <text:p text:style-name="P317"><text:span text:style-name="T23">p</text:span>agin<text:span text:style-name="T23">a</text:span></text:p>
          </table:table-cell>
          <table:table-cell table:style-name="Taula57.C5" office:value-type="string">
            <text:p text:style-name="P77"><text:span text:style-name="T1">int</text:span> </text:p>
          </table:table-cell>
          <table:table-cell table:style-name="Taula57.D5" office:value-type="string">
            <text:p text:style-name="P257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6" office:value-type="string">
            <text:p text:style-name="P344">itemsPerPagina</text:p>
          </table:table-cell>
          <table:table-cell table:style-name="Taula57.C6" office:value-type="string">
            <text:p text:style-name="P172">int</text:p>
          </table:table-cell>
          <table:table-cell table:style-name="Taula57.D6" office:value-type="string">
            <text:p text:style-name="P257">Número de elements per pàgina. Null si no es vol realitzar la consulta amb paginació</text:p>
          </table:table-cell>
        </table:table-row>
        <table:table-row>
          <table:table-cell table:style-name="Taula57.A7" office:value-type="string">
            <text:p text:style-name="P338">Excepcions</text:p>
          </table:table-cell>
          <table:table-cell table:style-name="Taula57.B7" office:value-type="string">
            <text:p text:style-name="P252"><text:span text:style-name="T29">Arxiu</text:span>Exception</text:p>
          </table:table-cell>
          <table:table-cell table:style-name="Taula57.C7" table:number-columns-spanned="2" office:value-type="string">
            <text:p text:style-name="P252">Si es produeix algun problema <text:span text:style-name="T29">al realitzar l’operació amb l’arxiu</text:span><text:change-start text:change-id="ct94816647668240"/><text:span text:style-name="T29">.</text:span><text:change-end text:change-id="ct94816647668240"/></text:p>
          </table:table-cell>
          <table:covered-table-cell/>
        </table:table-row>
        <table:table-row>
          <table:table-cell table:style-name="Taula57.A8" office:value-type="string">
            <text:p text:style-name="P333">Valor de retorn</text:p>
          </table:table-cell>
          <table:table-cell table:style-name="Taula57.B8" table:number-columns-spanned="3" office:value-type="string">
            <text:p text:style-name="P256">ConsultaResultat</text:p>
          </table:table-cell>
          <table:covered-table-cell/>
          <table:covered-table-cell/>
        </table:table-row>
      </table:table>
      <text:p text:style-name="P104"><text:change text:change-id="ct94816647665824"/><text:change text:change-id="ct94816647644624"/><text:change-start text:change-id="ct94816647668992"/></text:p>
      <text:h text:style-name="P105" text:outline-level="2"><text:bookmark-start text:name="__RefHeading___Toc7464_3993651760"/><text:change-end text:change-id="ct94816647668992"/><text:change text:change-id="ct94816647661136"/><text:change-start text:change-id="ct94816647677984"/><text:span text:style-name="T39">document</text:span><text:span text:style-name="T85">Versions</text:span><text:bookmark-end text:name="__RefHeading___Toc7464_3993651760"/><text:change-end text:change-id="ct94816647677984"/></text:h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368"><text:span text:style-name="T102"><text:s/>M </text:span><text:span text:style-name="T101"><text:s/></text:span><text:span text:style-name="T39">document</text:span><text:span text:style-name="T25">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333">Descripció</text:p>
          </table:table-cell>
          <table:table-cell table:style-name="Taula59.B2" table:number-columns-spanned="3" office:value-type="string">
            <text:p text:style-name="P159">Retorna les versions disponibles d’un <text:span text:style-name="T107">document</text:span>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24">Paràmetres</text:p>
          </table:table-cell>
          <table:table-cell table:style-name="Taula59.B3" office:value-type="string">
            <text:p text:style-name="P307">Camp</text:p>
          </table:table-cell>
          <table:table-cell table:style-name="Taula59.C3" office:value-type="string">
            <text:p text:style-name="P306">Tipus</text:p>
          </table:table-cell>
          <table:table-cell table:style-name="Taula59.B3" office:value-type="string">
            <text:p text:style-name="P306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286">identificador</text:p>
          </table:table-cell>
          <table:table-cell table:style-name="Taula59.B4" office:value-type="string">
            <text:p text:style-name="P195"><text:span text:style-name="T16">String</text:span> </text:p>
          </table:table-cell>
          <table:table-cell table:style-name="Taula59.D4" office:value-type="string">
            <text:p text:style-name="P261">Identificador de<text:span text:style-name="T33">l document</text:span></text:p>
          </table:table-cell>
        </table:table-row>
        <table:table-row>
          <table:table-cell table:style-name="Taula59.A5" office:value-type="string">
            <text:p text:style-name="P338">Excepcions</text:p>
          </table:table-cell>
          <table:table-cell table:style-name="Taula59.B5" office:value-type="string">
            <text:p text:style-name="P252"><text:span text:style-name="T29">Arxiu</text:span>Exception</text:p>
          </table:table-cell>
          <table:table-cell table:style-name="Taula59.C5" table:number-columns-spanned="2" office:value-type="string">
            <text:p text:style-name="P252">Si es produeix algun problema <text:span text:style-name="T29">al realitzar l’operació amb l’arxiu</text:span><text:change-start text:change-id="ct94816647684112"/><text:span text:style-name="T29">.</text:span><text:change-end text:change-id="ct94816647684112"/></text:p>
          </table:table-cell>
          <table:covered-table-cell/>
        </table:table-row>
        <table:table-row>
          <table:table-cell table:style-name="Taula59.A6" office:value-type="string">
            <text:p text:style-name="P333">Valor de retorn</text:p>
          </table:table-cell>
          <table:table-cell table:style-name="Taula59.B6" table:number-columns-spanned="3" office:value-type="string">
            <text:p text:style-name="P81">List&lt;<text:change text:change-id="ct94816647681008"/><text:change-start text:change-id="ct94816647683584"/><text:span text:style-name="T20">ContingutArxiu</text:span><text:change-end text:change-id="ct94816647683584"/>&gt;</text:p>
          </table:table-cell>
          <table:covered-table-cell/>
          <table:covered-table-cell/>
        </table:table-row>
      </table:table>
      <text:p text:style-name="P394"><text:change text:change-id="ct94816647684624"/><text:change text:change-id="ct94816647022960"/><text:change text:change-id="ct94816647679792"/><text:change text:change-id="ct94816647682128"/><text:change text:change-id="ct94816647679008"/><text:span text:style-name="T39"/></text:p>
      <text:h text:style-name="P508" text:outline-level="2"><text:bookmark-start text:name="__RefHeading___Toc4786_112191102"/><text:span text:style-name="T39">document</text:span><text:span text:style-name="T40">Copiar</text:span><text:bookmark-end text:name="__RefHeading___Toc4786_112191102"/><text:change text:change-id="ct94816647685136"/></text:h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366"><text:span text:style-name="T102"><text:s/>M </text:span><text:span text:style-name="T101"><text:s/></text:span><text:span text:style-name="T39">document</text:span><text:span text:style-name="T40">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332">Descripció</text:p>
          </table:table-cell>
          <table:table-cell table:style-name="Taula61.B2" table:number-columns-spanned="3" office:value-type="string">
            <text:p text:style-name="P110"><text:change text:change-id="ct94816647690128"/><text:change-start text:change-id="ct94816647691520"/><text:span text:style-name="T147">Copia un document a una altra carpeta o expedient</text:span><text:change-end text:change-id="ct94816647691520"/>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324">Paràmetres</text:p>
          </table:table-cell>
          <table:table-cell table:style-name="Taula61.B3" office:value-type="string">
            <text:p text:style-name="P307">Camp</text:p>
          </table:table-cell>
          <table:table-cell table:style-name="Taula61.C3" office:value-type="string">
            <text:p text:style-name="P306">Tipus</text:p>
          </table:table-cell>
          <table:table-cell table:style-name="Taula61.B3" office:value-type="string">
            <text:p text:style-name="P306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342">identificador</text:p>
          </table:table-cell>
          <table:table-cell table:style-name="Taula61.B4" office:value-type="string">
            <text:p text:style-name="P123"><text:span text:style-name="T16">String</text:span> </text:p>
          </table:table-cell>
          <table:table-cell table:style-name="Taula61.D4" office:value-type="string">
            <text:p text:style-name="P261">Identificador de<text:span text:style-name="T33">l document</text:span><text:change-start text:change-id="ct94816647694912"/><text:span text:style-name="T33"> que es vol copiar.</text:span><text:change-end text:change-id="ct94816647694912"/></text:p>
          </table:table-cell>
        </table:table-row>
        <table:table-row>
          <table:covered-table-cell/>
          <table:table-cell table:style-name="Taula61.B5" office:value-type="string">
            <text:p text:style-name="P342">identificadorDesti</text:p>
          </table:table-cell>
          <table:table-cell table:style-name="Taula61.C5" office:value-type="string">
            <text:p text:style-name="P123"><text:span text:style-name="T16">String</text:span> </text:p>
          </table:table-cell>
          <table:table-cell table:style-name="Taula61.D5" office:value-type="string">
            <text:p text:style-name="P111"><text:change text:change-id="ct94816647693376"/><text:change-start text:change-id="ct94816647689856"/>Identificador de la carpeta o expedient destí.<text:change-end text:change-id="ct94816647689856"/></text:p>
          </table:table-cell>
        </table:table-row>
        <table:table-row>
          <table:table-cell table:style-name="Taula61.A6" office:value-type="string">
            <text:p text:style-name="P338">Excepcions</text:p>
          </table:table-cell>
          <table:table-cell table:style-name="Taula61.B6" office:value-type="string">
            <text:p text:style-name="P252"><text:span text:style-name="T29">Arxiu</text:span>Exception</text:p>
          </table:table-cell>
          <table:table-cell table:style-name="Taula61.C6" table:number-columns-spanned="2" office:value-type="string">
            <text:p text:style-name="P252">Si es produeix algun problema <text:span text:style-name="T29">al realitzar l’operació amb l’arxiu</text:span><text:change-start text:change-id="ct94816647696992"/><text:span text:style-name="T29">.</text:span><text:change-end text:change-id="ct94816647696992"/></text:p>
          </table:table-cell>
          <table:covered-table-cell/>
        </table:table-row>
        <table:table-row>
          <table:table-cell table:style-name="Taula61.A7" office:value-type="string">
            <text:p text:style-name="P112"><text:change-start text:change-id="ct94816647696224"/>Valor de retorn<text:change-end text:change-id="ct94816647696224"/><text:change text:change-id="ct94816647691792"/></text:p>
          </table:table-cell>
          <table:table-cell table:style-name="Taula61.B7" table:number-columns-spanned="3" office:value-type="string">
            <text:p text:style-name="P70"><text:change-start text:change-id="ct94816647695136"/>ContingutArxiu<text:change-end text:change-id="ct94816647695136"/><text:change text:change-id="ct94816647693600"/><text:change text:change-id="ct94816647695360"/></text:p>
          </table:table-cell>
          <table:covered-table-cell/>
          <table:covered-table-cell/>
        </table:table-row>
      </table:table>
      <text:p text:style-name="P389"><text:change-start text:change-id="ct94816647690992"/></text:p>
      <text:h text:style-name="P113" text:outline-level="2"><text:bookmark-start text:name="__RefHeading___Toc4786_1121911021"/><text:change-end text:change-id="ct94816647690992"/><text:change text:change-id="ct94816647687280"/><text:change-start text:change-id="ct94816647699952"/><text:span text:style-name="T39">document</text:span><text:span text:style-name="T77">Moure</text:span><text:bookmark-end text:name="__RefHeading___Toc4786_1121911021"/><text:change-end text:change-id="ct94816647699952"/><text:change text:change-id="ct94816647699728"/><text:change text:change-id="ct94816647700656"/></text:h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366"><text:span text:style-name="T102"><text:s/>M </text:span><text:span text:style-name="T101"><text:s/></text:span><text:span text:style-name="T39">document</text:span><text:span text:style-name="T40">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332">Descripció</text:p>
          </table:table-cell>
          <table:table-cell table:style-name="Taula62.B2" table:number-columns-spanned="3" office:value-type="string">
            <text:p text:style-name="P110"><text:change text:change-id="ct94816647700224"/><text:change-start text:change-id="ct94816647702656"/><text:span text:style-name="T147">Mou un document a una altra carpeta o expedient</text:span><text:change-end text:change-id="ct94816647702656"/>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24">Paràmetres</text:p>
          </table:table-cell>
          <table:table-cell table:style-name="Taula62.B3" office:value-type="string">
            <text:p text:style-name="P307">Camp</text:p>
          </table:table-cell>
          <table:table-cell table:style-name="Taula62.C3" office:value-type="string">
            <text:p text:style-name="P306">Tipus</text:p>
          </table:table-cell>
          <table:table-cell table:style-name="Taula62.B3" office:value-type="string">
            <text:p text:style-name="P306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342">identificador</text:p>
          </table:table-cell>
          <table:table-cell table:style-name="Taula62.B4" office:value-type="string">
            <text:p text:style-name="P123"><text:span text:style-name="T16">String</text:span> </text:p>
          </table:table-cell>
          <table:table-cell table:style-name="Taula62.D4" office:value-type="string">
            <text:p text:style-name="P263">Identificador de<text:span text:style-name="T33">l document</text:span><text:change-start text:change-id="ct94816647706192"/><text:span text:style-name="T33"> que es vol moure.</text:span><text:change-end text:change-id="ct94816647706192"/></text:p>
          </table:table-cell>
        </table:table-row>
        <table:table-row>
          <table:covered-table-cell/>
          <table:table-cell table:style-name="Taula62.B5" office:value-type="string">
            <text:p text:style-name="P342">identificadorDesti</text:p>
          </table:table-cell>
          <table:table-cell table:style-name="Taula62.C5" office:value-type="string">
            <text:p text:style-name="P123"><text:span text:style-name="T16">String</text:span> </text:p>
          </table:table-cell>
          <table:table-cell table:style-name="Taula62.D5" office:value-type="string">
            <text:p text:style-name="P111"><text:change text:change-id="ct94816647704176"/><text:change-start text:change-id="ct94816647704512"/>Identificador de la carpeta o expedient destí.<text:change-end text:change-id="ct94816647704512"/></text:p>
          </table:table-cell>
        </table:table-row>
        <table:table-row>
          <table:table-cell table:style-name="Taula62.A6" office:value-type="string">
            <text:p text:style-name="P338">Excepcions</text:p>
          </table:table-cell>
          <table:table-cell table:style-name="Taula62.B6" office:value-type="string">
            <text:p text:style-name="P252"><text:span text:style-name="T29">Arxiu</text:span>Exception</text:p>
          </table:table-cell>
          <table:table-cell table:style-name="Taula62.C6" table:number-columns-spanned="2" office:value-type="string">
            <text:p text:style-name="P252">Si es produeix algun problema <text:span text:style-name="T29">al realitzar l’operació amb l’arxiu</text:span><text:change-start text:change-id="ct94816647708192"/><text:span text:style-name="T29">.</text:span><text:change-end text:change-id="ct94816647708192"/></text:p>
          </table:table-cell>
          <table:covered-table-cell/>
        </table:table-row>
        <text:soft-page-break/>
        <table:table-row>
          <table:table-cell table:style-name="Taula62.A7" office:value-type="string">
            <text:p text:style-name="P332">Valor de retorn</text:p>
          </table:table-cell>
          <table:table-cell table:style-name="Taula62.B7" table:number-columns-spanned="3" office:value-type="string">
            <text:p text:style-name="P232">(sense valor de retorn)</text:p>
          </table:table-cell>
          <table:covered-table-cell/>
          <table:covered-table-cell/>
        </table:table-row>
      </table:table>
      <text:p text:style-name="P116"><text:change text:change-id="ct94816647703376"/></text:p>
      <text:h text:style-name="P509" text:outline-level="2"><text:bookmark-start text:name="__RefHeading___Toc4790_112191102"/><text:span text:style-name="T39">document</text:span><text:span text:style-name="T28">Exporta</text:span><text:span text:style-name="T39">r</text:span><text:span text:style-name="T28">Eni</text:span><text:bookmark-end text:name="__RefHeading___Toc4790_112191102"/><text:change text:change-id="ct94816647712992"/></text:h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369"><text:span text:style-name="T102"><text:s/>M </text:span><text:span text:style-name="T101"><text:s/>documentExportarEni</text:span></text:p>
          </table:table-cell>
          <table:covered-table-cell/>
          <table:covered-table-cell/>
          <table:covered-table-cell/>
        </table:table-row>
        <table:table-row>
          <table:table-cell table:style-name="Taula63.A2" office:value-type="string">
            <text:p text:style-name="P334">Descripció</text:p>
          </table:table-cell>
          <table:table-cell table:style-name="Taula63.B2" table:number-columns-spanned="3" office:value-type="string">
            <text:p text:style-name="P118"><text:change text:change-id="ct94816647710944"/><text:change-start text:change-id="ct94816647716416"/><text:span text:style-name="T148">Exporta el document en format ENI</text:span><text:change-end text:change-id="ct94816647716416"/>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24">Paràmetres</text:p>
          </table:table-cell>
          <table:table-cell table:style-name="Taula63.B3" office:value-type="string">
            <text:p text:style-name="P307">Camp</text:p>
          </table:table-cell>
          <table:table-cell table:style-name="Taula63.C3" office:value-type="string">
            <text:p text:style-name="P306">Tipus</text:p>
          </table:table-cell>
          <table:table-cell table:style-name="Taula63.B3" office:value-type="string">
            <text:p text:style-name="P306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287">identificador</text:p>
          </table:table-cell>
          <table:table-cell table:style-name="Taula63.B4" office:value-type="string">
            <text:p text:style-name="P123"><text:span text:style-name="T16">String</text:span> </text:p>
          </table:table-cell>
          <table:table-cell table:style-name="Taula63.D4" office:value-type="string">
            <text:p text:style-name="P261">Identificador de<text:span text:style-name="T33">l document</text:span></text:p>
          </table:table-cell>
        </table:table-row>
        <table:table-row>
          <table:table-cell table:style-name="Taula63.A5" office:value-type="string">
            <text:p text:style-name="P338">Excepcions</text:p>
          </table:table-cell>
          <table:table-cell table:style-name="Taula63.B5" office:value-type="string">
            <text:p text:style-name="P252"><text:span text:style-name="T29">Arxiu</text:span>Exception</text:p>
          </table:table-cell>
          <table:table-cell table:style-name="Taula63.C5" table:number-columns-spanned="2" office:value-type="string">
            <text:p text:style-name="P252">Si es produeix algun problema <text:span text:style-name="T29">al realitzar l’operació amb l’arxiu</text:span><text:change-start text:change-id="ct94816647720288"/><text:span text:style-name="T29">.</text:span><text:change-end text:change-id="ct94816647720288"/></text:p>
          </table:table-cell>
          <table:covered-table-cell/>
        </table:table-row>
        <table:table-row>
          <table:table-cell table:style-name="Taula63.A6" office:value-type="string">
            <text:p text:style-name="P334">Valor de retorn</text:p>
          </table:table-cell>
          <table:table-cell table:style-name="Taula63.B6" table:number-columns-spanned="3" office:value-type="string">
            <text:p text:style-name="P224">String</text:p>
          </table:table-cell>
          <table:covered-table-cell/>
          <table:covered-table-cell/>
        </table:table-row>
      </table:table>
      <text:p text:style-name="P393"><text:change-start text:change-id="ct94816647721552"/></text:p>
      <text:h text:style-name="P510" text:outline-level="2"><text:bookmark-start text:name="__RefHeading___Toc4790_1121911021"/><text:span text:style-name="T39">document</text:span><text:span text:style-name="T84">Imprimible</text:span><text:bookmark-end text:name="__RefHeading___Toc4790_1121911021"/><text:change-end text:change-id="ct94816647721552"/></text:h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>
          <table:table-cell table:style-name="Taula7.A1" table:number-columns-spanned="4" office:value-type="string">
            <text:p text:style-name="P373"><text:change-start text:change-id="ct94816647726832"/><text:span text:style-name="T102"><text:s/>M </text:span><text:span text:style-name="T101"><text:s/>documentImprimible</text:span><text:change-end text:change-id="ct94816647726832"/></text:p>
          </table:table-cell>
          <table:covered-table-cell/>
          <table:covered-table-cell/>
          <table:covered-table-cell/>
        </table:table-row>
        <table:table-row>
          <table:table-cell table:style-name="Taula7.A2" office:value-type="string">
            <text:p text:style-name="P339"><text:change-start text:change-id="ct94816647725216"/>Descripció<text:change-end text:change-id="ct94816647725216"/></text:p>
          </table:table-cell>
          <table:table-cell table:style-name="Taula7.B2" table:number-columns-spanned="3" office:value-type="string">
            <text:p text:style-name="P118"><text:change-start text:change-id="ct94816647726144"/><text:span text:style-name="T148">Genera la versió imprimible del document</text:span><text:change-end text:change-id="ct94816647726144"/><text:change-start text:change-id="ct94816647725648"/>.<text:change-end text:change-id="ct94816647725648"/></text:p>
          </table:table-cell>
          <table:covered-table-cell/>
          <table:covered-table-cell/>
        </table:table-row>
        <table:table-row table:style-name="Taula7.3">
          <table:table-cell table:style-name="Taula7.A3" table:number-rows-spanned="2" office:value-type="string">
            <text:p text:style-name="P325"><text:change-start text:change-id="ct94816647726368"/>Paràmetres<text:change-end text:change-id="ct94816647726368"/></text:p>
          </table:table-cell>
          <table:table-cell table:style-name="Taula7.B3" office:value-type="string">
            <text:p text:style-name="P311"><text:change-start text:change-id="ct94816647725872"/>Camp<text:change-end text:change-id="ct94816647725872"/></text:p>
          </table:table-cell>
          <table:table-cell table:style-name="Taula7.C3" office:value-type="string">
            <text:p text:style-name="P310"><text:change-start text:change-id="ct94816647718608"/>Tipus<text:change-end text:change-id="ct94816647718608"/></text:p>
          </table:table-cell>
          <table:table-cell table:style-name="Taula7.B3" office:value-type="string">
            <text:p text:style-name="P310"><text:change-start text:change-id="ct94816647714080"/>Descripció<text:change-end text:change-id="ct94816647714080"/></text:p>
          </table:table-cell>
        </table:table-row>
        <table:table-row table:style-name="Taula7.3">
          <table:covered-table-cell/>
          <table:table-cell table:style-name="Taula7.B4" office:value-type="string">
            <text:p text:style-name="P288"><text:change-start text:change-id="ct94816647723296"/>identificador<text:change-end text:change-id="ct94816647723296"/></text:p>
          </table:table-cell>
          <table:table-cell table:style-name="Taula7.B4" office:value-type="string">
            <text:p text:style-name="P196"><text:change-start text:change-id="ct94816647728496"/><text:span text:style-name="T16">String</text:span> <text:change-end text:change-id="ct94816647728496"/></text:p>
          </table:table-cell>
          <table:table-cell table:style-name="Taula7.D4" office:value-type="string">
            <text:p text:style-name="P262"><text:change-start text:change-id="ct94816647729008"/>Identificador de<text:span text:style-name="T33">l document</text:span><text:change-end text:change-id="ct94816647729008"/></text:p>
          </table:table-cell>
        </table:table-row>
        <table:table-row>
          <table:table-cell table:style-name="Taula7.A5" office:value-type="string">
            <text:p text:style-name="P339"><text:change-start text:change-id="ct94816647723520"/>Excepcions<text:change-end text:change-id="ct94816647723520"/></text:p>
          </table:table-cell>
          <table:table-cell table:style-name="Taula7.B5" office:value-type="string">
            <text:p text:style-name="P253"><text:change-start text:change-id="ct94816647730032"/><text:span text:style-name="T29">Arxiu</text:span>Exception<text:change-end text:change-id="ct94816647730032"/></text:p>
          </table:table-cell>
          <table:table-cell table:style-name="Taula7.C5" table:number-columns-spanned="2" office:value-type="string">
            <text:p text:style-name="P253"><text:change-start text:change-id="ct94816647730544"/>Si es produeix algun problema <text:span text:style-name="T29">al realitzar l’operació amb l’arxiu</text:span><text:change-end text:change-id="ct94816647730544"/><text:change-start text:change-id="ct94816647731360"/><text:span text:style-name="T29">.</text:span><text:change-end text:change-id="ct94816647731360"/></text:p>
          </table:table-cell>
          <table:covered-table-cell/>
        </table:table-row>
        <table:table-row>
          <table:table-cell table:style-name="Taula7.A6" office:value-type="string">
            <text:p text:style-name="P339"><text:change-start text:change-id="ct94816641295808"/>Valor de retorn<text:change-end text:change-id="ct94816641295808"/></text:p>
          </table:table-cell>
          <table:table-cell table:style-name="Taula7.B6" table:number-columns-spanned="3" office:value-type="string">
            <text:p text:style-name="P274"><text:change-start text:change-id="ct94816647730768"/>DocumentContingut<text:change-end text:change-id="ct94816647730768"/></text:p>
          </table:table-cell>
          <table:covered-table-cell/>
          <table:covered-table-cell/>
        </table:table-row>
      </table:table>
      <text:p text:style-name="P119"><text:change text:change-id="ct94816647731584"/></text:p>
      <text:h text:style-name="P511" text:outline-level="2"><text:bookmark-start text:name="__RefHeading___Toc4792_112191102"/><text:span text:style-name="T41">carpetaCrear</text:span><text:bookmark-end text:name="__RefHeading___Toc4792_112191102"/><text:change text:change-id="ct94816647732128"/></text:h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370"><text:span text:style-name="T102"><text:s/>M </text:span><text:span text:style-name="T101"><text:s/>carpetaCrear</text:span>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335">Descripció</text:p>
          </table:table-cell>
          <table:table-cell table:style-name="Taula18.B2" table:number-columns-spanned="3" office:value-type="string">
            <text:p text:style-name="P121"><text:change text:change-id="ct94816647736080"/><text:change-start text:change-id="ct94816647737088"/><text:span text:style-name="T149">Crea una nova carpeta</text:span><text:change-end text:change-id="ct94816647737088"/>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3" office:value-type="string">
            <text:p text:style-name="P324">Paràmetres</text:p>
          </table:table-cell>
          <table:table-cell table:style-name="Taula18.B3" office:value-type="string">
            <text:p text:style-name="P307">Camp</text:p>
          </table:table-cell>
          <table:table-cell table:style-name="Taula18.C3" office:value-type="string">
            <text:p text:style-name="P306">Tipus</text:p>
          </table:table-cell>
          <table:table-cell table:style-name="Taula18.B3" office:value-type="string">
            <text:p text:style-name="P306">Descripció</text:p>
          </table:table-cell>
        </table:table-row>
        <table:table-row table:style-name="Taula18.3">
          <table:covered-table-cell/>
          <table:table-cell table:style-name="Taula18.B4" office:value-type="string">
            <text:p text:style-name="P122"><text:change text:change-id="ct94816647739616"/><text:change-start text:change-id="ct94816647739840"/>carpeta<text:change-end text:change-id="ct94816647739840"/></text:p>
          </table:table-cell>
          <table:table-cell table:style-name="Taula18.B4" office:value-type="string">
            <text:p text:style-name="P123"><text:change text:change-id="ct94816647733152"/><text:change-start text:change-id="ct94816647740960"/><text:span text:style-name="T16">Carpeta</text:span><text:change-end text:change-id="ct94816647740960"/> </text:p>
          </table:table-cell>
          <table:table-cell table:style-name="Taula18.D4" office:value-type="string">
            <text:p text:style-name="P124"><text:change text:change-id="ct94816647086544"/><text:change-start text:change-id="ct94816647739216"/>Informació per a la creació de la carpeta.<text:change-end text:change-id="ct94816647739216"/></text:p>
          </table:table-cell>
        </table:table-row>
        <table:table-row>
          <table:covered-table-cell/>
          <table:table-cell table:style-name="Taula18.B5" office:value-type="string">
            <text:p text:style-name="P343">identificadorPare</text:p>
          </table:table-cell>
          <table:table-cell table:style-name="Taula18.C5" office:value-type="string">
            <text:p text:style-name="P123"><text:span text:style-name="T16">String</text:span> </text:p>
          </table:table-cell>
          <table:table-cell table:style-name="Taula18.D5" office:value-type="string">
            <text:p text:style-name="P261">Identificador de<text:span text:style-name="T33">l contenidor on crear la carpeta</text:span></text:p>
          </table:table-cell>
        </table:table-row>
        <table:table-row>
          <table:table-cell table:style-name="Taula18.A6" office:value-type="string">
            <text:p text:style-name="P338">Excepcions</text:p>
          </table:table-cell>
          <table:table-cell table:style-name="Taula18.B6" office:value-type="string">
            <text:p text:style-name="P252"><text:span text:style-name="T29">Arxiu</text:span>Exception</text:p>
          </table:table-cell>
          <table:table-cell table:style-name="Taula18.C6" table:number-columns-spanned="2" office:value-type="string">
            <text:p text:style-name="P252">Si es produeix algun problema <text:span text:style-name="T29">al realitzar l’operació amb l’arxiu</text:span><text:change-start text:change-id="ct94816647744464"/><text:span text:style-name="T29">.</text:span><text:change-end text:change-id="ct94816647744464"/></text:p>
          </table:table-cell>
          <table:covered-table-cell/>
        </table:table-row>
        <table:table-row>
          <table:table-cell table:style-name="Taula18.A7" office:value-type="string">
            <text:p text:style-name="P335">Valor de retorn</text:p>
          </table:table-cell>
          <table:table-cell table:style-name="Taula18.B7" table:number-columns-spanned="3" office:value-type="string">
            <text:p text:style-name="P125"><text:change text:change-id="ct94816647741984"/><text:change-start text:change-id="ct94816647742208"/>ContingutArxiu<text:change-end text:change-id="ct94816647742208"/></text:p>
          </table:table-cell>
          <table:covered-table-cell/>
          <table:covered-table-cell/>
        </table:table-row>
      </table:table>
      <text:p text:style-name="P126"><text:change text:change-id="ct94816647746784"/></text:p>
      <text:h text:style-name="P516" text:outline-level="2"><text:bookmark-start text:name="__RefHeading___Toc4794_112191102"/><text:span text:style-name="T41">carpeta</text:span><text:span text:style-name="T43">Modificar</text:span><text:bookmark-end text:name="__RefHeading___Toc4794_112191102"/><text:change text:change-id="ct94816647748896"/></text:h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371"><text:span text:style-name="T102"><text:s/>M </text:span><text:span text:style-name="T101"><text:s/>carpetaModificar</text:span>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336">Descripció</text:p>
          </table:table-cell>
          <table:table-cell table:style-name="Taula64.B2" table:number-columns-spanned="3" office:value-type="string">
            <text:p text:style-name="P156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24">Paràmetres</text:p>
          </table:table-cell>
          <table:table-cell table:style-name="Taula64.B3" office:value-type="string">
            <text:p text:style-name="P307">Camp</text:p>
          </table:table-cell>
          <table:table-cell table:style-name="Taula64.C3" office:value-type="string">
            <text:p text:style-name="P306">Tipus</text:p>
          </table:table-cell>
          <table:table-cell table:style-name="Taula64.B3" office:value-type="string">
            <text:p text:style-name="P306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22"><text:change-start text:change-id="ct94816647749120"/>carpeta<text:change-end text:change-id="ct94816647749120"/><text:change text:change-id="ct94816647753744"/></text:p>
          </table:table-cell>
          <table:table-cell table:style-name="Taula64.B4" office:value-type="string">
            <text:p text:style-name="P123"><text:change-start text:change-id="ct94816647754896"/><text:span text:style-name="T16">Carpeta</text:span> <text:change-end text:change-id="ct94816647754896"/><text:change text:change-id="ct94816647755120"/></text:p>
          </table:table-cell>
          <table:table-cell table:style-name="Taula64.D4" office:value-type="string">
            <text:p text:style-name="P124"><text:change-start text:change-id="ct94816647748368"/>Informació per a la creació de la carpeta.<text:change-end text:change-id="ct94816647748368"/><text:change text:change-id="ct94816647756112"/></text:p>
          </table:table-cell>
        </table:table-row>
        <table:table-row>
          <table:table-cell table:style-name="Taula64.A5" office:value-type="string">
            <text:p text:style-name="P338">Excepcions</text:p>
          </table:table-cell>
          <table:table-cell table:style-name="Taula64.B5" office:value-type="string">
            <text:p text:style-name="P252"><text:span text:style-name="T29">Arxiu</text:span>Exception</text:p>
          </table:table-cell>
          <table:table-cell table:style-name="Taula64.C5" table:number-columns-spanned="2" office:value-type="string">
            <text:p text:style-name="P252">Si es produeix algun problema <text:span text:style-name="T29">al realitzar l’operació amb l’arxiu</text:span><text:change-start text:change-id="ct94816647758112"/><text:span text:style-name="T29">.</text:span><text:change-end text:change-id="ct94816647758112"/></text:p>
          </table:table-cell>
          <table:covered-table-cell/>
        </table:table-row>
        <table:table-row>
          <table:table-cell table:style-name="Taula64.A6" office:value-type="string">
            <text:p text:style-name="P336">Valor de retorn</text:p>
          </table:table-cell>
          <table:table-cell table:style-name="Taula64.B6" table:number-columns-spanned="3" office:value-type="string">
            <text:p text:style-name="P70"><text:change text:change-id="ct94816647754224"/><text:change-start text:change-id="ct94816647758624"/>ContingutArxiu<text:change-end text:change-id="ct94816647758624"/></text:p>
          </table:table-cell>
          <table:covered-table-cell/>
          <table:covered-table-cell/>
        </table:table-row>
      </table:table>
      <text:p text:style-name="P128"><text:change text:change-id="ct94816647747872"/></text:p>
      <text:h text:style-name="P512" text:outline-level="2"><text:bookmark-start text:name="__RefHeading___Toc4796_112191102"/><text:span text:style-name="T41">carpeta</text:span><text:span text:style-name="T43">Esborrar</text:span><text:bookmark-end text:name="__RefHeading___Toc4796_112191102"/><text:change text:change-id="ct94816647762128"/></text:h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371"><text:span text:style-name="T102"><text:s/>M </text:span><text:span text:style-name="T101"><text:s/>carpetaEsborrar</text:span>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336">Descripció</text:p>
          </table:table-cell>
          <table:table-cell table:style-name="Taula73.B2" table:number-columns-spanned="3" office:value-type="string">
            <text:p text:style-name="P156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24">Paràmetres</text:p>
          </table:table-cell>
          <table:table-cell table:style-name="Taula73.B3" office:value-type="string">
            <text:p text:style-name="P307">Camp</text:p>
          </table:table-cell>
          <table:table-cell table:style-name="Taula73.C3" office:value-type="string">
            <text:p text:style-name="P306">Tipus</text:p>
          </table:table-cell>
          <table:table-cell table:style-name="Taula73.B3" office:value-type="string">
            <text:p text:style-name="P306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287"><text:span text:style-name="T16">i</text:span>dentificador</text:p>
          </table:table-cell>
          <table:table-cell table:style-name="Taula73.B4" office:value-type="string">
            <text:p text:style-name="P123"><text:span text:style-name="T16">String</text:span> </text:p>
          </table:table-cell>
          <table:table-cell table:style-name="Taula73.D4" office:value-type="string">
            <text:p text:style-name="P266">Identificador de la carpeta</text:p>
          </table:table-cell>
        </table:table-row>
        <table:table-row>
          <table:table-cell table:style-name="Taula73.A5" office:value-type="string">
            <text:p text:style-name="P338">Excepcions</text:p>
          </table:table-cell>
          <table:table-cell table:style-name="Taula73.B5" office:value-type="string">
            <text:p text:style-name="P252"><text:span text:style-name="T29">Arxiu</text:span>Exception</text:p>
          </table:table-cell>
          <table:table-cell table:style-name="Taula73.C5" table:number-columns-spanned="2" office:value-type="string">
            <text:p text:style-name="P252">Si es produeix algun problema <text:span text:style-name="T29">al realitzar l’operació amb l’arxiu</text:span><text:change-start text:change-id="ct94816647767808"/><text:span text:style-name="T29">.</text:span><text:change-end text:change-id="ct94816647767808"/></text:p>
          </table:table-cell>
          <table:covered-table-cell/>
        </table:table-row>
        <table:table-row>
          <table:table-cell table:style-name="Taula73.A6" office:value-type="string">
            <text:p text:style-name="P336">Valor de retorn</text:p>
          </table:table-cell>
          <table:table-cell table:style-name="Taula73.B6" table:number-columns-spanned="3" office:value-type="string">
            <text:p text:style-name="P233">(sense valor de retorn)</text:p>
          </table:table-cell>
          <table:covered-table-cell/>
          <table:covered-table-cell/>
        </table:table-row>
      </table:table>
      <text:p text:style-name="P129"><text:change text:change-id="ct94816647769280"/></text:p>
      <text:h text:style-name="P513" text:outline-level="2"><text:bookmark-start text:name="__RefHeading___Toc4798_112191102"/><text:span text:style-name="T44">carpeta</text:span><text:span text:style-name="T21">Detalls</text:span><text:bookmark-end text:name="__RefHeading___Toc4798_112191102"/><text:change text:change-id="ct94816647771296"/></text:h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372"><text:span text:style-name="T102"><text:s/>M </text:span><text:span text:style-name="T101"><text:s/>carpetaDetalls</text:span>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337">Descripció</text:p>
          </table:table-cell>
          <table:table-cell table:style-name="Taula66.B2" table:number-columns-spanned="3" office:value-type="string">
            <text:p text:style-name="P131"><text:change text:change-id="ct94816643902176"/><text:change-start text:change-id="ct94816647768032"/><text:span text:style-name="T150">Esborra una carpeta existent</text:span><text:change-end text:change-id="ct94816647768032"/>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24">Paràmetres</text:p>
          </table:table-cell>
          <table:table-cell table:style-name="Taula66.B3" office:value-type="string">
            <text:p text:style-name="P307">Camp</text:p>
          </table:table-cell>
          <table:table-cell table:style-name="Taula66.C3" office:value-type="string">
            <text:p text:style-name="P306">Tipus</text:p>
          </table:table-cell>
          <table:table-cell table:style-name="Taula66.B3" office:value-type="string">
            <text:p text:style-name="P306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287"><text:span text:style-name="T16">i</text:span>dentificador</text:p>
          </table:table-cell>
          <table:table-cell table:style-name="Taula66.B4" office:value-type="string">
            <text:p text:style-name="P123"><text:span text:style-name="T16">String</text:span> </text:p>
          </table:table-cell>
          <table:table-cell table:style-name="Taula66.D4" office:value-type="string">
            <text:p text:style-name="P266">Identificador de la carpeta</text:p>
          </table:table-cell>
        </table:table-row>
        <table:table-row>
          <table:table-cell table:style-name="Taula66.A5" office:value-type="string">
            <text:p text:style-name="P338">Excepcions</text:p>
          </table:table-cell>
          <table:table-cell table:style-name="Taula66.B5" office:value-type="string">
            <text:p text:style-name="P252"><text:span text:style-name="T29">Arxiu</text:span>Exception</text:p>
          </table:table-cell>
          <table:table-cell table:style-name="Taula66.C5" table:number-columns-spanned="2" office:value-type="string">
            <text:p text:style-name="P252">Si es produeix algun problema <text:span text:style-name="T29">al realitzar l’operació amb l’arxiu</text:span><text:change-start text:change-id="ct94816647777632"/><text:span text:style-name="T29">.</text:span><text:change-end text:change-id="ct94816647777632"/></text:p>
          </table:table-cell>
          <table:covered-table-cell/>
        </table:table-row>
        <table:table-row>
          <table:table-cell table:style-name="Taula66.A6" office:value-type="string">
            <text:p text:style-name="P337">Valor de retorn</text:p>
          </table:table-cell>
          <table:table-cell table:style-name="Taula66.B6" table:number-columns-spanned="3" office:value-type="string">
            <text:p text:style-name="P264">Carpeta</text:p>
          </table:table-cell>
          <table:covered-table-cell/>
          <table:covered-table-cell/>
        </table:table-row>
      </table:table>
      <text:p text:style-name="P391"><text:change-start text:change-id="ct94816647780160"/></text:p>
      <text:h text:style-name="P133" text:outline-level="2"><text:bookmark-start text:name="__RefHeading___Toc7466_3993651760"/><text:span text:style-name="T44">carpeta</text:span><text:change-end text:change-id="ct94816647780160"/><text:change text:change-id="ct94816647780832"/><text:change text:change-id="ct94816647780608"/><text:change text:change-id="ct94816647780384"/><text:change-start text:change-id="ct94816647782112"/><text:span text:style-name="T86">Copiar</text:span><text:bookmark-end text:name="__RefHeading___Toc7466_3993651760"/><text:change-end text:change-id="ct94816647782112"/></text:h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371"><text:span text:style-name="T102"><text:s/>M </text:span><text:span text:style-name="T101"><text:s/></text:span><text:span text:style-name="T43">carpeta</text:span><text:span text:style-name="T40">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336">Descripció</text:p>
          </table:table-cell>
          <table:table-cell table:style-name="Taula67.B2" table:number-columns-spanned="3" office:value-type="string">
            <text:p text:style-name="P135"><text:change text:change-id="ct94816647782336"/><text:change-start text:change-id="ct94816647779360"/>Copia una carpeta a una altra carpeta o expedient.<text:change-end text:change-id="ct94816647779360"/>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24">Paràmetres</text:p>
          </table:table-cell>
          <table:table-cell table:style-name="Taula67.B3" office:value-type="string">
            <text:p text:style-name="P307">Camp</text:p>
          </table:table-cell>
          <table:table-cell table:style-name="Taula67.C3" office:value-type="string">
            <text:p text:style-name="P306">Tipus</text:p>
          </table:table-cell>
          <table:table-cell table:style-name="Taula67.B3" office:value-type="string">
            <text:p text:style-name="P306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287"><text:span text:style-name="T16">i</text:span>dentificador</text:p>
          </table:table-cell>
          <table:table-cell table:style-name="Taula67.C4" office:value-type="string">
            <text:p text:style-name="P123"><text:span text:style-name="T16">String</text:span> </text:p>
          </table:table-cell>
          <table:table-cell table:style-name="Taula67.D4" office:value-type="string">
            <text:p text:style-name="P136"><text:change text:change-id="ct94816647781680"/><text:change-start text:change-id="ct94816647774480"/>Identificador de la carpeta que es vol copiar.<text:change-end text:change-id="ct94816647774480"/></text:p>
          </table:table-cell>
        </table:table-row>
        <table:table-row>
          <table:covered-table-cell/>
          <table:table-cell table:style-name="Taula67.B5" office:value-type="string">
            <text:p text:style-name="P342">identificadorDesti</text:p>
          </table:table-cell>
          <table:table-cell table:style-name="Taula67.C5" office:value-type="string">
            <text:p text:style-name="P123"><text:span text:style-name="T16">String</text:span> </text:p>
          </table:table-cell>
          <table:table-cell table:style-name="Taula67.D5" office:value-type="string">
            <text:p text:style-name="P136"><text:change text:change-id="ct94816647785488"/><text:change-start text:change-id="ct94816647778832"/>Identificador de la carpeta o expedient destí.<text:change-end text:change-id="ct94816647778832"/></text:p>
          </table:table-cell>
        </table:table-row>
        <table:table-row>
          <table:table-cell table:style-name="Taula67.A6" office:value-type="string">
            <text:p text:style-name="P338">Excepcions</text:p>
          </table:table-cell>
          <table:table-cell table:style-name="Taula67.B6" office:value-type="string">
            <text:p text:style-name="P252"><text:span text:style-name="T29">Arxiu</text:span>Exception</text:p>
          </table:table-cell>
          <table:table-cell table:style-name="Taula67.C6" table:number-columns-spanned="2" office:value-type="string">
            <text:p text:style-name="P252">Si es produeix algun problema <text:span text:style-name="T29">al realitzar l’operació amb l’arxiu</text:span><text:change-start text:change-id="ct94816647789312"/><text:span text:style-name="T29">.</text:span><text:change-end text:change-id="ct94816647789312"/></text:p>
          </table:table-cell>
          <table:covered-table-cell/>
        </table:table-row>
        <table:table-row>
          <table:table-cell table:style-name="Taula67.A7" office:value-type="string">
            <text:p text:style-name="P336">Valor de retorn</text:p>
          </table:table-cell>
          <table:table-cell table:style-name="Taula67.B7" table:number-columns-spanned="3" office:value-type="string">
            <text:p text:style-name="P137"><text:change text:change-id="ct94816647785888"/><text:change text:change-id="ct94816647786560"/><text:change-start text:change-id="ct94816647789872"/>ContingutArxiu<text:change-end text:change-id="ct94816647789872"/></text:p>
          </table:table-cell>
          <table:covered-table-cell/>
          <table:covered-table-cell/>
        </table:table-row>
      </table:table>
      <text:p text:style-name="P392"/>
      <text:h text:style-name="P512" text:outline-level="2"><text:bookmark-start text:name="__RefHeading___Toc4910_112191102"/><text:soft-page-break/><text:span text:style-name="T43">carpetaMoure</text:span><text:bookmark-end text:name="__RefHeading___Toc4910_112191102"/><text:change text:change-id="ct94816647793392"/></text:h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371"><text:span text:style-name="T102"><text:s/>M </text:span><text:span text:style-name="T101"><text:s/></text:span><text:span text:style-name="T43">carpeta</text:span><text:span text:style-name="T40">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336">Descripció</text:p>
          </table:table-cell>
          <table:table-cell table:style-name="Taula68.B2" table:number-columns-spanned="3" office:value-type="string">
            <text:p text:style-name="P135"><text:change text:change-id="ct94816647790816"/><text:change-start text:change-id="ct94816647796624"/>Mou una carpeta a una altra carpeta o expedient.<text:change-end text:change-id="ct94816647796624"/>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24">Paràmetres</text:p>
          </table:table-cell>
          <table:table-cell table:style-name="Taula68.B3" office:value-type="string">
            <text:p text:style-name="P307">Camp</text:p>
          </table:table-cell>
          <table:table-cell table:style-name="Taula68.C3" office:value-type="string">
            <text:p text:style-name="P306">Tipus</text:p>
          </table:table-cell>
          <table:table-cell table:style-name="Taula68.B3" office:value-type="string">
            <text:p text:style-name="P306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287"><text:span text:style-name="T16">i</text:span>dentificador</text:p>
          </table:table-cell>
          <table:table-cell table:style-name="Taula68.B4" office:value-type="string">
            <text:p text:style-name="P123"><text:span text:style-name="T16">String</text:span> </text:p>
          </table:table-cell>
          <table:table-cell table:style-name="Taula68.D4" office:value-type="string">
            <text:p text:style-name="P136"><text:change text:change-id="ct94816647794240"/><text:change-start text:change-id="ct94816647788224"/>Identificador de la carpeta que es vol moure.<text:change-end text:change-id="ct94816647788224"/></text:p>
          </table:table-cell>
        </table:table-row>
        <table:table-row>
          <table:covered-table-cell/>
          <table:table-cell table:style-name="Taula68.B5" office:value-type="string">
            <text:p text:style-name="P342">identificadorDesti</text:p>
          </table:table-cell>
          <table:table-cell table:style-name="Taula68.C5" office:value-type="string">
            <text:p text:style-name="P123"><text:span text:style-name="T16">String</text:span> </text:p>
          </table:table-cell>
          <table:table-cell table:style-name="Taula68.D5" office:value-type="string">
            <text:p text:style-name="P136"><text:change text:change-id="ct94816647799504"/><text:change-start text:change-id="ct94816647798272"/>Identificador de la carpeta o expedient destí.<text:change-end text:change-id="ct94816647798272"/></text:p>
          </table:table-cell>
        </table:table-row>
        <table:table-row>
          <table:table-cell table:style-name="Taula68.A6" office:value-type="string">
            <text:p text:style-name="P338">Excepcions</text:p>
          </table:table-cell>
          <table:table-cell table:style-name="Taula68.B6" office:value-type="string">
            <text:p text:style-name="P252"><text:span text:style-name="T29">Arxiu</text:span>Exception</text:p>
          </table:table-cell>
          <table:table-cell table:style-name="Taula68.C6" table:number-columns-spanned="2" office:value-type="string">
            <text:p text:style-name="P252">Si es produeix algun problema <text:span text:style-name="T29">al realitzar l’operació amb l’arxiu</text:span><text:change-start text:change-id="ct94816647801760"/><text:span text:style-name="T29">.</text:span><text:change-end text:change-id="ct94816647801760"/></text:p>
          </table:table-cell>
          <table:covered-table-cell/>
        </table:table-row>
        <table:table-row>
          <table:table-cell table:style-name="Taula68.A7" office:value-type="string">
            <text:p text:style-name="P336">Valor de retorn</text:p>
          </table:table-cell>
          <table:table-cell table:style-name="Taula68.B7" table:number-columns-spanned="3" office:value-type="string">
            <text:p text:style-name="P233">(sense valor de retorn)</text:p>
          </table:table-cell>
          <table:covered-table-cell/>
          <table:covered-table-cell/>
        </table:table-row>
      </table:table>
      <text:p text:style-name="P140"><text:change text:change-id="ct9481664779246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39:20.258785457</meta:creation-date>
    <dc:date>2017-10-19T08:26:41.345319667</dc:date>
    <meta:editing-duration>P5DT21H23M38S</meta:editing-duration>
    <meta:editing-cycles>233</meta:editing-cycles>
    <meta:generator>LibreOffice/5.3.1.2$Linux_X86_64 LibreOffice_project/30m0$Build-2</meta:generator>
    <meta:printed-by>sion </meta:printed-by>
    <meta:print-date>2017-07-11T16:22:34.486007980</meta:print-date>
    <meta:document-statistic meta:table-count="66" meta:image-count="0" meta:object-count="0" meta:page-count="20" meta:paragraph-count="1196" meta:word-count="2731" meta:character-count="18695" meta:non-whitespace-character-count="17042"/>
  </office:meta>
</office:document-meta>
</file>